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51mm"/>
    </style:style>
    <style:style style:name="co4" style:family="table-column">
      <style:table-column-properties fo:break-before="auto" style:column-width="32.14mm"/>
    </style:style>
    <style:style style:name="co5" style:family="table-column">
      <style:table-column-properties fo:break-before="auto" style:column-width="36.14mm"/>
    </style:style>
    <style:style style:name="co6" style:family="table-column">
      <style:table-column-properties fo:break-before="auto" style:column-width="30.67mm"/>
    </style:style>
    <style:style style:name="co7" style:family="table-column">
      <style:table-column-properties fo:break-before="auto" style:column-width="32.86mm"/>
    </style:style>
    <style:style style:name="co8" style:family="table-column">
      <style:table-column-properties fo:break-before="auto" style:column-width="34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 à 20" table:style-name="ta1">
        <table:shapes>
          <draw:frame draw:z-index="0" draw:style-name="gr1" draw:text-style-name="P1" svg:width="598.74mm" svg:height="291.64mm" svg:x="13.68mm" svg:y="208.84mm">
            <loext:p draw:notify-on-update-of-ranges="'1 à 20'.B1:'1 à 20'.K1 '1 à 20'.A2:'1 à 20'.A2 '1 à 20'.B2:'1 à 20'.K2 '1 à 20'.A3:'1 à 20'.A3 '1 à 20'.B3:'1 à 20'.K3 '1 à 20'.A4:'1 à 20'.A4 '1 à 20'.B4:'1 à 20'.K4 '1 à 20'.A5:'1 à 20'.A5 '1 à 20'.B5:'1 à 20'.K5 '1 à 20'.A6:'1 à 20'.A6 '1 à 20'.B6:'1 à 20'.K6 '1 à 20'.A7:'1 à 20'.A7 '1 à 20'.B7:'1 à 20'.K7 '1 à 20'.A8:'1 à 20'.A8 '1 à 20'.B8:'1 à 20'.K8 '1 à 20'.A9:'1 à 20'.A9 '1 à 20'.B9:'1 à 20'.K9 '1 à 20'.A10:'1 à 20'.A10 '1 à 20'.B10:'1 à 20'.K10 '1 à 20'.A11:'1 à 20'.A11 '1 à 20'.B11:'1 à 20'.K11 '1 à 20'.A12:'1 à 20'.A12 '1 à 20'.B12:'1 à 20'.K12 '1 à 20'.A13:'1 à 20'.A13 '1 à 20'.B13:'1 à 20'.K13 '1 à 20'.A14:'1 à 20'.A14 '1 à 20'.B14:'1 à 20'.K14 '1 à 20'.A15:'1 à 20'.A15 '1 à 20'.B15:'1 à 20'.K15 '1 à 20'.A16:'1 à 20'.A16 '1 à 20'.B16:'1 à 20'.K16 '1 à 20'.A17:'1 à 20'.A17 '1 à 20'.B17:'1 à 20'.K17 '1 à 20'.A18:'1 à 20'.A18 '1 à 20'.B18:'1 à 20'.K18 '1 à 20'.A19:'1 à 20'.A19 '1 à 20'.B19:'1 à 20'.K19 '1 à 20'.A20:'1 à 20'.A20 '1 à 20'.B20:'1 à 20'.K20 '1 à 20'.A21:'1 à 20'.A21 '1 à 20'.B21:'1 à 20'.K21 '1 à 20'.A22:'1 à 20'.A22 '1 à 20'.B22:'1 à 20'.K22 '1 à 20'.A23:'1 à 20'.A23 '1 à 20'.B23:'1 à 20'.K23 '1 à 20'.A24:'1 à 20'.A24 '1 à 20'.B24:'1 à 20'.K24 '1 à 20'.A25:'1 à 20'.A25 '1 à 20'.B25:'1 à 20'.K25 '1 à 20'.A26:'1 à 20'.A26 '1 à 20'.B26:'1 à 20'.K26 '1 à 20'.A27:'1 à 20'.A27 '1 à 20'.B27:'1 à 20'.K27 '1 à 20'.A28:'1 à 20'.A28 '1 à 20'.B28:'1 à 20'.K28 '1 à 20'.A29:'1 à 20'.A29 '1 à 20'.B29:'1 à 20'.K29 '1 à 20'.A30:'1 à 20'.A30 '1 à 20'.B30:'1 à 20'.K30 '1 à 20'.A31:'1 à 20'.A31 '1 à 20'.B31:'1 à 20'.K31 '1 à 20'.A32:'1 à 20'.A32 '1 à 20'.B32:'1 à 20'.K32 '1 à 20'.A33:'1 à 20'.A33 '1 à 20'.B33:'1 à 20'.K33 '1 à 20'.A34:'1 à 20'.A34 '1 à 20'.B34:'1 à 20'.K34 '1 à 20'.A35:'1 à 20'.A35 '1 à 20'.B35:'1 à 20'.K35 '1 à 20'.A36:'1 à 20'.A36 '1 à 20'.B36:'1 à 20'.K36 '1 à 20'.A37:'1 à 20'.A37 '1 à 20'.B37:'1 à 20'.K37 '1 à 20'.A38:'1 à 20'.A38 '1 à 20'.B38:'1 à 20'.K38 '1 à 20'.A39:'1 à 20'.A39 '1 à 20'.B39:'1 à 20'.K39 '1 à 20'.A40:'1 à 20'.A40 '1 à 20'.B40:'1 à 20'.K40 '1 à 20'.A41:'1 à 20'.A41 '1 à 20'.B41:'1 à 20'.K41 '1 à 20'.A42:'1 à 20'.A42 '1 à 20'.B42:'1 à 20'.K42 '1 à 20'.A43:'1 à 20'.A43 '1 à 20'.B43:'1 à 20'.K43 '1 à 20'.A44:'1 à 20'.A44 '1 à 20'.B44:'1 à 20'.K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598.74mm" svg:height="291.64mm" svg:x="11.84mm" svg:y="516.28mm">
            <loext:p draw:notify-on-update-of-ranges="'1 à 20'.B1:'1 à 20'.U1 '1 à 20'.A2:'1 à 20'.A2 '1 à 20'.B2:'1 à 20'.U2 '1 à 20'.A3:'1 à 20'.A3 '1 à 20'.B3:'1 à 20'.U3 '1 à 20'.A4:'1 à 20'.A4 '1 à 20'.B4:'1 à 20'.U4 '1 à 20'.A5:'1 à 20'.A5 '1 à 20'.B5:'1 à 20'.U5 '1 à 20'.A6:'1 à 20'.A6 '1 à 20'.B6:'1 à 20'.U6 '1 à 20'.A7:'1 à 20'.A7 '1 à 20'.B7:'1 à 20'.U7 '1 à 20'.A8:'1 à 20'.A8 '1 à 20'.B8:'1 à 20'.U8 '1 à 20'.A9:'1 à 20'.A9 '1 à 20'.B9:'1 à 20'.U9 '1 à 20'.A10:'1 à 20'.A10 '1 à 20'.B10:'1 à 20'.U10 '1 à 20'.A11:'1 à 20'.A11 '1 à 20'.B11:'1 à 20'.U11 '1 à 20'.A12:'1 à 20'.A12 '1 à 20'.B12:'1 à 20'.U12 '1 à 20'.A13:'1 à 20'.A13 '1 à 20'.B13:'1 à 20'.U13 '1 à 20'.A14:'1 à 20'.A14 '1 à 20'.B14:'1 à 20'.U14 '1 à 20'.A15:'1 à 20'.A15 '1 à 20'.B15:'1 à 20'.U15 '1 à 20'.A16:'1 à 20'.A16 '1 à 20'.B16:'1 à 20'.U16 '1 à 20'.A17:'1 à 20'.A17 '1 à 20'.B17:'1 à 20'.U17 '1 à 20'.A18:'1 à 20'.A18 '1 à 20'.B18:'1 à 20'.U18 '1 à 20'.A19:'1 à 20'.A19 '1 à 20'.B19:'1 à 20'.U19 '1 à 20'.A20:'1 à 20'.A20 '1 à 20'.B20:'1 à 20'.U20 '1 à 20'.A21:'1 à 20'.A21 '1 à 20'.B21:'1 à 20'.U21 '1 à 20'.A22:'1 à 20'.A22 '1 à 20'.B22:'1 à 20'.U22 '1 à 20'.A23:'1 à 20'.A23 '1 à 20'.B23:'1 à 20'.U23 '1 à 20'.A24:'1 à 20'.A24 '1 à 20'.B24:'1 à 20'.U24 '1 à 20'.A25:'1 à 20'.A25 '1 à 20'.B25:'1 à 20'.U25 '1 à 20'.A26:'1 à 20'.A26 '1 à 20'.B26:'1 à 20'.U26 '1 à 20'.A27:'1 à 20'.A27 '1 à 20'.B27:'1 à 20'.U27 '1 à 20'.A28:'1 à 20'.A28 '1 à 20'.B28:'1 à 20'.U28 '1 à 20'.A29:'1 à 20'.A29 '1 à 20'.B29:'1 à 20'.U29 '1 à 20'.A30:'1 à 20'.A30 '1 à 20'.B30:'1 à 20'.U30 '1 à 20'.A31:'1 à 20'.A31 '1 à 20'.B31:'1 à 20'.U31 '1 à 20'.A32:'1 à 20'.A32 '1 à 20'.B32:'1 à 20'.U32 '1 à 20'.A33:'1 à 20'.A33 '1 à 20'.B33:'1 à 20'.U33 '1 à 20'.A34:'1 à 20'.A34 '1 à 20'.B34:'1 à 20'.U34 '1 à 20'.A35:'1 à 20'.A35 '1 à 20'.B35:'1 à 20'.U35 '1 à 20'.A36:'1 à 20'.A36 '1 à 20'.B36:'1 à 20'.U36 '1 à 20'.A37:'1 à 20'.A37 '1 à 20'.B37:'1 à 20'.U37 '1 à 20'.A38:'1 à 20'.A38 '1 à 20'.B38:'1 à 20'.U38 '1 à 20'.A39:'1 à 20'.A39 '1 à 20'.B39:'1 à 20'.U39 '1 à 20'.A40:'1 à 20'.A40 '1 à 20'.B40:'1 à 20'.U40 '1 à 20'.A41:'1 à 20'.A41 '1 à 20'.B41:'1 à 20'.U41 '1 à 20'.A42:'1 à 20'.A42 '1 à 20'.B42:'1 à 20'.U42 '1 à 20'.A43:'1 à 20'.A43 '1 à 20'.B43:'1 à 20'.U43 '1 à 20'.A44:'1 à 20'.A44 '1 à 20'.B44:'1 à 20'.U4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1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21527777778" calcext:value-type="float">
            <text:p>0,0121527778</text:p>
          </table:table-cell>
          <table:table-cell office:value-type="float" office:value="0.00604624807099" calcext:value-type="float">
            <text:p>0,0060462481</text:p>
          </table:table-cell>
          <table:table-cell office:value-type="float" office:value="0.0127000592137" calcext:value-type="float">
            <text:p>0,0127000592</text:p>
          </table:table-cell>
          <table:table-cell office:value-type="float" office:value="0.0413679211252" calcext:value-type="float">
            <text:p>0,0413679211</text:p>
          </table:table-cell>
          <table:table-cell office:value-type="float" office:value="0.0539211649176" calcext:value-type="float">
            <text:p>0,0539211649</text:p>
          </table:table-cell>
          <table:table-cell office:value-type="float" office:value="0.0286336717754" calcext:value-type="float">
            <text:p>0,0286336718</text:p>
          </table:table-cell>
          <table:table-cell office:value-type="float" office:value="0.0167006284225" calcext:value-type="float">
            <text:p>0,0167006284</text:p>
          </table:table-cell>
          <table:table-cell office:value-type="float" office:value="0.0188681208805" calcext:value-type="float">
            <text:p>0,0188681209</text:p>
          </table:table-cell>
          <table:table-cell office:value-type="float" office:value="0.0282609523525" calcext:value-type="float">
            <text:p>0,0282609524</text:p>
          </table:table-cell>
          <table:table-cell office:value-type="float" office:value="0.0371631867253" calcext:value-type="float">
            <text:p>0,0371631867</text:p>
          </table:table-cell>
          <table:table-cell office:value-type="float" office:value="0.034759852434" calcext:value-type="float">
            <text:p>0,0347598524</text:p>
          </table:table-cell>
          <table:table-cell office:value-type="float" office:value="0.0265629462604" calcext:value-type="float">
            <text:p>0,0265629463</text:p>
          </table:table-cell>
          <table:table-cell office:value-type="float" office:value="0.0232537086226" calcext:value-type="float">
            <text:p>0,0232537086</text:p>
          </table:table-cell>
          <table:table-cell office:value-type="float" office:value="0.0259974203018" calcext:value-type="float">
            <text:p>0,0259974203</text:p>
          </table:table-cell>
          <table:table-cell office:value-type="float" office:value="0.0305129977743" calcext:value-type="float">
            <text:p>0,0305129978</text:p>
          </table:table-cell>
          <table:table-cell office:value-type="float" office:value="0.032103357517" calcext:value-type="float">
            <text:p>0,0321033575</text:p>
          </table:table-cell>
          <table:table-cell office:value-type="float" office:value="0.0297795396023" calcext:value-type="float">
            <text:p>0,0297795396</text:p>
          </table:table-cell>
          <table:table-cell office:value-type="float" office:value="0.0269882529647" calcext:value-type="float">
            <text:p>0,026988253</text:p>
          </table:table-cell>
          <table:table-cell office:value-type="float" office:value="0.0266670360211" calcext:value-type="float">
            <text:p>0,026667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73611111111" calcext:value-type="float">
            <text:p>0,0017361111</text:p>
          </table:table-cell>
          <table:table-cell office:value-type="float" office:value="0.00492500964506" calcext:value-type="float">
            <text:p>0,0049250096</text:p>
          </table:table-cell>
          <table:table-cell office:value-type="float" office:value="0.00588465747156" calcext:value-type="float">
            <text:p>0,0058846575</text:p>
          </table:table-cell>
          <table:table-cell office:value-type="float" office:value="0.0327845645836" calcext:value-type="float">
            <text:p>0,0327845646</text:p>
          </table:table-cell>
          <table:table-cell office:value-type="float" office:value="0.0511224014343" calcext:value-type="float">
            <text:p>0,0511224014</text:p>
          </table:table-cell>
          <table:table-cell office:value-type="float" office:value="0.0271285014281" calcext:value-type="float">
            <text:p>0,0271285014</text:p>
          </table:table-cell>
          <table:table-cell office:value-type="float" office:value="0.0129487594454" calcext:value-type="float">
            <text:p>0,0129487594</text:p>
          </table:table-cell>
          <table:table-cell office:value-type="float" office:value="0.0140695985754" calcext:value-type="float">
            <text:p>0,0140695986</text:p>
          </table:table-cell>
          <table:table-cell office:value-type="float" office:value="0.0225811280888" calcext:value-type="float">
            <text:p>0,0225811281</text:p>
          </table:table-cell>
          <table:table-cell office:value-type="float" office:value="0.0322527961371" calcext:value-type="float">
            <text:p>0,0322527961</text:p>
          </table:table-cell>
          <table:table-cell office:value-type="float" office:value="0.0313099304278" calcext:value-type="float">
            <text:p>0,0313099304</text:p>
          </table:table-cell>
          <table:table-cell office:value-type="float" office:value="0.023149168189" calcext:value-type="float">
            <text:p>0,0231491682</text:p>
          </table:table-cell>
          <table:table-cell office:value-type="float" office:value="0.0190575115598" calcext:value-type="float">
            <text:p>0,0190575116</text:p>
          </table:table-cell>
          <table:table-cell office:value-type="float" office:value="0.0212313523809" calcext:value-type="float">
            <text:p>0,0212313524</text:p>
          </table:table-cell>
          <table:table-cell office:value-type="float" office:value="0.0257602479476" calcext:value-type="float">
            <text:p>0,0257602479</text:p>
          </table:table-cell>
          <table:table-cell office:value-type="float" office:value="0.0278553725687" calcext:value-type="float">
            <text:p>0,0278553726</text:p>
          </table:table-cell>
          <table:table-cell office:value-type="float" office:value="0.0258900576455" calcext:value-type="float">
            <text:p>0,0258900576</text:p>
          </table:table-cell>
          <table:table-cell office:value-type="float" office:value="0.0229630466523" calcext:value-type="float">
            <text:p>0,0229630467</text:p>
          </table:table-cell>
          <table:table-cell office:value-type="float" office:value="0.02231118234" calcext:value-type="float">
            <text:p>0,02231118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77777777778" calcext:value-type="float">
            <text:p>0,0277777778</text:p>
          </table:table-cell>
          <table:table-cell office:value-type="float" office:value="0" calcext:value-type="float">
            <text:p>0</text:p>
          </table:table-cell>
          <table:table-cell office:value-type="float" office:value="0.000916280864198" calcext:value-type="float">
            <text:p>0,0009162809</text:p>
          </table:table-cell>
          <table:table-cell office:value-type="float" office:value="0.00142711191129" calcext:value-type="float">
            <text:p>0,0014271119</text:p>
          </table:table-cell>
          <table:table-cell office:value-type="float" office:value="0.024997864725" calcext:value-type="float">
            <text:p>0,0249978647</text:p>
          </table:table-cell>
          <table:table-cell office:value-type="float" office:value="0.0460548823637" calcext:value-type="float">
            <text:p>0,0460548824</text:p>
          </table:table-cell>
          <table:table-cell office:value-type="float" office:value="0.0253209991936" calcext:value-type="float">
            <text:p>0,0253209992</text:p>
          </table:table-cell>
          <table:table-cell office:value-type="float" office:value="0.010002950262" calcext:value-type="float">
            <text:p>0,0100029503</text:p>
          </table:table-cell>
          <table:table-cell office:value-type="float" office:value="0.00966620461833" calcext:value-type="float">
            <text:p>0,0096662046</text:p>
          </table:table-cell>
          <table:table-cell office:value-type="float" office:value="0.017381798178" calcext:value-type="float">
            <text:p>0,0173817982</text:p>
          </table:table-cell>
          <table:table-cell office:value-type="float" office:value="0.0270958084379" calcext:value-type="float">
            <text:p>0,0270958084</text:p>
          </table:table-cell>
          <table:table-cell office:value-type="float" office:value="0.0273618008753" calcext:value-type="float">
            <text:p>0,0273618009</text:p>
          </table:table-cell>
          <table:table-cell office:value-type="float" office:value="0.0197702409827" calcext:value-type="float">
            <text:p>0,019770241</text:p>
          </table:table-cell>
          <table:table-cell office:value-type="float" office:value="0.0151889827843" calcext:value-type="float">
            <text:p>0,0151889828</text:p>
          </table:table-cell>
          <table:table-cell office:value-type="float" office:value="0.016738254428" calcext:value-type="float">
            <text:p>0,0167382544</text:p>
          </table:table-cell>
          <table:table-cell office:value-type="float" office:value="0.0210731552522" calcext:value-type="float">
            <text:p>0,0210731553</text:p>
          </table:table-cell>
          <table:table-cell office:value-type="float" office:value="0.0234736780578" calcext:value-type="float">
            <text:p>0,0234736781</text:p>
          </table:table-cell>
          <table:table-cell office:value-type="float" office:value="0.0219156304844" calcext:value-type="float">
            <text:p>0,0219156305</text:p>
          </table:table-cell>
          <table:table-cell office:value-type="float" office:value="0.019036381108" calcext:value-type="float">
            <text:p>0,0190363811</text:p>
          </table:table-cell>
          <table:table-cell office:value-type="float" office:value="0.0181306675762" calcext:value-type="float">
            <text:p>0,0181306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55555555556" calcext:value-type="float">
            <text:p>0,0555555556</text:p>
          </table:table-cell>
          <table:table-cell office:value-type="float" office:value="0" calcext:value-type="float">
            <text:p>0</text:p>
          </table:table-cell>
          <table:table-cell office:value-type="float" office:value="0.00159143518519" calcext:value-type="float">
            <text:p>0,0015914352</text:p>
          </table:table-cell>
          <table:table-cell office:value-type="float" office:value="0.00137309100711" calcext:value-type="float">
            <text:p>0,001373091</text:p>
          </table:table-cell>
          <table:table-cell office:value-type="float" office:value="0.0210276900683" calcext:value-type="float">
            <text:p>0,0210276901</text:p>
          </table:table-cell>
          <table:table-cell office:value-type="float" office:value="0.0452754408512" calcext:value-type="float">
            <text:p>0,0452754409</text:p>
          </table:table-cell>
          <table:table-cell office:value-type="float" office:value="0.0290740563335" calcext:value-type="float">
            <text:p>0,0290740563</text:p>
          </table:table-cell>
          <table:table-cell office:value-type="float" office:value="0.0117529223149" calcext:value-type="float">
            <text:p>0,0117529223</text:p>
          </table:table-cell>
          <table:table-cell office:value-type="float" office:value="0.0097089852299" calcext:value-type="float">
            <text:p>0,0097089852</text:p>
          </table:table-cell>
          <table:table-cell office:value-type="float" office:value="0.0165013123364" calcext:value-type="float">
            <text:p>0,0165013123</text:p>
          </table:table-cell>
          <table:table-cell office:value-type="float" office:value="0.0263171009251" calcext:value-type="float">
            <text:p>0,0263171009</text:p>
          </table:table-cell>
          <table:table-cell office:value-type="float" office:value="0.0281334146521" calcext:value-type="float">
            <text:p>0,0281334147</text:p>
          </table:table-cell>
          <table:table-cell office:value-type="float" office:value="0.0212116490647" calcext:value-type="float">
            <text:p>0,0212116491</text:p>
          </table:table-cell>
          <table:table-cell office:value-type="float" office:value="0.0159401233761" calcext:value-type="float">
            <text:p>0,0159401234</text:p>
          </table:table-cell>
          <table:table-cell office:value-type="float" office:value="0.0167220606908" calcext:value-type="float">
            <text:p>0,0167220607</text:p>
          </table:table-cell>
          <table:table-cell office:value-type="float" office:value="0.0208535166962" calcext:value-type="float">
            <text:p>0,0208535167</text:p>
          </table:table-cell>
          <table:table-cell office:value-type="float" office:value="0.0236596282532" calcext:value-type="float">
            <text:p>0,0236596283</text:p>
          </table:table-cell>
          <table:table-cell office:value-type="float" office:value="0.0226073570672" calcext:value-type="float">
            <text:p>0,0226073571</text:p>
          </table:table-cell>
          <table:table-cell office:value-type="float" office:value="0.0197611754703" calcext:value-type="float">
            <text:p>0,0197611755</text:p>
          </table:table-cell>
          <table:table-cell office:value-type="float" office:value="0.0185226183987" calcext:value-type="float">
            <text:p>0,01852261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011043595679" calcext:value-type="float">
            <text:p>0,0110435957</text:p>
          </table:table-cell>
          <table:table-cell office:value-type="float" office:value="0.00319492669753" calcext:value-type="float">
            <text:p>0,0031949267</text:p>
          </table:table-cell>
          <table:table-cell office:value-type="float" office:value="0.00162698088432" calcext:value-type="float">
            <text:p>0,0016269809</text:p>
          </table:table-cell>
          <table:table-cell office:value-type="float" office:value="0.0167051332928" calcext:value-type="float">
            <text:p>0,0167051333</text:p>
          </table:table-cell>
          <table:table-cell office:value-type="float" office:value="0.0440825868227" calcext:value-type="float">
            <text:p>0,0440825868</text:p>
          </table:table-cell>
          <table:table-cell office:value-type="float" office:value="0.0352021983101" calcext:value-type="float">
            <text:p>0,0352021983</text:p>
          </table:table-cell>
          <table:table-cell office:value-type="float" office:value="0.0164539556238" calcext:value-type="float">
            <text:p>0,0164539556</text:p>
          </table:table-cell>
          <table:table-cell office:value-type="float" office:value="0.0111140244259" calcext:value-type="float">
            <text:p>0,0111140244</text:p>
          </table:table-cell>
          <table:table-cell office:value-type="float" office:value="0.0161063245243" calcext:value-type="float">
            <text:p>0,0161063245</text:p>
          </table:table-cell>
          <table:table-cell office:value-type="float" office:value="0.0259886853373" calcext:value-type="float">
            <text:p>0,0259886853</text:p>
          </table:table-cell>
          <table:table-cell office:value-type="float" office:value="0.0300484494953" calcext:value-type="float">
            <text:p>0,0300484495</text:p>
          </table:table-cell>
          <table:table-cell office:value-type="float" office:value="0.0245076451382" calcext:value-type="float">
            <text:p>0,0245076451</text:p>
          </table:table-cell>
          <table:table-cell office:value-type="float" office:value="0.018397752672" calcext:value-type="float">
            <text:p>0,0183977527</text:p>
          </table:table-cell>
          <table:table-cell office:value-type="float" office:value="0.0178405601017" calcext:value-type="float">
            <text:p>0,0178405601</text:p>
          </table:table-cell>
          <table:table-cell office:value-type="float" office:value="0.0214928800903" calcext:value-type="float">
            <text:p>0,0214928801</text:p>
          </table:table-cell>
          <table:table-cell office:value-type="float" office:value="0.0248638922346" calcext:value-type="float">
            <text:p>0,0248638922</text:p>
          </table:table-cell>
          <table:table-cell office:value-type="float" office:value="0.0246540150925" calcext:value-type="float">
            <text:p>0,0246540151</text:p>
          </table:table-cell>
          <table:table-cell office:value-type="float" office:value="0.0219809160504" calcext:value-type="float">
            <text:p>0,0219809161</text:p>
          </table:table-cell>
          <table:table-cell office:value-type="float" office:value="0.0202549282499" calcext:value-type="float">
            <text:p>0,02025492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0279706790123" calcext:value-type="float">
            <text:p>0,0027970679</text:p>
          </table:table-cell>
          <table:table-cell office:value-type="float" office:value="0.00294174382716" calcext:value-type="float">
            <text:p>0,0029417438</text:p>
          </table:table-cell>
          <table:table-cell office:value-type="float" office:value="0.00155014040412" calcext:value-type="float">
            <text:p>0,0015501404</text:p>
          </table:table-cell>
          <table:table-cell office:value-type="float" office:value="0.0129784117965" calcext:value-type="float">
            <text:p>0,0129784118</text:p>
          </table:table-cell>
          <table:table-cell office:value-type="float" office:value="0.0410979647924" calcext:value-type="float">
            <text:p>0,0410979648</text:p>
          </table:table-cell>
          <table:table-cell office:value-type="float" office:value="0.0367203937526" calcext:value-type="float">
            <text:p>0,0367203938</text:p>
          </table:table-cell>
          <table:table-cell office:value-type="float" office:value="0.0161946981212" calcext:value-type="float">
            <text:p>0,0161946981</text:p>
          </table:table-cell>
          <table:table-cell office:value-type="float" office:value="0.010039894714" calcext:value-type="float">
            <text:p>0,0100398947</text:p>
          </table:table-cell>
          <table:table-cell office:value-type="float" office:value="0.0145151232862" calcext:value-type="float">
            <text:p>0,0145151233</text:p>
          </table:table-cell>
          <table:table-cell office:value-type="float" office:value="0.0240282261052" calcext:value-type="float">
            <text:p>0,0240282261</text:p>
          </table:table-cell>
          <table:table-cell office:value-type="float" office:value="0.0290713948832" calcext:value-type="float">
            <text:p>0,0290713949</text:p>
          </table:table-cell>
          <table:table-cell office:value-type="float" office:value="0.024154046754" calcext:value-type="float">
            <text:p>0,0241540468</text:p>
          </table:table-cell>
          <table:table-cell office:value-type="float" office:value="0.0176597046295" calcext:value-type="float">
            <text:p>0,0176597046</text:p>
          </table:table-cell>
          <table:table-cell office:value-type="float" office:value="0.0166379360231" calcext:value-type="float">
            <text:p>0,016637936</text:p>
          </table:table-cell>
          <table:table-cell office:value-type="float" office:value="0.0200836381416" calcext:value-type="float">
            <text:p>0,0200836381</text:p>
          </table:table-cell>
          <table:table-cell office:value-type="float" office:value="0.0236248800478" calcext:value-type="float">
            <text:p>0,02362488</text:p>
          </table:table-cell>
          <table:table-cell office:value-type="float" office:value="0.0237625502707" calcext:value-type="float">
            <text:p>0,0237625503</text:p>
          </table:table-cell>
          <table:table-cell office:value-type="float" office:value="0.0211732623037" calcext:value-type="float">
            <text:p>0,0211732623</text:p>
          </table:table-cell>
          <table:table-cell office:value-type="float" office:value="0.0192622184062" calcext:value-type="float">
            <text:p>0,01926221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8888888889" calcext:value-type="float">
            <text:p>0,1388888889</text:p>
          </table:table-cell>
          <table:table-cell office:value-type="float" office:value="0.00728202160494" calcext:value-type="float">
            <text:p>0,0072820216</text:p>
          </table:table-cell>
          <table:table-cell office:value-type="float" office:value="0.00390625" calcext:value-type="float">
            <text:p>0,00390625</text:p>
          </table:table-cell>
          <table:table-cell office:value-type="float" office:value="0.00194621307787" calcext:value-type="float">
            <text:p>0,0019462131</text:p>
          </table:table-cell>
          <table:table-cell office:value-type="float" office:value="0.0103917096289" calcext:value-type="float">
            <text:p>0,0103917096</text:p>
          </table:table-cell>
          <table:table-cell office:value-type="float" office:value="0.0382623614103" calcext:value-type="float">
            <text:p>0,0382623614</text:p>
          </table:table-cell>
          <table:table-cell office:value-type="float" office:value="0.0401187667477" calcext:value-type="float">
            <text:p>0,0401187667</text:p>
          </table:table-cell>
          <table:table-cell office:value-type="float" office:value="0.0190968060654" calcext:value-type="float">
            <text:p>0,0190968061</text:p>
          </table:table-cell>
          <table:table-cell office:value-type="float" office:value="0.0107777936742" calcext:value-type="float">
            <text:p>0,0107777937</text:p>
          </table:table-cell>
          <table:table-cell office:value-type="float" office:value="0.0140161622239" calcext:value-type="float">
            <text:p>0,0140161622</text:p>
          </table:table-cell>
          <table:table-cell office:value-type="float" office:value="0.0231408612167" calcext:value-type="float">
            <text:p>0,0231408612</text:p>
          </table:table-cell>
          <table:table-cell office:value-type="float" office:value="0.0294936448268" calcext:value-type="float">
            <text:p>0,0294936448</text:p>
          </table:table-cell>
          <table:table-cell office:value-type="float" office:value="0.0257933795691" calcext:value-type="float">
            <text:p>0,0257933796</text:p>
          </table:table-cell>
          <table:table-cell office:value-type="float" office:value="0.0189403695103" calcext:value-type="float">
            <text:p>0,0189403695</text:p>
          </table:table-cell>
          <table:table-cell office:value-type="float" office:value="0.0170258690101" calcext:value-type="float">
            <text:p>0,017025869</text:p>
          </table:table-cell>
          <table:table-cell office:value-type="float" office:value="0.0200223906651" calcext:value-type="float">
            <text:p>0,0200223907</text:p>
          </table:table-cell>
          <table:table-cell office:value-type="float" office:value="0.0238056162895" calcext:value-type="float">
            <text:p>0,0238056163</text:p>
          </table:table-cell>
          <table:table-cell office:value-type="float" office:value="0.024521439912" calcext:value-type="float">
            <text:p>0,0245214399</text:p>
          </table:table-cell>
          <table:table-cell office:value-type="float" office:value="0.0221582388593" calcext:value-type="float">
            <text:p>0,0221582389</text:p>
          </table:table-cell>
          <table:table-cell office:value-type="float" office:value="0.0199807677861" calcext:value-type="float">
            <text:p>0,01998076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0148533950617" calcext:value-type="float">
            <text:p>0,0148533951</text:p>
          </table:table-cell>
          <table:table-cell office:value-type="float" office:value="0.0044045781893" calcext:value-type="float">
            <text:p>0,0044045782</text:p>
          </table:table-cell>
          <table:table-cell office:value-type="float" office:value="0.00238970172349" calcext:value-type="float">
            <text:p>0,0023897017</text:p>
          </table:table-cell>
          <table:table-cell office:value-type="float" office:value="0.0081679668109" calcext:value-type="float">
            <text:p>0,0081679668</text:p>
          </table:table-cell>
          <table:table-cell office:value-type="float" office:value="0.0345679039941" calcext:value-type="float">
            <text:p>0,034567904</text:p>
          </table:table-cell>
          <table:table-cell office:value-type="float" office:value="0.042510027958" calcext:value-type="float">
            <text:p>0,042510028</text:p>
          </table:table-cell>
          <table:table-cell office:value-type="float" office:value="0.0220462933144" calcext:value-type="float">
            <text:p>0,0220462933</text:p>
          </table:table-cell>
          <table:table-cell office:value-type="float" office:value="0.0115457061607" calcext:value-type="float">
            <text:p>0,0115457062</text:p>
          </table:table-cell>
          <table:table-cell office:value-type="float" office:value="0.0134292206028" calcext:value-type="float">
            <text:p>0,0134292206</text:p>
          </table:table-cell>
          <table:table-cell office:value-type="float" office:value="0.0219604825766" calcext:value-type="float">
            <text:p>0,0219604826</text:p>
          </table:table-cell>
          <table:table-cell office:value-type="float" office:value="0.029377681535" calcext:value-type="float">
            <text:p>0,0293776815</text:p>
          </table:table-cell>
          <table:table-cell office:value-type="float" office:value="0.0270494778921" calcext:value-type="float">
            <text:p>0,0270494779</text:p>
          </table:table-cell>
          <table:table-cell office:value-type="float" office:value="0.0200699850418" calcext:value-type="float">
            <text:p>0,020069985</text:p>
          </table:table-cell>
          <table:table-cell office:value-type="float" office:value="0.0172821376234" calcext:value-type="float">
            <text:p>0,0172821376</text:p>
          </table:table-cell>
          <table:table-cell office:value-type="float" office:value="0.019731580768" calcext:value-type="float">
            <text:p>0,0197315808</text:p>
          </table:table-cell>
          <table:table-cell office:value-type="float" office:value="0.0236474256062" calcext:value-type="float">
            <text:p>0,0236474256</text:p>
          </table:table-cell>
          <table:table-cell office:value-type="float" office:value="0.0249240928495" calcext:value-type="float">
            <text:p>0,0249240928</text:p>
          </table:table-cell>
          <table:table-cell office:value-type="float" office:value="0.0228693319157" calcext:value-type="float">
            <text:p>0,0228693319</text:p>
          </table:table-cell>
          <table:table-cell office:value-type="float" office:value="0.0204896840479" calcext:value-type="float">
            <text:p>0,0204896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8888888889" calcext:value-type="float">
            <text:p>0,1388888889</text:p>
          </table:table-cell>
          <table:table-cell office:value-type="float" office:value="0.0262827932099" calcext:value-type="float">
            <text:p>0,0262827932</text:p>
          </table:table-cell>
          <table:table-cell office:value-type="float" office:value="0.00435635288066" calcext:value-type="float">
            <text:p>0,0043563529</text:p>
          </table:table-cell>
          <table:table-cell office:value-type="float" office:value="0.00264025192365" calcext:value-type="float">
            <text:p>0,0026402519</text:p>
          </table:table-cell>
          <table:table-cell office:value-type="float" office:value="0.00626703305063" calcext:value-type="float">
            <text:p>0,0062670331</text:p>
          </table:table-cell>
          <table:table-cell office:value-type="float" office:value="0.0305675412996" calcext:value-type="float">
            <text:p>0,0305675413</text:p>
          </table:table-cell>
          <table:table-cell office:value-type="float" office:value="0.0437488297978" calcext:value-type="float">
            <text:p>0,0437488298</text:p>
          </table:table-cell>
          <table:table-cell office:value-type="float" office:value="0.024828823819" calcext:value-type="float">
            <text:p>0,0248288238</text:p>
          </table:table-cell>
          <table:table-cell office:value-type="float" office:value="0.0122559677018" calcext:value-type="float">
            <text:p>0,0122559677</text:p>
          </table:table-cell>
          <table:table-cell office:value-type="float" office:value="0.0127281833841" calcext:value-type="float">
            <text:p>0,0127281834</text:p>
          </table:table-cell>
          <table:table-cell office:value-type="float" office:value="0.0205887455985" calcext:value-type="float">
            <text:p>0,0205887456</text:p>
          </table:table-cell>
          <table:table-cell office:value-type="float" office:value="0.0287965807688" calcext:value-type="float">
            <text:p>0,0287965808</text:p>
          </table:table-cell>
          <table:table-cell office:value-type="float" office:value="0.0278561102487" calcext:value-type="float">
            <text:p>0,0278561102</text:p>
          </table:table-cell>
          <table:table-cell office:value-type="float" office:value="0.0209579147074" calcext:value-type="float">
            <text:p>0,0209579147</text:p>
          </table:table-cell>
          <table:table-cell office:value-type="float" office:value="0.0173660117427" calcext:value-type="float">
            <text:p>0,0173660117</text:p>
          </table:table-cell>
          <table:table-cell office:value-type="float" office:value="0.0192241745171" calcext:value-type="float">
            <text:p>0,0192241745</text:p>
          </table:table-cell>
          <table:table-cell office:value-type="float" office:value="0.0231815479103" calcext:value-type="float">
            <text:p>0,0231815479</text:p>
          </table:table-cell>
          <table:table-cell office:value-type="float" office:value="0.0249657831444" calcext:value-type="float">
            <text:p>0,0249657831</text:p>
          </table:table-cell>
          <table:table-cell office:value-type="float" office:value="0.0232635044748" calcext:value-type="float">
            <text:p>0,0232635045</text:p>
          </table:table-cell>
          <table:table-cell office:value-type="float" office:value="0.0207474698073" calcext:value-type="float">
            <text:p>0,02074746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403163580247" calcext:value-type="float">
            <text:p>0,040316358</text:p>
          </table:table-cell>
          <table:table-cell office:value-type="float" office:value="0.00455628697274" calcext:value-type="float">
            <text:p>0,004556287</text:p>
          </table:table-cell>
          <table:table-cell office:value-type="float" office:value="0.00270379881473" calcext:value-type="float">
            <text:p>0,0027037988</text:p>
          </table:table-cell>
          <table:table-cell office:value-type="float" office:value="0.00479462744774" calcext:value-type="float">
            <text:p>0,0047946274</text:p>
          </table:table-cell>
          <table:table-cell office:value-type="float" office:value="0.0263168164983" calcext:value-type="float">
            <text:p>0,0263168165</text:p>
          </table:table-cell>
          <table:table-cell office:value-type="float" office:value="0.0433114881965" calcext:value-type="float">
            <text:p>0,0433114882</text:p>
          </table:table-cell>
          <table:table-cell office:value-type="float" office:value="0.0269696420182" calcext:value-type="float">
            <text:p>0,026969642</text:p>
          </table:table-cell>
          <table:table-cell office:value-type="float" office:value="0.0128384170069" calcext:value-type="float">
            <text:p>0,012838417</text:p>
          </table:table-cell>
          <table:table-cell office:value-type="float" office:value="0.0119167847587" calcext:value-type="float">
            <text:p>0,0119167848</text:p>
          </table:table-cell>
          <table:table-cell office:value-type="float" office:value="0.0189637103071" calcext:value-type="float">
            <text:p>0,0189637103</text:p>
          </table:table-cell>
          <table:table-cell office:value-type="float" office:value="0.0275404436424" calcext:value-type="float">
            <text:p>0,0275404436</text:p>
          </table:table-cell>
          <table:table-cell office:value-type="float" office:value="0.0278995337861" calcext:value-type="float">
            <text:p>0,0278995338</text:p>
          </table:table-cell>
          <table:table-cell office:value-type="float" office:value="0.0213738294082" calcext:value-type="float">
            <text:p>0,0213738294</text:p>
          </table:table-cell>
          <table:table-cell office:value-type="float" office:value="0.0171621202929" calcext:value-type="float">
            <text:p>0,0171621203</text:p>
          </table:table-cell>
          <table:table-cell office:value-type="float" office:value="0.0184019028464" calcext:value-type="float">
            <text:p>0,0184019028</text:p>
          </table:table-cell>
          <table:table-cell office:value-type="float" office:value="0.0222540106689" calcext:value-type="float">
            <text:p>0,0222540107</text:p>
          </table:table-cell>
          <table:table-cell office:value-type="float" office:value="0.024431676455" calcext:value-type="float">
            <text:p>0,0244316765</text:p>
          </table:table-cell>
          <table:table-cell office:value-type="float" office:value="0.0231203427514" calcext:value-type="float">
            <text:p>0,0231203428</text:p>
          </table:table-cell>
          <table:table-cell office:value-type="float" office:value="0.0205776877459" calcext:value-type="float">
            <text:p>0,02057768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0569540895062" calcext:value-type="float">
            <text:p>0,0569540895</text:p>
          </table:table-cell>
          <table:table-cell office:value-type="float" office:value="0.00531349129801" calcext:value-type="float">
            <text:p>0,0053134913</text:p>
          </table:table-cell>
          <table:table-cell office:value-type="float" office:value="0.00285166557416" calcext:value-type="float">
            <text:p>0,0028516656</text:p>
          </table:table-cell>
          <table:table-cell office:value-type="float" office:value="0.00364099765591" calcext:value-type="float">
            <text:p>0,0036409977</text:p>
          </table:table-cell>
          <table:table-cell office:value-type="float" office:value="0.022015862665" calcext:value-type="float">
            <text:p>0,0220158627</text:p>
          </table:table-cell>
          <table:table-cell office:value-type="float" office:value="0.0422196703945" calcext:value-type="float">
            <text:p>0,0422196704</text:p>
          </table:table-cell>
          <table:table-cell office:value-type="float" office:value="0.0293929620143" calcext:value-type="float">
            <text:p>0,029392962</text:p>
          </table:table-cell>
          <table:table-cell office:value-type="float" office:value="0.0138171850712" calcext:value-type="float">
            <text:p>0,0138171851</text:p>
          </table:table-cell>
          <table:table-cell office:value-type="float" office:value="0.011293235737" calcext:value-type="float">
            <text:p>0,0112932357</text:p>
          </table:table-cell>
          <table:table-cell office:value-type="float" office:value="0.0173940323574" calcext:value-type="float">
            <text:p>0,0173940324</text:p>
          </table:table-cell>
          <table:table-cell office:value-type="float" office:value="0.0261733789762" calcext:value-type="float">
            <text:p>0,026173379</text:p>
          </table:table-cell>
          <table:table-cell office:value-type="float" office:value="0.0279099620915" calcext:value-type="float">
            <text:p>0,0279099621</text:p>
          </table:table-cell>
          <table:table-cell office:value-type="float" office:value="0.0219595785579" calcext:value-type="float">
            <text:p>0,0219595786</text:p>
          </table:table-cell>
          <table:table-cell office:value-type="float" office:value="0.0171527391281" calcext:value-type="float">
            <text:p>0,0171527391</text:p>
          </table:table-cell>
          <table:table-cell office:value-type="float" office:value="0.0176866528574" calcext:value-type="float">
            <text:p>0,0176866529</text:p>
          </table:table-cell>
          <table:table-cell office:value-type="float" office:value="0.0213509379073" calcext:value-type="float">
            <text:p>0,0213509379</text:p>
          </table:table-cell>
          <table:table-cell office:value-type="float" office:value="0.0239067338423" calcext:value-type="float">
            <text:p>0,0239067338</text:p>
          </table:table-cell>
          <table:table-cell office:value-type="float" office:value="0.0230479961845" calcext:value-type="float">
            <text:p>0,0230479962</text:p>
          </table:table-cell>
          <table:table-cell office:value-type="float" office:value="0.020533064845" calcext:value-type="float">
            <text:p>0,02053306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55555555556" calcext:value-type="float">
            <text:p>0,0555555556</text:p>
          </table:table-cell>
          <table:table-cell office:value-type="float" office:value="0.0840084876543" calcext:value-type="float">
            <text:p>0,0840084877</text:p>
          </table:table-cell>
          <table:table-cell office:value-type="float" office:value="0.00883427372685" calcext:value-type="float">
            <text:p>0,0088342737</text:p>
          </table:table-cell>
          <table:table-cell office:value-type="float" office:value="0.00851600436499" calcext:value-type="float">
            <text:p>0,0085160044</text:p>
          </table:table-cell>
          <table:table-cell office:value-type="float" office:value="0.00653027818719" calcext:value-type="float">
            <text:p>0,0065302782</text:p>
          </table:table-cell>
          <table:table-cell office:value-type="float" office:value="0.0222960916119" calcext:value-type="float">
            <text:p>0,0222960916</text:p>
          </table:table-cell>
          <table:table-cell office:value-type="float" office:value="0.0447434746811" calcext:value-type="float">
            <text:p>0,0447434747</text:p>
          </table:table-cell>
          <table:table-cell office:value-type="float" office:value="0.0361106433213" calcext:value-type="float">
            <text:p>0,0361106433</text:p>
          </table:table-cell>
          <table:table-cell office:value-type="float" office:value="0.0192284373561" calcext:value-type="float">
            <text:p>0,0192284374</text:p>
          </table:table-cell>
          <table:table-cell office:value-type="float" office:value="0.0151212726268" calcext:value-type="float">
            <text:p>0,0151212726</text:p>
          </table:table-cell>
          <table:table-cell office:value-type="float" office:value="0.0201537114198" calcext:value-type="float">
            <text:p>0,0201537114</text:p>
          </table:table-cell>
          <table:table-cell office:value-type="float" office:value="0.0289770262573" calcext:value-type="float">
            <text:p>0,0289770263</text:p>
          </table:table-cell>
          <table:table-cell office:value-type="float" office:value="0.0320725658879" calcext:value-type="float">
            <text:p>0,0320725659</text:p>
          </table:table-cell>
          <table:table-cell office:value-type="float" office:value="0.0268376112001" calcext:value-type="float">
            <text:p>0,0268376112</text:p>
          </table:table-cell>
          <table:table-cell office:value-type="float" office:value="0.0215080953192" calcext:value-type="float">
            <text:p>0,0215080953</text:p>
          </table:table-cell>
          <table:table-cell office:value-type="float" office:value="0.0213082837625" calcext:value-type="float">
            <text:p>0,0213082838</text:p>
          </table:table-cell>
          <table:table-cell office:value-type="float" office:value="0.0247146746757" calcext:value-type="float">
            <text:p>0,0247146747</text:p>
          </table:table-cell>
          <table:table-cell office:value-type="float" office:value="0.027607101147" calcext:value-type="float">
            <text:p>0,0276071011</text:p>
          </table:table-cell>
          <table:table-cell office:value-type="float" office:value="0.0272269454253" calcext:value-type="float">
            <text:p>0,0272269454</text:p>
          </table:table-cell>
          <table:table-cell office:value-type="float" office:value="0.0247889720071" calcext:value-type="float">
            <text:p>0,0247889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77777777778" calcext:value-type="float">
            <text:p>0,0277777778</text:p>
          </table:table-cell>
          <table:table-cell office:value-type="float" office:value="0.0879147376543" calcext:value-type="float">
            <text:p>0,0879147377</text:p>
          </table:table-cell>
          <table:table-cell office:value-type="float" office:value="0.0105251736111" calcext:value-type="float">
            <text:p>0,0105251736</text:p>
          </table:table-cell>
          <table:table-cell office:value-type="float" office:value="0.00347948764777" calcext:value-type="float">
            <text:p>0,0034794876</text:p>
          </table:table-cell>
          <table:table-cell office:value-type="float" office:value="0.00290830096301" calcext:value-type="float">
            <text:p>0,002908301</text:p>
          </table:table-cell>
          <table:table-cell office:value-type="float" office:value="0.0163300616941" calcext:value-type="float">
            <text:p>0,0163300617</text:p>
          </table:table-cell>
          <table:table-cell office:value-type="float" office:value="0.0390154285732" calcext:value-type="float">
            <text:p>0,0390154286</text:p>
          </table:table-cell>
          <table:table-cell office:value-type="float" office:value="0.0343270476396" calcext:value-type="float">
            <text:p>0,0343270476</text:p>
          </table:table-cell>
          <table:table-cell office:value-type="float" office:value="0.0170775258625" calcext:value-type="float">
            <text:p>0,0170775259</text:p>
          </table:table-cell>
          <table:table-cell office:value-type="float" office:value="0.0113356560656" calcext:value-type="float">
            <text:p>0,0113356561</text:p>
          </table:table-cell>
          <table:table-cell office:value-type="float" office:value="0.0156601947167" calcext:value-type="float">
            <text:p>0,0156601947</text:p>
          </table:table-cell>
          <table:table-cell office:value-type="float" office:value="0.0243293371735" calcext:value-type="float">
            <text:p>0,0243293372</text:p>
          </table:table-cell>
          <table:table-cell office:value-type="float" office:value="0.0283194405098" calcext:value-type="float">
            <text:p>0,0283194405</text:p>
          </table:table-cell>
          <table:table-cell office:value-type="float" office:value="0.0238479011992" calcext:value-type="float">
            <text:p>0,0238479012</text:p>
          </table:table-cell>
          <table:table-cell office:value-type="float" office:value="0.018216256824" calcext:value-type="float">
            <text:p>0,0182162568</text:p>
          </table:table-cell>
          <table:table-cell office:value-type="float" office:value="0.0174091324491" calcext:value-type="float">
            <text:p>0,0174091324</text:p>
          </table:table-cell>
          <table:table-cell office:value-type="float" office:value="0.0205602654408" calcext:value-type="float">
            <text:p>0,0205602654</text:p>
          </table:table-cell>
          <table:table-cell office:value-type="float" office:value="0.0236489341093" calcext:value-type="float">
            <text:p>0,0236489341</text:p>
          </table:table-cell>
          <table:table-cell office:value-type="float" office:value="0.0236496907564" calcext:value-type="float">
            <text:p>0,0236496908</text:p>
          </table:table-cell>
          <table:table-cell office:value-type="float" office:value="0.0213353639833" calcext:value-type="float">
            <text:p>0,0213353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976080246914" calcext:value-type="float">
            <text:p>0,0976080247</text:p>
          </table:table-cell>
          <table:table-cell office:value-type="float" office:value="0.0164907112697" calcext:value-type="float">
            <text:p>0,0164907113</text:p>
          </table:table-cell>
          <table:table-cell office:value-type="float" office:value="0.00403998592535" calcext:value-type="float">
            <text:p>0,0040399859</text:p>
          </table:table-cell>
          <table:table-cell office:value-type="float" office:value="0.00342716071105" calcext:value-type="float">
            <text:p>0,0034271607</text:p>
          </table:table-cell>
          <table:table-cell office:value-type="float" office:value="0.0153469581406" calcext:value-type="float">
            <text:p>0,0153469581</text:p>
          </table:table-cell>
          <table:table-cell office:value-type="float" office:value="0.0373827059266" calcext:value-type="float">
            <text:p>0,0373827059</text:p>
          </table:table-cell>
          <table:table-cell office:value-type="float" office:value="0.0367056880285" calcext:value-type="float">
            <text:p>0,036705688</text:p>
          </table:table-cell>
          <table:table-cell office:value-type="float" office:value="0.0194875453551" calcext:value-type="float">
            <text:p>0,0194875454</text:p>
          </table:table-cell>
          <table:table-cell office:value-type="float" office:value="0.0122124462404" calcext:value-type="float">
            <text:p>0,0122124462</text:p>
          </table:table-cell>
          <table:table-cell office:value-type="float" office:value="0.0157318596071" calcext:value-type="float">
            <text:p>0,0157318596</text:p>
          </table:table-cell>
          <table:table-cell office:value-type="float" office:value="0.0241422889044" calcext:value-type="float">
            <text:p>0,0241422889</text:p>
          </table:table-cell>
          <table:table-cell office:value-type="float" office:value="0.0289068037147" calcext:value-type="float">
            <text:p>0,0289068037</text:p>
          </table:table-cell>
          <table:table-cell office:value-type="float" office:value="0.025268211795" calcext:value-type="float">
            <text:p>0,0252682118</text:p>
          </table:table-cell>
          <table:table-cell office:value-type="float" office:value="0.0194535899636" calcext:value-type="float">
            <text:p>0,01945359</text:p>
          </table:table-cell>
          <table:table-cell office:value-type="float" office:value="0.0180575031026" calcext:value-type="float">
            <text:p>0,0180575031</text:p>
          </table:table-cell>
          <table:table-cell office:value-type="float" office:value="0.0209017769476" calcext:value-type="float">
            <text:p>0,0209017769</text:p>
          </table:table-cell>
          <table:table-cell office:value-type="float" office:value="0.0241292369613" calcext:value-type="float">
            <text:p>0,024129237</text:p>
          </table:table-cell>
          <table:table-cell office:value-type="float" office:value="0.0245008652436" calcext:value-type="float">
            <text:p>0,0245008652</text:p>
          </table:table-cell>
          <table:table-cell office:value-type="float" office:value="0.0223509484721" calcext:value-type="float">
            <text:p>0,02235094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00356867284" calcext:value-type="float">
            <text:p>0,1003568673</text:p>
          </table:table-cell>
          <table:table-cell office:value-type="float" office:value="0.0243316775977" calcext:value-type="float">
            <text:p>0,0243316776</text:p>
          </table:table-cell>
          <table:table-cell office:value-type="float" office:value="0.00484646676681" calcext:value-type="float">
            <text:p>0,0048464668</text:p>
          </table:table-cell>
          <table:table-cell office:value-type="float" office:value="0.00428531926908" calcext:value-type="float">
            <text:p>0,0042853193</text:p>
          </table:table-cell>
          <table:table-cell office:value-type="float" office:value="0.0150546233587" calcext:value-type="float">
            <text:p>0,0150546234</text:p>
          </table:table-cell>
          <table:table-cell office:value-type="float" office:value="0.0356481208575" calcext:value-type="float">
            <text:p>0,0356481209</text:p>
          </table:table-cell>
          <table:table-cell office:value-type="float" office:value="0.0387743615068" calcext:value-type="float">
            <text:p>0,0387743615</text:p>
          </table:table-cell>
          <table:table-cell office:value-type="float" office:value="0.0222636979798" calcext:value-type="float">
            <text:p>0,022263698</text:p>
          </table:table-cell>
          <table:table-cell office:value-type="float" office:value="0.0134989185116" calcext:value-type="float">
            <text:p>0,0134989185</text:p>
          </table:table-cell>
          <table:table-cell office:value-type="float" office:value="0.0161495563419" calcext:value-type="float">
            <text:p>0,0161495563</text:p>
          </table:table-cell>
          <table:table-cell office:value-type="float" office:value="0.0241778943788" calcext:value-type="float">
            <text:p>0,0241778944</text:p>
          </table:table-cell>
          <table:table-cell office:value-type="float" office:value="0.0295384826199" calcext:value-type="float">
            <text:p>0,0295384826</text:p>
          </table:table-cell>
          <table:table-cell office:value-type="float" office:value="0.0268081622755" calcext:value-type="float">
            <text:p>0,0268081623</text:p>
          </table:table-cell>
          <table:table-cell office:value-type="float" office:value="0.0209668829193" calcext:value-type="float">
            <text:p>0,0209668829</text:p>
          </table:table-cell>
          <table:table-cell office:value-type="float" office:value="0.0190109832263" calcext:value-type="float">
            <text:p>0,0190109832</text:p>
          </table:table-cell>
          <table:table-cell office:value-type="float" office:value="0.0214926920669" calcext:value-type="float">
            <text:p>0,0214926921</text:p>
          </table:table-cell>
          <table:table-cell office:value-type="float" office:value="0.0247845635133" calcext:value-type="float">
            <text:p>0,0247845635</text:p>
          </table:table-cell>
          <table:table-cell office:value-type="float" office:value="0.0255057363819" calcext:value-type="float">
            <text:p>0,0255057364</text:p>
          </table:table-cell>
          <table:table-cell office:value-type="float" office:value="0.0235688991175" calcext:value-type="float">
            <text:p>0,02356889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0831404321" calcext:value-type="float">
            <text:p>0,1083140432</text:p>
          </table:table-cell>
          <table:table-cell office:value-type="float" office:value="0.0364814412937" calcext:value-type="float">
            <text:p>0,0364814413</text:p>
          </table:table-cell>
          <table:table-cell office:value-type="float" office:value="0.0115819581306" calcext:value-type="float">
            <text:p>0,0115819581</text:p>
          </table:table-cell>
          <table:table-cell office:value-type="float" office:value="0.00903412624246" calcext:value-type="float">
            <text:p>0,0090341262</text:p>
          </table:table-cell>
          <table:table-cell office:value-type="float" office:value="0.0198562652682" calcext:value-type="float">
            <text:p>0,0198562653</text:p>
          </table:table-cell>
          <table:table-cell office:value-type="float" office:value="0.0391805691504" calcext:value-type="float">
            <text:p>0,0391805692</text:p>
          </table:table-cell>
          <table:table-cell office:value-type="float" office:value="0.0457042385433" calcext:value-type="float">
            <text:p>0,0457042385</text:p>
          </table:table-cell>
          <table:table-cell office:value-type="float" office:value="0.0298557877149" calcext:value-type="float">
            <text:p>0,0298557877</text:p>
          </table:table-cell>
          <table:table-cell office:value-type="float" office:value="0.0196141619138" calcext:value-type="float">
            <text:p>0,0196141619</text:p>
          </table:table-cell>
          <table:table-cell office:value-type="float" office:value="0.0213593111209" calcext:value-type="float">
            <text:p>0,0213593111</text:p>
          </table:table-cell>
          <table:table-cell office:value-type="float" office:value="0.0291858396632" calcext:value-type="float">
            <text:p>0,0291858397</text:p>
          </table:table-cell>
          <table:table-cell office:value-type="float" office:value="0.0351512142364" calcext:value-type="float">
            <text:p>0,0351512142</text:p>
          </table:table-cell>
          <table:table-cell office:value-type="float" office:value="0.0332329234936" calcext:value-type="float">
            <text:p>0,0332329235</text:p>
          </table:table-cell>
          <table:table-cell office:value-type="float" office:value="0.0273288484985" calcext:value-type="float">
            <text:p>0,0273288485</text:p>
          </table:table-cell>
          <table:table-cell office:value-type="float" office:value="0.0248158539145" calcext:value-type="float">
            <text:p>0,0248158539</text:p>
          </table:table-cell>
          <table:table-cell office:value-type="float" office:value="0.0269735476533" calcext:value-type="float">
            <text:p>0,0269735477</text:p>
          </table:table-cell>
          <table:table-cell office:value-type="float" office:value="0.0303668771527" calcext:value-type="float">
            <text:p>0,0303668772</text:p>
          </table:table-cell>
          <table:table-cell office:value-type="float" office:value="0.0314241545368" calcext:value-type="float">
            <text:p>0,0314241545</text:p>
          </table:table-cell>
          <table:table-cell office:value-type="float" office:value="0.0296687531528" calcext:value-type="float">
            <text:p>0,02966875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883487654321" calcext:value-type="float">
            <text:p>0,0883487654</text:p>
          </table:table-cell>
          <table:table-cell office:value-type="float" office:value="0.0464101616084" calcext:value-type="float">
            <text:p>0,0464101616</text:p>
          </table:table-cell>
          <table:table-cell office:value-type="float" office:value="0.0078186211908" calcext:value-type="float">
            <text:p>0,0078186212</text:p>
          </table:table-cell>
          <table:table-cell office:value-type="float" office:value="0.00642002955038" calcext:value-type="float">
            <text:p>0,0064200296</text:p>
          </table:table-cell>
          <table:table-cell office:value-type="float" office:value="0.0162597020724" calcext:value-type="float">
            <text:p>0,0162597021</text:p>
          </table:table-cell>
          <table:table-cell office:value-type="float" office:value="0.0333965263713" calcext:value-type="float">
            <text:p>0,0333965264</text:p>
          </table:table-cell>
          <table:table-cell office:value-type="float" office:value="0.042931217634" calcext:value-type="float">
            <text:p>0,0429312176</text:p>
          </table:table-cell>
          <table:table-cell office:value-type="float" office:value="0.0291067498796" calcext:value-type="float">
            <text:p>0,0291067499</text:p>
          </table:table-cell>
          <table:table-cell office:value-type="float" office:value="0.0173544320459" calcext:value-type="float">
            <text:p>0,017354432</text:p>
          </table:table-cell>
          <table:table-cell office:value-type="float" office:value="0.0181082984058" calcext:value-type="float">
            <text:p>0,0181082984</text:p>
          </table:table-cell>
          <table:table-cell office:value-type="float" office:value="0.0254135510926" calcext:value-type="float">
            <text:p>0,0254135511</text:p>
          </table:table-cell>
          <table:table-cell office:value-type="float" office:value="0.0316918662744" calcext:value-type="float">
            <text:p>0,0316918663</text:p>
          </table:table-cell>
          <table:table-cell office:value-type="float" office:value="0.030777847199" calcext:value-type="float">
            <text:p>0,0307778472</text:p>
          </table:table-cell>
          <table:table-cell office:value-type="float" office:value="0.0251007934677" calcext:value-type="float">
            <text:p>0,0251007935</text:p>
          </table:table-cell>
          <table:table-cell office:value-type="float" office:value="0.0220658372388" calcext:value-type="float">
            <text:p>0,0220658372</text:p>
          </table:table-cell>
          <table:table-cell office:value-type="float" office:value="0.0237762924986" calcext:value-type="float">
            <text:p>0,0237762925</text:p>
          </table:table-cell>
          <table:table-cell office:value-type="float" office:value="0.0271266301807" calcext:value-type="float">
            <text:p>0,0271266302</text:p>
          </table:table-cell>
          <table:table-cell office:value-type="float" office:value="0.0284975356471" calcext:value-type="float">
            <text:p>0,0284975356</text:p>
          </table:table-cell>
          <table:table-cell office:value-type="float" office:value="0.0270276649908" calcext:value-type="float">
            <text:p>0,0270276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741705246914" calcext:value-type="float">
            <text:p>0,0741705247</text:p>
          </table:table-cell>
          <table:table-cell office:value-type="float" office:value="0.0593703784079" calcext:value-type="float">
            <text:p>0,0593703784</text:p>
          </table:table-cell>
          <table:table-cell office:value-type="float" office:value="0.0103245883285" calcext:value-type="float">
            <text:p>0,0103245883</text:p>
          </table:table-cell>
          <table:table-cell office:value-type="float" office:value="0.00771064808691" calcext:value-type="float">
            <text:p>0,0077106481</text:p>
          </table:table-cell>
          <table:table-cell office:value-type="float" office:value="0.0175979681103" calcext:value-type="float">
            <text:p>0,0175979681</text:p>
          </table:table-cell>
          <table:table-cell office:value-type="float" office:value="0.0324888288805" calcext:value-type="float">
            <text:p>0,0324888289</text:p>
          </table:table-cell>
          <table:table-cell office:value-type="float" office:value="0.0440650911832" calcext:value-type="float">
            <text:p>0,0440650912</text:p>
          </table:table-cell>
          <table:table-cell office:value-type="float" office:value="0.0325936265636" calcext:value-type="float">
            <text:p>0,0325936266</text:p>
          </table:table-cell>
          <table:table-cell office:value-type="float" office:value="0.0197498018415" calcext:value-type="float">
            <text:p>0,0197498018</text:p>
          </table:table-cell>
          <table:table-cell office:value-type="float" office:value="0.0194596972102" calcext:value-type="float">
            <text:p>0,0194596972</text:p>
          </table:table-cell>
          <table:table-cell office:value-type="float" office:value="0.0262585744362" calcext:value-type="float">
            <text:p>0,0262585744</text:p>
          </table:table-cell>
          <table:table-cell office:value-type="float" office:value="0.0326739676081" calcext:value-type="float">
            <text:p>0,0326739676</text:p>
          </table:table-cell>
          <table:table-cell office:value-type="float" office:value="0.032639473565" calcext:value-type="float">
            <text:p>0,0326394736</text:p>
          </table:table-cell>
          <table:table-cell office:value-type="float" office:value="0.0273106210579" calcext:value-type="float">
            <text:p>0,0273106211</text:p>
          </table:table-cell>
          <table:table-cell office:value-type="float" office:value="0.0238628952499" calcext:value-type="float">
            <text:p>0,0238628952</text:p>
          </table:table-cell>
          <table:table-cell office:value-type="float" office:value="0.0251324170292" calcext:value-type="float">
            <text:p>0,025132417</text:p>
          </table:table-cell>
          <table:table-cell office:value-type="float" office:value="0.0283869569764" calcext:value-type="float">
            <text:p>0,028386957</text:p>
          </table:table-cell>
          <table:table-cell office:value-type="float" office:value="0.0300061148681" calcext:value-type="float">
            <text:p>0,0300061149</text:p>
          </table:table-cell>
          <table:table-cell office:value-type="float" office:value="0.0288186910493" calcext:value-type="float">
            <text:p>0,0288186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576774691358" calcext:value-type="float">
            <text:p>0,0576774691</text:p>
          </table:table-cell>
          <table:table-cell office:value-type="float" office:value="0.0703104906121" calcext:value-type="float">
            <text:p>0,0703104906</text:p>
          </table:table-cell>
          <table:table-cell office:value-type="float" office:value="0.013350986922" calcext:value-type="float">
            <text:p>0,0133509869</text:p>
          </table:table-cell>
          <table:table-cell office:value-type="float" office:value="0.00782292796327" calcext:value-type="float">
            <text:p>0,007822928</text:p>
          </table:table-cell>
          <table:table-cell office:value-type="float" office:value="0.015269622844" calcext:value-type="float">
            <text:p>0,0152696228</text:p>
          </table:table-cell>
          <table:table-cell office:value-type="float" office:value="0.0289272764781" calcext:value-type="float">
            <text:p>0,0289272765</text:p>
          </table:table-cell>
          <table:table-cell office:value-type="float" office:value="0.0433307943359" calcext:value-type="float">
            <text:p>0,0433307943</text:p>
          </table:table-cell>
          <table:table-cell office:value-type="float" office:value="0.0349424653702" calcext:value-type="float">
            <text:p>0,0349424654</text:p>
          </table:table-cell>
          <table:table-cell office:value-type="float" office:value="0.0209249576974" calcext:value-type="float">
            <text:p>0,0209249577</text:p>
          </table:table-cell>
          <table:table-cell office:value-type="float" office:value="0.0187550164905" calcext:value-type="float">
            <text:p>0,0187550165</text:p>
          </table:table-cell>
          <table:table-cell office:value-type="float" office:value="0.0246417173308" calcext:value-type="float">
            <text:p>0,0246417173</text:p>
          </table:table-cell>
          <table:table-cell office:value-type="float" office:value="0.0315294573289" calcext:value-type="float">
            <text:p>0,0315294573</text:p>
          </table:table-cell>
          <table:table-cell office:value-type="float" office:value="0.0328076445675" calcext:value-type="float">
            <text:p>0,0328076446</text:p>
          </table:table-cell>
          <table:table-cell office:value-type="float" office:value="0.0279780225119" calcext:value-type="float">
            <text:p>0,0279780225</text:p>
          </table:table-cell>
          <table:table-cell office:value-type="float" office:value="0.0239036209697" calcext:value-type="float">
            <text:p>0,023903621</text:p>
          </table:table-cell>
          <table:table-cell office:value-type="float" office:value="0.0244442074508" calcext:value-type="float">
            <text:p>0,0244442075</text:p>
          </table:table-cell>
          <table:table-cell office:value-type="float" office:value="0.0275660926048" calcext:value-type="float">
            <text:p>0,0275660926</text:p>
          </table:table-cell>
          <table:table-cell office:value-type="float" office:value="0.0296089617901" calcext:value-type="float">
            <text:p>0,0296089618</text:p>
          </table:table-cell>
          <table:table-cell office:value-type="float" office:value="0.0288541152833" calcext:value-type="float">
            <text:p>0,02885411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411844135802" calcext:value-type="float">
            <text:p>0,0411844136</text:p>
          </table:table-cell>
          <table:table-cell office:value-type="float" office:value="0.079848887335" calcext:value-type="float">
            <text:p>0,0798488873</text:p>
          </table:table-cell>
          <table:table-cell office:value-type="float" office:value="0.0224753770681" calcext:value-type="float">
            <text:p>0,0224753771</text:p>
          </table:table-cell>
          <table:table-cell office:value-type="float" office:value="0.0100868883443" calcext:value-type="float">
            <text:p>0,0100868883</text:p>
          </table:table-cell>
          <table:table-cell office:value-type="float" office:value="0.0137039004474" calcext:value-type="float">
            <text:p>0,0137039004</text:p>
          </table:table-cell>
          <table:table-cell office:value-type="float" office:value="0.0261666468383" calcext:value-type="float">
            <text:p>0,0261666468</text:p>
          </table:table-cell>
          <table:table-cell office:value-type="float" office:value="0.0430007093212" calcext:value-type="float">
            <text:p>0,0430007093</text:p>
          </table:table-cell>
          <table:table-cell office:value-type="float" office:value="0.0389537176746" calcext:value-type="float">
            <text:p>0,0389537177</text:p>
          </table:table-cell>
          <table:table-cell office:value-type="float" office:value="0.024578215481" calcext:value-type="float">
            <text:p>0,0245782155</text:p>
          </table:table-cell>
          <table:table-cell office:value-type="float" office:value="0.019747206432" calcext:value-type="float">
            <text:p>0,0197472064</text:p>
          </table:table-cell>
          <table:table-cell office:value-type="float" office:value="0.0241165550763" calcext:value-type="float">
            <text:p>0,0241165551</text:p>
          </table:table-cell>
          <table:table-cell office:value-type="float" office:value="0.0313778900117" calcext:value-type="float">
            <text:p>0,03137789</text:p>
          </table:table-cell>
          <table:table-cell office:value-type="float" office:value="0.0342507864249" calcext:value-type="float">
            <text:p>0,0342507864</text:p>
          </table:table-cell>
          <table:table-cell office:value-type="float" office:value="0.0303555748084" calcext:value-type="float">
            <text:p>0,0303555748</text:p>
          </table:table-cell>
          <table:table-cell office:value-type="float" office:value="0.0256914044803" calcext:value-type="float">
            <text:p>0,0256914045</text:p>
          </table:table-cell>
          <table:table-cell office:value-type="float" office:value="0.0252058365931" calcext:value-type="float">
            <text:p>0,0252058366</text:p>
          </table:table-cell>
          <table:table-cell office:value-type="float" office:value="0.027993045938" calcext:value-type="float">
            <text:p>0,0279930459</text:p>
          </table:table-cell>
          <table:table-cell office:value-type="float" office:value="0.0304978411812" calcext:value-type="float">
            <text:p>0,0304978412</text:p>
          </table:table-cell>
          <table:table-cell office:value-type="float" office:value="0.0303507698713" calcext:value-type="float">
            <text:p>0,03035076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270061728395" calcext:value-type="float">
            <text:p>0,0270061728</text:p>
          </table:table-cell>
          <table:table-cell office:value-type="float" office:value="0.0842646846065" calcext:value-type="float">
            <text:p>0,0842646846</text:p>
          </table:table-cell>
          <table:table-cell office:value-type="float" office:value="0.0227187194033" calcext:value-type="float">
            <text:p>0,0227187194</text:p>
          </table:table-cell>
          <table:table-cell office:value-type="float" office:value="0.00788943647912" calcext:value-type="float">
            <text:p>0,0078894365</text:p>
          </table:table-cell>
          <table:table-cell office:value-type="float" office:value="0.0112926127057" calcext:value-type="float">
            <text:p>0,0112926127</text:p>
          </table:table-cell>
          <table:table-cell office:value-type="float" office:value="0.0229593835037" calcext:value-type="float">
            <text:p>0,0229593835</text:p>
          </table:table-cell>
          <table:table-cell office:value-type="float" office:value="0.0401465544836" calcext:value-type="float">
            <text:p>0,0401465545</text:p>
          </table:table-cell>
          <table:table-cell office:value-type="float" office:value="0.0383564937898" calcext:value-type="float">
            <text:p>0,0383564938</text:p>
          </table:table-cell>
          <table:table-cell office:value-type="float" office:value="0.0234957473942" calcext:value-type="float">
            <text:p>0,0234957474</text:p>
          </table:table-cell>
          <table:table-cell office:value-type="float" office:value="0.0177019337705" calcext:value-type="float">
            <text:p>0,0177019338</text:p>
          </table:table-cell>
          <table:table-cell office:value-type="float" office:value="0.0216673638804" calcext:value-type="float">
            <text:p>0,0216673639</text:p>
          </table:table-cell>
          <table:table-cell office:value-type="float" office:value="0.0289669220268" calcext:value-type="float">
            <text:p>0,028966922</text:p>
          </table:table-cell>
          <table:table-cell office:value-type="float" office:value="0.0324176246672" calcext:value-type="float">
            <text:p>0,0324176247</text:p>
          </table:table-cell>
          <table:table-cell office:value-type="float" office:value="0.028902043542" calcext:value-type="float">
            <text:p>0,0289020435</text:p>
          </table:table-cell>
          <table:table-cell office:value-type="float" office:value="0.0239914041931" calcext:value-type="float">
            <text:p>0,0239914042</text:p>
          </table:table-cell>
          <table:table-cell office:value-type="float" office:value="0.0231430391277" calcext:value-type="float">
            <text:p>0,0231430391</text:p>
          </table:table-cell>
          <table:table-cell office:value-type="float" office:value="0.0258192076658" calcext:value-type="float">
            <text:p>0,0258192077</text:p>
          </table:table-cell>
          <table:table-cell office:value-type="float" office:value="0.0284799693986" calcext:value-type="float">
            <text:p>0,0284799694</text:p>
          </table:table-cell>
          <table:table-cell office:value-type="float" office:value="0.028555309011" calcext:value-type="float">
            <text:p>0,0285553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154320987654" calcext:value-type="float">
            <text:p>0,0154320988</text:p>
          </table:table-cell>
          <table:table-cell office:value-type="float" office:value="0.0862414199138" calcext:value-type="float">
            <text:p>0,0862414199</text:p>
          </table:table-cell>
          <table:table-cell office:value-type="float" office:value="0.0294960282449" calcext:value-type="float">
            <text:p>0,0294960282</text:p>
          </table:table-cell>
          <table:table-cell office:value-type="float" office:value="0.00848334129017" calcext:value-type="float">
            <text:p>0,0084833413</text:p>
          </table:table-cell>
          <table:table-cell office:value-type="float" office:value="0.00969320726461" calcext:value-type="float">
            <text:p>0,0096932073</text:p>
          </table:table-cell>
          <table:table-cell office:value-type="float" office:value="0.0203281149858" calcext:value-type="float">
            <text:p>0,020328115</text:p>
          </table:table-cell>
          <table:table-cell office:value-type="float" office:value="0.0377570639441" calcext:value-type="float">
            <text:p>0,0377570639</text:p>
          </table:table-cell>
          <table:table-cell office:value-type="float" office:value="0.0394981413244" calcext:value-type="float">
            <text:p>0,0394981413</text:p>
          </table:table-cell>
          <table:table-cell office:value-type="float" office:value="0.0251364857855" calcext:value-type="float">
            <text:p>0,0251364858</text:p>
          </table:table-cell>
          <table:table-cell office:value-type="float" office:value="0.0175666630776" calcext:value-type="float">
            <text:p>0,0175666631</text:p>
          </table:table-cell>
          <table:table-cell office:value-type="float" office:value="0.0203484159152" calcext:value-type="float">
            <text:p>0,0203484159</text:p>
          </table:table-cell>
          <table:table-cell office:value-type="float" office:value="0.027556552562" calcext:value-type="float">
            <text:p>0,0275565526</text:p>
          </table:table-cell>
          <table:table-cell office:value-type="float" office:value="0.0319334245759" calcext:value-type="float">
            <text:p>0,0319334246</text:p>
          </table:table-cell>
          <table:table-cell office:value-type="float" office:value="0.0292955100756" calcext:value-type="float">
            <text:p>0,0292955101</text:p>
          </table:table-cell>
          <table:table-cell office:value-type="float" office:value="0.0241974779422" calcext:value-type="float">
            <text:p>0,0241974779</text:p>
          </table:table-cell>
          <table:table-cell office:value-type="float" office:value="0.0226454223727" calcext:value-type="float">
            <text:p>0,0226454224</text:p>
          </table:table-cell>
          <table:table-cell office:value-type="float" office:value="0.0249609428776" calcext:value-type="float">
            <text:p>0,0249609429</text:p>
          </table:table-cell>
          <table:table-cell office:value-type="float" office:value="0.0278184182752" calcext:value-type="float">
            <text:p>0,0278184183</text:p>
          </table:table-cell>
          <table:table-cell office:value-type="float" office:value="0.028322866638" calcext:value-type="float">
            <text:p>0,02832286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00771604938272" calcext:value-type="float">
            <text:p>0,0077160494</text:p>
          </table:table-cell>
          <table:table-cell office:value-type="float" office:value="0.082993746785" calcext:value-type="float">
            <text:p>0,0829937468</text:p>
          </table:table-cell>
          <table:table-cell office:value-type="float" office:value="0.0374110506323" calcext:value-type="float">
            <text:p>0,0374110506</text:p>
          </table:table-cell>
          <table:table-cell office:value-type="float" office:value="0.00949100284492" calcext:value-type="float">
            <text:p>0,0094910028</text:p>
          </table:table-cell>
          <table:table-cell office:value-type="float" office:value="0.00824526930093" calcext:value-type="float">
            <text:p>0,0082452693</text:p>
          </table:table-cell>
          <table:table-cell office:value-type="float" office:value="0.0180307722461" calcext:value-type="float">
            <text:p>0,0180307722</text:p>
          </table:table-cell>
          <table:table-cell office:value-type="float" office:value="0.0352170588314" calcext:value-type="float">
            <text:p>0,0352170588</text:p>
          </table:table-cell>
          <table:table-cell office:value-type="float" office:value="0.0402511382844" calcext:value-type="float">
            <text:p>0,0402511383</text:p>
          </table:table-cell>
          <table:table-cell office:value-type="float" office:value="0.0269147690144" calcext:value-type="float">
            <text:p>0,026914769</text:p>
          </table:table-cell>
          <table:table-cell office:value-type="float" office:value="0.0176707127025" calcext:value-type="float">
            <text:p>0,0176707127</text:p>
          </table:table-cell>
          <table:table-cell office:value-type="float" office:value="0.019186090092" calcext:value-type="float">
            <text:p>0,0191860901</text:p>
          </table:table-cell>
          <table:table-cell office:value-type="float" office:value="0.0261901277086" calcext:value-type="float">
            <text:p>0,0261901277</text:p>
          </table:table-cell>
          <table:table-cell office:value-type="float" office:value="0.0313616645198" calcext:value-type="float">
            <text:p>0,0313616645</text:p>
          </table:table-cell>
          <table:table-cell office:value-type="float" office:value="0.029654429311" calcext:value-type="float">
            <text:p>0,0296544293</text:p>
          </table:table-cell>
          <table:table-cell office:value-type="float" office:value="0.0245011264662" calcext:value-type="float">
            <text:p>0,0245011265</text:p>
          </table:table-cell>
          <table:table-cell office:value-type="float" office:value="0.0222747667808" calcext:value-type="float">
            <text:p>0,0222747668</text:p>
          </table:table-cell>
          <table:table-cell office:value-type="float" office:value="0.0241788669165" calcext:value-type="float">
            <text:p>0,0241788669</text:p>
          </table:table-cell>
          <table:table-cell office:value-type="float" office:value="0.0271705423326" calcext:value-type="float">
            <text:p>0,0271705423</text:p>
          </table:table-cell>
          <table:table-cell office:value-type="float" office:value="0.0280874517075" calcext:value-type="float">
            <text:p>0,02808745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00308641975309" calcext:value-type="float">
            <text:p>0,0030864198</text:p>
          </table:table-cell>
          <table:table-cell office:value-type="float" office:value="0.0764104898084" calcext:value-type="float">
            <text:p>0,0764104898</text:p>
          </table:table-cell>
          <table:table-cell office:value-type="float" office:value="0.0457887252717" calcext:value-type="float">
            <text:p>0,0457887253</text:p>
          </table:table-cell>
          <table:table-cell office:value-type="float" office:value="0.0107697308317" calcext:value-type="float">
            <text:p>0,0107697308</text:p>
          </table:table-cell>
          <table:table-cell office:value-type="float" office:value="0.00666838087671" calcext:value-type="float">
            <text:p>0,0066683809</text:p>
          </table:table-cell>
          <table:table-cell office:value-type="float" office:value="0.0156282198645" calcext:value-type="float">
            <text:p>0,0156282199</text:p>
          </table:table-cell>
          <table:table-cell office:value-type="float" office:value="0.0323025809683" calcext:value-type="float">
            <text:p>0,032302581</text:p>
          </table:table-cell>
          <table:table-cell office:value-type="float" office:value="0.0403116739831" calcext:value-type="float">
            <text:p>0,040311674</text:p>
          </table:table-cell>
          <table:table-cell office:value-type="float" office:value="0.0285244507431" calcext:value-type="float">
            <text:p>0,0285244507</text:p>
          </table:table-cell>
          <table:table-cell office:value-type="float" office:value="0.0177341964392" calcext:value-type="float">
            <text:p>0,0177341964</text:p>
          </table:table-cell>
          <table:table-cell office:value-type="float" office:value="0.01786604361" calcext:value-type="float">
            <text:p>0,0178660436</text:p>
          </table:table-cell>
          <table:table-cell office:value-type="float" office:value="0.0245541426146" calcext:value-type="float">
            <text:p>0,0245541426</text:p>
          </table:table-cell>
          <table:table-cell office:value-type="float" office:value="0.030410450341" calcext:value-type="float">
            <text:p>0,0304104503</text:p>
          </table:table-cell>
          <table:table-cell office:value-type="float" office:value="0.0296822994899" calcext:value-type="float">
            <text:p>0,0296822995</text:p>
          </table:table-cell>
          <table:table-cell office:value-type="float" office:value="0.0246048195836" calcext:value-type="float">
            <text:p>0,0246048196</text:p>
          </table:table-cell>
          <table:table-cell office:value-type="float" office:value="0.0217308838395" calcext:value-type="float">
            <text:p>0,0217308838</text:p>
          </table:table-cell>
          <table:table-cell office:value-type="float" office:value="0.023167818897" calcext:value-type="float">
            <text:p>0,0231678189</text:p>
          </table:table-cell>
          <table:table-cell office:value-type="float" office:value="0.0262344095914" calcext:value-type="float">
            <text:p>0,0262344096</text:p>
          </table:table-cell>
          <table:table-cell office:value-type="float" office:value="0.0275511431526" calcext:value-type="float">
            <text:p>0,02755114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111882716049" calcext:value-type="float">
            <text:p>0,0111882716</text:p>
          </table:table-cell>
          <table:table-cell office:value-type="float" office:value="0.0672940645362" calcext:value-type="float">
            <text:p>0,0672940645</text:p>
          </table:table-cell>
          <table:table-cell office:value-type="float" office:value="0.0588597822545" calcext:value-type="float">
            <text:p>0,0588597823</text:p>
          </table:table-cell>
          <table:table-cell office:value-type="float" office:value="0.0165889249102" calcext:value-type="float">
            <text:p>0,0165889249</text:p>
          </table:table-cell>
          <table:table-cell office:value-type="float" office:value="0.0114091650988" calcext:value-type="float">
            <text:p>0,0114091651</text:p>
          </table:table-cell>
          <table:table-cell office:value-type="float" office:value="0.0191871909753" calcext:value-type="float">
            <text:p>0,019187191</text:p>
          </table:table-cell>
          <table:table-cell office:value-type="float" office:value="0.0340976650276" calcext:value-type="float">
            <text:p>0,034097665</text:p>
          </table:table-cell>
          <table:table-cell office:value-type="float" office:value="0.044016417271" calcext:value-type="float">
            <text:p>0,0440164173</text:p>
          </table:table-cell>
          <table:table-cell office:value-type="float" office:value="0.0345462006527" calcext:value-type="float">
            <text:p>0,0345462007</text:p>
          </table:table-cell>
          <table:table-cell office:value-type="float" office:value="0.0229950781309" calcext:value-type="float">
            <text:p>0,0229950781</text:p>
          </table:table-cell>
          <table:table-cell office:value-type="float" office:value="0.0220079149313" calcext:value-type="float">
            <text:p>0,0220079149</text:p>
          </table:table-cell>
          <table:table-cell office:value-type="float" office:value="0.0280140194661" calcext:value-type="float">
            <text:p>0,0280140195</text:p>
          </table:table-cell>
          <table:table-cell office:value-type="float" office:value="0.0340110936807" calcext:value-type="float">
            <text:p>0,0340110937</text:p>
          </table:table-cell>
          <table:table-cell office:value-type="float" office:value="0.0341726427838" calcext:value-type="float">
            <text:p>0,0341726428</text:p>
          </table:table-cell>
          <table:table-cell office:value-type="float" office:value="0.0295064587802" calcext:value-type="float">
            <text:p>0,0295064588</text:p>
          </table:table-cell>
          <table:table-cell office:value-type="float" office:value="0.0262661588377" calcext:value-type="float">
            <text:p>0,0262661588</text:p>
          </table:table-cell>
          <table:table-cell office:value-type="float" office:value="0.0272205455872" calcext:value-type="float">
            <text:p>0,0272205456</text:p>
          </table:table-cell>
          <table:table-cell office:value-type="float" office:value="0.0301458975398" calcext:value-type="float">
            <text:p>0,0301458975</text:p>
          </table:table-cell>
          <table:table-cell office:value-type="float" office:value="0.0317073560845" calcext:value-type="float">
            <text:p>0,03170735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4458764682" calcext:value-type="float">
            <text:p>0,0554458765</text:p>
          </table:table-cell>
          <table:table-cell office:value-type="float" office:value="0.0605833015506" calcext:value-type="float">
            <text:p>0,0605833016</text:p>
          </table:table-cell>
          <table:table-cell office:value-type="float" office:value="0.0160733741572" calcext:value-type="float">
            <text:p>0,0160733742</text:p>
          </table:table-cell>
          <table:table-cell office:value-type="float" office:value="0.00753299832295" calcext:value-type="float">
            <text:p>0,0075329983</text:p>
          </table:table-cell>
          <table:table-cell office:value-type="float" office:value="0.0136351628207" calcext:value-type="float">
            <text:p>0,0136351628</text:p>
          </table:table-cell>
          <table:table-cell office:value-type="float" office:value="0.0272834104092" calcext:value-type="float">
            <text:p>0,0272834104</text:p>
          </table:table-cell>
          <table:table-cell office:value-type="float" office:value="0.0394074119136" calcext:value-type="float">
            <text:p>0,0394074119</text:p>
          </table:table-cell>
          <table:table-cell office:value-type="float" office:value="0.0322420034532" calcext:value-type="float">
            <text:p>0,0322420035</text:p>
          </table:table-cell>
          <table:table-cell office:value-type="float" office:value="0.0200559634647" calcext:value-type="float">
            <text:p>0,0200559635</text:p>
          </table:table-cell>
          <table:table-cell office:value-type="float" office:value="0.0176160471421" calcext:value-type="float">
            <text:p>0,0176160471</text:p>
          </table:table-cell>
          <table:table-cell office:value-type="float" office:value="0.0228250984328" calcext:value-type="float">
            <text:p>0,0228250984</text:p>
          </table:table-cell>
          <table:table-cell office:value-type="float" office:value="0.0291254279304" calcext:value-type="float">
            <text:p>0,0291254279</text:p>
          </table:table-cell>
          <table:table-cell office:value-type="float" office:value="0.0302852905613" calcext:value-type="float">
            <text:p>0,0302852906</text:p>
          </table:table-cell>
          <table:table-cell office:value-type="float" office:value="0.0260565991194" calcext:value-type="float">
            <text:p>0,0260565991</text:p>
          </table:table-cell>
          <table:table-cell office:value-type="float" office:value="0.0223866858179" calcext:value-type="float">
            <text:p>0,0223866858</text:p>
          </table:table-cell>
          <table:table-cell office:value-type="float" office:value="0.0227673888447" calcext:value-type="float">
            <text:p>0,0227673888</text:p>
          </table:table-cell>
          <table:table-cell office:value-type="float" office:value="0.025551250684" calcext:value-type="float">
            <text:p>0,0255512507</text:p>
          </table:table-cell>
          <table:table-cell office:value-type="float" office:value="0.0274186843371" calcext:value-type="float">
            <text:p>0,02741868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6204614626" calcext:value-type="float">
            <text:p>0,0436204615</text:p>
          </table:table-cell>
          <table:table-cell office:value-type="float" office:value="0.0661295835719" calcext:value-type="float">
            <text:p>0,0661295836</text:p>
          </table:table-cell>
          <table:table-cell office:value-type="float" office:value="0.0202357348694" calcext:value-type="float">
            <text:p>0,0202357349</text:p>
          </table:table-cell>
          <table:table-cell office:value-type="float" office:value="0.0081355199592" calcext:value-type="float">
            <text:p>0,00813552</text:p>
          </table:table-cell>
          <table:table-cell office:value-type="float" office:value="0.0125580980317" calcext:value-type="float">
            <text:p>0,012558098</text:p>
          </table:table-cell>
          <table:table-cell office:value-type="float" office:value="0.0248585192467" calcext:value-type="float">
            <text:p>0,0248585192</text:p>
          </table:table-cell>
          <table:table-cell office:value-type="float" office:value="0.0383804012821" calcext:value-type="float">
            <text:p>0,0383804013</text:p>
          </table:table-cell>
          <table:table-cell office:value-type="float" office:value="0.0339353900052" calcext:value-type="float">
            <text:p>0,03393539</text:p>
          </table:table-cell>
          <table:table-cell office:value-type="float" office:value="0.0214810118703" calcext:value-type="float">
            <text:p>0,0214810119</text:p>
          </table:table-cell>
          <table:table-cell office:value-type="float" office:value="0.0175991904794" calcext:value-type="float">
            <text:p>0,0175991905</text:p>
          </table:table-cell>
          <table:table-cell office:value-type="float" office:value="0.0219196728534" calcext:value-type="float">
            <text:p>0,0219196729</text:p>
          </table:table-cell>
          <table:table-cell office:value-type="float" office:value="0.0283247467266" calcext:value-type="float">
            <text:p>0,0283247467</text:p>
          </table:table-cell>
          <table:table-cell office:value-type="float" office:value="0.0304126699055" calcext:value-type="float">
            <text:p>0,0304126699</text:p>
          </table:table-cell>
          <table:table-cell office:value-type="float" office:value="0.0267649401208" calcext:value-type="float">
            <text:p>0,0267649401</text:p>
          </table:table-cell>
          <table:table-cell office:value-type="float" office:value="0.0227765977143" calcext:value-type="float">
            <text:p>0,0227765977</text:p>
          </table:table-cell>
          <table:table-cell office:value-type="float" office:value="0.0225732678" calcext:value-type="float">
            <text:p>0,0225732678</text:p>
          </table:table-cell>
          <table:table-cell office:value-type="float" office:value="0.0251389869794" calcext:value-type="float">
            <text:p>0,025138987</text:p>
          </table:table-cell>
          <table:table-cell office:value-type="float" office:value="0.0272502152658" calcext:value-type="float">
            <text:p>0,02725021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0730171361" calcext:value-type="float">
            <text:p>0,0330730171</text:p>
          </table:table-cell>
          <table:table-cell office:value-type="float" office:value="0.0691538140498" calcext:value-type="float">
            <text:p>0,069153814</text:p>
          </table:table-cell>
          <table:table-cell office:value-type="float" office:value="0.0249404345429" calcext:value-type="float">
            <text:p>0,0249404345</text:p>
          </table:table-cell>
          <table:table-cell office:value-type="float" office:value="0.00872008151144" calcext:value-type="float">
            <text:p>0,0087200815</text:p>
          </table:table-cell>
          <table:table-cell office:value-type="float" office:value="0.0113655204299" calcext:value-type="float">
            <text:p>0,0113655204</text:p>
          </table:table-cell>
          <table:table-cell office:value-type="float" office:value="0.0224562472165" calcext:value-type="float">
            <text:p>0,0224562472</text:p>
          </table:table-cell>
          <table:table-cell office:value-type="float" office:value="0.0367942958607" calcext:value-type="float">
            <text:p>0,0367942959</text:p>
          </table:table-cell>
          <table:table-cell office:value-type="float" office:value="0.0351275861813" calcext:value-type="float">
            <text:p>0,0351275862</text:p>
          </table:table-cell>
          <table:table-cell office:value-type="float" office:value="0.0227895335216" calcext:value-type="float">
            <text:p>0,0227895335</text:p>
          </table:table-cell>
          <table:table-cell office:value-type="float" office:value="0.0174973809377" calcext:value-type="float">
            <text:p>0,0174973809</text:p>
          </table:table-cell>
          <table:table-cell office:value-type="float" office:value="0.0208664456589" calcext:value-type="float">
            <text:p>0,0208664457</text:p>
          </table:table-cell>
          <table:table-cell office:value-type="float" office:value="0.0272589532605" calcext:value-type="float">
            <text:p>0,0272589533</text:p>
          </table:table-cell>
          <table:table-cell office:value-type="float" office:value="0.0301834130626" calcext:value-type="float">
            <text:p>0,0301834131</text:p>
          </table:table-cell>
          <table:table-cell office:value-type="float" office:value="0.0271941853837" calcext:value-type="float">
            <text:p>0,0271941854</text:p>
          </table:table-cell>
          <table:table-cell office:value-type="float" office:value="0.0229874910355" calcext:value-type="float">
            <text:p>0,022987491</text:p>
          </table:table-cell>
          <table:table-cell office:value-type="float" office:value="0.0222084811206" calcext:value-type="float">
            <text:p>0,0222084811</text:p>
          </table:table-cell>
          <table:table-cell office:value-type="float" office:value="0.0245069983952" calcext:value-type="float">
            <text:p>0,0245069984</text:p>
          </table:table-cell>
          <table:table-cell office:value-type="float" office:value="0.0268114696614" calcext:value-type="float">
            <text:p>0,02681146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0828430427" calcext:value-type="float">
            <text:p>0,023082843</text:p>
          </table:table-cell>
          <table:table-cell office:value-type="float" office:value="0.069480227363" calcext:value-type="float">
            <text:p>0,0694802274</text:p>
          </table:table-cell>
          <table:table-cell office:value-type="float" office:value="0.0303613592295" calcext:value-type="float">
            <text:p>0,0303613592</text:p>
          </table:table-cell>
          <table:table-cell office:value-type="float" office:value="0.00954531531457" calcext:value-type="float">
            <text:p>0,0095453153</text:p>
          </table:table-cell>
          <table:table-cell office:value-type="float" office:value="0.010176199866" calcext:value-type="float">
            <text:p>0,0101761999</text:p>
          </table:table-cell>
          <table:table-cell office:value-type="float" office:value="0.0200520417628" calcext:value-type="float">
            <text:p>0,0200520418</text:p>
          </table:table-cell>
          <table:table-cell office:value-type="float" office:value="0.0346926006891" calcext:value-type="float">
            <text:p>0,0346926007</text:p>
          </table:table-cell>
          <table:table-cell office:value-type="float" office:value="0.0358484476214" calcext:value-type="float">
            <text:p>0,0358484476</text:p>
          </table:table-cell>
          <table:table-cell office:value-type="float" office:value="0.0240962936433" calcext:value-type="float">
            <text:p>0,0240962936</text:p>
          </table:table-cell>
          <table:table-cell office:value-type="float" office:value="0.0174374452205" calcext:value-type="float">
            <text:p>0,0174374452</text:p>
          </table:table-cell>
          <table:table-cell office:value-type="float" office:value="0.0197349039393" calcext:value-type="float">
            <text:p>0,0197349039</text:p>
          </table:table-cell>
          <table:table-cell office:value-type="float" office:value="0.0259699763996" calcext:value-type="float">
            <text:p>0,0259699764</text:p>
          </table:table-cell>
          <table:table-cell office:value-type="float" office:value="0.0296489062388" calcext:value-type="float">
            <text:p>0,0296489062</text:p>
          </table:table-cell>
          <table:table-cell office:value-type="float" office:value="0.0274191169359" calcext:value-type="float">
            <text:p>0,0274191169</text:p>
          </table:table-cell>
          <table:table-cell office:value-type="float" office:value="0.0231131395645" calcext:value-type="float">
            <text:p>0,0231131396</text:p>
          </table:table-cell>
          <table:table-cell office:value-type="float" office:value="0.0217586065974" calcext:value-type="float">
            <text:p>0,0217586066</text:p>
          </table:table-cell>
          <table:table-cell office:value-type="float" office:value="0.02372142219" calcext:value-type="float">
            <text:p>0,0237214222</text:p>
          </table:table-cell>
          <table:table-cell office:value-type="float" office:value="0.0261622519042" calcext:value-type="float">
            <text:p>0,02616225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495490934" calcext:value-type="float">
            <text:p>0,0158495491</text:p>
          </table:table-cell>
          <table:table-cell office:value-type="float" office:value="0.0668580779541" calcext:value-type="float">
            <text:p>0,066858078</text:p>
          </table:table-cell>
          <table:table-cell office:value-type="float" office:value="0.0363754771093" calcext:value-type="float">
            <text:p>0,0363754771</text:p>
          </table:table-cell>
          <table:table-cell office:value-type="float" office:value="0.0108408186501" calcext:value-type="float">
            <text:p>0,0108408187</text:p>
          </table:table-cell>
          <table:table-cell office:value-type="float" office:value="0.00925386635208" calcext:value-type="float">
            <text:p>0,0092538664</text:p>
          </table:table-cell>
          <table:table-cell office:value-type="float" office:value="0.0179913956343" calcext:value-type="float">
            <text:p>0,0179913956</text:p>
          </table:table-cell>
          <table:table-cell office:value-type="float" office:value="0.0324430965378" calcext:value-type="float">
            <text:p>0,0324430965</text:p>
          </table:table-cell>
          <table:table-cell office:value-type="float" office:value="0.0362525479181" calcext:value-type="float">
            <text:p>0,0362525479</text:p>
          </table:table-cell>
          <table:table-cell office:value-type="float" office:value="0.0255398919822" calcext:value-type="float">
            <text:p>0,025539892</text:p>
          </table:table-cell>
          <table:table-cell office:value-type="float" office:value="0.0176466490921" calcext:value-type="float">
            <text:p>0,0176466491</text:p>
          </table:table-cell>
          <table:table-cell office:value-type="float" office:value="0.0188052739041" calcext:value-type="float">
            <text:p>0,0188052739</text:p>
          </table:table-cell>
          <table:table-cell office:value-type="float" office:value="0.0247513448814" calcext:value-type="float">
            <text:p>0,0247513449</text:p>
          </table:table-cell>
          <table:table-cell office:value-type="float" office:value="0.0290579143614" calcext:value-type="float">
            <text:p>0,0290579144</text:p>
          </table:table-cell>
          <table:table-cell office:value-type="float" office:value="0.0276402426245" calcext:value-type="float">
            <text:p>0,0276402426</text:p>
          </table:table-cell>
          <table:table-cell office:value-type="float" office:value="0.0233628229692" calcext:value-type="float">
            <text:p>0,023362823</text:p>
          </table:table-cell>
          <table:table-cell office:value-type="float" office:value="0.0214676164402" calcext:value-type="float">
            <text:p>0,0214676164</text:p>
          </table:table-cell>
          <table:table-cell office:value-type="float" office:value="0.0230450931539" calcext:value-type="float">
            <text:p>0,0230450932</text:p>
          </table:table-cell>
          <table:table-cell office:value-type="float" office:value="0.0255573761701" calcext:value-type="float">
            <text:p>0,02555737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3309327846" calcext:value-type="float">
            <text:p>0,0103309328</text:p>
          </table:table-cell>
          <table:table-cell office:value-type="float" office:value="0.063669911428" calcext:value-type="float">
            <text:p>0,0636699114</text:p>
          </table:table-cell>
          <table:table-cell office:value-type="float" office:value="0.043384260125" calcext:value-type="float">
            <text:p>0,0433842601</text:p>
          </table:table-cell>
          <table:table-cell office:value-type="float" office:value="0.0128629489976" calcext:value-type="float">
            <text:p>0,012862949</text:p>
          </table:table-cell>
          <table:table-cell office:value-type="float" office:value="0.00877822340111" calcext:value-type="float">
            <text:p>0,0087782234</text:p>
          </table:table-cell>
          <table:table-cell office:value-type="float" office:value="0.0165064454705" calcext:value-type="float">
            <text:p>0,0165064455</text:p>
          </table:table-cell>
          <table:table-cell office:value-type="float" office:value="0.0307881621539" calcext:value-type="float">
            <text:p>0,0307881622</text:p>
          </table:table-cell>
          <table:table-cell office:value-type="float" office:value="0.0371490650796" calcext:value-type="float">
            <text:p>0,0371490651</text:p>
          </table:table-cell>
          <table:table-cell office:value-type="float" office:value="0.0276097658404" calcext:value-type="float">
            <text:p>0,0276097658</text:p>
          </table:table-cell>
          <table:table-cell office:value-type="float" office:value="0.0184575630417" calcext:value-type="float">
            <text:p>0,018457563</text:p>
          </table:table-cell>
          <table:table-cell office:value-type="float" office:value="0.0184305476706" calcext:value-type="float">
            <text:p>0,0184305477</text:p>
          </table:table-cell>
          <table:table-cell office:value-type="float" office:value="0.024098219362" calcext:value-type="float">
            <text:p>0,0240982194</text:p>
          </table:table-cell>
          <table:table-cell office:value-type="float" office:value="0.0290279661574" calcext:value-type="float">
            <text:p>0,0290279662</text:p>
          </table:table-cell>
          <table:table-cell office:value-type="float" office:value="0.0284315289801" calcext:value-type="float">
            <text:p>0,028431529</text:p>
          </table:table-cell>
          <table:table-cell office:value-type="float" office:value="0.0241991342119" calcext:value-type="float">
            <text:p>0,0241991342</text:p>
          </table:table-cell>
          <table:table-cell office:value-type="float" office:value="0.021754525009" calcext:value-type="float">
            <text:p>0,021754525</text:p>
          </table:table-cell>
          <table:table-cell office:value-type="float" office:value="0.0229362846287" calcext:value-type="float">
            <text:p>0,0229362846</text:p>
          </table:table-cell>
          <table:table-cell office:value-type="float" office:value="0.0255190477441" calcext:value-type="float">
            <text:p>0,02551904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0599708505" calcext:value-type="float">
            <text:p>0,0067059971</text:p>
          </table:table-cell>
          <table:table-cell office:value-type="float" office:value="0.0579237633408" calcext:value-type="float">
            <text:p>0,0579237633</text:p>
          </table:table-cell>
          <table:table-cell office:value-type="float" office:value="0.0499195613014" calcext:value-type="float">
            <text:p>0,0499195613</text:p>
          </table:table-cell>
          <table:table-cell office:value-type="float" office:value="0.0154640034446" calcext:value-type="float">
            <text:p>0,0154640034</text:p>
          </table:table-cell>
          <table:table-cell office:value-type="float" office:value="0.00863774063068" calcext:value-type="float">
            <text:p>0,0086377406</text:p>
          </table:table-cell>
          <table:table-cell office:value-type="float" office:value="0.0152103849279" calcext:value-type="float">
            <text:p>0,0152103849</text:p>
          </table:table-cell>
          <table:table-cell office:value-type="float" office:value="0.0288825926737" calcext:value-type="float">
            <text:p>0,0288825927</text:p>
          </table:table-cell>
          <table:table-cell office:value-type="float" office:value="0.0374610551427" calcext:value-type="float">
            <text:p>0,0374610551</text:p>
          </table:table-cell>
          <table:table-cell office:value-type="float" office:value="0.0295539942353" calcext:value-type="float">
            <text:p>0,0295539942</text:p>
          </table:table-cell>
          <table:table-cell office:value-type="float" office:value="0.0194454951752" calcext:value-type="float">
            <text:p>0,0194454952</text:p>
          </table:table-cell>
          <table:table-cell office:value-type="float" office:value="0.0181772097214" calcext:value-type="float">
            <text:p>0,0181772097</text:p>
          </table:table-cell>
          <table:table-cell office:value-type="float" office:value="0.0233808328505" calcext:value-type="float">
            <text:p>0,0233808329</text:p>
          </table:table-cell>
          <table:table-cell office:value-type="float" office:value="0.0287636413213" calcext:value-type="float">
            <text:p>0,0287636413</text:p>
          </table:table-cell>
          <table:table-cell office:value-type="float" office:value="0.0290170437865" calcext:value-type="float">
            <text:p>0,0290170438</text:p>
          </table:table-cell>
          <table:table-cell office:value-type="float" office:value="0.0249926978693" calcext:value-type="float">
            <text:p>0,0249926979</text:p>
          </table:table-cell>
          <table:table-cell office:value-type="float" office:value="0.0220742522817" calcext:value-type="float">
            <text:p>0,0220742523</text:p>
          </table:table-cell>
          <table:table-cell office:value-type="float" office:value="0.0228076354575" calcext:value-type="float">
            <text:p>0,0228076355</text:p>
          </table:table-cell>
          <table:table-cell office:value-type="float" office:value="0.0253710671566" calcext:value-type="float">
            <text:p>0,02537106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5621570645" calcext:value-type="float">
            <text:p>0,0037562157</text:p>
          </table:table-cell>
          <table:table-cell office:value-type="float" office:value="0.0505057859486" calcext:value-type="float">
            <text:p>0,0505057859</text:p>
          </table:table-cell>
          <table:table-cell office:value-type="float" office:value="0.0536202124212" calcext:value-type="float">
            <text:p>0,0536202124</text:p>
          </table:table-cell>
          <table:table-cell office:value-type="float" office:value="0.017394352016" calcext:value-type="float">
            <text:p>0,017394352</text:p>
          </table:table-cell>
          <table:table-cell office:value-type="float" office:value="0.00829111565763" calcext:value-type="float">
            <text:p>0,0082911157</text:p>
          </table:table-cell>
          <table:table-cell office:value-type="float" office:value="0.013596483541" calcext:value-type="float">
            <text:p>0,0135964835</text:p>
          </table:table-cell>
          <table:table-cell office:value-type="float" office:value="0.0262571855551" calcext:value-type="float">
            <text:p>0,0262571856</text:p>
          </table:table-cell>
          <table:table-cell office:value-type="float" office:value="0.0363089690247" calcext:value-type="float">
            <text:p>0,036308969</text:p>
          </table:table-cell>
          <table:table-cell office:value-type="float" office:value="0.0301820913032" calcext:value-type="float">
            <text:p>0,0301820913</text:p>
          </table:table-cell>
          <table:table-cell office:value-type="float" office:value="0.0196841323314" calcext:value-type="float">
            <text:p>0,0196841323</text:p>
          </table:table-cell>
          <table:table-cell office:value-type="float" office:value="0.0173712826323" calcext:value-type="float">
            <text:p>0,0173712826</text:p>
          </table:table-cell>
          <table:table-cell office:value-type="float" office:value="0.0219615838158" calcext:value-type="float">
            <text:p>0,0219615838</text:p>
          </table:table-cell>
          <table:table-cell office:value-type="float" office:value="0.0275132561881" calcext:value-type="float">
            <text:p>0,0275132562</text:p>
          </table:table-cell>
          <table:table-cell office:value-type="float" office:value="0.028486502188" calcext:value-type="float">
            <text:p>0,0284865022</text:p>
          </table:table-cell>
          <table:table-cell office:value-type="float" office:value="0.0248163504869" calcext:value-type="float">
            <text:p>0,0248163505</text:p>
          </table:table-cell>
          <table:table-cell office:value-type="float" office:value="0.0216103047029" calcext:value-type="float">
            <text:p>0,0216103047</text:p>
          </table:table-cell>
          <table:table-cell office:value-type="float" office:value="0.021921979993" calcext:value-type="float">
            <text:p>0,02192198</text:p>
          </table:table-cell>
          <table:table-cell office:value-type="float" office:value="0.0243615622151" calcext:value-type="float">
            <text:p>0,02436156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7013888889" calcext:value-type="float">
            <text:p>0,0021701389</text:p>
          </table:table-cell>
          <table:table-cell office:value-type="float" office:value="0.0423140453867" calcext:value-type="float">
            <text:p>0,0423140454</text:p>
          </table:table-cell>
          <table:table-cell office:value-type="float" office:value="0.0572899980475" calcext:value-type="float">
            <text:p>0,057289998</text:p>
          </table:table-cell>
          <table:table-cell office:value-type="float" office:value="0.0233055196303" calcext:value-type="float">
            <text:p>0,0233055196</text:p>
          </table:table-cell>
          <table:table-cell office:value-type="float" office:value="0.0102040643937" calcext:value-type="float">
            <text:p>0,0102040644</text:p>
          </table:table-cell>
          <table:table-cell office:value-type="float" office:value="0.0128804717377" calcext:value-type="float">
            <text:p>0,0128804717</text:p>
          </table:table-cell>
          <table:table-cell office:value-type="float" office:value="0.0242988448497" calcext:value-type="float">
            <text:p>0,0242988448</text:p>
          </table:table-cell>
          <table:table-cell office:value-type="float" office:value="0.0358466038349" calcext:value-type="float">
            <text:p>0,0358466038</text:p>
          </table:table-cell>
          <table:table-cell office:value-type="float" office:value="0.0324391090473" calcext:value-type="float">
            <text:p>0,032439109</text:p>
          </table:table-cell>
          <table:table-cell office:value-type="float" office:value="0.0220317723781" calcext:value-type="float">
            <text:p>0,0220317724</text:p>
          </table:table-cell>
          <table:table-cell office:value-type="float" office:value="0.0181514937431" calcext:value-type="float">
            <text:p>0,0181514937</text:p>
          </table:table-cell>
          <table:table-cell office:value-type="float" office:value="0.0216341537258" calcext:value-type="float">
            <text:p>0,0216341537</text:p>
          </table:table-cell>
          <table:table-cell office:value-type="float" office:value="0.0272796638957" calcext:value-type="float">
            <text:p>0,0272796639</text:p>
          </table:table-cell>
          <table:table-cell office:value-type="float" office:value="0.0292347639009" calcext:value-type="float">
            <text:p>0,0292347639</text:p>
          </table:table-cell>
          <table:table-cell office:value-type="float" office:value="0.0262349403708" calcext:value-type="float">
            <text:p>0,0262349404</text:p>
          </table:table-cell>
          <table:table-cell office:value-type="float" office:value="0.0227505168461" calcext:value-type="float">
            <text:p>0,0227505168</text:p>
          </table:table-cell>
          <table:table-cell office:value-type="float" office:value="0.0224139808798" calcext:value-type="float">
            <text:p>0,0224139809</text:p>
          </table:table-cell>
          <table:table-cell office:value-type="float" office:value="0.0245755039137" calcext:value-type="float">
            <text:p>0,02457550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7884087791" calcext:value-type="float">
            <text:p>0,0011788409</text:p>
          </table:table-cell>
          <table:table-cell office:value-type="float" office:value="0.034226309252" calcext:value-type="float">
            <text:p>0,0342263093</text:p>
          </table:table-cell>
          <table:table-cell office:value-type="float" office:value="0.0570314903906" calcext:value-type="float">
            <text:p>0,0570314904</text:p>
          </table:table-cell>
          <table:table-cell office:value-type="float" office:value="0.0233317692921" calcext:value-type="float">
            <text:p>0,0233317693</text:p>
          </table:table-cell>
          <table:table-cell office:value-type="float" office:value="0.00871343755695" calcext:value-type="float">
            <text:p>0,0087134376</text:p>
          </table:table-cell>
          <table:table-cell office:value-type="float" office:value="0.0110054316478" calcext:value-type="float">
            <text:p>0,0110054316</text:p>
          </table:table-cell>
          <table:table-cell office:value-type="float" office:value="0.0213410239953" calcext:value-type="float">
            <text:p>0,021341024</text:p>
          </table:table-cell>
          <table:table-cell office:value-type="float" office:value="0.0330348459899" calcext:value-type="float">
            <text:p>0,033034846</text:p>
          </table:table-cell>
          <table:table-cell office:value-type="float" office:value="0.0310408786621" calcext:value-type="float">
            <text:p>0,0310408787</text:p>
          </table:table-cell>
          <table:table-cell office:value-type="float" office:value="0.0207875043386" calcext:value-type="float">
            <text:p>0,0207875043</text:p>
          </table:table-cell>
          <table:table-cell office:value-type="float" office:value="0.0163969463466" calcext:value-type="float">
            <text:p>0,0163969463</text:p>
          </table:table-cell>
          <table:table-cell office:value-type="float" office:value="0.0194208616547" calcext:value-type="float">
            <text:p>0,0194208617</text:p>
          </table:table-cell>
          <table:table-cell office:value-type="float" office:value="0.024911745467" calcext:value-type="float">
            <text:p>0,0249117455</text:p>
          </table:table-cell>
          <table:table-cell office:value-type="float" office:value="0.0272042065102" calcext:value-type="float">
            <text:p>0,0272042065</text:p>
          </table:table-cell>
          <table:table-cell office:value-type="float" office:value="0.0245600172008" calcext:value-type="float">
            <text:p>0,0245600172</text:p>
          </table:table-cell>
          <table:table-cell office:value-type="float" office:value="0.021041925182" calcext:value-type="float">
            <text:p>0,0210419252</text:p>
          </table:table-cell>
          <table:table-cell office:value-type="float" office:value="0.0204651998386" calcext:value-type="float">
            <text:p>0,0204651998</text:p>
          </table:table-cell>
          <table:table-cell office:value-type="float" office:value="0.0224663852755" calcext:value-type="float">
            <text:p>0,02246638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7304526749" calcext:value-type="float">
            <text:p>0,0007073045</text:p>
          </table:table-cell>
          <table:table-cell office:value-type="float" office:value="0.0266526973278" calcext:value-type="float">
            <text:p>0,0266526973</text:p>
          </table:table-cell>
          <table:table-cell office:value-type="float" office:value="0.055797698845" calcext:value-type="float">
            <text:p>0,0557976988</text:p>
          </table:table-cell>
          <table:table-cell office:value-type="float" office:value="0.0266938353239" calcext:value-type="float">
            <text:p>0,0266938353</text:p>
          </table:table-cell>
          <table:table-cell office:value-type="float" office:value="0.00938857028161" calcext:value-type="float">
            <text:p>0,0093885703</text:p>
          </table:table-cell>
          <table:table-cell office:value-type="float" office:value="0.00996979203613" calcext:value-type="float">
            <text:p>0,009969792</text:p>
          </table:table-cell>
          <table:table-cell office:value-type="float" office:value="0.0190265804051" calcext:value-type="float">
            <text:p>0,0190265804</text:p>
          </table:table-cell>
          <table:table-cell office:value-type="float" office:value="0.0308052681001" calcext:value-type="float">
            <text:p>0,0308052681</text:p>
          </table:table-cell>
          <table:table-cell office:value-type="float" office:value="0.0308822694943" calcext:value-type="float">
            <text:p>0,0308822695</text:p>
          </table:table-cell>
          <table:table-cell office:value-type="float" office:value="0.0213377739076" calcext:value-type="float">
            <text:p>0,0213377739</text:p>
          </table:table-cell>
          <table:table-cell office:value-type="float" office:value="0.0160743010553" calcext:value-type="float">
            <text:p>0,0160743011</text:p>
          </table:table-cell>
          <table:table-cell office:value-type="float" office:value="0.0181932843857" calcext:value-type="float">
            <text:p>0,0181932844</text:p>
          </table:table-cell>
          <table:table-cell office:value-type="float" office:value="0.0234250231067" calcext:value-type="float">
            <text:p>0,0234250231</text:p>
          </table:table-cell>
          <table:table-cell office:value-type="float" office:value="0.0262318815807" calcext:value-type="float">
            <text:p>0,0262318816</text:p>
          </table:table-cell>
          <table:table-cell office:value-type="float" office:value="0.0242158365853" calcext:value-type="float">
            <text:p>0,0242158366</text:p>
          </table:table-cell>
          <table:table-cell office:value-type="float" office:value="0.0207175513854" calcext:value-type="float">
            <text:p>0,0207175514</text:p>
          </table:table-cell>
          <table:table-cell office:value-type="float" office:value="0.0197277797574" calcext:value-type="float">
            <text:p>0,0197277798</text:p>
          </table:table-cell>
          <table:table-cell office:value-type="float" office:value="0.021423107923" calcext:value-type="float">
            <text:p>0,02142310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89351851852" calcext:value-type="float">
            <text:p>0,0002893519</text:p>
          </table:table-cell>
          <table:table-cell office:value-type="float" office:value="0.0192174319904" calcext:value-type="float">
            <text:p>0,019217432</text:p>
          </table:table-cell>
          <table:table-cell office:value-type="float" office:value="0.0523455604598" calcext:value-type="float">
            <text:p>0,0523455605</text:p>
          </table:table-cell>
          <table:table-cell office:value-type="float" office:value="0.0301831667074" calcext:value-type="float">
            <text:p>0,0301831667</text:p>
          </table:table-cell>
          <table:table-cell office:value-type="float" office:value="0.0103438677144" calcext:value-type="float">
            <text:p>0,0103438677</text:p>
          </table:table-cell>
          <table:table-cell office:value-type="float" office:value="0.00886346942081" calcext:value-type="float">
            <text:p>0,0088634694</text:p>
          </table:table-cell>
          <table:table-cell office:value-type="float" office:value="0.016452793271" calcext:value-type="float">
            <text:p>0,0164527933</text:p>
          </table:table-cell>
          <table:table-cell office:value-type="float" office:value="0.0279140753502" calcext:value-type="float">
            <text:p>0,0279140754</text:p>
          </table:table-cell>
          <table:table-cell office:value-type="float" office:value="0.0301302605406" calcext:value-type="float">
            <text:p>0,0301302605</text:p>
          </table:table-cell>
          <table:table-cell office:value-type="float" office:value="0.0217309749955" calcext:value-type="float">
            <text:p>0,021730975</text:p>
          </table:table-cell>
          <table:table-cell office:value-type="float" office:value="0.0156768722988" calcext:value-type="float">
            <text:p>0,0156768723</text:p>
          </table:table-cell>
          <table:table-cell office:value-type="float" office:value="0.0167425529527" calcext:value-type="float">
            <text:p>0,016742553</text:p>
          </table:table-cell>
          <table:table-cell office:value-type="float" office:value="0.0215488819085" calcext:value-type="float">
            <text:p>0,0215488819</text:p>
          </table:table-cell>
          <table:table-cell office:value-type="float" office:value="0.0248072516732" calcext:value-type="float">
            <text:p>0,0248072517</text:p>
          </table:table-cell>
          <table:table-cell office:value-type="float" office:value="0.0235271186702" calcext:value-type="float">
            <text:p>0,0235271187</text:p>
          </table:table-cell>
          <table:table-cell office:value-type="float" office:value="0.0201692964032" calcext:value-type="float">
            <text:p>0,0201692964</text:p>
          </table:table-cell>
          <table:table-cell office:value-type="float" office:value="0.0187652173086" calcext:value-type="float">
            <text:p>0,0187652173</text:p>
          </table:table-cell>
          <table:table-cell office:value-type="float" office:value="0.0200776439241" calcext:value-type="float">
            <text:p>0,02007764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9732033989" calcext:value-type="float">
            <text:p>0,0129732034</text:p>
          </table:table-cell>
          <table:table-cell office:value-type="float" office:value="0.0470974332854" calcext:value-type="float">
            <text:p>0,0470974333</text:p>
          </table:table-cell>
          <table:table-cell office:value-type="float" office:value="0.0334127573124" calcext:value-type="float">
            <text:p>0,0334127573</text:p>
          </table:table-cell>
          <table:table-cell office:value-type="float" office:value="0.0115814925458" calcext:value-type="float">
            <text:p>0,0115814925</text:p>
          </table:table-cell>
          <table:table-cell office:value-type="float" office:value="0.00796213912707" calcext:value-type="float">
            <text:p>0,0079621391</text:p>
          </table:table-cell>
          <table:table-cell office:value-type="float" office:value="0.0140563173654" calcext:value-type="float">
            <text:p>0,0140563174</text:p>
          </table:table-cell>
          <table:table-cell office:value-type="float" office:value="0.0248293305344" calcext:value-type="float">
            <text:p>0,0248293305</text:p>
          </table:table-cell>
          <table:table-cell office:value-type="float" office:value="0.0289533257742" calcext:value-type="float">
            <text:p>0,0289533258</text:p>
          </table:table-cell>
          <table:table-cell office:value-type="float" office:value="0.0220087995049" calcext:value-type="float">
            <text:p>0,0220087995</text:p>
          </table:table-cell>
          <table:table-cell office:value-type="float" office:value="0.0153673024517" calcext:value-type="float">
            <text:p>0,0153673025</text:p>
          </table:table-cell>
          <table:table-cell office:value-type="float" office:value="0.0153656504321" calcext:value-type="float">
            <text:p>0,0153656504</text:p>
          </table:table-cell>
          <table:table-cell office:value-type="float" office:value="0.0196247845398" calcext:value-type="float">
            <text:p>0,0196247845</text:p>
          </table:table-cell>
          <table:table-cell office:value-type="float" office:value="0.0232048376976" calcext:value-type="float">
            <text:p>0,0232048377</text:p>
          </table:table-cell>
          <table:table-cell office:value-type="float" office:value="0.0226737003681" calcext:value-type="float">
            <text:p>0,0226737004</text:p>
          </table:table-cell>
          <table:table-cell office:value-type="float" office:value="0.0195671874994" calcext:value-type="float">
            <text:p>0,0195671875</text:p>
          </table:table-cell>
          <table:table-cell office:value-type="float" office:value="0.0178057949058" calcext:value-type="float">
            <text:p>0,0178057949</text:p>
          </table:table-cell>
          <table:table-cell office:value-type="float" office:value="0.0187052856053" calcext:value-type="float">
            <text:p>0,01870528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66429439824" calcext:value-type="float">
            <text:p>0,0086642944</text:p>
          </table:table-cell>
          <table:table-cell office:value-type="float" office:value="0.043892254476" calcext:value-type="float">
            <text:p>0,0438922545</text:p>
          </table:table-cell>
          <table:table-cell office:value-type="float" office:value="0.0380316675149" calcext:value-type="float">
            <text:p>0,0380316675</text:p>
          </table:table-cell>
          <table:table-cell office:value-type="float" office:value="0.0136638222919" calcext:value-type="float">
            <text:p>0,0136638223</text:p>
          </table:table-cell>
          <table:table-cell office:value-type="float" office:value="0.00774312385797" calcext:value-type="float">
            <text:p>0,0077431239</text:p>
          </table:table-cell>
          <table:table-cell office:value-type="float" office:value="0.0127528433677" calcext:value-type="float">
            <text:p>0,0127528434</text:p>
          </table:table-cell>
          <table:table-cell office:value-type="float" office:value="0.0232753571894" calcext:value-type="float">
            <text:p>0,0232753572</text:p>
          </table:table-cell>
          <table:table-cell office:value-type="float" office:value="0.0292464577663" calcext:value-type="float">
            <text:p>0,0292464578</text:p>
          </table:table-cell>
          <table:table-cell office:value-type="float" office:value="0.023458878677" calcext:value-type="float">
            <text:p>0,0234588787</text:p>
          </table:table-cell>
          <table:table-cell office:value-type="float" office:value="0.0160428864258" calcext:value-type="float">
            <text:p>0,0160428864</text:p>
          </table:table-cell>
          <table:table-cell office:value-type="float" office:value="0.0150339328653" calcext:value-type="float">
            <text:p>0,0150339329</text:p>
          </table:table-cell>
          <table:table-cell office:value-type="float" office:value="0.0189421479151" calcext:value-type="float">
            <text:p>0,0189421479</text:p>
          </table:table-cell>
          <table:table-cell office:value-type="float" office:value="0.0229404053729" calcext:value-type="float">
            <text:p>0,0229404054</text:p>
          </table:table-cell>
          <table:table-cell office:value-type="float" office:value="0.02308313151" calcext:value-type="float">
            <text:p>0,0230831315</text:p>
          </table:table-cell>
          <table:table-cell office:value-type="float" office:value="0.0201085422996" calcext:value-type="float">
            <text:p>0,0201085423</text:p>
          </table:table-cell>
          <table:table-cell office:value-type="float" office:value="0.0179540344421" calcext:value-type="float">
            <text:p>0,0179540344</text:p>
          </table:table-cell>
          <table:table-cell office:value-type="float" office:value="0.0184996020772" calcext:value-type="float">
            <text:p>0,01849960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104166666667" calcext:value-type="float">
            <text:p>0,0104166667</text:p>
          </table:table-cell>
          <table:table-cell office:value-type="float" office:value="0.00141059027778" calcext:value-type="float">
            <text:p>0,0014105903</text:p>
          </table:table-cell>
          <table:table-cell office:value-type="float" office:value="0.010945447315" calcext:value-type="float">
            <text:p>0,0109454473</text:p>
          </table:table-cell>
          <table:table-cell office:value-type="float" office:value="0.0430934688466" calcext:value-type="float">
            <text:p>0,0430934688</text:p>
          </table:table-cell>
          <table:table-cell office:value-type="float" office:value="0.0458803280164" calcext:value-type="float">
            <text:p>0,045880328</text:p>
          </table:table-cell>
          <table:table-cell office:value-type="float" office:value="0.020513111708" calcext:value-type="float">
            <text:p>0,0205131117</text:p>
          </table:table-cell>
          <table:table-cell office:value-type="float" office:value="0.0121716702697" calcext:value-type="float">
            <text:p>0,0121716703</text:p>
          </table:table-cell>
          <table:table-cell office:value-type="float" office:value="0.015697341824" calcext:value-type="float">
            <text:p>0,0156973418</text:p>
          </table:table-cell>
          <table:table-cell office:value-type="float" office:value="0.0258076725082" calcext:value-type="float">
            <text:p>0,0258076725</text:p>
          </table:table-cell>
          <table:table-cell office:value-type="float" office:value="0.0332249740049" calcext:value-type="float">
            <text:p>0,033224974</text:p>
          </table:table-cell>
          <table:table-cell office:value-type="float" office:value="0.028911645374" calcext:value-type="float">
            <text:p>0,0289116454</text:p>
          </table:table-cell>
          <table:table-cell office:value-type="float" office:value="0.0210833449421" calcext:value-type="float">
            <text:p>0,0210833449</text:p>
          </table:table-cell>
          <table:table-cell office:value-type="float" office:value="0.0190253864089" calcext:value-type="float">
            <text:p>0,0190253864</text:p>
          </table:table-cell>
          <table:table-cell office:value-type="float" office:value="0.0224107999938" calcext:value-type="float">
            <text:p>0,0224108</text:p>
          </table:table-cell>
          <table:table-cell office:value-type="float" office:value="0.0266815004493" calcext:value-type="float">
            <text:p>0,0266815004</text:p>
          </table:table-cell>
          <table:table-cell office:value-type="float" office:value="0.0274958854231" calcext:value-type="float">
            <text:p>0,0274958854</text:p>
          </table:table-cell>
          <table:table-cell office:value-type="float" office:value="0.0247940624344" calcext:value-type="float">
            <text:p>0,0247940624</text:p>
          </table:table-cell>
          <table:table-cell office:value-type="float" office:value="0.0223318023835" calcext:value-type="float">
            <text:p>0,0223318024</text:p>
          </table:table-cell>
          <table:table-cell office:value-type="float" office:value="0.0224830032206" calcext:value-type="float">
            <text:p>0,02248300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0121527777778" calcext:value-type="float">
            <text:p>0,0121527778</text:p>
          </table:table-cell>
          <table:table-cell office:value-type="float" office:value="0.0104186760545" calcext:value-type="float">
            <text:p>0,0104186761</text:p>
          </table:table-cell>
          <table:table-cell office:value-type="float" office:value="0.0229006515663" calcext:value-type="float">
            <text:p>0,0229006516</text:p>
          </table:table-cell>
          <table:table-cell office:value-type="float" office:value="0.0739696460339" calcext:value-type="float">
            <text:p>0,073969646</text:p>
          </table:table-cell>
          <table:table-cell office:value-type="float" office:value="0.0563561621425" calcext:value-type="float">
            <text:p>0,0563561621</text:p>
          </table:table-cell>
          <table:table-cell office:value-type="float" office:value="0.0258238430977" calcext:value-type="float">
            <text:p>0,0258238431</text:p>
          </table:table-cell>
          <table:table-cell office:value-type="float" office:value="0.0205898175041" calcext:value-type="float">
            <text:p>0,0205898175</text:p>
          </table:table-cell>
          <table:table-cell office:value-type="float" office:value="0.0280831917881" calcext:value-type="float">
            <text:p>0,0280831918</text:p>
          </table:table-cell>
          <table:table-cell office:value-type="float" office:value="0.0424240405798" calcext:value-type="float">
            <text:p>0,0424240406</text:p>
          </table:table-cell>
          <table:table-cell office:value-type="float" office:value="0.0490871072594" calcext:value-type="float">
            <text:p>0,0490871073</text:p>
          </table:table-cell>
          <table:table-cell office:value-type="float" office:value="0.0399635621452" calcext:value-type="float">
            <text:p>0,0399635621</text:p>
          </table:table-cell>
          <table:table-cell office:value-type="float" office:value="0.0306688053771" calcext:value-type="float">
            <text:p>0,0306688054</text:p>
          </table:table-cell>
          <table:table-cell office:value-type="float" office:value="0.0303088119738" calcext:value-type="float">
            <text:p>0,030308812</text:p>
          </table:table-cell>
          <table:table-cell office:value-type="float" office:value="0.0358818230808" calcext:value-type="float">
            <text:p>0,0358818231</text:p>
          </table:table-cell>
          <table:table-cell office:value-type="float" office:value="0.040915054761" calcext:value-type="float">
            <text:p>0,0409150548</text:p>
          </table:table-cell>
          <table:table-cell office:value-type="float" office:value="0.0404921218266" calcext:value-type="float">
            <text:p>0,0404921218</text:p>
          </table:table-cell>
          <table:table-cell office:value-type="float" office:value="0.0363207782601" calcext:value-type="float">
            <text:p>0,0363207783</text:p>
          </table:table-cell>
          <table:table-cell office:value-type="float" office:value="0.0337770072994" calcext:value-type="float">
            <text:p>0,0337770073</text:p>
          </table:table-cell>
          <table:table-cell office:value-type="float" office:value="0.0348521638604" calcext:value-type="float">
            <text:p>0,03485216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 office:value-type="float" office:value="0" calcext:value-type="float">
            <text:p>0</text:p>
          </table:table-cell>
        </table:table-row>
      </table:table>
      <table:table table:name="20 à 70 (par 10)" table:style-name="ta1">
        <table:shapes>
          <draw:frame draw:z-index="0" draw:style-name="gr1" draw:text-style-name="P1" svg:width="427.5mm" svg:height="233.31mm" svg:x="125.56mm" svg:y="224.65mm">
            <loext:p draw:notify-on-update-of-ranges="'20 à 70 (par 10)'.B1:'20 à 70 (par 10)'.G1 '20 à 70 (par 10)'.A2:'20 à 70 (par 10)'.A2 '20 à 70 (par 10)'.B2:'20 à 70 (par 10)'.G2 '20 à 70 (par 10)'.A3:'20 à 70 (par 10)'.A3 '20 à 70 (par 10)'.B3:'20 à 70 (par 10)'.G3 '20 à 70 (par 10)'.A4:'20 à 70 (par 10)'.A4 '20 à 70 (par 10)'.B4:'20 à 70 (par 10)'.G4 '20 à 70 (par 10)'.A5:'20 à 70 (par 10)'.A5 '20 à 70 (par 10)'.B5:'20 à 70 (par 10)'.G5 '20 à 70 (par 10)'.A6:'20 à 70 (par 10)'.A6 '20 à 70 (par 10)'.B6:'20 à 70 (par 10)'.G6 '20 à 70 (par 10)'.A7:'20 à 70 (par 10)'.A7 '20 à 70 (par 10)'.B7:'20 à 70 (par 10)'.G7 '20 à 70 (par 10)'.A8:'20 à 70 (par 10)'.A8 '20 à 70 (par 10)'.B8:'20 à 70 (par 10)'.G8 '20 à 70 (par 10)'.A9:'20 à 70 (par 10)'.A9 '20 à 70 (par 10)'.B9:'20 à 70 (par 10)'.G9 '20 à 70 (par 10)'.A10:'20 à 70 (par 10)'.A10 '20 à 70 (par 10)'.B10:'20 à 70 (par 10)'.G10 '20 à 70 (par 10)'.A11:'20 à 70 (par 10)'.A11 '20 à 70 (par 10)'.B11:'20 à 70 (par 10)'.G11 '20 à 70 (par 10)'.A12:'20 à 70 (par 10)'.A12 '20 à 70 (par 10)'.B12:'20 à 70 (par 10)'.G12 '20 à 70 (par 10)'.A13:'20 à 70 (par 10)'.A13 '20 à 70 (par 10)'.B13:'20 à 70 (par 10)'.G13 '20 à 70 (par 10)'.A14:'20 à 70 (par 10)'.A14 '20 à 70 (par 10)'.B14:'20 à 70 (par 10)'.G14 '20 à 70 (par 10)'.A15:'20 à 70 (par 10)'.A15 '20 à 70 (par 10)'.B15:'20 à 70 (par 10)'.G15 '20 à 70 (par 10)'.A16:'20 à 70 (par 10)'.A16 '20 à 70 (par 10)'.B16:'20 à 70 (par 10)'.G16 '20 à 70 (par 10)'.A17:'20 à 70 (par 10)'.A17 '20 à 70 (par 10)'.B17:'20 à 70 (par 10)'.G17 '20 à 70 (par 10)'.A18:'20 à 70 (par 10)'.A18 '20 à 70 (par 10)'.B18:'20 à 70 (par 10)'.G18 '20 à 70 (par 10)'.A19:'20 à 70 (par 10)'.A19 '20 à 70 (par 10)'.B19:'20 à 70 (par 10)'.G19 '20 à 70 (par 10)'.A20:'20 à 70 (par 10)'.A20 '20 à 70 (par 10)'.B20:'20 à 70 (par 10)'.G20 '20 à 70 (par 10)'.A21:'20 à 70 (par 10)'.A21 '20 à 70 (par 10)'.B21:'20 à 70 (par 10)'.G21 '20 à 70 (par 10)'.A22:'20 à 70 (par 10)'.A22 '20 à 70 (par 10)'.B22:'20 à 70 (par 10)'.G22 '20 à 70 (par 10)'.A23:'20 à 70 (par 10)'.A23 '20 à 70 (par 10)'.B23:'20 à 70 (par 10)'.G23 '20 à 70 (par 10)'.A24:'20 à 70 (par 10)'.A24 '20 à 70 (par 10)'.B24:'20 à 70 (par 10)'.G24 '20 à 70 (par 10)'.A25:'20 à 70 (par 10)'.A25 '20 à 70 (par 10)'.B25:'20 à 70 (par 10)'.G25 '20 à 70 (par 10)'.A26:'20 à 70 (par 10)'.A26 '20 à 70 (par 10)'.B26:'20 à 70 (par 10)'.G26 '20 à 70 (par 10)'.A27:'20 à 70 (par 10)'.A27 '20 à 70 (par 10)'.B27:'20 à 70 (par 10)'.G27 '20 à 70 (par 10)'.A28:'20 à 70 (par 10)'.A28 '20 à 70 (par 10)'.B28:'20 à 70 (par 10)'.G28 '20 à 70 (par 10)'.A29:'20 à 70 (par 10)'.A29 '20 à 70 (par 10)'.B29:'20 à 70 (par 10)'.G29 '20 à 70 (par 10)'.A30:'20 à 70 (par 10)'.A30 '20 à 70 (par 10)'.B30:'20 à 70 (par 10)'.G30 '20 à 70 (par 10)'.A31:'20 à 70 (par 10)'.A31 '20 à 70 (par 10)'.B31:'20 à 70 (par 10)'.G31 '20 à 70 (par 10)'.A32:'20 à 70 (par 10)'.A32 '20 à 70 (par 10)'.B32:'20 à 70 (par 10)'.G32 '20 à 70 (par 10)'.A33:'20 à 70 (par 10)'.A33 '20 à 70 (par 10)'.B33:'20 à 70 (par 10)'.G33 '20 à 70 (par 10)'.A34:'20 à 70 (par 10)'.A34 '20 à 70 (par 10)'.B34:'20 à 70 (par 10)'.G34 '20 à 70 (par 10)'.A35:'20 à 70 (par 10)'.A35 '20 à 70 (par 10)'.B35:'20 à 70 (par 10)'.G35 '20 à 70 (par 10)'.A36:'20 à 70 (par 10)'.A36 '20 à 70 (par 10)'.B36:'20 à 70 (par 10)'.G36 '20 à 70 (par 10)'.A37:'20 à 70 (par 10)'.A37 '20 à 70 (par 10)'.B37:'20 à 70 (par 10)'.G37 '20 à 70 (par 10)'.A38:'20 à 70 (par 10)'.A38 '20 à 70 (par 10)'.B38:'20 à 70 (par 10)'.G38 '20 à 70 (par 10)'.A39:'20 à 70 (par 10)'.A39 '20 à 70 (par 10)'.B39:'20 à 70 (par 10)'.G39 '20 à 70 (par 10)'.A40:'20 à 70 (par 10)'.A40 '20 à 70 (par 10)'.B40:'20 à 70 (par 10)'.G40 '20 à 70 (par 10)'.A41:'20 à 70 (par 10)'.A41 '20 à 70 (par 10)'.B41:'20 à 70 (par 10)'.G41 '20 à 70 (par 10)'.A42:'20 à 70 (par 10)'.A42 '20 à 70 (par 10)'.B42:'20 à 70 (par 10)'.G42 '20 à 70 (par 10)'.A43:'20 à 70 (par 10)'.A43 '20 à 70 (par 10)'.B43:'20 à 70 (par 10)'.G43 '20 à 70 (par 10)'.A44:'20 à 70 (par 10)'.A44 '20 à 70 (par 10)'.B44:'20 à 70 (par 10)'.G4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66670360211" calcext:value-type="float">
            <text:p>0,026667036</text:p>
          </table:table-cell>
          <table:table-cell office:value-type="float" office:value="0.0284582841749" calcext:value-type="float">
            <text:p>0,0284582842</text:p>
          </table:table-cell>
          <table:table-cell office:value-type="float" office:value="0.0287197368283" calcext:value-type="float">
            <text:p>0,0287197368</text:p>
          </table:table-cell>
          <table:table-cell office:value-type="float" office:value="0.0286743882688" calcext:value-type="float">
            <text:p>0,0286743883</text:p>
          </table:table-cell>
          <table:table-cell office:value-type="float" office:value="0.0286602697396" calcext:value-type="float">
            <text:p>0,0286602697</text:p>
          </table:table-cell>
          <table:table-cell office:value-type="float" office:value="0.0286607235699" calcext:value-type="float">
            <text:p>0,02866072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231118234" calcext:value-type="float">
            <text:p>0,0223111823</text:p>
          </table:table-cell>
          <table:table-cell office:value-type="float" office:value="0.0242372200315" calcext:value-type="float">
            <text:p>0,02423722</text:p>
          </table:table-cell>
          <table:table-cell office:value-type="float" office:value="0.0244579488482" calcext:value-type="float">
            <text:p>0,0244579488</text:p>
          </table:table-cell>
          <table:table-cell office:value-type="float" office:value="0.0244038511988" calcext:value-type="float">
            <text:p>0,0244038512</text:p>
          </table:table-cell>
          <table:table-cell office:value-type="float" office:value="0.0243904941661" calcext:value-type="float">
            <text:p>0,0243904942</text:p>
          </table:table-cell>
          <table:table-cell office:value-type="float" office:value="0.0243913520589" calcext:value-type="float">
            <text:p>0,02439135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81306675762" calcext:value-type="float">
            <text:p>0,0181306676</text:p>
          </table:table-cell>
          <table:table-cell office:value-type="float" office:value="0.020071357979" calcext:value-type="float">
            <text:p>0,020071358</text:p>
          </table:table-cell>
          <table:table-cell office:value-type="float" office:value="0.0202455967387" calcext:value-type="float">
            <text:p>0,0202455967</text:p>
          </table:table-cell>
          <table:table-cell office:value-type="float" office:value="0.0201868725582" calcext:value-type="float">
            <text:p>0,0201868726</text:p>
          </table:table-cell>
          <table:table-cell office:value-type="float" office:value="0.0201748722845" calcext:value-type="float">
            <text:p>0,0201748723</text:p>
          </table:table-cell>
          <table:table-cell office:value-type="float" office:value="0.0201760304721" calcext:value-type="float">
            <text:p>0,02017603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85226183987" calcext:value-type="float">
            <text:p>0,0185226184</text:p>
          </table:table-cell>
          <table:table-cell office:value-type="float" office:value="0.020501475274" calcext:value-type="float">
            <text:p>0,0205014753</text:p>
          </table:table-cell>
          <table:table-cell office:value-type="float" office:value="0.0206183090829" calcext:value-type="float">
            <text:p>0,0206183091</text:p>
          </table:table-cell>
          <table:table-cell office:value-type="float" office:value="0.0205531417135" calcext:value-type="float">
            <text:p>0,0205531417</text:p>
          </table:table-cell>
          <table:table-cell office:value-type="float" office:value="0.0205427497652" calcext:value-type="float">
            <text:p>0,0205427498</text:p>
          </table:table-cell>
          <table:table-cell office:value-type="float" office:value="0.0205443006374" calcext:value-type="float">
            <text:p>0,02054430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02549282499" calcext:value-type="float">
            <text:p>0,0202549282</text:p>
          </table:table-cell>
          <table:table-cell office:value-type="float" office:value="0.0222140413782" calcext:value-type="float">
            <text:p>0,0222140414</text:p>
          </table:table-cell>
          <table:table-cell office:value-type="float" office:value="0.0222331911059" calcext:value-type="float">
            <text:p>0,0222331911</text:p>
          </table:table-cell>
          <table:table-cell office:value-type="float" office:value="0.0221601451752" calcext:value-type="float">
            <text:p>0,0221601452</text:p>
          </table:table-cell>
          <table:table-cell office:value-type="float" office:value="0.0221527734488" calcext:value-type="float">
            <text:p>0,0221527734</text:p>
          </table:table-cell>
          <table:table-cell office:value-type="float" office:value="0.0221549001103" calcext:value-type="float">
            <text:p>0,0221549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92622184062" calcext:value-type="float">
            <text:p>0,0192622184</text:p>
          </table:table-cell>
          <table:table-cell office:value-type="float" office:value="0.0212046016322" calcext:value-type="float">
            <text:p>0,0212046016</text:p>
          </table:table-cell>
          <table:table-cell office:value-type="float" office:value="0.0211855214625" calcext:value-type="float">
            <text:p>0,0211855215</text:p>
          </table:table-cell>
          <table:table-cell office:value-type="float" office:value="0.0211099011751" calcext:value-type="float">
            <text:p>0,0211099012</text:p>
          </table:table-cell>
          <table:table-cell office:value-type="float" office:value="0.0211037548695" calcext:value-type="float">
            <text:p>0,0211037549</text:p>
          </table:table-cell>
          <table:table-cell office:value-type="float" office:value="0.0211060913746" calcext:value-type="float">
            <text:p>0,02110609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9807677861" calcext:value-type="float">
            <text:p>0,0199807678</text:p>
          </table:table-cell>
          <table:table-cell office:value-type="float" office:value="0.021834410392" calcext:value-type="float">
            <text:p>0,0218344104</text:p>
          </table:table-cell>
          <table:table-cell office:value-type="float" office:value="0.0217484019396" calcext:value-type="float">
            <text:p>0,0217484019</text:p>
          </table:table-cell>
          <table:table-cell office:value-type="float" office:value="0.0216702849467" calcext:value-type="float">
            <text:p>0,0216702849</text:p>
          </table:table-cell>
          <table:table-cell office:value-type="float" office:value="0.0216664714839" calcext:value-type="float">
            <text:p>0,0216664715</text:p>
          </table:table-cell>
          <table:table-cell office:value-type="float" office:value="0.0216691153618" calcext:value-type="float">
            <text:p>0,0216691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04896840479" calcext:value-type="float">
            <text:p>0,020489684</text:p>
          </table:table-cell>
          <table:table-cell office:value-type="float" office:value="0.02219294155" calcext:value-type="float">
            <text:p>0,0221929416</text:p>
          </table:table-cell>
          <table:table-cell office:value-type="float" office:value="0.0220413391179" calcext:value-type="float">
            <text:p>0,0220413391</text:p>
          </table:table-cell>
          <table:table-cell office:value-type="float" office:value="0.0219631447263" calcext:value-type="float">
            <text:p>0,0219631447</text:p>
          </table:table-cell>
          <table:table-cell office:value-type="float" office:value="0.0219618340017" calcext:value-type="float">
            <text:p>0,021961834</text:p>
          </table:table-cell>
          <table:table-cell office:value-type="float" office:value="0.0219647080558" calcext:value-type="float">
            <text:p>0,02196470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07474698073" calcext:value-type="float">
            <text:p>0,0207474698</text:p>
          </table:table-cell>
          <table:table-cell office:value-type="float" office:value="0.0222609603162" calcext:value-type="float">
            <text:p>0,0222609603</text:p>
          </table:table-cell>
          <table:table-cell office:value-type="float" office:value="0.0220492305605" calcext:value-type="float">
            <text:p>0,0220492306</text:p>
          </table:table-cell>
          <table:table-cell office:value-type="float" office:value="0.0219728822448" calcext:value-type="float">
            <text:p>0,0219728822</text:p>
          </table:table-cell>
          <table:table-cell office:value-type="float" office:value="0.021974041098" calcext:value-type="float">
            <text:p>0,0219740411</text:p>
          </table:table-cell>
          <table:table-cell office:value-type="float" office:value="0.0219770686755" calcext:value-type="float">
            <text:p>0,02197706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05776877459" calcext:value-type="float">
            <text:p>0,0205776877</text:p>
          </table:table-cell>
          <table:table-cell office:value-type="float" office:value="0.0218566191644" calcext:value-type="float">
            <text:p>0,0218566192</text:p>
          </table:table-cell>
          <table:table-cell office:value-type="float" office:value="0.0215976298476" calcext:value-type="float">
            <text:p>0,0215976298</text:p>
          </table:table-cell>
          <table:table-cell office:value-type="float" office:value="0.0215259224307" calcext:value-type="float">
            <text:p>0,0215259224</text:p>
          </table:table-cell>
          <table:table-cell office:value-type="float" office:value="0.0215293134756" calcext:value-type="float">
            <text:p>0,0215293135</text:p>
          </table:table-cell>
          <table:table-cell office:value-type="float" office:value="0.0215323660359" calcext:value-type="float">
            <text:p>0,0215323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0533064845" calcext:value-type="float">
            <text:p>0,0205330648</text:p>
          </table:table-cell>
          <table:table-cell office:value-type="float" office:value="0.0215281426856" calcext:value-type="float">
            <text:p>0,0215281427</text:p>
          </table:table-cell>
          <table:table-cell office:value-type="float" office:value="0.0212232259697" calcext:value-type="float">
            <text:p>0,021223226</text:p>
          </table:table-cell>
          <table:table-cell office:value-type="float" office:value="0.0211580999112" calcext:value-type="float">
            <text:p>0,0211580999</text:p>
          </table:table-cell>
          <table:table-cell office:value-type="float" office:value="0.0211638494472" calcext:value-type="float">
            <text:p>0,0211638494</text:p>
          </table:table-cell>
          <table:table-cell office:value-type="float" office:value="0.0211668641717" calcext:value-type="float">
            <text:p>0,02116686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47889720071" calcext:value-type="float">
            <text:p>0,024788972</text:p>
          </table:table-cell>
          <table:table-cell office:value-type="float" office:value="0.025474526736" calcext:value-type="float">
            <text:p>0,0254745267</text:p>
          </table:table-cell>
          <table:table-cell office:value-type="float" office:value="0.0251284316051" calcext:value-type="float">
            <text:p>0,0251284316</text:p>
          </table:table-cell>
          <table:table-cell office:value-type="float" office:value="0.0250712664977" calcext:value-type="float">
            <text:p>0,0250712665</text:p>
          </table:table-cell>
          <table:table-cell office:value-type="float" office:value="0.0250793185281" calcext:value-type="float">
            <text:p>0,0250793185</text:p>
          </table:table-cell>
          <table:table-cell office:value-type="float" office:value="0.0250822375235" calcext:value-type="float">
            <text:p>0,02508223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13353639833" calcext:value-type="float">
            <text:p>0,021335364</text:p>
          </table:table-cell>
          <table:table-cell office:value-type="float" office:value="0.0217571926038" calcext:value-type="float">
            <text:p>0,0217571926</text:p>
          </table:table-cell>
          <table:table-cell office:value-type="float" office:value="0.0213862428787" calcext:value-type="float">
            <text:p>0,0213862429</text:p>
          </table:table-cell>
          <table:table-cell office:value-type="float" office:value="0.0213366729052" calcext:value-type="float">
            <text:p>0,0213366729</text:p>
          </table:table-cell>
          <table:table-cell office:value-type="float" office:value="0.0213463701267" calcext:value-type="float">
            <text:p>0,0213463701</text:p>
          </table:table-cell>
          <table:table-cell office:value-type="float" office:value="0.0213491477239" calcext:value-type="float">
            <text:p>0,02134914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23509484721" calcext:value-type="float">
            <text:p>0,0223509485</text:p>
          </table:table-cell>
          <table:table-cell office:value-type="float" office:value="0.0225065281167" calcext:value-type="float">
            <text:p>0,0225065281</text:p>
          </table:table-cell>
          <table:table-cell office:value-type="float" office:value="0.0221179839672" calcext:value-type="float">
            <text:p>0,022117984</text:p>
          </table:table-cell>
          <table:table-cell office:value-type="float" office:value="0.0220767708225" calcext:value-type="float">
            <text:p>0,0220767708</text:p>
          </table:table-cell>
          <table:table-cell office:value-type="float" office:value="0.0220879041326" calcext:value-type="float">
            <text:p>0,0220879041</text:p>
          </table:table-cell>
          <table:table-cell office:value-type="float" office:value="0.0220904922043" calcext:value-type="float">
            <text:p>0,02209049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5688991175" calcext:value-type="float">
            <text:p>0,0235688991</text:p>
          </table:table-cell>
          <table:table-cell office:value-type="float" office:value="0.0234601401742" calcext:value-type="float">
            <text:p>0,0234601402</text:p>
          </table:table-cell>
          <table:table-cell office:value-type="float" office:value="0.0230634370789" calcext:value-type="float">
            <text:p>0,0230634371</text:p>
          </table:table-cell>
          <table:table-cell office:value-type="float" office:value="0.0230313682271" calcext:value-type="float">
            <text:p>0,0230313682</text:p>
          </table:table-cell>
          <table:table-cell office:value-type="float" office:value="0.0230436474595" calcext:value-type="float">
            <text:p>0,0230436475</text:p>
          </table:table-cell>
          <table:table-cell office:value-type="float" office:value="0.0230459895377" calcext:value-type="float">
            <text:p>0,02304598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96687531528" calcext:value-type="float">
            <text:p>0,0296687532</text:p>
          </table:table-cell>
          <table:table-cell office:value-type="float" office:value="0.0293092711467" calcext:value-type="float">
            <text:p>0,0293092711</text:p>
          </table:table-cell>
          <table:table-cell office:value-type="float" office:value="0.0289007695645" calcext:value-type="float">
            <text:p>0,0289007696</text:p>
          </table:table-cell>
          <table:table-cell office:value-type="float" office:value="0.0288770484068" calcext:value-type="float">
            <text:p>0,0288770484</text:p>
          </table:table-cell>
          <table:table-cell office:value-type="float" office:value="0.0288905394884" calcext:value-type="float">
            <text:p>0,0288905395</text:p>
          </table:table-cell>
          <table:table-cell office:value-type="float" office:value="0.0288926720658" calcext:value-type="float">
            <text:p>0,02889267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70276649908" calcext:value-type="float">
            <text:p>0,027027665</text:p>
          </table:table-cell>
          <table:table-cell office:value-type="float" office:value="0.0264082171102" calcext:value-type="float">
            <text:p>0,0264082171</text:p>
          </table:table-cell>
          <table:table-cell office:value-type="float" office:value="0.0260057763746" calcext:value-type="float">
            <text:p>0,0260057764</text:p>
          </table:table-cell>
          <table:table-cell office:value-type="float" office:value="0.0259923564938" calcext:value-type="float">
            <text:p>0,0259923565</text:p>
          </table:table-cell>
          <table:table-cell office:value-type="float" office:value="0.0260065528495" calcext:value-type="float">
            <text:p>0,0260065528</text:p>
          </table:table-cell>
          <table:table-cell office:value-type="float" office:value="0.0260083551811" calcext:value-type="float">
            <text:p>0,02600835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88186910493" calcext:value-type="float">
            <text:p>0,028818691</text:p>
          </table:table-cell>
          <table:table-cell office:value-type="float" office:value="0.027981615566" calcext:value-type="float">
            <text:p>0,0279816156</text:p>
          </table:table-cell>
          <table:table-cell office:value-type="float" office:value="0.0275926217489" calcext:value-type="float">
            <text:p>0,0275926217</text:p>
          </table:table-cell>
          <table:table-cell office:value-type="float" office:value="0.0275886532399" calcext:value-type="float">
            <text:p>0,0275886532</text:p>
          </table:table-cell>
          <table:table-cell office:value-type="float" office:value="0.0276031931908" calcext:value-type="float">
            <text:p>0,0276031932</text:p>
          </table:table-cell>
          <table:table-cell office:value-type="float" office:value="0.0276046649984" calcext:value-type="float">
            <text:p>0,0276046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88541152833" calcext:value-type="float">
            <text:p>0,0288541153</text:p>
          </table:table-cell>
          <table:table-cell office:value-type="float" office:value="0.0276661781775" calcext:value-type="float">
            <text:p>0,0276661782</text:p>
          </table:table-cell>
          <table:table-cell office:value-type="float" office:value="0.0272960348282" calcext:value-type="float">
            <text:p>0,0272960348</text:p>
          </table:table-cell>
          <table:table-cell office:value-type="float" office:value="0.0273071554458" calcext:value-type="float">
            <text:p>0,0273071554</text:p>
          </table:table-cell>
          <table:table-cell office:value-type="float" office:value="0.0273223435439" calcext:value-type="float">
            <text:p>0,0273223435</text:p>
          </table:table-cell>
          <table:table-cell office:value-type="float" office:value="0.0273232966983" calcext:value-type="float">
            <text:p>0,02732329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03507698713" calcext:value-type="float">
            <text:p>0,0303507699</text:p>
          </table:table-cell>
          <table:table-cell office:value-type="float" office:value="0.0287620252718" calcext:value-type="float">
            <text:p>0,0287620253</text:p>
          </table:table-cell>
          <table:table-cell office:value-type="float" office:value="0.0284365887737" calcext:value-type="float">
            <text:p>0,0284365888</text:p>
          </table:table-cell>
          <table:table-cell office:value-type="float" office:value="0.0284672064144" calcext:value-type="float">
            <text:p>0,0284672064</text:p>
          </table:table-cell>
          <table:table-cell office:value-type="float" office:value="0.0284824509049" calcext:value-type="float">
            <text:p>0,0284824509</text:p>
          </table:table-cell>
          <table:table-cell office:value-type="float" office:value="0.0284826630019" calcext:value-type="float">
            <text:p>0,0284826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8555309011" calcext:value-type="float">
            <text:p>0,028555309</text:p>
          </table:table-cell>
          <table:table-cell office:value-type="float" office:value="0.0268225306701" calcext:value-type="float">
            <text:p>0,0268225307</text:p>
          </table:table-cell>
          <table:table-cell office:value-type="float" office:value="0.0265132069689" calcext:value-type="float">
            <text:p>0,026513207</text:p>
          </table:table-cell>
          <table:table-cell office:value-type="float" office:value="0.0265508508199" calcext:value-type="float">
            <text:p>0,0265508508</text:p>
          </table:table-cell>
          <table:table-cell office:value-type="float" office:value="0.0265661145486" calcext:value-type="float">
            <text:p>0,0265661145</text:p>
          </table:table-cell>
          <table:table-cell office:value-type="float" office:value="0.0265660595189" calcext:value-type="float">
            <text:p>0,02656605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8322866638" calcext:value-type="float">
            <text:p>0,0283228666</text:p>
          </table:table-cell>
          <table:table-cell office:value-type="float" office:value="0.02639032065" calcext:value-type="float">
            <text:p>0,0263903207</text:p>
          </table:table-cell>
          <table:table-cell office:value-type="float" office:value="0.0261281917049" calcext:value-type="float">
            <text:p>0,0261281917</text:p>
          </table:table-cell>
          <table:table-cell office:value-type="float" office:value="0.026177946614" calcext:value-type="float">
            <text:p>0,0261779466</text:p>
          </table:table-cell>
          <table:table-cell office:value-type="float" office:value="0.0261924997763" calcext:value-type="float">
            <text:p>0,0261924998</text:p>
          </table:table-cell>
          <table:table-cell office:value-type="float" office:value="0.0261919167615" calcext:value-type="float">
            <text:p>0,02619191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80874517075" calcext:value-type="float">
            <text:p>0,0280874517</text:p>
          </table:table-cell>
          <table:table-cell office:value-type="float" office:value="0.0260012242598" calcext:value-type="float">
            <text:p>0,0260012243</text:p>
          </table:table-cell>
          <table:table-cell office:value-type="float" office:value="0.0257920612019" calcext:value-type="float">
            <text:p>0,0257920612</text:p>
          </table:table-cell>
          <table:table-cell office:value-type="float" office:value="0.0258527316932" calcext:value-type="float">
            <text:p>0,0258527317</text:p>
          </table:table-cell>
          <table:table-cell office:value-type="float" office:value="0.0258662445076" calcext:value-type="float">
            <text:p>0,0258662445</text:p>
          </table:table-cell>
          <table:table-cell office:value-type="float" office:value="0.0258651493208" calcext:value-type="float">
            <text:p>0,02586514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75511431526" calcext:value-type="float">
            <text:p>0,0275511432</text:p>
          </table:table-cell>
          <table:table-cell office:value-type="float" office:value="0.0253546778163" calcext:value-type="float">
            <text:p>0,0253546778</text:p>
          </table:table-cell>
          <table:table-cell office:value-type="float" office:value="0.0252045291285" calcext:value-type="float">
            <text:p>0,0252045291</text:p>
          </table:table-cell>
          <table:table-cell office:value-type="float" office:value="0.0252750240361" calcext:value-type="float">
            <text:p>0,025275024</text:p>
          </table:table-cell>
          <table:table-cell office:value-type="float" office:value="0.0252871659963" calcext:value-type="float">
            <text:p>0,025287166</text:p>
          </table:table-cell>
          <table:table-cell office:value-type="float" office:value="0.0252855703851" calcext:value-type="float">
            <text:p>0,02528557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17073560845" calcext:value-type="float">
            <text:p>0,0317073561</text:p>
          </table:table-cell>
          <table:table-cell office:value-type="float" office:value="0.0295669402896" calcext:value-type="float">
            <text:p>0,0295669403</text:p>
          </table:table-cell>
          <table:table-cell office:value-type="float" office:value="0.0294764846656" calcext:value-type="float">
            <text:p>0,0294764847</text:p>
          </table:table-cell>
          <table:table-cell office:value-type="float" office:value="0.0295505322915" calcext:value-type="float">
            <text:p>0,0295505323</text:p>
          </table:table-cell>
          <table:table-cell office:value-type="float" office:value="0.0295607078517" calcext:value-type="float">
            <text:p>0,0295607079</text:p>
          </table:table-cell>
          <table:table-cell office:value-type="float" office:value="0.0295587977862" calcext:value-type="float">
            <text:p>0,02955879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274186843371" calcext:value-type="float">
            <text:p>0,0274186843</text:p>
          </table:table-cell>
          <table:table-cell office:value-type="float" office:value="0.0253229294649" calcext:value-type="float">
            <text:p>0,0253229295</text:p>
          </table:table-cell>
          <table:table-cell office:value-type="float" office:value="0.0253017465906" calcext:value-type="float">
            <text:p>0,0253017466</text:p>
          </table:table-cell>
          <table:table-cell office:value-type="float" office:value="0.0253805487848" calcext:value-type="float">
            <text:p>0,0253805488</text:p>
          </table:table-cell>
          <table:table-cell office:value-type="float" office:value="0.0253885021687" calcext:value-type="float">
            <text:p>0,0253885022</text:p>
          </table:table-cell>
          <table:table-cell office:value-type="float" office:value="0.0253862084006" calcext:value-type="float">
            <text:p>0,02538620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72502152658" calcext:value-type="float">
            <text:p>0,0272502153</text:p>
          </table:table-cell>
          <table:table-cell office:value-type="float" office:value="0.0252620185001" calcext:value-type="float">
            <text:p>0,0252620185</text:p>
          </table:table-cell>
          <table:table-cell office:value-type="float" office:value="0.0253099783818" calcext:value-type="float">
            <text:p>0,0253099784</text:p>
          </table:table-cell>
          <table:table-cell office:value-type="float" office:value="0.0253910937878" calcext:value-type="float">
            <text:p>0,0253910938</text:p>
          </table:table-cell>
          <table:table-cell office:value-type="float" office:value="0.0253966092353" calcext:value-type="float">
            <text:p>0,0253966092</text:p>
          </table:table-cell>
          <table:table-cell office:value-type="float" office:value="0.0253940055933" calcext:value-type="float">
            <text:p>0,02539400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68114696614" calcext:value-type="float">
            <text:p>0,0268114697</text:p>
          </table:table-cell>
          <table:table-cell office:value-type="float" office:value="0.0249713996774" calcext:value-type="float">
            <text:p>0,0249713997</text:p>
          </table:table-cell>
          <table:table-cell office:value-type="float" office:value="0.0250860878099" calcext:value-type="float">
            <text:p>0,0250860878</text:p>
          </table:table-cell>
          <table:table-cell office:value-type="float" office:value="0.0251676755996" calcext:value-type="float">
            <text:p>0,0251676756</text:p>
          </table:table-cell>
          <table:table-cell office:value-type="float" office:value="0.0251706798081" calcext:value-type="float">
            <text:p>0,0251706798</text:p>
          </table:table-cell>
          <table:table-cell office:value-type="float" office:value="0.0251678300678" calcext:value-type="float">
            <text:p>0,02516783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61622519042" calcext:value-type="float">
            <text:p>0,0261622519</text:p>
          </table:table-cell>
          <table:table-cell office:value-type="float" office:value="0.024523368763" calcext:value-type="float">
            <text:p>0,0245233688</text:p>
          </table:table-cell>
          <table:table-cell office:value-type="float" office:value="0.0247032962418" calcext:value-type="float">
            <text:p>0,0247032962</text:p>
          </table:table-cell>
          <table:table-cell office:value-type="float" office:value="0.0247831142149" calcext:value-type="float">
            <text:p>0,0247831142</text:p>
          </table:table-cell>
          <table:table-cell office:value-type="float" office:value="0.0247834620347" calcext:value-type="float">
            <text:p>0,024783462</text:p>
          </table:table-cell>
          <table:table-cell office:value-type="float" office:value="0.0247804388124" calcext:value-type="float">
            <text:p>0,02478043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5573761701" calcext:value-type="float">
            <text:p>0,0255573762</text:p>
          </table:table-cell>
          <table:table-cell office:value-type="float" office:value="0.0241608508195" calcext:value-type="float">
            <text:p>0,0241608508</text:p>
          </table:table-cell>
          <table:table-cell office:value-type="float" office:value="0.024400588156" calcext:value-type="float">
            <text:p>0,0244005882</text:p>
          </table:table-cell>
          <table:table-cell office:value-type="float" office:value="0.0244764839174" calcext:value-type="float">
            <text:p>0,0244764839</text:p>
          </table:table-cell>
          <table:table-cell office:value-type="float" office:value="0.0244741891518" calcext:value-type="float">
            <text:p>0,0244741892</text:p>
          </table:table-cell>
          <table:table-cell office:value-type="float" office:value="0.0244710760615" calcext:value-type="float">
            <text:p>0,02447107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55190477441" calcext:value-type="float">
            <text:p>0,0255190477</text:p>
          </table:table-cell>
          <table:table-cell office:value-type="float" office:value="0.0243703074094" calcext:value-type="float">
            <text:p>0,0243703074</text:p>
          </table:table-cell>
          <table:table-cell office:value-type="float" office:value="0.0246704187889" calcext:value-type="float">
            <text:p>0,0246704188</text:p>
          </table:table-cell>
          <table:table-cell office:value-type="float" office:value="0.0247421915712" calcext:value-type="float">
            <text:p>0,0247421916</text:p>
          </table:table-cell>
          <table:table-cell office:value-type="float" office:value="0.0247372150542" calcext:value-type="float">
            <text:p>0,0247372151</text:p>
          </table:table-cell>
          <table:table-cell office:value-type="float" office:value="0.0247340162161" calcext:value-type="float">
            <text:p>0,02473401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53710671566" calcext:value-type="float">
            <text:p>0,0253710672</text:p>
          </table:table-cell>
          <table:table-cell office:value-type="float" office:value="0.0245156818569" calcext:value-type="float">
            <text:p>0,0245156819</text:p>
          </table:table-cell>
          <table:table-cell office:value-type="float" office:value="0.0248664732792" calcext:value-type="float">
            <text:p>0,0248664733</text:p>
          </table:table-cell>
          <table:table-cell office:value-type="float" office:value="0.0249314372964" calcext:value-type="float">
            <text:p>0,0249314373</text:p>
          </table:table-cell>
          <table:table-cell office:value-type="float" office:value="0.024923906997" calcext:value-type="float">
            <text:p>0,024923907</text:p>
          </table:table-cell>
          <table:table-cell office:value-type="float" office:value="0.0249207368193" calcext:value-type="float">
            <text:p>0,02492073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243615622151" calcext:value-type="float">
            <text:p>0,0243615622</text:p>
          </table:table-cell>
          <table:table-cell office:value-type="float" office:value="0.0237965005615" calcext:value-type="float">
            <text:p>0,0237965006</text:p>
          </table:table-cell>
          <table:table-cell office:value-type="float" office:value="0.0241764405084" calcext:value-type="float">
            <text:p>0,0241764405</text:p>
          </table:table-cell>
          <table:table-cell office:value-type="float" office:value="0.0242327533359" calcext:value-type="float">
            <text:p>0,0242327533</text:p>
          </table:table-cell>
          <table:table-cell office:value-type="float" office:value="0.02422332569" calcext:value-type="float">
            <text:p>0,0242233257</text:p>
          </table:table-cell>
          <table:table-cell office:value-type="float" office:value="0.0242203143026" calcext:value-type="float">
            <text:p>0,02422031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45755039137" calcext:value-type="float">
            <text:p>0,0245755039</text:p>
          </table:table-cell>
          <table:table-cell office:value-type="float" office:value="0.0244629555712" calcext:value-type="float">
            <text:p>0,0244629556</text:p>
          </table:table-cell>
          <table:table-cell office:value-type="float" office:value="0.0248706469756" calcext:value-type="float">
            <text:p>0,024870647</text:p>
          </table:table-cell>
          <table:table-cell office:value-type="float" office:value="0.0249119448391" calcext:value-type="float">
            <text:p>0,0249119448</text:p>
          </table:table-cell>
          <table:table-cell office:value-type="float" office:value="0.0249000951618" calcext:value-type="float">
            <text:p>0,0249000952</text:p>
          </table:table-cell>
          <table:table-cell office:value-type="float" office:value="0.0248974385189" calcext:value-type="float">
            <text:p>0,02489743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24663852755" calcext:value-type="float">
            <text:p>0,0224663853</text:p>
          </table:table-cell>
          <table:table-cell office:value-type="float" office:value="0.0225302268476" calcext:value-type="float">
            <text:p>0,0225302268</text:p>
          </table:table-cell>
          <table:table-cell office:value-type="float" office:value="0.0229382695215" calcext:value-type="float">
            <text:p>0,0229382695</text:p>
          </table:table-cell>
          <table:table-cell office:value-type="float" office:value="0.0229726475328" calcext:value-type="float">
            <text:p>0,0229726475</text:p>
          </table:table-cell>
          <table:table-cell office:value-type="float" office:value="0.0229601595418" calcext:value-type="float">
            <text:p>0,0229601595</text:p>
          </table:table-cell>
          <table:table-cell office:value-type="float" office:value="0.0229577097484" calcext:value-type="float">
            <text:p>0,02295770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1423107923" calcext:value-type="float">
            <text:p>0,0214231079</text:p>
          </table:table-cell>
          <table:table-cell office:value-type="float" office:value="0.0217910911746" calcext:value-type="float">
            <text:p>0,0217910912</text:p>
          </table:table-cell>
          <table:table-cell office:value-type="float" office:value="0.0221936748683" calcext:value-type="float">
            <text:p>0,0221936749</text:p>
          </table:table-cell>
          <table:table-cell office:value-type="float" office:value="0.0222157396196" calcext:value-type="float">
            <text:p>0,0222157396</text:p>
          </table:table-cell>
          <table:table-cell office:value-type="float" office:value="0.0222023447881" calcext:value-type="float">
            <text:p>0,0222023448</text:p>
          </table:table-cell>
          <table:table-cell office:value-type="float" office:value="0.0222002839268" calcext:value-type="float">
            <text:p>0,02220028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00776439241" calcext:value-type="float">
            <text:p>0,0200776439</text:p>
          </table:table-cell>
          <table:table-cell office:value-type="float" office:value="0.0207606523163" calcext:value-type="float">
            <text:p>0,0207606523</text:p>
          </table:table-cell>
          <table:table-cell office:value-type="float" office:value="0.0211443557729" calcext:value-type="float">
            <text:p>0,0211443558</text:p>
          </table:table-cell>
          <table:table-cell office:value-type="float" office:value="0.0211525062256" calcext:value-type="float">
            <text:p>0,0211525062</text:p>
          </table:table-cell>
          <table:table-cell office:value-type="float" office:value="0.0211385718902" calcext:value-type="float">
            <text:p>0,0211385719</text:p>
          </table:table-cell>
          <table:table-cell office:value-type="float" office:value="0.0211369946128" calcext:value-type="float">
            <text:p>0,02113699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87052856053" calcext:value-type="float">
            <text:p>0,0187052856</text:p>
          </table:table-cell>
          <table:table-cell office:value-type="float" office:value="0.0196710407158" calcext:value-type="float">
            <text:p>0,0196710407</text:p>
          </table:table-cell>
          <table:table-cell office:value-type="float" office:value="0.0200239725324" calcext:value-type="float">
            <text:p>0,0200239725</text:p>
          </table:table-cell>
          <table:table-cell office:value-type="float" office:value="0.0200184224596" calcext:value-type="float">
            <text:p>0,0200184225</text:p>
          </table:table-cell>
          <table:table-cell office:value-type="float" office:value="0.0200044219354" calcext:value-type="float">
            <text:p>0,0200044219</text:p>
          </table:table-cell>
          <table:table-cell office:value-type="float" office:value="0.0200033630552" calcext:value-type="float">
            <text:p>0,02000336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84996020772" calcext:value-type="float">
            <text:p>0,0184996021</text:p>
          </table:table-cell>
          <table:table-cell office:value-type="float" office:value="0.0197616145112" calcext:value-type="float">
            <text:p>0,0197616145</text:p>
          </table:table-cell>
          <table:table-cell office:value-type="float" office:value="0.0200979401567" calcext:value-type="float">
            <text:p>0,0200979402</text:p>
          </table:table-cell>
          <table:table-cell office:value-type="float" office:value="0.020079472799" calcext:value-type="float">
            <text:p>0,0200794728</text:p>
          </table:table-cell>
          <table:table-cell office:value-type="float" office:value="0.0200649348425" calcext:value-type="float">
            <text:p>0,0200649348</text:p>
          </table:table-cell>
          <table:table-cell office:value-type="float" office:value="0.0200643215984" calcext:value-type="float">
            <text:p>0,02006432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24830032206" calcext:value-type="float">
            <text:p>0,0224830032</text:p>
          </table:table-cell>
          <table:table-cell office:value-type="float" office:value="0.0239974736629" calcext:value-type="float">
            <text:p>0,0239974737</text:p>
          </table:table-cell>
          <table:table-cell office:value-type="float" office:value="0.0243018564956" calcext:value-type="float">
            <text:p>0,0243018565</text:p>
          </table:table-cell>
          <table:table-cell office:value-type="float" office:value="0.0242708686807" calcext:value-type="float">
            <text:p>0,0242708687</text:p>
          </table:table-cell>
          <table:table-cell office:value-type="float" office:value="0.0242564146769" calcext:value-type="float">
            <text:p>0,0242564147</text:p>
          </table:table-cell>
          <table:table-cell office:value-type="float" office:value="0.024256288316" calcext:value-type="float">
            <text:p>0,02425628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48521638604" calcext:value-type="float">
            <text:p>0,0348521639</text:p>
          </table:table-cell>
          <table:table-cell office:value-type="float" office:value="0.0362804449807" calcext:value-type="float">
            <text:p>0,036280445</text:p>
          </table:table-cell>
          <table:table-cell office:value-type="float" office:value="0.0367517619289" calcext:value-type="float">
            <text:p>0,0367517619</text:p>
          </table:table-cell>
          <table:table-cell office:value-type="float" office:value="0.0367388810785" calcext:value-type="float">
            <text:p>0,0367388811</text:p>
          </table:table-cell>
          <table:table-cell office:value-type="float" office:value="0.0367196903384" calcext:value-type="float">
            <text:p>0,0367196903</text:p>
          </table:table-cell>
          <table:table-cell office:value-type="float" office:value="0.0367184407185" calcext:value-type="float">
            <text:p>0,03671844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21:55:14.722977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7:10:45.165636983</meta:creation-date>
    <dc:date>2017-05-19T22:32:06.090338460</dc:date>
    <meta:editing-duration>PT2H55M47S</meta:editing-duration>
    <meta:editing-cycles>7</meta:editing-cycles>
    <meta:generator>LibreOffice/5.1.6.2$Linux_X86_64 LibreOffice_project/10m0$Build-2</meta:generator>
    <meta:document-statistic meta:table-count="2" meta:cell-count="1230" meta:object-count="3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eeeee" draw:fill-color="#eeeee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ff99" draw:fill-color="#ff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990000" draw:fill-color="#99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4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5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51" style:family="chart">
      <style:graphic-properties draw:stroke="solid" svg:stroke-color="#b3b3b3" draw:fill="none" draw:fill-color="#e6e6e6"/>
    </style:style>
    <style:style style:name="ch52" style:family="chart">
      <style:graphic-properties svg:stroke-color="#b3b3b3" draw:fill-color="#cccccc"/>
    </style:style>
  </office:automatic-styles>
  <office:body>
    <office:chart>
      <chart:chart svg:width="42.751cm" svg:height="23.332cm" xlink:href=".." xlink:type="simple" chart:class="chart:line" chart:style-name="ch1">
        <chart:legend chart:legend-position="end" svg:x="41.031cm" svg:y="0.844cm" style:legend-expansion="high" chart:style-name="ch2"/>
        <chart:plot-area chart:style-name="ch3" table:cell-range-address="'20 à 70 (par 10)'.A1:'20 à 70 (par 10)'.G44" chart:data-source-has-labels="both" svg:x="1.158cm" svg:y="0.665cm" svg:width="37.549cm" svg:height="21.41cm">
          <chartooo:coordinate-region svg:x="2.256cm" svg:y="0.866cm" svg:width="36.261cm" svg:height="20.559cm"/>
          <chart:axis chart:dimension="x" chart:name="primary-x" chart:style-name="ch4" chartooo:axis-type="auto">
            <chartooo:date-scale/>
            <chart:title svg:x="18.699cm" svg:y="22.542cm" chart:style-name="ch5">
              <text:p>Nombre de tour</text:p>
            </chart:title>
            <chart:categories table:cell-range-address="'20 à 70 (par 10)'.B1:'20 à 70 (par 10)'.G1"/>
            <chart:grid chart:style-name="ch6" chart:class="major"/>
          </chart:axis>
          <chart:axis chart:dimension="y" chart:name="primary-y" chart:style-name="ch4">
            <chart:title svg:x="0.001cm" svg:y="12.215cm" chart:style-name="ch7">
              <text:p>Probabilité</text:p>
            </chart:title>
            <chart:grid chart:style-name="ch6" chart:class="major"/>
          </chart:axis>
          <chart:series chart:style-name="ch8" chart:values-cell-range-address="'20 à 70 (par 10)'.B2:'20 à 70 (par 10)'.G2" chart:label-cell-address="'20 à 70 (par 10)'.A2:'20 à 70 (par 10)'.A2" chart:class="chart:line">
            <chart:data-point chart:repeated="6"/>
          </chart:series>
          <chart:series chart:style-name="ch9" chart:values-cell-range-address="'20 à 70 (par 10)'.B3:'20 à 70 (par 10)'.G3" chart:label-cell-address="'20 à 70 (par 10)'.A3:'20 à 70 (par 10)'.A3" chart:class="chart:line">
            <chart:data-point chart:repeated="6"/>
          </chart:series>
          <chart:series chart:style-name="ch10" chart:values-cell-range-address="'20 à 70 (par 10)'.B4:'20 à 70 (par 10)'.G4" chart:label-cell-address="'20 à 70 (par 10)'.A4:'20 à 70 (par 10)'.A4" chart:class="chart:line">
            <chart:data-point chart:repeated="6"/>
          </chart:series>
          <chart:series chart:style-name="ch11" chart:values-cell-range-address="'20 à 70 (par 10)'.B5:'20 à 70 (par 10)'.G5" chart:label-cell-address="'20 à 70 (par 10)'.A5:'20 à 70 (par 10)'.A5" chart:class="chart:line">
            <chart:data-point chart:repeated="6"/>
          </chart:series>
          <chart:series chart:style-name="ch12" chart:values-cell-range-address="'20 à 70 (par 10)'.B6:'20 à 70 (par 10)'.G6" chart:label-cell-address="'20 à 70 (par 10)'.A6:'20 à 70 (par 10)'.A6" chart:class="chart:line">
            <chart:data-point chart:repeated="6"/>
          </chart:series>
          <chart:series chart:style-name="ch13" chart:values-cell-range-address="'20 à 70 (par 10)'.B7:'20 à 70 (par 10)'.G7" chart:label-cell-address="'20 à 70 (par 10)'.A7:'20 à 70 (par 10)'.A7" chart:class="chart:line">
            <chart:data-point chart:repeated="6"/>
          </chart:series>
          <chart:series chart:style-name="ch14" chart:values-cell-range-address="'20 à 70 (par 10)'.B8:'20 à 70 (par 10)'.G8" chart:label-cell-address="'20 à 70 (par 10)'.A8:'20 à 70 (par 10)'.A8" chart:class="chart:line">
            <chart:data-point chart:repeated="6"/>
          </chart:series>
          <chart:series chart:style-name="ch15" chart:values-cell-range-address="'20 à 70 (par 10)'.B9:'20 à 70 (par 10)'.G9" chart:label-cell-address="'20 à 70 (par 10)'.A9:'20 à 70 (par 10)'.A9" chart:class="chart:line">
            <chart:data-point chart:repeated="6"/>
          </chart:series>
          <chart:series chart:style-name="ch16" chart:values-cell-range-address="'20 à 70 (par 10)'.B10:'20 à 70 (par 10)'.G10" chart:label-cell-address="'20 à 70 (par 10)'.A10:'20 à 70 (par 10)'.A10" chart:class="chart:line">
            <chart:data-point chart:repeated="6"/>
          </chart:series>
          <chart:series chart:style-name="ch17" chart:values-cell-range-address="'20 à 70 (par 10)'.B11:'20 à 70 (par 10)'.G11" chart:label-cell-address="'20 à 70 (par 10)'.A11:'20 à 70 (par 10)'.A11" chart:class="chart:line">
            <chart:data-point chart:repeated="6"/>
          </chart:series>
          <chart:series chart:style-name="ch18" chart:values-cell-range-address="'20 à 70 (par 10)'.B12:'20 à 70 (par 10)'.G12" chart:label-cell-address="'20 à 70 (par 10)'.A12:'20 à 70 (par 10)'.A12" chart:class="chart:line">
            <chart:data-point chart:repeated="6"/>
          </chart:series>
          <chart:series chart:style-name="ch19" chart:values-cell-range-address="'20 à 70 (par 10)'.B13:'20 à 70 (par 10)'.G13" chart:label-cell-address="'20 à 70 (par 10)'.A13:'20 à 70 (par 10)'.A13" chart:class="chart:line">
            <chart:data-point chart:repeated="6"/>
          </chart:series>
          <chart:series chart:style-name="ch20" chart:values-cell-range-address="'20 à 70 (par 10)'.B14:'20 à 70 (par 10)'.G14" chart:label-cell-address="'20 à 70 (par 10)'.A14:'20 à 70 (par 10)'.A14" chart:class="chart:line">
            <chart:data-point chart:repeated="6"/>
          </chart:series>
          <chart:series chart:style-name="ch21" chart:values-cell-range-address="'20 à 70 (par 10)'.B15:'20 à 70 (par 10)'.G15" chart:label-cell-address="'20 à 70 (par 10)'.A15:'20 à 70 (par 10)'.A15" chart:class="chart:line">
            <chart:data-point chart:repeated="6"/>
          </chart:series>
          <chart:series chart:style-name="ch22" chart:values-cell-range-address="'20 à 70 (par 10)'.B16:'20 à 70 (par 10)'.G16" chart:label-cell-address="'20 à 70 (par 10)'.A16:'20 à 70 (par 10)'.A16" chart:class="chart:line">
            <chart:data-point chart:repeated="6"/>
          </chart:series>
          <chart:series chart:style-name="ch23" chart:values-cell-range-address="'20 à 70 (par 10)'.B17:'20 à 70 (par 10)'.G17" chart:label-cell-address="'20 à 70 (par 10)'.A17:'20 à 70 (par 10)'.A17" chart:class="chart:line">
            <chart:data-point chart:repeated="6"/>
          </chart:series>
          <chart:series chart:style-name="ch24" chart:values-cell-range-address="'20 à 70 (par 10)'.B18:'20 à 70 (par 10)'.G18" chart:label-cell-address="'20 à 70 (par 10)'.A18:'20 à 70 (par 10)'.A18" chart:class="chart:line">
            <chart:data-point chart:repeated="6"/>
          </chart:series>
          <chart:series chart:style-name="ch25" chart:values-cell-range-address="'20 à 70 (par 10)'.B19:'20 à 70 (par 10)'.G19" chart:label-cell-address="'20 à 70 (par 10)'.A19:'20 à 70 (par 10)'.A19" chart:class="chart:line">
            <chart:data-point chart:repeated="6"/>
          </chart:series>
          <chart:series chart:style-name="ch26" chart:values-cell-range-address="'20 à 70 (par 10)'.B20:'20 à 70 (par 10)'.G20" chart:label-cell-address="'20 à 70 (par 10)'.A20:'20 à 70 (par 10)'.A20" chart:class="chart:line">
            <chart:data-point chart:repeated="6"/>
          </chart:series>
          <chart:series chart:style-name="ch27" chart:values-cell-range-address="'20 à 70 (par 10)'.B21:'20 à 70 (par 10)'.G21" chart:label-cell-address="'20 à 70 (par 10)'.A21:'20 à 70 (par 10)'.A21" chart:class="chart:line">
            <chart:data-point chart:repeated="6"/>
          </chart:series>
          <chart:series chart:style-name="ch28" chart:values-cell-range-address="'20 à 70 (par 10)'.B22:'20 à 70 (par 10)'.G22" chart:label-cell-address="'20 à 70 (par 10)'.A22:'20 à 70 (par 10)'.A22" chart:class="chart:line">
            <chart:data-point chart:repeated="6"/>
          </chart:series>
          <chart:series chart:style-name="ch29" chart:values-cell-range-address="'20 à 70 (par 10)'.B23:'20 à 70 (par 10)'.G23" chart:label-cell-address="'20 à 70 (par 10)'.A23:'20 à 70 (par 10)'.A23" chart:class="chart:line">
            <chart:data-point chart:repeated="6"/>
          </chart:series>
          <chart:series chart:style-name="ch30" chart:values-cell-range-address="'20 à 70 (par 10)'.B24:'20 à 70 (par 10)'.G24" chart:label-cell-address="'20 à 70 (par 10)'.A24:'20 à 70 (par 10)'.A24" chart:class="chart:line">
            <chart:data-point chart:repeated="6"/>
          </chart:series>
          <chart:series chart:style-name="ch31" chart:values-cell-range-address="'20 à 70 (par 10)'.B25:'20 à 70 (par 10)'.G25" chart:label-cell-address="'20 à 70 (par 10)'.A25:'20 à 70 (par 10)'.A25" chart:class="chart:line">
            <chart:data-point chart:repeated="6"/>
          </chart:series>
          <chart:series chart:style-name="ch32" chart:values-cell-range-address="'20 à 70 (par 10)'.B26:'20 à 70 (par 10)'.G26" chart:label-cell-address="'20 à 70 (par 10)'.A26:'20 à 70 (par 10)'.A26" chart:class="chart:line">
            <chart:data-point chart:repeated="6"/>
          </chart:series>
          <chart:series chart:style-name="ch33" chart:values-cell-range-address="'20 à 70 (par 10)'.B27:'20 à 70 (par 10)'.G27" chart:label-cell-address="'20 à 70 (par 10)'.A27:'20 à 70 (par 10)'.A27" chart:class="chart:line">
            <chart:data-point chart:repeated="6"/>
          </chart:series>
          <chart:series chart:style-name="ch34" chart:values-cell-range-address="'20 à 70 (par 10)'.B28:'20 à 70 (par 10)'.G28" chart:label-cell-address="'20 à 70 (par 10)'.A28:'20 à 70 (par 10)'.A28" chart:class="chart:line">
            <chart:data-point chart:repeated="6"/>
          </chart:series>
          <chart:series chart:style-name="ch35" chart:values-cell-range-address="'20 à 70 (par 10)'.B29:'20 à 70 (par 10)'.G29" chart:label-cell-address="'20 à 70 (par 10)'.A29:'20 à 70 (par 10)'.A29" chart:class="chart:line">
            <chart:data-point chart:repeated="6"/>
          </chart:series>
          <chart:series chart:style-name="ch36" chart:values-cell-range-address="'20 à 70 (par 10)'.B30:'20 à 70 (par 10)'.G30" chart:label-cell-address="'20 à 70 (par 10)'.A30:'20 à 70 (par 10)'.A30" chart:class="chart:line">
            <chart:data-point chart:repeated="6"/>
          </chart:series>
          <chart:series chart:style-name="ch37" chart:values-cell-range-address="'20 à 70 (par 10)'.B31:'20 à 70 (par 10)'.G31" chart:label-cell-address="'20 à 70 (par 10)'.A31:'20 à 70 (par 10)'.A31" chart:class="chart:line">
            <chart:data-point chart:repeated="6"/>
          </chart:series>
          <chart:series chart:style-name="ch38" chart:values-cell-range-address="'20 à 70 (par 10)'.B32:'20 à 70 (par 10)'.G32" chart:label-cell-address="'20 à 70 (par 10)'.A32:'20 à 70 (par 10)'.A32" chart:class="chart:line">
            <chart:data-point chart:repeated="6"/>
          </chart:series>
          <chart:series chart:style-name="ch39" chart:values-cell-range-address="'20 à 70 (par 10)'.B33:'20 à 70 (par 10)'.G33" chart:label-cell-address="'20 à 70 (par 10)'.A33:'20 à 70 (par 10)'.A33" chart:class="chart:line">
            <chart:data-point chart:repeated="6"/>
          </chart:series>
          <chart:series chart:style-name="ch40" chart:values-cell-range-address="'20 à 70 (par 10)'.B34:'20 à 70 (par 10)'.G34" chart:label-cell-address="'20 à 70 (par 10)'.A34:'20 à 70 (par 10)'.A34" chart:class="chart:line">
            <chart:data-point chart:repeated="6"/>
          </chart:series>
          <chart:series chart:style-name="ch41" chart:values-cell-range-address="'20 à 70 (par 10)'.B35:'20 à 70 (par 10)'.G35" chart:label-cell-address="'20 à 70 (par 10)'.A35:'20 à 70 (par 10)'.A35" chart:class="chart:line">
            <chart:data-point chart:repeated="6"/>
          </chart:series>
          <chart:series chart:style-name="ch42" chart:values-cell-range-address="'20 à 70 (par 10)'.B36:'20 à 70 (par 10)'.G36" chart:label-cell-address="'20 à 70 (par 10)'.A36:'20 à 70 (par 10)'.A36" chart:class="chart:line">
            <chart:data-point chart:repeated="6"/>
          </chart:series>
          <chart:series chart:style-name="ch43" chart:values-cell-range-address="'20 à 70 (par 10)'.B37:'20 à 70 (par 10)'.G37" chart:label-cell-address="'20 à 70 (par 10)'.A37:'20 à 70 (par 10)'.A37" chart:class="chart:line">
            <chart:data-point chart:repeated="6"/>
          </chart:series>
          <chart:series chart:style-name="ch44" chart:values-cell-range-address="'20 à 70 (par 10)'.B38:'20 à 70 (par 10)'.G38" chart:label-cell-address="'20 à 70 (par 10)'.A38:'20 à 70 (par 10)'.A38" chart:class="chart:line">
            <chart:data-point chart:repeated="6"/>
          </chart:series>
          <chart:series chart:style-name="ch45" chart:values-cell-range-address="'20 à 70 (par 10)'.B39:'20 à 70 (par 10)'.G39" chart:label-cell-address="'20 à 70 (par 10)'.A39:'20 à 70 (par 10)'.A39" chart:class="chart:line">
            <chart:data-point chart:repeated="6"/>
          </chart:series>
          <chart:series chart:style-name="ch46" chart:values-cell-range-address="'20 à 70 (par 10)'.B40:'20 à 70 (par 10)'.G40" chart:label-cell-address="'20 à 70 (par 10)'.A40:'20 à 70 (par 10)'.A40" chart:class="chart:line">
            <chart:data-point chart:repeated="6"/>
          </chart:series>
          <chart:series chart:style-name="ch47" chart:values-cell-range-address="'20 à 70 (par 10)'.B41:'20 à 70 (par 10)'.G41" chart:label-cell-address="'20 à 70 (par 10)'.A41:'20 à 70 (par 10)'.A41" chart:class="chart:line">
            <chart:data-point chart:repeated="6"/>
          </chart:series>
          <chart:series chart:style-name="ch48" chart:values-cell-range-address="'20 à 70 (par 10)'.B42:'20 à 70 (par 10)'.G42" chart:label-cell-address="'20 à 70 (par 10)'.A42:'20 à 70 (par 10)'.A42" chart:class="chart:line">
            <chart:data-point chart:repeated="6"/>
          </chart:series>
          <chart:series chart:style-name="ch49" chart:values-cell-range-address="'20 à 70 (par 10)'.B43:'20 à 70 (par 10)'.G43" chart:label-cell-address="'20 à 70 (par 10)'.A43:'20 à 70 (par 10)'.A43" chart:class="chart:line">
            <chart:data-point chart:repeated="6"/>
          </chart:series>
          <chart:series chart:style-name="ch50" chart:values-cell-range-address="'20 à 70 (par 10)'.B44:'20 à 70 (par 10)'.G44" chart:label-cell-address="'20 à 70 (par 10)'.A44:'20 à 70 (par 10)'.A44" chart:class="chart:line">
            <chart:data-point chart:repeated="6"/>
          </chart:series>
          <chart:wall chart:style-name="ch51"/>
          <chart:floor chart:style-name="ch5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'20 à 70 (par 10)'.B1:'20 à 70 (par 10)'.G1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20 à 70 (par 10)'.A2:'20 à 70 (par 10)'.A2</svg:desc>
                </draw:g>
              </table:table-cell>
              <table:table-cell office:value-type="float" office:value="0.0266670360211">
                <text:p>0.0266670360211</text:p>
                <draw:g>
                  <svg:desc>'20 à 70 (par 10)'.B2:'20 à 70 (par 10)'.G2</svg:desc>
                </draw:g>
              </table:table-cell>
              <table:table-cell office:value-type="float" office:value="0.0284582841749">
                <text:p>0.0284582841749</text:p>
              </table:table-cell>
              <table:table-cell office:value-type="float" office:value="0.0287197368283">
                <text:p>0.0287197368283</text:p>
              </table:table-cell>
              <table:table-cell office:value-type="float" office:value="0.0286743882688">
                <text:p>0.0286743882688</text:p>
              </table:table-cell>
              <table:table-cell office:value-type="float" office:value="0.0286602697396">
                <text:p>0.0286602697396</text:p>
              </table:table-cell>
              <table:table-cell office:value-type="float" office:value="0.0286607235699">
                <text:p>0.0286607235699</text:p>
              </table:table-cell>
            </table:table-row>
            <table:table-row>
              <table:table-cell office:value-type="string">
                <text:p>2</text:p>
                <draw:g>
                  <svg:desc>'20 à 70 (par 10)'.A3:'20 à 70 (par 10)'.A3</svg:desc>
                </draw:g>
              </table:table-cell>
              <table:table-cell office:value-type="float" office:value="0.02231118234">
                <text:p>0.02231118234</text:p>
                <draw:g>
                  <svg:desc>'20 à 70 (par 10)'.B3:'20 à 70 (par 10)'.G3</svg:desc>
                </draw:g>
              </table:table-cell>
              <table:table-cell office:value-type="float" office:value="0.0242372200315">
                <text:p>0.0242372200315</text:p>
              </table:table-cell>
              <table:table-cell office:value-type="float" office:value="0.0244579488482">
                <text:p>0.0244579488482</text:p>
              </table:table-cell>
              <table:table-cell office:value-type="float" office:value="0.0244038511988">
                <text:p>0.0244038511988</text:p>
              </table:table-cell>
              <table:table-cell office:value-type="float" office:value="0.0243904941661">
                <text:p>0.0243904941661</text:p>
              </table:table-cell>
              <table:table-cell office:value-type="float" office:value="0.0243913520589">
                <text:p>0.0243913520589</text:p>
              </table:table-cell>
            </table:table-row>
            <table:table-row>
              <table:table-cell office:value-type="string">
                <text:p>3</text:p>
                <draw:g>
                  <svg:desc>'20 à 70 (par 10)'.A4:'20 à 70 (par 10)'.A4</svg:desc>
                </draw:g>
              </table:table-cell>
              <table:table-cell office:value-type="float" office:value="0.0181306675762">
                <text:p>0.0181306675762</text:p>
                <draw:g>
                  <svg:desc>'20 à 70 (par 10)'.B4:'20 à 70 (par 10)'.G4</svg:desc>
                </draw:g>
              </table:table-cell>
              <table:table-cell office:value-type="float" office:value="0.020071357979">
                <text:p>0.020071357979</text:p>
              </table:table-cell>
              <table:table-cell office:value-type="float" office:value="0.0202455967387">
                <text:p>0.0202455967387</text:p>
              </table:table-cell>
              <table:table-cell office:value-type="float" office:value="0.0201868725582">
                <text:p>0.0201868725582</text:p>
              </table:table-cell>
              <table:table-cell office:value-type="float" office:value="0.0201748722845">
                <text:p>0.0201748722845</text:p>
              </table:table-cell>
              <table:table-cell office:value-type="float" office:value="0.0201760304721">
                <text:p>0.0201760304721</text:p>
              </table:table-cell>
            </table:table-row>
            <table:table-row>
              <table:table-cell office:value-type="string">
                <text:p>4</text:p>
                <draw:g>
                  <svg:desc>'20 à 70 (par 10)'.A5:'20 à 70 (par 10)'.A5</svg:desc>
                </draw:g>
              </table:table-cell>
              <table:table-cell office:value-type="float" office:value="0.0185226183987">
                <text:p>0.0185226183987</text:p>
                <draw:g>
                  <svg:desc>'20 à 70 (par 10)'.B5:'20 à 70 (par 10)'.G5</svg:desc>
                </draw:g>
              </table:table-cell>
              <table:table-cell office:value-type="float" office:value="0.020501475274">
                <text:p>0.020501475274</text:p>
              </table:table-cell>
              <table:table-cell office:value-type="float" office:value="0.0206183090829">
                <text:p>0.0206183090829</text:p>
              </table:table-cell>
              <table:table-cell office:value-type="float" office:value="0.0205531417135">
                <text:p>0.0205531417135</text:p>
              </table:table-cell>
              <table:table-cell office:value-type="float" office:value="0.0205427497652">
                <text:p>0.0205427497652</text:p>
              </table:table-cell>
              <table:table-cell office:value-type="float" office:value="0.0205443006374">
                <text:p>0.0205443006374</text:p>
              </table:table-cell>
            </table:table-row>
            <table:table-row>
              <table:table-cell office:value-type="string">
                <text:p>5</text:p>
                <draw:g>
                  <svg:desc>'20 à 70 (par 10)'.A6:'20 à 70 (par 10)'.A6</svg:desc>
                </draw:g>
              </table:table-cell>
              <table:table-cell office:value-type="float" office:value="0.0202549282499">
                <text:p>0.0202549282499</text:p>
                <draw:g>
                  <svg:desc>'20 à 70 (par 10)'.B6:'20 à 70 (par 10)'.G6</svg:desc>
                </draw:g>
              </table:table-cell>
              <table:table-cell office:value-type="float" office:value="0.0222140413782">
                <text:p>0.0222140413782</text:p>
              </table:table-cell>
              <table:table-cell office:value-type="float" office:value="0.0222331911059">
                <text:p>0.0222331911059</text:p>
              </table:table-cell>
              <table:table-cell office:value-type="float" office:value="0.0221601451752">
                <text:p>0.0221601451752</text:p>
              </table:table-cell>
              <table:table-cell office:value-type="float" office:value="0.0221527734488">
                <text:p>0.0221527734488</text:p>
              </table:table-cell>
              <table:table-cell office:value-type="float" office:value="0.0221549001103">
                <text:p>0.0221549001103</text:p>
              </table:table-cell>
            </table:table-row>
            <table:table-row>
              <table:table-cell office:value-type="string">
                <text:p>6</text:p>
                <draw:g>
                  <svg:desc>'20 à 70 (par 10)'.A7:'20 à 70 (par 10)'.A7</svg:desc>
                </draw:g>
              </table:table-cell>
              <table:table-cell office:value-type="float" office:value="0.0192622184062">
                <text:p>0.0192622184062</text:p>
                <draw:g>
                  <svg:desc>'20 à 70 (par 10)'.B7:'20 à 70 (par 10)'.G7</svg:desc>
                </draw:g>
              </table:table-cell>
              <table:table-cell office:value-type="float" office:value="0.0212046016322">
                <text:p>0.0212046016322</text:p>
              </table:table-cell>
              <table:table-cell office:value-type="float" office:value="0.0211855214625">
                <text:p>0.0211855214625</text:p>
              </table:table-cell>
              <table:table-cell office:value-type="float" office:value="0.0211099011751">
                <text:p>0.0211099011751</text:p>
              </table:table-cell>
              <table:table-cell office:value-type="float" office:value="0.0211037548695">
                <text:p>0.0211037548695</text:p>
              </table:table-cell>
              <table:table-cell office:value-type="float" office:value="0.0211060913746">
                <text:p>0.0211060913746</text:p>
              </table:table-cell>
            </table:table-row>
            <table:table-row>
              <table:table-cell office:value-type="string">
                <text:p>7</text:p>
                <draw:g>
                  <svg:desc>'20 à 70 (par 10)'.A8:'20 à 70 (par 10)'.A8</svg:desc>
                </draw:g>
              </table:table-cell>
              <table:table-cell office:value-type="float" office:value="0.0199807677861">
                <text:p>0.0199807677861</text:p>
                <draw:g>
                  <svg:desc>'20 à 70 (par 10)'.B8:'20 à 70 (par 10)'.G8</svg:desc>
                </draw:g>
              </table:table-cell>
              <table:table-cell office:value-type="float" office:value="0.021834410392">
                <text:p>0.021834410392</text:p>
              </table:table-cell>
              <table:table-cell office:value-type="float" office:value="0.0217484019396">
                <text:p>0.0217484019396</text:p>
              </table:table-cell>
              <table:table-cell office:value-type="float" office:value="0.0216702849467">
                <text:p>0.0216702849467</text:p>
              </table:table-cell>
              <table:table-cell office:value-type="float" office:value="0.0216664714839">
                <text:p>0.0216664714839</text:p>
              </table:table-cell>
              <table:table-cell office:value-type="float" office:value="0.0216691153618">
                <text:p>0.0216691153618</text:p>
              </table:table-cell>
            </table:table-row>
            <table:table-row>
              <table:table-cell office:value-type="string">
                <text:p>8</text:p>
                <draw:g>
                  <svg:desc>'20 à 70 (par 10)'.A9:'20 à 70 (par 10)'.A9</svg:desc>
                </draw:g>
              </table:table-cell>
              <table:table-cell office:value-type="float" office:value="0.0204896840479">
                <text:p>0.0204896840479</text:p>
                <draw:g>
                  <svg:desc>'20 à 70 (par 10)'.B9:'20 à 70 (par 10)'.G9</svg:desc>
                </draw:g>
              </table:table-cell>
              <table:table-cell office:value-type="float" office:value="0.02219294155">
                <text:p>0.02219294155</text:p>
              </table:table-cell>
              <table:table-cell office:value-type="float" office:value="0.0220413391179">
                <text:p>0.0220413391179</text:p>
              </table:table-cell>
              <table:table-cell office:value-type="float" office:value="0.0219631447263">
                <text:p>0.0219631447263</text:p>
              </table:table-cell>
              <table:table-cell office:value-type="float" office:value="0.0219618340017">
                <text:p>0.0219618340017</text:p>
              </table:table-cell>
              <table:table-cell office:value-type="float" office:value="0.0219647080558">
                <text:p>0.0219647080558</text:p>
              </table:table-cell>
            </table:table-row>
            <table:table-row>
              <table:table-cell office:value-type="string">
                <text:p>9</text:p>
                <draw:g>
                  <svg:desc>'20 à 70 (par 10)'.A10:'20 à 70 (par 10)'.A10</svg:desc>
                </draw:g>
              </table:table-cell>
              <table:table-cell office:value-type="float" office:value="0.0207474698073">
                <text:p>0.0207474698073</text:p>
                <draw:g>
                  <svg:desc>'20 à 70 (par 10)'.B10:'20 à 70 (par 10)'.G10</svg:desc>
                </draw:g>
              </table:table-cell>
              <table:table-cell office:value-type="float" office:value="0.0222609603162">
                <text:p>0.0222609603162</text:p>
              </table:table-cell>
              <table:table-cell office:value-type="float" office:value="0.0220492305605">
                <text:p>0.0220492305605</text:p>
              </table:table-cell>
              <table:table-cell office:value-type="float" office:value="0.0219728822448">
                <text:p>0.0219728822448</text:p>
              </table:table-cell>
              <table:table-cell office:value-type="float" office:value="0.021974041098">
                <text:p>0.021974041098</text:p>
              </table:table-cell>
              <table:table-cell office:value-type="float" office:value="0.0219770686755">
                <text:p>0.0219770686755</text:p>
              </table:table-cell>
            </table:table-row>
            <table:table-row>
              <table:table-cell office:value-type="string">
                <text:p>10</text:p>
                <draw:g>
                  <svg:desc>'20 à 70 (par 10)'.A11:'20 à 70 (par 10)'.A11</svg:desc>
                </draw:g>
              </table:table-cell>
              <table:table-cell office:value-type="float" office:value="0.0205776877459">
                <text:p>0.0205776877459</text:p>
                <draw:g>
                  <svg:desc>'20 à 70 (par 10)'.B11:'20 à 70 (par 10)'.G11</svg:desc>
                </draw:g>
              </table:table-cell>
              <table:table-cell office:value-type="float" office:value="0.0218566191644">
                <text:p>0.0218566191644</text:p>
              </table:table-cell>
              <table:table-cell office:value-type="float" office:value="0.0215976298476">
                <text:p>0.0215976298476</text:p>
              </table:table-cell>
              <table:table-cell office:value-type="float" office:value="0.0215259224307">
                <text:p>0.0215259224307</text:p>
              </table:table-cell>
              <table:table-cell office:value-type="float" office:value="0.0215293134756">
                <text:p>0.0215293134756</text:p>
              </table:table-cell>
              <table:table-cell office:value-type="float" office:value="0.0215323660359">
                <text:p>0.0215323660359</text:p>
              </table:table-cell>
            </table:table-row>
            <table:table-row>
              <table:table-cell office:value-type="string">
                <text:p>11</text:p>
                <draw:g>
                  <svg:desc>'20 à 70 (par 10)'.A12:'20 à 70 (par 10)'.A12</svg:desc>
                </draw:g>
              </table:table-cell>
              <table:table-cell office:value-type="float" office:value="0.020533064845">
                <text:p>0.020533064845</text:p>
                <draw:g>
                  <svg:desc>'20 à 70 (par 10)'.B12:'20 à 70 (par 10)'.G12</svg:desc>
                </draw:g>
              </table:table-cell>
              <table:table-cell office:value-type="float" office:value="0.0215281426856">
                <text:p>0.0215281426856</text:p>
              </table:table-cell>
              <table:table-cell office:value-type="float" office:value="0.0212232259697">
                <text:p>0.0212232259697</text:p>
              </table:table-cell>
              <table:table-cell office:value-type="float" office:value="0.0211580999112">
                <text:p>0.0211580999112</text:p>
              </table:table-cell>
              <table:table-cell office:value-type="float" office:value="0.0211638494472">
                <text:p>0.0211638494472</text:p>
              </table:table-cell>
              <table:table-cell office:value-type="float" office:value="0.0211668641717">
                <text:p>0.0211668641717</text:p>
              </table:table-cell>
            </table:table-row>
            <table:table-row>
              <table:table-cell office:value-type="string">
                <text:p>12</text:p>
                <draw:g>
                  <svg:desc>'20 à 70 (par 10)'.A13:'20 à 70 (par 10)'.A13</svg:desc>
                </draw:g>
              </table:table-cell>
              <table:table-cell office:value-type="float" office:value="0.0247889720071">
                <text:p>0.0247889720071</text:p>
                <draw:g>
                  <svg:desc>'20 à 70 (par 10)'.B13:'20 à 70 (par 10)'.G13</svg:desc>
                </draw:g>
              </table:table-cell>
              <table:table-cell office:value-type="float" office:value="0.025474526736">
                <text:p>0.025474526736</text:p>
              </table:table-cell>
              <table:table-cell office:value-type="float" office:value="0.0251284316051">
                <text:p>0.0251284316051</text:p>
              </table:table-cell>
              <table:table-cell office:value-type="float" office:value="0.0250712664977">
                <text:p>0.0250712664977</text:p>
              </table:table-cell>
              <table:table-cell office:value-type="float" office:value="0.0250793185281">
                <text:p>0.0250793185281</text:p>
              </table:table-cell>
              <table:table-cell office:value-type="float" office:value="0.0250822375235">
                <text:p>0.0250822375235</text:p>
              </table:table-cell>
            </table:table-row>
            <table:table-row>
              <table:table-cell office:value-type="string">
                <text:p>13</text:p>
                <draw:g>
                  <svg:desc>'20 à 70 (par 10)'.A14:'20 à 70 (par 10)'.A14</svg:desc>
                </draw:g>
              </table:table-cell>
              <table:table-cell office:value-type="float" office:value="0.0213353639833">
                <text:p>0.0213353639833</text:p>
                <draw:g>
                  <svg:desc>'20 à 70 (par 10)'.B14:'20 à 70 (par 10)'.G14</svg:desc>
                </draw:g>
              </table:table-cell>
              <table:table-cell office:value-type="float" office:value="0.0217571926038">
                <text:p>0.0217571926038</text:p>
              </table:table-cell>
              <table:table-cell office:value-type="float" office:value="0.0213862428787">
                <text:p>0.0213862428787</text:p>
              </table:table-cell>
              <table:table-cell office:value-type="float" office:value="0.0213366729052">
                <text:p>0.0213366729052</text:p>
              </table:table-cell>
              <table:table-cell office:value-type="float" office:value="0.0213463701267">
                <text:p>0.0213463701267</text:p>
              </table:table-cell>
              <table:table-cell office:value-type="float" office:value="0.0213491477239">
                <text:p>0.0213491477239</text:p>
              </table:table-cell>
            </table:table-row>
            <table:table-row>
              <table:table-cell office:value-type="string">
                <text:p>14</text:p>
                <draw:g>
                  <svg:desc>'20 à 70 (par 10)'.A15:'20 à 70 (par 10)'.A15</svg:desc>
                </draw:g>
              </table:table-cell>
              <table:table-cell office:value-type="float" office:value="0.0223509484721">
                <text:p>0.0223509484721</text:p>
                <draw:g>
                  <svg:desc>'20 à 70 (par 10)'.B15:'20 à 70 (par 10)'.G15</svg:desc>
                </draw:g>
              </table:table-cell>
              <table:table-cell office:value-type="float" office:value="0.0225065281167">
                <text:p>0.0225065281167</text:p>
              </table:table-cell>
              <table:table-cell office:value-type="float" office:value="0.0221179839672">
                <text:p>0.0221179839672</text:p>
              </table:table-cell>
              <table:table-cell office:value-type="float" office:value="0.0220767708225">
                <text:p>0.0220767708225</text:p>
              </table:table-cell>
              <table:table-cell office:value-type="float" office:value="0.0220879041326">
                <text:p>0.0220879041326</text:p>
              </table:table-cell>
              <table:table-cell office:value-type="float" office:value="0.0220904922043">
                <text:p>0.0220904922043</text:p>
              </table:table-cell>
            </table:table-row>
            <table:table-row>
              <table:table-cell office:value-type="string">
                <text:p>15</text:p>
                <draw:g>
                  <svg:desc>'20 à 70 (par 10)'.A16:'20 à 70 (par 10)'.A16</svg:desc>
                </draw:g>
              </table:table-cell>
              <table:table-cell office:value-type="float" office:value="0.0235688991175">
                <text:p>0.0235688991175</text:p>
                <draw:g>
                  <svg:desc>'20 à 70 (par 10)'.B16:'20 à 70 (par 10)'.G16</svg:desc>
                </draw:g>
              </table:table-cell>
              <table:table-cell office:value-type="float" office:value="0.0234601401742">
                <text:p>0.0234601401742</text:p>
              </table:table-cell>
              <table:table-cell office:value-type="float" office:value="0.0230634370789">
                <text:p>0.0230634370789</text:p>
              </table:table-cell>
              <table:table-cell office:value-type="float" office:value="0.0230313682271">
                <text:p>0.0230313682271</text:p>
              </table:table-cell>
              <table:table-cell office:value-type="float" office:value="0.0230436474595">
                <text:p>0.0230436474595</text:p>
              </table:table-cell>
              <table:table-cell office:value-type="float" office:value="0.0230459895377">
                <text:p>0.0230459895377</text:p>
              </table:table-cell>
            </table:table-row>
            <table:table-row>
              <table:table-cell office:value-type="string">
                <text:p>16</text:p>
                <draw:g>
                  <svg:desc>'20 à 70 (par 10)'.A17:'20 à 70 (par 10)'.A17</svg:desc>
                </draw:g>
              </table:table-cell>
              <table:table-cell office:value-type="float" office:value="0.0296687531528">
                <text:p>0.0296687531528</text:p>
                <draw:g>
                  <svg:desc>'20 à 70 (par 10)'.B17:'20 à 70 (par 10)'.G17</svg:desc>
                </draw:g>
              </table:table-cell>
              <table:table-cell office:value-type="float" office:value="0.0293092711467">
                <text:p>0.0293092711467</text:p>
              </table:table-cell>
              <table:table-cell office:value-type="float" office:value="0.0289007695645">
                <text:p>0.0289007695645</text:p>
              </table:table-cell>
              <table:table-cell office:value-type="float" office:value="0.0288770484068">
                <text:p>0.0288770484068</text:p>
              </table:table-cell>
              <table:table-cell office:value-type="float" office:value="0.0288905394884">
                <text:p>0.0288905394884</text:p>
              </table:table-cell>
              <table:table-cell office:value-type="float" office:value="0.0288926720658">
                <text:p>0.0288926720658</text:p>
              </table:table-cell>
            </table:table-row>
            <table:table-row>
              <table:table-cell office:value-type="string">
                <text:p>17</text:p>
                <draw:g>
                  <svg:desc>'20 à 70 (par 10)'.A18:'20 à 70 (par 10)'.A18</svg:desc>
                </draw:g>
              </table:table-cell>
              <table:table-cell office:value-type="float" office:value="0.0270276649908">
                <text:p>0.0270276649908</text:p>
                <draw:g>
                  <svg:desc>'20 à 70 (par 10)'.B18:'20 à 70 (par 10)'.G18</svg:desc>
                </draw:g>
              </table:table-cell>
              <table:table-cell office:value-type="float" office:value="0.0264082171102">
                <text:p>0.0264082171102</text:p>
              </table:table-cell>
              <table:table-cell office:value-type="float" office:value="0.0260057763746">
                <text:p>0.0260057763746</text:p>
              </table:table-cell>
              <table:table-cell office:value-type="float" office:value="0.0259923564938">
                <text:p>0.0259923564938</text:p>
              </table:table-cell>
              <table:table-cell office:value-type="float" office:value="0.0260065528495">
                <text:p>0.0260065528495</text:p>
              </table:table-cell>
              <table:table-cell office:value-type="float" office:value="0.0260083551811">
                <text:p>0.0260083551811</text:p>
              </table:table-cell>
            </table:table-row>
            <table:table-row>
              <table:table-cell office:value-type="string">
                <text:p>18</text:p>
                <draw:g>
                  <svg:desc>'20 à 70 (par 10)'.A19:'20 à 70 (par 10)'.A19</svg:desc>
                </draw:g>
              </table:table-cell>
              <table:table-cell office:value-type="float" office:value="0.0288186910493">
                <text:p>0.0288186910493</text:p>
                <draw:g>
                  <svg:desc>'20 à 70 (par 10)'.B19:'20 à 70 (par 10)'.G19</svg:desc>
                </draw:g>
              </table:table-cell>
              <table:table-cell office:value-type="float" office:value="0.027981615566">
                <text:p>0.027981615566</text:p>
              </table:table-cell>
              <table:table-cell office:value-type="float" office:value="0.0275926217489">
                <text:p>0.0275926217489</text:p>
              </table:table-cell>
              <table:table-cell office:value-type="float" office:value="0.0275886532399">
                <text:p>0.0275886532399</text:p>
              </table:table-cell>
              <table:table-cell office:value-type="float" office:value="0.0276031931908">
                <text:p>0.0276031931908</text:p>
              </table:table-cell>
              <table:table-cell office:value-type="float" office:value="0.0276046649984">
                <text:p>0.0276046649984</text:p>
              </table:table-cell>
            </table:table-row>
            <table:table-row>
              <table:table-cell office:value-type="string">
                <text:p>19</text:p>
                <draw:g>
                  <svg:desc>'20 à 70 (par 10)'.A20:'20 à 70 (par 10)'.A20</svg:desc>
                </draw:g>
              </table:table-cell>
              <table:table-cell office:value-type="float" office:value="0.0288541152833">
                <text:p>0.0288541152833</text:p>
                <draw:g>
                  <svg:desc>'20 à 70 (par 10)'.B20:'20 à 70 (par 10)'.G20</svg:desc>
                </draw:g>
              </table:table-cell>
              <table:table-cell office:value-type="float" office:value="0.0276661781775">
                <text:p>0.0276661781775</text:p>
              </table:table-cell>
              <table:table-cell office:value-type="float" office:value="0.0272960348282">
                <text:p>0.0272960348282</text:p>
              </table:table-cell>
              <table:table-cell office:value-type="float" office:value="0.0273071554458">
                <text:p>0.0273071554458</text:p>
              </table:table-cell>
              <table:table-cell office:value-type="float" office:value="0.0273223435439">
                <text:p>0.0273223435439</text:p>
              </table:table-cell>
              <table:table-cell office:value-type="float" office:value="0.0273232966983">
                <text:p>0.0273232966983</text:p>
              </table:table-cell>
            </table:table-row>
            <table:table-row>
              <table:table-cell office:value-type="string">
                <text:p>20</text:p>
                <draw:g>
                  <svg:desc>'20 à 70 (par 10)'.A21:'20 à 70 (par 10)'.A21</svg:desc>
                </draw:g>
              </table:table-cell>
              <table:table-cell office:value-type="float" office:value="0.0303507698713">
                <text:p>0.0303507698713</text:p>
                <draw:g>
                  <svg:desc>'20 à 70 (par 10)'.B21:'20 à 70 (par 10)'.G21</svg:desc>
                </draw:g>
              </table:table-cell>
              <table:table-cell office:value-type="float" office:value="0.0287620252718">
                <text:p>0.0287620252718</text:p>
              </table:table-cell>
              <table:table-cell office:value-type="float" office:value="0.0284365887737">
                <text:p>0.0284365887737</text:p>
              </table:table-cell>
              <table:table-cell office:value-type="float" office:value="0.0284672064144">
                <text:p>0.0284672064144</text:p>
              </table:table-cell>
              <table:table-cell office:value-type="float" office:value="0.0284824509049">
                <text:p>0.0284824509049</text:p>
              </table:table-cell>
              <table:table-cell office:value-type="float" office:value="0.0284826630019">
                <text:p>0.0284826630019</text:p>
              </table:table-cell>
            </table:table-row>
            <table:table-row>
              <table:table-cell office:value-type="string">
                <text:p>21</text:p>
                <draw:g>
                  <svg:desc>'20 à 70 (par 10)'.A22:'20 à 70 (par 10)'.A22</svg:desc>
                </draw:g>
              </table:table-cell>
              <table:table-cell office:value-type="float" office:value="0.028555309011">
                <text:p>0.028555309011</text:p>
                <draw:g>
                  <svg:desc>'20 à 70 (par 10)'.B22:'20 à 70 (par 10)'.G22</svg:desc>
                </draw:g>
              </table:table-cell>
              <table:table-cell office:value-type="float" office:value="0.0268225306701">
                <text:p>0.0268225306701</text:p>
              </table:table-cell>
              <table:table-cell office:value-type="float" office:value="0.0265132069689">
                <text:p>0.0265132069689</text:p>
              </table:table-cell>
              <table:table-cell office:value-type="float" office:value="0.0265508508199">
                <text:p>0.0265508508199</text:p>
              </table:table-cell>
              <table:table-cell office:value-type="float" office:value="0.0265661145486">
                <text:p>0.0265661145486</text:p>
              </table:table-cell>
              <table:table-cell office:value-type="float" office:value="0.0265660595189">
                <text:p>0.0265660595189</text:p>
              </table:table-cell>
            </table:table-row>
            <table:table-row>
              <table:table-cell office:value-type="string">
                <text:p>22</text:p>
                <draw:g>
                  <svg:desc>'20 à 70 (par 10)'.A23:'20 à 70 (par 10)'.A23</svg:desc>
                </draw:g>
              </table:table-cell>
              <table:table-cell office:value-type="float" office:value="0.028322866638">
                <text:p>0.028322866638</text:p>
                <draw:g>
                  <svg:desc>'20 à 70 (par 10)'.B23:'20 à 70 (par 10)'.G23</svg:desc>
                </draw:g>
              </table:table-cell>
              <table:table-cell office:value-type="float" office:value="0.02639032065">
                <text:p>0.02639032065</text:p>
              </table:table-cell>
              <table:table-cell office:value-type="float" office:value="0.0261281917049">
                <text:p>0.0261281917049</text:p>
              </table:table-cell>
              <table:table-cell office:value-type="float" office:value="0.026177946614">
                <text:p>0.026177946614</text:p>
              </table:table-cell>
              <table:table-cell office:value-type="float" office:value="0.0261924997763">
                <text:p>0.0261924997763</text:p>
              </table:table-cell>
              <table:table-cell office:value-type="float" office:value="0.0261919167615">
                <text:p>0.0261919167615</text:p>
              </table:table-cell>
            </table:table-row>
            <table:table-row>
              <table:table-cell office:value-type="string">
                <text:p>23</text:p>
                <draw:g>
                  <svg:desc>'20 à 70 (par 10)'.A24:'20 à 70 (par 10)'.A24</svg:desc>
                </draw:g>
              </table:table-cell>
              <table:table-cell office:value-type="float" office:value="0.0280874517075">
                <text:p>0.0280874517075</text:p>
                <draw:g>
                  <svg:desc>'20 à 70 (par 10)'.B24:'20 à 70 (par 10)'.G24</svg:desc>
                </draw:g>
              </table:table-cell>
              <table:table-cell office:value-type="float" office:value="0.0260012242598">
                <text:p>0.0260012242598</text:p>
              </table:table-cell>
              <table:table-cell office:value-type="float" office:value="0.0257920612019">
                <text:p>0.0257920612019</text:p>
              </table:table-cell>
              <table:table-cell office:value-type="float" office:value="0.0258527316932">
                <text:p>0.0258527316932</text:p>
              </table:table-cell>
              <table:table-cell office:value-type="float" office:value="0.0258662445076">
                <text:p>0.0258662445076</text:p>
              </table:table-cell>
              <table:table-cell office:value-type="float" office:value="0.0258651493208">
                <text:p>0.0258651493208</text:p>
              </table:table-cell>
            </table:table-row>
            <table:table-row>
              <table:table-cell office:value-type="string">
                <text:p>24</text:p>
                <draw:g>
                  <svg:desc>'20 à 70 (par 10)'.A25:'20 à 70 (par 10)'.A25</svg:desc>
                </draw:g>
              </table:table-cell>
              <table:table-cell office:value-type="float" office:value="0.0275511431526">
                <text:p>0.0275511431526</text:p>
                <draw:g>
                  <svg:desc>'20 à 70 (par 10)'.B25:'20 à 70 (par 10)'.G25</svg:desc>
                </draw:g>
              </table:table-cell>
              <table:table-cell office:value-type="float" office:value="0.0253546778163">
                <text:p>0.0253546778163</text:p>
              </table:table-cell>
              <table:table-cell office:value-type="float" office:value="0.0252045291285">
                <text:p>0.0252045291285</text:p>
              </table:table-cell>
              <table:table-cell office:value-type="float" office:value="0.0252750240361">
                <text:p>0.0252750240361</text:p>
              </table:table-cell>
              <table:table-cell office:value-type="float" office:value="0.0252871659963">
                <text:p>0.0252871659963</text:p>
              </table:table-cell>
              <table:table-cell office:value-type="float" office:value="0.0252855703851">
                <text:p>0.0252855703851</text:p>
              </table:table-cell>
            </table:table-row>
            <table:table-row>
              <table:table-cell office:value-type="string">
                <text:p>25</text:p>
                <draw:g>
                  <svg:desc>'20 à 70 (par 10)'.A26:'20 à 70 (par 10)'.A26</svg:desc>
                </draw:g>
              </table:table-cell>
              <table:table-cell office:value-type="float" office:value="0.0317073560845">
                <text:p>0.0317073560845</text:p>
                <draw:g>
                  <svg:desc>'20 à 70 (par 10)'.B26:'20 à 70 (par 10)'.G26</svg:desc>
                </draw:g>
              </table:table-cell>
              <table:table-cell office:value-type="float" office:value="0.0295669402896">
                <text:p>0.0295669402896</text:p>
              </table:table-cell>
              <table:table-cell office:value-type="float" office:value="0.0294764846656">
                <text:p>0.0294764846656</text:p>
              </table:table-cell>
              <table:table-cell office:value-type="float" office:value="0.0295505322915">
                <text:p>0.0295505322915</text:p>
              </table:table-cell>
              <table:table-cell office:value-type="float" office:value="0.0295607078517">
                <text:p>0.0295607078517</text:p>
              </table:table-cell>
              <table:table-cell office:value-type="float" office:value="0.0295587977862">
                <text:p>0.0295587977862</text:p>
              </table:table-cell>
            </table:table-row>
            <table:table-row>
              <table:table-cell office:value-type="string">
                <text:p>26</text:p>
                <draw:g>
                  <svg:desc>'20 à 70 (par 10)'.A27:'20 à 70 (par 10)'.A27</svg:desc>
                </draw:g>
              </table:table-cell>
              <table:table-cell office:value-type="float" office:value="0.0274186843371">
                <text:p>0.0274186843371</text:p>
                <draw:g>
                  <svg:desc>'20 à 70 (par 10)'.B27:'20 à 70 (par 10)'.G27</svg:desc>
                </draw:g>
              </table:table-cell>
              <table:table-cell office:value-type="float" office:value="0.0253229294649">
                <text:p>0.0253229294649</text:p>
              </table:table-cell>
              <table:table-cell office:value-type="float" office:value="0.0253017465906">
                <text:p>0.0253017465906</text:p>
              </table:table-cell>
              <table:table-cell office:value-type="float" office:value="0.0253805487848">
                <text:p>0.0253805487848</text:p>
              </table:table-cell>
              <table:table-cell office:value-type="float" office:value="0.0253885021687">
                <text:p>0.0253885021687</text:p>
              </table:table-cell>
              <table:table-cell office:value-type="float" office:value="0.0253862084006">
                <text:p>0.0253862084006</text:p>
              </table:table-cell>
            </table:table-row>
            <table:table-row>
              <table:table-cell office:value-type="string">
                <text:p>27</text:p>
                <draw:g>
                  <svg:desc>'20 à 70 (par 10)'.A28:'20 à 70 (par 10)'.A28</svg:desc>
                </draw:g>
              </table:table-cell>
              <table:table-cell office:value-type="float" office:value="0.0272502152658">
                <text:p>0.0272502152658</text:p>
                <draw:g>
                  <svg:desc>'20 à 70 (par 10)'.B28:'20 à 70 (par 10)'.G28</svg:desc>
                </draw:g>
              </table:table-cell>
              <table:table-cell office:value-type="float" office:value="0.0252620185001">
                <text:p>0.0252620185001</text:p>
              </table:table-cell>
              <table:table-cell office:value-type="float" office:value="0.0253099783818">
                <text:p>0.0253099783818</text:p>
              </table:table-cell>
              <table:table-cell office:value-type="float" office:value="0.0253910937878">
                <text:p>0.0253910937878</text:p>
              </table:table-cell>
              <table:table-cell office:value-type="float" office:value="0.0253966092353">
                <text:p>0.0253966092353</text:p>
              </table:table-cell>
              <table:table-cell office:value-type="float" office:value="0.0253940055933">
                <text:p>0.0253940055933</text:p>
              </table:table-cell>
            </table:table-row>
            <table:table-row>
              <table:table-cell office:value-type="string">
                <text:p>28</text:p>
                <draw:g>
                  <svg:desc>'20 à 70 (par 10)'.A29:'20 à 70 (par 10)'.A29</svg:desc>
                </draw:g>
              </table:table-cell>
              <table:table-cell office:value-type="float" office:value="0.0268114696614">
                <text:p>0.0268114696614</text:p>
                <draw:g>
                  <svg:desc>'20 à 70 (par 10)'.B29:'20 à 70 (par 10)'.G29</svg:desc>
                </draw:g>
              </table:table-cell>
              <table:table-cell office:value-type="float" office:value="0.0249713996774">
                <text:p>0.0249713996774</text:p>
              </table:table-cell>
              <table:table-cell office:value-type="float" office:value="0.0250860878099">
                <text:p>0.0250860878099</text:p>
              </table:table-cell>
              <table:table-cell office:value-type="float" office:value="0.0251676755996">
                <text:p>0.0251676755996</text:p>
              </table:table-cell>
              <table:table-cell office:value-type="float" office:value="0.0251706798081">
                <text:p>0.0251706798081</text:p>
              </table:table-cell>
              <table:table-cell office:value-type="float" office:value="0.0251678300678">
                <text:p>0.0251678300678</text:p>
              </table:table-cell>
            </table:table-row>
            <table:table-row>
              <table:table-cell office:value-type="string">
                <text:p>29</text:p>
                <draw:g>
                  <svg:desc>'20 à 70 (par 10)'.A30:'20 à 70 (par 10)'.A30</svg:desc>
                </draw:g>
              </table:table-cell>
              <table:table-cell office:value-type="float" office:value="0.0261622519042">
                <text:p>0.0261622519042</text:p>
                <draw:g>
                  <svg:desc>'20 à 70 (par 10)'.B30:'20 à 70 (par 10)'.G30</svg:desc>
                </draw:g>
              </table:table-cell>
              <table:table-cell office:value-type="float" office:value="0.024523368763">
                <text:p>0.024523368763</text:p>
              </table:table-cell>
              <table:table-cell office:value-type="float" office:value="0.0247032962418">
                <text:p>0.0247032962418</text:p>
              </table:table-cell>
              <table:table-cell office:value-type="float" office:value="0.0247831142149">
                <text:p>0.0247831142149</text:p>
              </table:table-cell>
              <table:table-cell office:value-type="float" office:value="0.0247834620347">
                <text:p>0.0247834620347</text:p>
              </table:table-cell>
              <table:table-cell office:value-type="float" office:value="0.0247804388124">
                <text:p>0.0247804388124</text:p>
              </table:table-cell>
            </table:table-row>
            <table:table-row>
              <table:table-cell office:value-type="string">
                <text:p>30</text:p>
                <draw:g>
                  <svg:desc>'20 à 70 (par 10)'.A31:'20 à 70 (par 10)'.A31</svg:desc>
                </draw:g>
              </table:table-cell>
              <table:table-cell office:value-type="float" office:value="0.0255573761701">
                <text:p>0.0255573761701</text:p>
                <draw:g>
                  <svg:desc>'20 à 70 (par 10)'.B31:'20 à 70 (par 10)'.G31</svg:desc>
                </draw:g>
              </table:table-cell>
              <table:table-cell office:value-type="float" office:value="0.0241608508195">
                <text:p>0.0241608508195</text:p>
              </table:table-cell>
              <table:table-cell office:value-type="float" office:value="0.024400588156">
                <text:p>0.024400588156</text:p>
              </table:table-cell>
              <table:table-cell office:value-type="float" office:value="0.0244764839174">
                <text:p>0.0244764839174</text:p>
              </table:table-cell>
              <table:table-cell office:value-type="float" office:value="0.0244741891518">
                <text:p>0.0244741891518</text:p>
              </table:table-cell>
              <table:table-cell office:value-type="float" office:value="0.0244710760615">
                <text:p>0.0244710760615</text:p>
              </table:table-cell>
            </table:table-row>
            <table:table-row>
              <table:table-cell office:value-type="string">
                <text:p>31</text:p>
                <draw:g>
                  <svg:desc>'20 à 70 (par 10)'.A32:'20 à 70 (par 10)'.A32</svg:desc>
                </draw:g>
              </table:table-cell>
              <table:table-cell office:value-type="float" office:value="0.0255190477441">
                <text:p>0.0255190477441</text:p>
                <draw:g>
                  <svg:desc>'20 à 70 (par 10)'.B32:'20 à 70 (par 10)'.G32</svg:desc>
                </draw:g>
              </table:table-cell>
              <table:table-cell office:value-type="float" office:value="0.0243703074094">
                <text:p>0.0243703074094</text:p>
              </table:table-cell>
              <table:table-cell office:value-type="float" office:value="0.0246704187889">
                <text:p>0.0246704187889</text:p>
              </table:table-cell>
              <table:table-cell office:value-type="float" office:value="0.0247421915712">
                <text:p>0.0247421915712</text:p>
              </table:table-cell>
              <table:table-cell office:value-type="float" office:value="0.0247372150542">
                <text:p>0.0247372150542</text:p>
              </table:table-cell>
              <table:table-cell office:value-type="float" office:value="0.0247340162161">
                <text:p>0.0247340162161</text:p>
              </table:table-cell>
            </table:table-row>
            <table:table-row>
              <table:table-cell office:value-type="string">
                <text:p>32</text:p>
                <draw:g>
                  <svg:desc>'20 à 70 (par 10)'.A33:'20 à 70 (par 10)'.A33</svg:desc>
                </draw:g>
              </table:table-cell>
              <table:table-cell office:value-type="float" office:value="0.0253710671566">
                <text:p>0.0253710671566</text:p>
                <draw:g>
                  <svg:desc>'20 à 70 (par 10)'.B33:'20 à 70 (par 10)'.G33</svg:desc>
                </draw:g>
              </table:table-cell>
              <table:table-cell office:value-type="float" office:value="0.0245156818569">
                <text:p>0.0245156818569</text:p>
              </table:table-cell>
              <table:table-cell office:value-type="float" office:value="0.0248664732792">
                <text:p>0.0248664732792</text:p>
              </table:table-cell>
              <table:table-cell office:value-type="float" office:value="0.0249314372964">
                <text:p>0.0249314372964</text:p>
              </table:table-cell>
              <table:table-cell office:value-type="float" office:value="0.024923906997">
                <text:p>0.024923906997</text:p>
              </table:table-cell>
              <table:table-cell office:value-type="float" office:value="0.0249207368193">
                <text:p>0.0249207368193</text:p>
              </table:table-cell>
            </table:table-row>
            <table:table-row>
              <table:table-cell office:value-type="string">
                <text:p>33</text:p>
                <draw:g>
                  <svg:desc>'20 à 70 (par 10)'.A34:'20 à 70 (par 10)'.A34</svg:desc>
                </draw:g>
              </table:table-cell>
              <table:table-cell office:value-type="float" office:value="0.0243615622151">
                <text:p>0.0243615622151</text:p>
                <draw:g>
                  <svg:desc>'20 à 70 (par 10)'.B34:'20 à 70 (par 10)'.G34</svg:desc>
                </draw:g>
              </table:table-cell>
              <table:table-cell office:value-type="float" office:value="0.0237965005615">
                <text:p>0.0237965005615</text:p>
              </table:table-cell>
              <table:table-cell office:value-type="float" office:value="0.0241764405084">
                <text:p>0.0241764405084</text:p>
              </table:table-cell>
              <table:table-cell office:value-type="float" office:value="0.0242327533359">
                <text:p>0.0242327533359</text:p>
              </table:table-cell>
              <table:table-cell office:value-type="float" office:value="0.02422332569">
                <text:p>0.02422332569</text:p>
              </table:table-cell>
              <table:table-cell office:value-type="float" office:value="0.0242203143026">
                <text:p>0.0242203143026</text:p>
              </table:table-cell>
            </table:table-row>
            <table:table-row>
              <table:table-cell office:value-type="string">
                <text:p>34</text:p>
                <draw:g>
                  <svg:desc>'20 à 70 (par 10)'.A35:'20 à 70 (par 10)'.A35</svg:desc>
                </draw:g>
              </table:table-cell>
              <table:table-cell office:value-type="float" office:value="0.0245755039137">
                <text:p>0.0245755039137</text:p>
                <draw:g>
                  <svg:desc>'20 à 70 (par 10)'.B35:'20 à 70 (par 10)'.G35</svg:desc>
                </draw:g>
              </table:table-cell>
              <table:table-cell office:value-type="float" office:value="0.0244629555712">
                <text:p>0.0244629555712</text:p>
              </table:table-cell>
              <table:table-cell office:value-type="float" office:value="0.0248706469756">
                <text:p>0.0248706469756</text:p>
              </table:table-cell>
              <table:table-cell office:value-type="float" office:value="0.0249119448391">
                <text:p>0.0249119448391</text:p>
              </table:table-cell>
              <table:table-cell office:value-type="float" office:value="0.0249000951618">
                <text:p>0.0249000951618</text:p>
              </table:table-cell>
              <table:table-cell office:value-type="float" office:value="0.0248974385189">
                <text:p>0.0248974385189</text:p>
              </table:table-cell>
            </table:table-row>
            <table:table-row>
              <table:table-cell office:value-type="string">
                <text:p>35</text:p>
                <draw:g>
                  <svg:desc>'20 à 70 (par 10)'.A36:'20 à 70 (par 10)'.A36</svg:desc>
                </draw:g>
              </table:table-cell>
              <table:table-cell office:value-type="float" office:value="0.0224663852755">
                <text:p>0.0224663852755</text:p>
                <draw:g>
                  <svg:desc>'20 à 70 (par 10)'.B36:'20 à 70 (par 10)'.G36</svg:desc>
                </draw:g>
              </table:table-cell>
              <table:table-cell office:value-type="float" office:value="0.0225302268476">
                <text:p>0.0225302268476</text:p>
              </table:table-cell>
              <table:table-cell office:value-type="float" office:value="0.0229382695215">
                <text:p>0.0229382695215</text:p>
              </table:table-cell>
              <table:table-cell office:value-type="float" office:value="0.0229726475328">
                <text:p>0.0229726475328</text:p>
              </table:table-cell>
              <table:table-cell office:value-type="float" office:value="0.0229601595418">
                <text:p>0.0229601595418</text:p>
              </table:table-cell>
              <table:table-cell office:value-type="float" office:value="0.0229577097484">
                <text:p>0.0229577097484</text:p>
              </table:table-cell>
            </table:table-row>
            <table:table-row>
              <table:table-cell office:value-type="string">
                <text:p>36</text:p>
                <draw:g>
                  <svg:desc>'20 à 70 (par 10)'.A37:'20 à 70 (par 10)'.A37</svg:desc>
                </draw:g>
              </table:table-cell>
              <table:table-cell office:value-type="float" office:value="0.021423107923">
                <text:p>0.021423107923</text:p>
                <draw:g>
                  <svg:desc>'20 à 70 (par 10)'.B37:'20 à 70 (par 10)'.G37</svg:desc>
                </draw:g>
              </table:table-cell>
              <table:table-cell office:value-type="float" office:value="0.0217910911746">
                <text:p>0.0217910911746</text:p>
              </table:table-cell>
              <table:table-cell office:value-type="float" office:value="0.0221936748683">
                <text:p>0.0221936748683</text:p>
              </table:table-cell>
              <table:table-cell office:value-type="float" office:value="0.0222157396196">
                <text:p>0.0222157396196</text:p>
              </table:table-cell>
              <table:table-cell office:value-type="float" office:value="0.0222023447881">
                <text:p>0.0222023447881</text:p>
              </table:table-cell>
              <table:table-cell office:value-type="float" office:value="0.0222002839268">
                <text:p>0.0222002839268</text:p>
              </table:table-cell>
            </table:table-row>
            <table:table-row>
              <table:table-cell office:value-type="string">
                <text:p>37</text:p>
                <draw:g>
                  <svg:desc>'20 à 70 (par 10)'.A38:'20 à 70 (par 10)'.A38</svg:desc>
                </draw:g>
              </table:table-cell>
              <table:table-cell office:value-type="float" office:value="0.0200776439241">
                <text:p>0.0200776439241</text:p>
                <draw:g>
                  <svg:desc>'20 à 70 (par 10)'.B38:'20 à 70 (par 10)'.G38</svg:desc>
                </draw:g>
              </table:table-cell>
              <table:table-cell office:value-type="float" office:value="0.0207606523163">
                <text:p>0.0207606523163</text:p>
              </table:table-cell>
              <table:table-cell office:value-type="float" office:value="0.0211443557729">
                <text:p>0.0211443557729</text:p>
              </table:table-cell>
              <table:table-cell office:value-type="float" office:value="0.0211525062256">
                <text:p>0.0211525062256</text:p>
              </table:table-cell>
              <table:table-cell office:value-type="float" office:value="0.0211385718902">
                <text:p>0.0211385718902</text:p>
              </table:table-cell>
              <table:table-cell office:value-type="float" office:value="0.0211369946128">
                <text:p>0.0211369946128</text:p>
              </table:table-cell>
            </table:table-row>
            <table:table-row>
              <table:table-cell office:value-type="string">
                <text:p>38</text:p>
                <draw:g>
                  <svg:desc>'20 à 70 (par 10)'.A39:'20 à 70 (par 10)'.A39</svg:desc>
                </draw:g>
              </table:table-cell>
              <table:table-cell office:value-type="float" office:value="0.0187052856053">
                <text:p>0.0187052856053</text:p>
                <draw:g>
                  <svg:desc>'20 à 70 (par 10)'.B39:'20 à 70 (par 10)'.G39</svg:desc>
                </draw:g>
              </table:table-cell>
              <table:table-cell office:value-type="float" office:value="0.0196710407158">
                <text:p>0.0196710407158</text:p>
              </table:table-cell>
              <table:table-cell office:value-type="float" office:value="0.0200239725324">
                <text:p>0.0200239725324</text:p>
              </table:table-cell>
              <table:table-cell office:value-type="float" office:value="0.0200184224596">
                <text:p>0.0200184224596</text:p>
              </table:table-cell>
              <table:table-cell office:value-type="float" office:value="0.0200044219354">
                <text:p>0.0200044219354</text:p>
              </table:table-cell>
              <table:table-cell office:value-type="float" office:value="0.0200033630552">
                <text:p>0.0200033630552</text:p>
              </table:table-cell>
            </table:table-row>
            <table:table-row>
              <table:table-cell office:value-type="string">
                <text:p>39</text:p>
                <draw:g>
                  <svg:desc>'20 à 70 (par 10)'.A40:'20 à 70 (par 10)'.A40</svg:desc>
                </draw:g>
              </table:table-cell>
              <table:table-cell office:value-type="float" office:value="0.0184996020772">
                <text:p>0.0184996020772</text:p>
                <draw:g>
                  <svg:desc>'20 à 70 (par 10)'.B40:'20 à 70 (par 10)'.G40</svg:desc>
                </draw:g>
              </table:table-cell>
              <table:table-cell office:value-type="float" office:value="0.0197616145112">
                <text:p>0.0197616145112</text:p>
              </table:table-cell>
              <table:table-cell office:value-type="float" office:value="0.0200979401567">
                <text:p>0.0200979401567</text:p>
              </table:table-cell>
              <table:table-cell office:value-type="float" office:value="0.020079472799">
                <text:p>0.020079472799</text:p>
              </table:table-cell>
              <table:table-cell office:value-type="float" office:value="0.0200649348425">
                <text:p>0.0200649348425</text:p>
              </table:table-cell>
              <table:table-cell office:value-type="float" office:value="0.0200643215984">
                <text:p>0.0200643215984</text:p>
              </table:table-cell>
            </table:table-row>
            <table:table-row>
              <table:table-cell office:value-type="string">
                <text:p>40</text:p>
                <draw:g>
                  <svg:desc>'20 à 70 (par 10)'.A41:'20 à 70 (par 10)'.A41</svg:desc>
                </draw:g>
              </table:table-cell>
              <table:table-cell office:value-type="float" office:value="0.0224830032206">
                <text:p>0.0224830032206</text:p>
                <draw:g>
                  <svg:desc>'20 à 70 (par 10)'.B41:'20 à 70 (par 10)'.G41</svg:desc>
                </draw:g>
              </table:table-cell>
              <table:table-cell office:value-type="float" office:value="0.0239974736629">
                <text:p>0.0239974736629</text:p>
              </table:table-cell>
              <table:table-cell office:value-type="float" office:value="0.0243018564956">
                <text:p>0.0243018564956</text:p>
              </table:table-cell>
              <table:table-cell office:value-type="float" office:value="0.0242708686807">
                <text:p>0.0242708686807</text:p>
              </table:table-cell>
              <table:table-cell office:value-type="float" office:value="0.0242564146769">
                <text:p>0.0242564146769</text:p>
              </table:table-cell>
              <table:table-cell office:value-type="float" office:value="0.024256288316">
                <text:p>0.024256288316</text:p>
              </table:table-cell>
            </table:table-row>
            <table:table-row>
              <table:table-cell office:value-type="string">
                <text:p>41</text:p>
                <draw:g>
                  <svg:desc>'20 à 70 (par 10)'.A42:'20 à 70 (par 10)'.A42</svg:desc>
                </draw:g>
              </table:table-cell>
              <table:table-cell office:value-type="float" office:value="0.0348521638604">
                <text:p>0.0348521638604</text:p>
                <draw:g>
                  <svg:desc>'20 à 70 (par 10)'.B42:'20 à 70 (par 10)'.G42</svg:desc>
                </draw:g>
              </table:table-cell>
              <table:table-cell office:value-type="float" office:value="0.0362804449807">
                <text:p>0.0362804449807</text:p>
              </table:table-cell>
              <table:table-cell office:value-type="float" office:value="0.0367517619289">
                <text:p>0.0367517619289</text:p>
              </table:table-cell>
              <table:table-cell office:value-type="float" office:value="0.0367388810785">
                <text:p>0.0367388810785</text:p>
              </table:table-cell>
              <table:table-cell office:value-type="float" office:value="0.0367196903384">
                <text:p>0.0367196903384</text:p>
              </table:table-cell>
              <table:table-cell office:value-type="float" office:value="0.0367184407185">
                <text:p>0.0367184407185</text:p>
              </table:table-cell>
            </table:table-row>
            <table:table-row>
              <table:table-cell office:value-type="string">
                <text:p>42</text:p>
                <draw:g>
                  <svg:desc>'20 à 70 (par 10)'.A43:'20 à 70 (par 10)'.A43</svg:desc>
                </draw:g>
              </table:table-cell>
              <table:table-cell office:value-type="float" office:value="0">
                <text:p>0</text:p>
                <draw:g>
                  <svg:desc>'20 à 70 (par 10)'.B43:'20 à 70 (par 10)'.G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  <draw:g>
                  <svg:desc>'20 à 70 (par 10)'.A44:'20 à 70 (par 10)'.A44</svg:desc>
                </draw:g>
              </table:table-cell>
              <table:table-cell office:value-type="float" office:value="0">
                <text:p>0</text:p>
                <draw:g>
                  <svg:desc>'20 à 70 (par 10)'.B44:'20 à 70 (par 10)'.G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eeeee" draw:fill-color="#eeeee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ff99" draw:fill-color="#ff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990000" draw:fill-color="#99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9999" draw:fill-color="#ff9999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ffff66" draw:fill-color="#ffff6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99ff" draw:fill-color="#ff99ff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ff99" draw:fill-color="#ffff99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27" style:family="chart">
      <style:chart-properties chart:solid-type="cuboid" chart:symbol-type="named-symbol" chart:symbol-name="arrow-up" chart:symbol-width="0.25cm" chart:symbol-height="0.25cm"/>
    </style:style>
    <style:style style:name="ch2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eeeeee" draw:fill-color="#eeeeee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dddddd" draw:fill-color="#dddddd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999" draw:fill-color="#ff9999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990000" draw:fill-color="#990000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48" style:family="chart">
      <style:graphic-properties draw:stroke="solid" svg:stroke-color="#b3b3b3" draw:fill="none" draw:fill-color="#e6e6e6"/>
    </style:style>
    <style:style style:name="ch49" style:family="chart">
      <style:graphic-properties svg:stroke-color="#b3b3b3" draw:fill-color="#cccccc"/>
    </style:style>
  </office:automatic-styles>
  <office:body>
    <office:chart>
      <chart:chart svg:width="59.875cm" svg:height="29.165cm" xlink:href=".." xlink:type="simple" chart:class="chart:line" chart:style-name="ch1">
        <chart:legend chart:legend-position="end" svg:x="58.155cm" svg:y="3.76cm" style:legend-expansion="high" chart:style-name="ch2"/>
        <chart:plot-area chart:style-name="ch3" table:cell-range-address="'1 à 20'.A1:'1 à 20'.K44" chart:data-source-has-labels="both" svg:x="2.249cm" svg:y="0.881cm" svg:width="51.885cm" svg:height="26.549cm">
          <chartooo:coordinate-region svg:x="3.159cm" svg:y="1.082cm" svg:width="50.785cm" svg:height="25.698cm"/>
          <chart:axis chart:dimension="x" chart:name="primary-x" chart:style-name="ch4" chartooo:axis-type="auto">
            <chartooo:date-scale/>
            <chart:title svg:x="26.958cm" svg:y="28.014cm" chart:style-name="ch5">
              <text:p>Nombre de tour</text:p>
            </chart:title>
            <chart:categories table:cell-range-address="'1 à 20'.B1:'1 à 20'.K1"/>
            <chart:grid chart:style-name="ch6" chart:class="major"/>
          </chart:axis>
          <chart:axis chart:dimension="y" chart:name="primary-y" chart:style-name="ch4">
            <chart:title svg:x="0.485cm" svg:y="15cm" chart:style-name="ch7">
              <text:p>Probabilité</text:p>
            </chart:title>
            <chart:grid chart:style-name="ch6" chart:class="major"/>
          </chart:axis>
          <chart:series chart:style-name="ch8" chart:values-cell-range-address="'1 à 20'.B2:'1 à 20'.K2" chart:label-cell-address="'1 à 20'.A2:'1 à 20'.A2" chart:class="chart:line">
            <chart:data-point chart:repeated="10"/>
          </chart:series>
          <chart:series chart:style-name="ch9" chart:values-cell-range-address="'1 à 20'.B3:'1 à 20'.K3" chart:label-cell-address="'1 à 20'.A3:'1 à 20'.A3" chart:class="chart:line">
            <chart:data-point chart:repeated="10"/>
          </chart:series>
          <chart:series chart:style-name="ch10" chart:values-cell-range-address="'1 à 20'.B4:'1 à 20'.K4" chart:label-cell-address="'1 à 20'.A4:'1 à 20'.A4" chart:class="chart:line">
            <chart:data-point chart:repeated="10"/>
          </chart:series>
          <chart:series chart:style-name="ch11" chart:values-cell-range-address="'1 à 20'.B5:'1 à 20'.K5" chart:label-cell-address="'1 à 20'.A5:'1 à 20'.A5" chart:class="chart:line">
            <chart:data-point chart:repeated="10"/>
          </chart:series>
          <chart:series chart:style-name="ch12" chart:values-cell-range-address="'1 à 20'.B6:'1 à 20'.K6" chart:label-cell-address="'1 à 20'.A6:'1 à 20'.A6" chart:class="chart:line">
            <chart:data-point chart:repeated="10"/>
          </chart:series>
          <chart:series chart:style-name="ch13" chart:values-cell-range-address="'1 à 20'.B7:'1 à 20'.K7" chart:label-cell-address="'1 à 20'.A7:'1 à 20'.A7" chart:class="chart:line">
            <chart:data-point chart:repeated="10"/>
          </chart:series>
          <chart:series chart:style-name="ch14" chart:values-cell-range-address="'1 à 20'.B8:'1 à 20'.K8" chart:label-cell-address="'1 à 20'.A8:'1 à 20'.A8" chart:class="chart:line">
            <chart:data-point chart:repeated="10"/>
          </chart:series>
          <chart:series chart:style-name="ch15" chart:values-cell-range-address="'1 à 20'.B9:'1 à 20'.K9" chart:label-cell-address="'1 à 20'.A9:'1 à 20'.A9" chart:class="chart:line">
            <chart:data-point chart:repeated="10"/>
          </chart:series>
          <chart:series chart:style-name="ch16" chart:values-cell-range-address="'1 à 20'.B10:'1 à 20'.K10" chart:label-cell-address="'1 à 20'.A10:'1 à 20'.A10" chart:class="chart:line">
            <chart:data-point chart:repeated="10"/>
          </chart:series>
          <chart:series chart:style-name="ch17" chart:values-cell-range-address="'1 à 20'.B11:'1 à 20'.K11" chart:label-cell-address="'1 à 20'.A11:'1 à 20'.A11" chart:class="chart:line">
            <chart:data-point chart:repeated="10"/>
          </chart:series>
          <chart:series chart:style-name="ch18" chart:values-cell-range-address="'1 à 20'.B12:'1 à 20'.K12" chart:label-cell-address="'1 à 20'.A12:'1 à 20'.A12" chart:class="chart:line">
            <chart:data-point chart:repeated="10"/>
          </chart:series>
          <chart:series chart:style-name="ch19" chart:values-cell-range-address="'1 à 20'.B13:'1 à 20'.K13" chart:label-cell-address="'1 à 20'.A13:'1 à 20'.A13" chart:class="chart:line">
            <chart:data-point chart:repeated="10"/>
          </chart:series>
          <chart:series chart:style-name="ch20" chart:values-cell-range-address="'1 à 20'.B14:'1 à 20'.K14" chart:label-cell-address="'1 à 20'.A14:'1 à 20'.A14" chart:class="chart:line">
            <chart:data-point chart:repeated="10"/>
          </chart:series>
          <chart:series chart:style-name="ch21" chart:values-cell-range-address="'1 à 20'.B15:'1 à 20'.K15" chart:label-cell-address="'1 à 20'.A15:'1 à 20'.A15" chart:class="chart:line">
            <chart:data-point chart:repeated="10"/>
          </chart:series>
          <chart:series chart:style-name="ch22" chart:values-cell-range-address="'1 à 20'.B16:'1 à 20'.K16" chart:label-cell-address="'1 à 20'.A16:'1 à 20'.A16" chart:class="chart:line">
            <chart:data-point chart:repeated="10"/>
          </chart:series>
          <chart:series chart:style-name="ch23" chart:values-cell-range-address="'1 à 20'.B17:'1 à 20'.K17" chart:label-cell-address="'1 à 20'.A17:'1 à 20'.A17" chart:class="chart:line">
            <chart:data-point chart:repeated="10"/>
          </chart:series>
          <chart:series chart:style-name="ch24" chart:values-cell-range-address="'1 à 20'.B18:'1 à 20'.K18" chart:label-cell-address="'1 à 20'.A18:'1 à 20'.A18" chart:class="chart:line">
            <chart:data-point chart:repeated="10"/>
          </chart:series>
          <chart:series chart:style-name="ch25" chart:values-cell-range-address="'1 à 20'.B19:'1 à 20'.K19" chart:label-cell-address="'1 à 20'.A19:'1 à 20'.A19" chart:class="chart:line">
            <chart:data-point chart:repeated="10"/>
          </chart:series>
          <chart:series chart:style-name="ch26" chart:values-cell-range-address="'1 à 20'.B20:'1 à 20'.K20" chart:label-cell-address="'1 à 20'.A20:'1 à 20'.A20" chart:class="chart:line">
            <chart:data-point chart:repeated="5"/>
            <chart:data-point chart:style-name="ch27"/>
            <chart:data-point chart:repeated="4"/>
          </chart:series>
          <chart:series chart:style-name="ch28" chart:values-cell-range-address="'1 à 20'.B21:'1 à 20'.K21" chart:label-cell-address="'1 à 20'.A21:'1 à 20'.A21" chart:class="chart:line">
            <chart:data-point chart:repeated="10"/>
          </chart:series>
          <chart:series chart:style-name="ch29" chart:values-cell-range-address="'1 à 20'.B22:'1 à 20'.K22" chart:label-cell-address="'1 à 20'.A22:'1 à 20'.A22" chart:class="chart:line">
            <chart:data-point chart:repeated="10"/>
          </chart:series>
          <chart:series chart:style-name="ch30" chart:values-cell-range-address="'1 à 20'.B23:'1 à 20'.K23" chart:label-cell-address="'1 à 20'.A23:'1 à 20'.A23" chart:class="chart:line">
            <chart:data-point chart:repeated="10"/>
          </chart:series>
          <chart:series chart:style-name="ch15" chart:values-cell-range-address="'1 à 20'.B24:'1 à 20'.K24" chart:label-cell-address="'1 à 20'.A24:'1 à 20'.A24" chart:class="chart:line">
            <chart:data-point chart:repeated="10"/>
          </chart:series>
          <chart:series chart:style-name="ch31" chart:values-cell-range-address="'1 à 20'.B25:'1 à 20'.K25" chart:label-cell-address="'1 à 20'.A25:'1 à 20'.A25" chart:class="chart:line">
            <chart:data-point chart:repeated="10"/>
          </chart:series>
          <chart:series chart:style-name="ch32" chart:values-cell-range-address="'1 à 20'.B26:'1 à 20'.K26" chart:label-cell-address="'1 à 20'.A26:'1 à 20'.A26" chart:class="chart:line">
            <chart:data-point chart:repeated="10"/>
          </chart:series>
          <chart:series chart:style-name="ch33" chart:values-cell-range-address="'1 à 20'.B27:'1 à 20'.K27" chart:label-cell-address="'1 à 20'.A27:'1 à 20'.A27" chart:class="chart:line">
            <chart:data-point chart:repeated="10"/>
          </chart:series>
          <chart:series chart:style-name="ch34" chart:values-cell-range-address="'1 à 20'.B28:'1 à 20'.K28" chart:label-cell-address="'1 à 20'.A28:'1 à 20'.A28" chart:class="chart:line">
            <chart:data-point chart:repeated="10"/>
          </chart:series>
          <chart:series chart:style-name="ch35" chart:values-cell-range-address="'1 à 20'.B29:'1 à 20'.K29" chart:label-cell-address="'1 à 20'.A29:'1 à 20'.A29" chart:class="chart:line">
            <chart:data-point chart:repeated="10"/>
          </chart:series>
          <chart:series chart:style-name="ch36" chart:values-cell-range-address="'1 à 20'.B30:'1 à 20'.K30" chart:label-cell-address="'1 à 20'.A30:'1 à 20'.A30" chart:class="chart:line">
            <chart:data-point chart:repeated="10"/>
          </chart:series>
          <chart:series chart:style-name="ch22" chart:values-cell-range-address="'1 à 20'.B31:'1 à 20'.K31" chart:label-cell-address="'1 à 20'.A31:'1 à 20'.A31" chart:class="chart:line">
            <chart:data-point chart:repeated="10"/>
          </chart:series>
          <chart:series chart:style-name="ch37" chart:values-cell-range-address="'1 à 20'.B32:'1 à 20'.K32" chart:label-cell-address="'1 à 20'.A32:'1 à 20'.A32" chart:class="chart:line">
            <chart:data-point chart:repeated="10"/>
          </chart:series>
          <chart:series chart:style-name="ch38" chart:values-cell-range-address="'1 à 20'.B33:'1 à 20'.K33" chart:label-cell-address="'1 à 20'.A33:'1 à 20'.A33" chart:class="chart:line">
            <chart:data-point chart:repeated="10"/>
          </chart:series>
          <chart:series chart:style-name="ch39" chart:values-cell-range-address="'1 à 20'.B34:'1 à 20'.K34" chart:label-cell-address="'1 à 20'.A34:'1 à 20'.A34" chart:class="chart:line">
            <chart:data-point chart:repeated="10"/>
          </chart:series>
          <chart:series chart:style-name="ch40" chart:values-cell-range-address="'1 à 20'.B35:'1 à 20'.K35" chart:label-cell-address="'1 à 20'.A35:'1 à 20'.A35" chart:class="chart:line">
            <chart:data-point chart:repeated="10"/>
          </chart:series>
          <chart:series chart:style-name="ch41" chart:values-cell-range-address="'1 à 20'.B36:'1 à 20'.K36" chart:label-cell-address="'1 à 20'.A36:'1 à 20'.A36" chart:class="chart:line">
            <chart:data-point chart:repeated="10"/>
          </chart:series>
          <chart:series chart:style-name="ch13" chart:values-cell-range-address="'1 à 20'.B37:'1 à 20'.K37" chart:label-cell-address="'1 à 20'.A37:'1 à 20'.A37" chart:class="chart:line">
            <chart:data-point chart:repeated="10"/>
          </chart:series>
          <chart:series chart:style-name="ch42" chart:values-cell-range-address="'1 à 20'.B38:'1 à 20'.K38" chart:label-cell-address="'1 à 20'.A38:'1 à 20'.A38" chart:class="chart:line">
            <chart:data-point chart:repeated="10"/>
          </chart:series>
          <chart:series chart:style-name="ch43" chart:values-cell-range-address="'1 à 20'.B39:'1 à 20'.K39" chart:label-cell-address="'1 à 20'.A39:'1 à 20'.A39" chart:class="chart:line">
            <chart:data-point chart:repeated="10"/>
          </chart:series>
          <chart:series chart:style-name="ch44" chart:values-cell-range-address="'1 à 20'.B40:'1 à 20'.K40" chart:label-cell-address="'1 à 20'.A40:'1 à 20'.A40" chart:class="chart:line">
            <chart:data-point chart:repeated="10"/>
          </chart:series>
          <chart:series chart:style-name="ch45" chart:values-cell-range-address="'1 à 20'.B41:'1 à 20'.K41" chart:label-cell-address="'1 à 20'.A41:'1 à 20'.A41" chart:class="chart:line">
            <chart:data-point chart:repeated="10"/>
          </chart:series>
          <chart:series chart:style-name="ch18" chart:values-cell-range-address="'1 à 20'.B42:'1 à 20'.K42" chart:label-cell-address="'1 à 20'.A42:'1 à 20'.A42" chart:class="chart:line">
            <chart:data-point chart:repeated="10"/>
          </chart:series>
          <chart:series chart:style-name="ch46" chart:values-cell-range-address="'1 à 20'.B43:'1 à 20'.K43" chart:label-cell-address="'1 à 20'.A43:'1 à 20'.A43" chart:class="chart:line">
            <chart:data-point chart:repeated="10"/>
          </chart:series>
          <chart:series chart:style-name="ch47" chart:values-cell-range-address="'1 à 20'.B44:'1 à 20'.K44" chart:label-cell-address="'1 à 20'.A44:'1 à 20'.A44" chart:class="chart:line">
            <chart:data-point chart:repeated="10"/>
          </chart:series>
          <chart:wall chart:style-name="ch48"/>
          <chart:floor chart:style-name="ch4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1 à 20'.B1:'1 à 20'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 à 20'.A2:'1 à 20'.A2</svg:desc>
                </draw:g>
              </table:table-cell>
              <table:table-cell office:value-type="float" office:value="0">
                <text:p>0</text:p>
                <draw:g>
                  <svg:desc>'1 à 20'.B2:'1 à 20'.K2</svg:desc>
                </draw:g>
              </table:table-cell>
              <table:table-cell office:value-type="float" office:value="0.0121527777778">
                <text:p>0.0121527777778</text:p>
              </table:table-cell>
              <table:table-cell office:value-type="float" office:value="0.00604624807099">
                <text:p>0.00604624807099</text:p>
              </table:table-cell>
              <table:table-cell office:value-type="float" office:value="0.0127000592137">
                <text:p>0.0127000592137</text:p>
              </table:table-cell>
              <table:table-cell office:value-type="float" office:value="0.0413679211252">
                <text:p>0.0413679211252</text:p>
              </table:table-cell>
              <table:table-cell office:value-type="float" office:value="0.0539211649176">
                <text:p>0.0539211649176</text:p>
              </table:table-cell>
              <table:table-cell office:value-type="float" office:value="0.0286336717754">
                <text:p>0.0286336717754</text:p>
              </table:table-cell>
              <table:table-cell office:value-type="float" office:value="0.0167006284225">
                <text:p>0.0167006284225</text:p>
              </table:table-cell>
              <table:table-cell office:value-type="float" office:value="0.0188681208805">
                <text:p>0.0188681208805</text:p>
              </table:table-cell>
              <table:table-cell office:value-type="float" office:value="0.0282609523525">
                <text:p>0.0282609523525</text:p>
              </table:table-cell>
            </table:table-row>
            <table:table-row>
              <table:table-cell office:value-type="string">
                <text:p>2</text:p>
                <draw:g>
                  <svg:desc>'1 à 20'.A3:'1 à 20'.A3</svg:desc>
                </draw:g>
              </table:table-cell>
              <table:table-cell office:value-type="float" office:value="0">
                <text:p>0</text:p>
                <draw:g>
                  <svg:desc>'1 à 20'.B3:'1 à 20'.K3</svg:desc>
                </draw:g>
              </table:table-cell>
              <table:table-cell office:value-type="float" office:value="0.00173611111111">
                <text:p>0.00173611111111</text:p>
              </table:table-cell>
              <table:table-cell office:value-type="float" office:value="0.00492500964506">
                <text:p>0.00492500964506</text:p>
              </table:table-cell>
              <table:table-cell office:value-type="float" office:value="0.00588465747156">
                <text:p>0.00588465747156</text:p>
              </table:table-cell>
              <table:table-cell office:value-type="float" office:value="0.0327845645836">
                <text:p>0.0327845645836</text:p>
              </table:table-cell>
              <table:table-cell office:value-type="float" office:value="0.0511224014343">
                <text:p>0.0511224014343</text:p>
              </table:table-cell>
              <table:table-cell office:value-type="float" office:value="0.0271285014281">
                <text:p>0.0271285014281</text:p>
              </table:table-cell>
              <table:table-cell office:value-type="float" office:value="0.0129487594454">
                <text:p>0.0129487594454</text:p>
              </table:table-cell>
              <table:table-cell office:value-type="float" office:value="0.0140695985754">
                <text:p>0.0140695985754</text:p>
              </table:table-cell>
              <table:table-cell office:value-type="float" office:value="0.0225811280888">
                <text:p>0.0225811280888</text:p>
              </table:table-cell>
            </table:table-row>
            <table:table-row>
              <table:table-cell office:value-type="string">
                <text:p>3</text:p>
                <draw:g>
                  <svg:desc>'1 à 20'.A4:'1 à 20'.A4</svg:desc>
                </draw:g>
              </table:table-cell>
              <table:table-cell office:value-type="float" office:value="0.0277777777778">
                <text:p>0.0277777777778</text:p>
                <draw:g>
                  <svg:desc>'1 à 20'.B4:'1 à 20'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916280864198">
                <text:p>0.000916280864198</text:p>
              </table:table-cell>
              <table:table-cell office:value-type="float" office:value="0.00142711191129">
                <text:p>0.00142711191129</text:p>
              </table:table-cell>
              <table:table-cell office:value-type="float" office:value="0.024997864725">
                <text:p>0.024997864725</text:p>
              </table:table-cell>
              <table:table-cell office:value-type="float" office:value="0.0460548823637">
                <text:p>0.0460548823637</text:p>
              </table:table-cell>
              <table:table-cell office:value-type="float" office:value="0.0253209991936">
                <text:p>0.0253209991936</text:p>
              </table:table-cell>
              <table:table-cell office:value-type="float" office:value="0.010002950262">
                <text:p>0.010002950262</text:p>
              </table:table-cell>
              <table:table-cell office:value-type="float" office:value="0.00966620461833">
                <text:p>0.00966620461833</text:p>
              </table:table-cell>
              <table:table-cell office:value-type="float" office:value="0.017381798178">
                <text:p>0.017381798178</text:p>
              </table:table-cell>
            </table:table-row>
            <table:table-row>
              <table:table-cell office:value-type="string">
                <text:p>4</text:p>
                <draw:g>
                  <svg:desc>'1 à 20'.A5:'1 à 20'.A5</svg:desc>
                </draw:g>
              </table:table-cell>
              <table:table-cell office:value-type="float" office:value="0.0555555555556">
                <text:p>0.0555555555556</text:p>
                <draw:g>
                  <svg:desc>'1 à 20'.B5:'1 à 20'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159143518519">
                <text:p>0.00159143518519</text:p>
              </table:table-cell>
              <table:table-cell office:value-type="float" office:value="0.00137309100711">
                <text:p>0.00137309100711</text:p>
              </table:table-cell>
              <table:table-cell office:value-type="float" office:value="0.0210276900683">
                <text:p>0.0210276900683</text:p>
              </table:table-cell>
              <table:table-cell office:value-type="float" office:value="0.0452754408512">
                <text:p>0.0452754408512</text:p>
              </table:table-cell>
              <table:table-cell office:value-type="float" office:value="0.0290740563335">
                <text:p>0.0290740563335</text:p>
              </table:table-cell>
              <table:table-cell office:value-type="float" office:value="0.0117529223149">
                <text:p>0.0117529223149</text:p>
              </table:table-cell>
              <table:table-cell office:value-type="float" office:value="0.0097089852299">
                <text:p>0.0097089852299</text:p>
              </table:table-cell>
              <table:table-cell office:value-type="float" office:value="0.0165013123364">
                <text:p>0.0165013123364</text:p>
              </table:table-cell>
            </table:table-row>
            <table:table-row>
              <table:table-cell office:value-type="string">
                <text:p>5</text:p>
                <draw:g>
                  <svg:desc>'1 à 20'.A6:'1 à 20'.A6</svg:desc>
                </draw:g>
              </table:table-cell>
              <table:table-cell office:value-type="float" office:value="0.0833333333333">
                <text:p>0.0833333333333</text:p>
                <draw:g>
                  <svg:desc>'1 à 20'.B6:'1 à 20'.K6</svg:desc>
                </draw:g>
              </table:table-cell>
              <table:table-cell office:value-type="float" office:value="0.011043595679">
                <text:p>0.011043595679</text:p>
              </table:table-cell>
              <table:table-cell office:value-type="float" office:value="0.00319492669753">
                <text:p>0.00319492669753</text:p>
              </table:table-cell>
              <table:table-cell office:value-type="float" office:value="0.00162698088432">
                <text:p>0.00162698088432</text:p>
              </table:table-cell>
              <table:table-cell office:value-type="float" office:value="0.0167051332928">
                <text:p>0.0167051332928</text:p>
              </table:table-cell>
              <table:table-cell office:value-type="float" office:value="0.0440825868227">
                <text:p>0.0440825868227</text:p>
              </table:table-cell>
              <table:table-cell office:value-type="float" office:value="0.0352021983101">
                <text:p>0.0352021983101</text:p>
              </table:table-cell>
              <table:table-cell office:value-type="float" office:value="0.0164539556238">
                <text:p>0.0164539556238</text:p>
              </table:table-cell>
              <table:table-cell office:value-type="float" office:value="0.0111140244259">
                <text:p>0.0111140244259</text:p>
              </table:table-cell>
              <table:table-cell office:value-type="float" office:value="0.0161063245243">
                <text:p>0.0161063245243</text:p>
              </table:table-cell>
            </table:table-row>
            <table:table-row>
              <table:table-cell office:value-type="string">
                <text:p>6</text:p>
                <draw:g>
                  <svg:desc>'1 à 20'.A7:'1 à 20'.A7</svg:desc>
                </draw:g>
              </table:table-cell>
              <table:table-cell office:value-type="float" office:value="0.111111111111">
                <text:p>0.111111111111</text:p>
                <draw:g>
                  <svg:desc>'1 à 20'.B7:'1 à 20'.K7</svg:desc>
                </draw:g>
              </table:table-cell>
              <table:table-cell office:value-type="float" office:value="0.00279706790123">
                <text:p>0.00279706790123</text:p>
              </table:table-cell>
              <table:table-cell office:value-type="float" office:value="0.00294174382716">
                <text:p>0.00294174382716</text:p>
              </table:table-cell>
              <table:table-cell office:value-type="float" office:value="0.00155014040412">
                <text:p>0.00155014040412</text:p>
              </table:table-cell>
              <table:table-cell office:value-type="float" office:value="0.0129784117965">
                <text:p>0.0129784117965</text:p>
              </table:table-cell>
              <table:table-cell office:value-type="float" office:value="0.0410979647924">
                <text:p>0.0410979647924</text:p>
              </table:table-cell>
              <table:table-cell office:value-type="float" office:value="0.0367203937526">
                <text:p>0.0367203937526</text:p>
              </table:table-cell>
              <table:table-cell office:value-type="float" office:value="0.0161946981212">
                <text:p>0.0161946981212</text:p>
              </table:table-cell>
              <table:table-cell office:value-type="float" office:value="0.010039894714">
                <text:p>0.010039894714</text:p>
              </table:table-cell>
              <table:table-cell office:value-type="float" office:value="0.0145151232862">
                <text:p>0.0145151232862</text:p>
              </table:table-cell>
            </table:table-row>
            <table:table-row>
              <table:table-cell office:value-type="string">
                <text:p>7</text:p>
                <draw:g>
                  <svg:desc>'1 à 20'.A8:'1 à 20'.A8</svg:desc>
                </draw:g>
              </table:table-cell>
              <table:table-cell office:value-type="float" office:value="0.138888888889">
                <text:p>0.138888888889</text:p>
                <draw:g>
                  <svg:desc>'1 à 20'.B8:'1 à 20'.K8</svg:desc>
                </draw:g>
              </table:table-cell>
              <table:table-cell office:value-type="float" office:value="0.00728202160494">
                <text:p>0.00728202160494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194621307787">
                <text:p>0.00194621307787</text:p>
              </table:table-cell>
              <table:table-cell office:value-type="float" office:value="0.0103917096289">
                <text:p>0.0103917096289</text:p>
              </table:table-cell>
              <table:table-cell office:value-type="float" office:value="0.0382623614103">
                <text:p>0.0382623614103</text:p>
              </table:table-cell>
              <table:table-cell office:value-type="float" office:value="0.0401187667477">
                <text:p>0.0401187667477</text:p>
              </table:table-cell>
              <table:table-cell office:value-type="float" office:value="0.0190968060654">
                <text:p>0.0190968060654</text:p>
              </table:table-cell>
              <table:table-cell office:value-type="float" office:value="0.0107777936742">
                <text:p>0.0107777936742</text:p>
              </table:table-cell>
              <table:table-cell office:value-type="float" office:value="0.0140161622239">
                <text:p>0.0140161622239</text:p>
              </table:table-cell>
            </table:table-row>
            <table:table-row>
              <table:table-cell office:value-type="string">
                <text:p>8</text:p>
                <draw:g>
                  <svg:desc>'1 à 20'.A9:'1 à 20'.A9</svg:desc>
                </draw:g>
              </table:table-cell>
              <table:table-cell office:value-type="float" office:value="0.166666666667">
                <text:p>0.166666666667</text:p>
                <draw:g>
                  <svg:desc>'1 à 20'.B9:'1 à 20'.K9</svg:desc>
                </draw:g>
              </table:table-cell>
              <table:table-cell office:value-type="float" office:value="0.0148533950617">
                <text:p>0.0148533950617</text:p>
              </table:table-cell>
              <table:table-cell office:value-type="float" office:value="0.0044045781893">
                <text:p>0.0044045781893</text:p>
              </table:table-cell>
              <table:table-cell office:value-type="float" office:value="0.00238970172349">
                <text:p>0.00238970172349</text:p>
              </table:table-cell>
              <table:table-cell office:value-type="float" office:value="0.0081679668109">
                <text:p>0.0081679668109</text:p>
              </table:table-cell>
              <table:table-cell office:value-type="float" office:value="0.0345679039941">
                <text:p>0.0345679039941</text:p>
              </table:table-cell>
              <table:table-cell office:value-type="float" office:value="0.042510027958">
                <text:p>0.042510027958</text:p>
              </table:table-cell>
              <table:table-cell office:value-type="float" office:value="0.0220462933144">
                <text:p>0.0220462933144</text:p>
              </table:table-cell>
              <table:table-cell office:value-type="float" office:value="0.0115457061607">
                <text:p>0.0115457061607</text:p>
              </table:table-cell>
              <table:table-cell office:value-type="float" office:value="0.0134292206028">
                <text:p>0.0134292206028</text:p>
              </table:table-cell>
            </table:table-row>
            <table:table-row>
              <table:table-cell office:value-type="string">
                <text:p>9</text:p>
                <draw:g>
                  <svg:desc>'1 à 20'.A10:'1 à 20'.A10</svg:desc>
                </draw:g>
              </table:table-cell>
              <table:table-cell office:value-type="float" office:value="0.138888888889">
                <text:p>0.138888888889</text:p>
                <draw:g>
                  <svg:desc>'1 à 20'.B10:'1 à 20'.K10</svg:desc>
                </draw:g>
              </table:table-cell>
              <table:table-cell office:value-type="float" office:value="0.0262827932099">
                <text:p>0.0262827932099</text:p>
              </table:table-cell>
              <table:table-cell office:value-type="float" office:value="0.00435635288066">
                <text:p>0.00435635288066</text:p>
              </table:table-cell>
              <table:table-cell office:value-type="float" office:value="0.00264025192365">
                <text:p>0.00264025192365</text:p>
              </table:table-cell>
              <table:table-cell office:value-type="float" office:value="0.00626703305063">
                <text:p>0.00626703305063</text:p>
              </table:table-cell>
              <table:table-cell office:value-type="float" office:value="0.0305675412996">
                <text:p>0.0305675412996</text:p>
              </table:table-cell>
              <table:table-cell office:value-type="float" office:value="0.0437488297978">
                <text:p>0.0437488297978</text:p>
              </table:table-cell>
              <table:table-cell office:value-type="float" office:value="0.024828823819">
                <text:p>0.024828823819</text:p>
              </table:table-cell>
              <table:table-cell office:value-type="float" office:value="0.0122559677018">
                <text:p>0.0122559677018</text:p>
              </table:table-cell>
              <table:table-cell office:value-type="float" office:value="0.0127281833841">
                <text:p>0.0127281833841</text:p>
              </table:table-cell>
            </table:table-row>
            <table:table-row>
              <table:table-cell office:value-type="string">
                <text:p>10</text:p>
                <draw:g>
                  <svg:desc>'1 à 20'.A11:'1 à 20'.A11</svg:desc>
                </draw:g>
              </table:table-cell>
              <table:table-cell office:value-type="float" office:value="0.111111111111">
                <text:p>0.111111111111</text:p>
                <draw:g>
                  <svg:desc>'1 à 20'.B11:'1 à 20'.K11</svg:desc>
                </draw:g>
              </table:table-cell>
              <table:table-cell office:value-type="float" office:value="0.0403163580247">
                <text:p>0.0403163580247</text:p>
              </table:table-cell>
              <table:table-cell office:value-type="float" office:value="0.00455628697274">
                <text:p>0.00455628697274</text:p>
              </table:table-cell>
              <table:table-cell office:value-type="float" office:value="0.00270379881473">
                <text:p>0.00270379881473</text:p>
              </table:table-cell>
              <table:table-cell office:value-type="float" office:value="0.00479462744774">
                <text:p>0.00479462744774</text:p>
              </table:table-cell>
              <table:table-cell office:value-type="float" office:value="0.0263168164983">
                <text:p>0.0263168164983</text:p>
              </table:table-cell>
              <table:table-cell office:value-type="float" office:value="0.0433114881965">
                <text:p>0.0433114881965</text:p>
              </table:table-cell>
              <table:table-cell office:value-type="float" office:value="0.0269696420182">
                <text:p>0.0269696420182</text:p>
              </table:table-cell>
              <table:table-cell office:value-type="float" office:value="0.0128384170069">
                <text:p>0.0128384170069</text:p>
              </table:table-cell>
              <table:table-cell office:value-type="float" office:value="0.0119167847587">
                <text:p>0.0119167847587</text:p>
              </table:table-cell>
            </table:table-row>
            <table:table-row>
              <table:table-cell office:value-type="string">
                <text:p>11</text:p>
                <draw:g>
                  <svg:desc>'1 à 20'.A12:'1 à 20'.A12</svg:desc>
                </draw:g>
              </table:table-cell>
              <table:table-cell office:value-type="float" office:value="0.0833333333333">
                <text:p>0.0833333333333</text:p>
                <draw:g>
                  <svg:desc>'1 à 20'.B12:'1 à 20'.K12</svg:desc>
                </draw:g>
              </table:table-cell>
              <table:table-cell office:value-type="float" office:value="0.0569540895062">
                <text:p>0.0569540895062</text:p>
              </table:table-cell>
              <table:table-cell office:value-type="float" office:value="0.00531349129801">
                <text:p>0.00531349129801</text:p>
              </table:table-cell>
              <table:table-cell office:value-type="float" office:value="0.00285166557416">
                <text:p>0.00285166557416</text:p>
              </table:table-cell>
              <table:table-cell office:value-type="float" office:value="0.00364099765591">
                <text:p>0.00364099765591</text:p>
              </table:table-cell>
              <table:table-cell office:value-type="float" office:value="0.022015862665">
                <text:p>0.022015862665</text:p>
              </table:table-cell>
              <table:table-cell office:value-type="float" office:value="0.0422196703945">
                <text:p>0.0422196703945</text:p>
              </table:table-cell>
              <table:table-cell office:value-type="float" office:value="0.0293929620143">
                <text:p>0.0293929620143</text:p>
              </table:table-cell>
              <table:table-cell office:value-type="float" office:value="0.0138171850712">
                <text:p>0.0138171850712</text:p>
              </table:table-cell>
              <table:table-cell office:value-type="float" office:value="0.011293235737">
                <text:p>0.011293235737</text:p>
              </table:table-cell>
            </table:table-row>
            <table:table-row>
              <table:table-cell office:value-type="string">
                <text:p>12</text:p>
                <draw:g>
                  <svg:desc>'1 à 20'.A13:'1 à 20'.A13</svg:desc>
                </draw:g>
              </table:table-cell>
              <table:table-cell office:value-type="float" office:value="0.0555555555556">
                <text:p>0.0555555555556</text:p>
                <draw:g>
                  <svg:desc>'1 à 20'.B13:'1 à 20'.K13</svg:desc>
                </draw:g>
              </table:table-cell>
              <table:table-cell office:value-type="float" office:value="0.0840084876543">
                <text:p>0.0840084876543</text:p>
              </table:table-cell>
              <table:table-cell office:value-type="float" office:value="0.00883427372685">
                <text:p>0.00883427372685</text:p>
              </table:table-cell>
              <table:table-cell office:value-type="float" office:value="0.00851600436499">
                <text:p>0.00851600436499</text:p>
              </table:table-cell>
              <table:table-cell office:value-type="float" office:value="0.00653027818719">
                <text:p>0.00653027818719</text:p>
              </table:table-cell>
              <table:table-cell office:value-type="float" office:value="0.0222960916119">
                <text:p>0.0222960916119</text:p>
              </table:table-cell>
              <table:table-cell office:value-type="float" office:value="0.0447434746811">
                <text:p>0.0447434746811</text:p>
              </table:table-cell>
              <table:table-cell office:value-type="float" office:value="0.0361106433213">
                <text:p>0.0361106433213</text:p>
              </table:table-cell>
              <table:table-cell office:value-type="float" office:value="0.0192284373561">
                <text:p>0.0192284373561</text:p>
              </table:table-cell>
              <table:table-cell office:value-type="float" office:value="0.0151212726268">
                <text:p>0.0151212726268</text:p>
              </table:table-cell>
            </table:table-row>
            <table:table-row>
              <table:table-cell office:value-type="string">
                <text:p>13</text:p>
                <draw:g>
                  <svg:desc>'1 à 20'.A14:'1 à 20'.A14</svg:desc>
                </draw:g>
              </table:table-cell>
              <table:table-cell office:value-type="float" office:value="0.0277777777778">
                <text:p>0.0277777777778</text:p>
                <draw:g>
                  <svg:desc>'1 à 20'.B14:'1 à 20'.K14</svg:desc>
                </draw:g>
              </table:table-cell>
              <table:table-cell office:value-type="float" office:value="0.0879147376543">
                <text:p>0.0879147376543</text:p>
              </table:table-cell>
              <table:table-cell office:value-type="float" office:value="0.0105251736111">
                <text:p>0.0105251736111</text:p>
              </table:table-cell>
              <table:table-cell office:value-type="float" office:value="0.00347948764777">
                <text:p>0.00347948764777</text:p>
              </table:table-cell>
              <table:table-cell office:value-type="float" office:value="0.00290830096301">
                <text:p>0.00290830096301</text:p>
              </table:table-cell>
              <table:table-cell office:value-type="float" office:value="0.0163300616941">
                <text:p>0.0163300616941</text:p>
              </table:table-cell>
              <table:table-cell office:value-type="float" office:value="0.0390154285732">
                <text:p>0.0390154285732</text:p>
              </table:table-cell>
              <table:table-cell office:value-type="float" office:value="0.0343270476396">
                <text:p>0.0343270476396</text:p>
              </table:table-cell>
              <table:table-cell office:value-type="float" office:value="0.0170775258625">
                <text:p>0.0170775258625</text:p>
              </table:table-cell>
              <table:table-cell office:value-type="float" office:value="0.0113356560656">
                <text:p>0.0113356560656</text:p>
              </table:table-cell>
            </table:table-row>
            <table:table-row>
              <table:table-cell office:value-type="string">
                <text:p>14</text:p>
                <draw:g>
                  <svg:desc>'1 à 20'.A15:'1 à 20'.A15</svg:desc>
                </draw:g>
              </table:table-cell>
              <table:table-cell office:value-type="float" office:value="0">
                <text:p>0</text:p>
                <draw:g>
                  <svg:desc>'1 à 20'.B15:'1 à 20'.K15</svg:desc>
                </draw:g>
              </table:table-cell>
              <table:table-cell office:value-type="float" office:value="0.0976080246914">
                <text:p>0.0976080246914</text:p>
              </table:table-cell>
              <table:table-cell office:value-type="float" office:value="0.0164907112697">
                <text:p>0.0164907112697</text:p>
              </table:table-cell>
              <table:table-cell office:value-type="float" office:value="0.00403998592535">
                <text:p>0.00403998592535</text:p>
              </table:table-cell>
              <table:table-cell office:value-type="float" office:value="0.00342716071105">
                <text:p>0.00342716071105</text:p>
              </table:table-cell>
              <table:table-cell office:value-type="float" office:value="0.0153469581406">
                <text:p>0.0153469581406</text:p>
              </table:table-cell>
              <table:table-cell office:value-type="float" office:value="0.0373827059266">
                <text:p>0.0373827059266</text:p>
              </table:table-cell>
              <table:table-cell office:value-type="float" office:value="0.0367056880285">
                <text:p>0.0367056880285</text:p>
              </table:table-cell>
              <table:table-cell office:value-type="float" office:value="0.0194875453551">
                <text:p>0.0194875453551</text:p>
              </table:table-cell>
              <table:table-cell office:value-type="float" office:value="0.0122124462404">
                <text:p>0.0122124462404</text:p>
              </table:table-cell>
            </table:table-row>
            <table:table-row>
              <table:table-cell office:value-type="string">
                <text:p>15</text:p>
                <draw:g>
                  <svg:desc>'1 à 20'.A16:'1 à 20'.A16</svg:desc>
                </draw:g>
              </table:table-cell>
              <table:table-cell office:value-type="float" office:value="0">
                <text:p>0</text:p>
                <draw:g>
                  <svg:desc>'1 à 20'.B16:'1 à 20'.K16</svg:desc>
                </draw:g>
              </table:table-cell>
              <table:table-cell office:value-type="float" office:value="0.100356867284">
                <text:p>0.100356867284</text:p>
              </table:table-cell>
              <table:table-cell office:value-type="float" office:value="0.0243316775977">
                <text:p>0.0243316775977</text:p>
              </table:table-cell>
              <table:table-cell office:value-type="float" office:value="0.00484646676681">
                <text:p>0.00484646676681</text:p>
              </table:table-cell>
              <table:table-cell office:value-type="float" office:value="0.00428531926908">
                <text:p>0.00428531926908</text:p>
              </table:table-cell>
              <table:table-cell office:value-type="float" office:value="0.0150546233587">
                <text:p>0.0150546233587</text:p>
              </table:table-cell>
              <table:table-cell office:value-type="float" office:value="0.0356481208575">
                <text:p>0.0356481208575</text:p>
              </table:table-cell>
              <table:table-cell office:value-type="float" office:value="0.0387743615068">
                <text:p>0.0387743615068</text:p>
              </table:table-cell>
              <table:table-cell office:value-type="float" office:value="0.0222636979798">
                <text:p>0.0222636979798</text:p>
              </table:table-cell>
              <table:table-cell office:value-type="float" office:value="0.0134989185116">
                <text:p>0.0134989185116</text:p>
              </table:table-cell>
            </table:table-row>
            <table:table-row>
              <table:table-cell office:value-type="string">
                <text:p>16</text:p>
                <draw:g>
                  <svg:desc>'1 à 20'.A17:'1 à 20'.A17</svg:desc>
                </draw:g>
              </table:table-cell>
              <table:table-cell office:value-type="float" office:value="0">
                <text:p>0</text:p>
                <draw:g>
                  <svg:desc>'1 à 20'.B17:'1 à 20'.K17</svg:desc>
                </draw:g>
              </table:table-cell>
              <table:table-cell office:value-type="float" office:value="0.10831404321">
                <text:p>0.10831404321</text:p>
              </table:table-cell>
              <table:table-cell office:value-type="float" office:value="0.0364814412937">
                <text:p>0.0364814412937</text:p>
              </table:table-cell>
              <table:table-cell office:value-type="float" office:value="0.0115819581306">
                <text:p>0.0115819581306</text:p>
              </table:table-cell>
              <table:table-cell office:value-type="float" office:value="0.00903412624246">
                <text:p>0.00903412624246</text:p>
              </table:table-cell>
              <table:table-cell office:value-type="float" office:value="0.0198562652682">
                <text:p>0.0198562652682</text:p>
              </table:table-cell>
              <table:table-cell office:value-type="float" office:value="0.0391805691504">
                <text:p>0.0391805691504</text:p>
              </table:table-cell>
              <table:table-cell office:value-type="float" office:value="0.0457042385433">
                <text:p>0.0457042385433</text:p>
              </table:table-cell>
              <table:table-cell office:value-type="float" office:value="0.0298557877149">
                <text:p>0.0298557877149</text:p>
              </table:table-cell>
              <table:table-cell office:value-type="float" office:value="0.0196141619138">
                <text:p>0.0196141619138</text:p>
              </table:table-cell>
            </table:table-row>
            <table:table-row>
              <table:table-cell office:value-type="string">
                <text:p>17</text:p>
                <draw:g>
                  <svg:desc>'1 à 20'.A18:'1 à 20'.A18</svg:desc>
                </draw:g>
              </table:table-cell>
              <table:table-cell office:value-type="float" office:value="0">
                <text:p>0</text:p>
                <draw:g>
                  <svg:desc>'1 à 20'.B18:'1 à 20'.K18</svg:desc>
                </draw:g>
              </table:table-cell>
              <table:table-cell office:value-type="float" office:value="0.0883487654321">
                <text:p>0.0883487654321</text:p>
              </table:table-cell>
              <table:table-cell office:value-type="float" office:value="0.0464101616084">
                <text:p>0.0464101616084</text:p>
              </table:table-cell>
              <table:table-cell office:value-type="float" office:value="0.0078186211908">
                <text:p>0.0078186211908</text:p>
              </table:table-cell>
              <table:table-cell office:value-type="float" office:value="0.00642002955038">
                <text:p>0.00642002955038</text:p>
              </table:table-cell>
              <table:table-cell office:value-type="float" office:value="0.0162597020724">
                <text:p>0.0162597020724</text:p>
              </table:table-cell>
              <table:table-cell office:value-type="float" office:value="0.0333965263713">
                <text:p>0.0333965263713</text:p>
              </table:table-cell>
              <table:table-cell office:value-type="float" office:value="0.042931217634">
                <text:p>0.042931217634</text:p>
              </table:table-cell>
              <table:table-cell office:value-type="float" office:value="0.0291067498796">
                <text:p>0.0291067498796</text:p>
              </table:table-cell>
              <table:table-cell office:value-type="float" office:value="0.0173544320459">
                <text:p>0.0173544320459</text:p>
              </table:table-cell>
            </table:table-row>
            <table:table-row>
              <table:table-cell office:value-type="string">
                <text:p>18</text:p>
                <draw:g>
                  <svg:desc>'1 à 20'.A19:'1 à 20'.A19</svg:desc>
                </draw:g>
              </table:table-cell>
              <table:table-cell office:value-type="float" office:value="0">
                <text:p>0</text:p>
                <draw:g>
                  <svg:desc>'1 à 20'.B19:'1 à 20'.K19</svg:desc>
                </draw:g>
              </table:table-cell>
              <table:table-cell office:value-type="float" office:value="0.0741705246914">
                <text:p>0.0741705246914</text:p>
              </table:table-cell>
              <table:table-cell office:value-type="float" office:value="0.0593703784079">
                <text:p>0.0593703784079</text:p>
              </table:table-cell>
              <table:table-cell office:value-type="float" office:value="0.0103245883285">
                <text:p>0.0103245883285</text:p>
              </table:table-cell>
              <table:table-cell office:value-type="float" office:value="0.00771064808691">
                <text:p>0.00771064808691</text:p>
              </table:table-cell>
              <table:table-cell office:value-type="float" office:value="0.0175979681103">
                <text:p>0.0175979681103</text:p>
              </table:table-cell>
              <table:table-cell office:value-type="float" office:value="0.0324888288805">
                <text:p>0.0324888288805</text:p>
              </table:table-cell>
              <table:table-cell office:value-type="float" office:value="0.0440650911832">
                <text:p>0.0440650911832</text:p>
              </table:table-cell>
              <table:table-cell office:value-type="float" office:value="0.0325936265636">
                <text:p>0.0325936265636</text:p>
              </table:table-cell>
              <table:table-cell office:value-type="float" office:value="0.0197498018415">
                <text:p>0.0197498018415</text:p>
              </table:table-cell>
            </table:table-row>
            <table:table-row>
              <table:table-cell office:value-type="string">
                <text:p>19</text:p>
                <draw:g>
                  <svg:desc>'1 à 20'.A20:'1 à 20'.A20</svg:desc>
                </draw:g>
              </table:table-cell>
              <table:table-cell office:value-type="float" office:value="0">
                <text:p>0</text:p>
                <draw:g>
                  <svg:desc>'1 à 20'.B20:'1 à 20'.K20</svg:desc>
                </draw:g>
              </table:table-cell>
              <table:table-cell office:value-type="float" office:value="0.0576774691358">
                <text:p>0.0576774691358</text:p>
              </table:table-cell>
              <table:table-cell office:value-type="float" office:value="0.0703104906121">
                <text:p>0.0703104906121</text:p>
              </table:table-cell>
              <table:table-cell office:value-type="float" office:value="0.013350986922">
                <text:p>0.013350986922</text:p>
              </table:table-cell>
              <table:table-cell office:value-type="float" office:value="0.00782292796327">
                <text:p>0.00782292796327</text:p>
              </table:table-cell>
              <table:table-cell office:value-type="float" office:value="0.015269622844">
                <text:p>0.015269622844</text:p>
              </table:table-cell>
              <table:table-cell office:value-type="float" office:value="0.0289272764781">
                <text:p>0.0289272764781</text:p>
              </table:table-cell>
              <table:table-cell office:value-type="float" office:value="0.0433307943359">
                <text:p>0.0433307943359</text:p>
              </table:table-cell>
              <table:table-cell office:value-type="float" office:value="0.0349424653702">
                <text:p>0.0349424653702</text:p>
              </table:table-cell>
              <table:table-cell office:value-type="float" office:value="0.0209249576974">
                <text:p>0.0209249576974</text:p>
              </table:table-cell>
            </table:table-row>
            <table:table-row>
              <table:table-cell office:value-type="string">
                <text:p>20</text:p>
                <draw:g>
                  <svg:desc>'1 à 20'.A21:'1 à 20'.A21</svg:desc>
                </draw:g>
              </table:table-cell>
              <table:table-cell office:value-type="float" office:value="0">
                <text:p>0</text:p>
                <draw:g>
                  <svg:desc>'1 à 20'.B21:'1 à 20'.K21</svg:desc>
                </draw:g>
              </table:table-cell>
              <table:table-cell office:value-type="float" office:value="0.0411844135802">
                <text:p>0.0411844135802</text:p>
              </table:table-cell>
              <table:table-cell office:value-type="float" office:value="0.079848887335">
                <text:p>0.079848887335</text:p>
              </table:table-cell>
              <table:table-cell office:value-type="float" office:value="0.0224753770681">
                <text:p>0.0224753770681</text:p>
              </table:table-cell>
              <table:table-cell office:value-type="float" office:value="0.0100868883443">
                <text:p>0.0100868883443</text:p>
              </table:table-cell>
              <table:table-cell office:value-type="float" office:value="0.0137039004474">
                <text:p>0.0137039004474</text:p>
              </table:table-cell>
              <table:table-cell office:value-type="float" office:value="0.0261666468383">
                <text:p>0.0261666468383</text:p>
              </table:table-cell>
              <table:table-cell office:value-type="float" office:value="0.0430007093212">
                <text:p>0.0430007093212</text:p>
              </table:table-cell>
              <table:table-cell office:value-type="float" office:value="0.0389537176746">
                <text:p>0.0389537176746</text:p>
              </table:table-cell>
              <table:table-cell office:value-type="float" office:value="0.024578215481">
                <text:p>0.024578215481</text:p>
              </table:table-cell>
            </table:table-row>
            <table:table-row>
              <table:table-cell office:value-type="string">
                <text:p>21</text:p>
                <draw:g>
                  <svg:desc>'1 à 20'.A22:'1 à 20'.A22</svg:desc>
                </draw:g>
              </table:table-cell>
              <table:table-cell office:value-type="float" office:value="0">
                <text:p>0</text:p>
                <draw:g>
                  <svg:desc>'1 à 20'.B22:'1 à 20'.K22</svg:desc>
                </draw:g>
              </table:table-cell>
              <table:table-cell office:value-type="float" office:value="0.0270061728395">
                <text:p>0.0270061728395</text:p>
              </table:table-cell>
              <table:table-cell office:value-type="float" office:value="0.0842646846065">
                <text:p>0.0842646846065</text:p>
              </table:table-cell>
              <table:table-cell office:value-type="float" office:value="0.0227187194033">
                <text:p>0.0227187194033</text:p>
              </table:table-cell>
              <table:table-cell office:value-type="float" office:value="0.00788943647912">
                <text:p>0.00788943647912</text:p>
              </table:table-cell>
              <table:table-cell office:value-type="float" office:value="0.0112926127057">
                <text:p>0.0112926127057</text:p>
              </table:table-cell>
              <table:table-cell office:value-type="float" office:value="0.0229593835037">
                <text:p>0.0229593835037</text:p>
              </table:table-cell>
              <table:table-cell office:value-type="float" office:value="0.0401465544836">
                <text:p>0.0401465544836</text:p>
              </table:table-cell>
              <table:table-cell office:value-type="float" office:value="0.0383564937898">
                <text:p>0.0383564937898</text:p>
              </table:table-cell>
              <table:table-cell office:value-type="float" office:value="0.0234957473942">
                <text:p>0.0234957473942</text:p>
              </table:table-cell>
            </table:table-row>
            <table:table-row>
              <table:table-cell office:value-type="string">
                <text:p>22</text:p>
                <draw:g>
                  <svg:desc>'1 à 20'.A23:'1 à 20'.A23</svg:desc>
                </draw:g>
              </table:table-cell>
              <table:table-cell office:value-type="float" office:value="0">
                <text:p>0</text:p>
                <draw:g>
                  <svg:desc>'1 à 20'.B23:'1 à 20'.K23</svg:desc>
                </draw:g>
              </table:table-cell>
              <table:table-cell office:value-type="float" office:value="0.0154320987654">
                <text:p>0.0154320987654</text:p>
              </table:table-cell>
              <table:table-cell office:value-type="float" office:value="0.0862414199138">
                <text:p>0.0862414199138</text:p>
              </table:table-cell>
              <table:table-cell office:value-type="float" office:value="0.0294960282449">
                <text:p>0.0294960282449</text:p>
              </table:table-cell>
              <table:table-cell office:value-type="float" office:value="0.00848334129017">
                <text:p>0.00848334129017</text:p>
              </table:table-cell>
              <table:table-cell office:value-type="float" office:value="0.00969320726461">
                <text:p>0.00969320726461</text:p>
              </table:table-cell>
              <table:table-cell office:value-type="float" office:value="0.0203281149858">
                <text:p>0.0203281149858</text:p>
              </table:table-cell>
              <table:table-cell office:value-type="float" office:value="0.0377570639441">
                <text:p>0.0377570639441</text:p>
              </table:table-cell>
              <table:table-cell office:value-type="float" office:value="0.0394981413244">
                <text:p>0.0394981413244</text:p>
              </table:table-cell>
              <table:table-cell office:value-type="float" office:value="0.0251364857855">
                <text:p>0.0251364857855</text:p>
              </table:table-cell>
            </table:table-row>
            <table:table-row>
              <table:table-cell office:value-type="string">
                <text:p>23</text:p>
                <draw:g>
                  <svg:desc>'1 à 20'.A24:'1 à 20'.A24</svg:desc>
                </draw:g>
              </table:table-cell>
              <table:table-cell office:value-type="float" office:value="0">
                <text:p>0</text:p>
                <draw:g>
                  <svg:desc>'1 à 20'.B24:'1 à 20'.K24</svg:desc>
                </draw:g>
              </table:table-cell>
              <table:table-cell office:value-type="float" office:value="0.00771604938272">
                <text:p>0.00771604938272</text:p>
              </table:table-cell>
              <table:table-cell office:value-type="float" office:value="0.082993746785">
                <text:p>0.082993746785</text:p>
              </table:table-cell>
              <table:table-cell office:value-type="float" office:value="0.0374110506323">
                <text:p>0.0374110506323</text:p>
              </table:table-cell>
              <table:table-cell office:value-type="float" office:value="0.00949100284492">
                <text:p>0.00949100284492</text:p>
              </table:table-cell>
              <table:table-cell office:value-type="float" office:value="0.00824526930093">
                <text:p>0.00824526930093</text:p>
              </table:table-cell>
              <table:table-cell office:value-type="float" office:value="0.0180307722461">
                <text:p>0.0180307722461</text:p>
              </table:table-cell>
              <table:table-cell office:value-type="float" office:value="0.0352170588314">
                <text:p>0.0352170588314</text:p>
              </table:table-cell>
              <table:table-cell office:value-type="float" office:value="0.0402511382844">
                <text:p>0.0402511382844</text:p>
              </table:table-cell>
              <table:table-cell office:value-type="float" office:value="0.0269147690144">
                <text:p>0.0269147690144</text:p>
              </table:table-cell>
            </table:table-row>
            <table:table-row>
              <table:table-cell office:value-type="string">
                <text:p>24</text:p>
                <draw:g>
                  <svg:desc>'1 à 20'.A25:'1 à 20'.A25</svg:desc>
                </draw:g>
              </table:table-cell>
              <table:table-cell office:value-type="float" office:value="0">
                <text:p>0</text:p>
                <draw:g>
                  <svg:desc>'1 à 20'.B25:'1 à 20'.K25</svg:desc>
                </draw:g>
              </table:table-cell>
              <table:table-cell office:value-type="float" office:value="0.00308641975309">
                <text:p>0.00308641975309</text:p>
              </table:table-cell>
              <table:table-cell office:value-type="float" office:value="0.0764104898084">
                <text:p>0.0764104898084</text:p>
              </table:table-cell>
              <table:table-cell office:value-type="float" office:value="0.0457887252717">
                <text:p>0.0457887252717</text:p>
              </table:table-cell>
              <table:table-cell office:value-type="float" office:value="0.0107697308317">
                <text:p>0.0107697308317</text:p>
              </table:table-cell>
              <table:table-cell office:value-type="float" office:value="0.00666838087671">
                <text:p>0.00666838087671</text:p>
              </table:table-cell>
              <table:table-cell office:value-type="float" office:value="0.0156282198645">
                <text:p>0.0156282198645</text:p>
              </table:table-cell>
              <table:table-cell office:value-type="float" office:value="0.0323025809683">
                <text:p>0.0323025809683</text:p>
              </table:table-cell>
              <table:table-cell office:value-type="float" office:value="0.0403116739831">
                <text:p>0.0403116739831</text:p>
              </table:table-cell>
              <table:table-cell office:value-type="float" office:value="0.0285244507431">
                <text:p>0.0285244507431</text:p>
              </table:table-cell>
            </table:table-row>
            <table:table-row>
              <table:table-cell office:value-type="string">
                <text:p>25</text:p>
                <draw:g>
                  <svg:desc>'1 à 20'.A26:'1 à 20'.A26</svg:desc>
                </draw:g>
              </table:table-cell>
              <table:table-cell office:value-type="float" office:value="0">
                <text:p>0</text:p>
                <draw:g>
                  <svg:desc>'1 à 20'.B26:'1 à 20'.K26</svg:desc>
                </draw:g>
              </table:table-cell>
              <table:table-cell office:value-type="float" office:value="0.0111882716049">
                <text:p>0.0111882716049</text:p>
              </table:table-cell>
              <table:table-cell office:value-type="float" office:value="0.0672940645362">
                <text:p>0.0672940645362</text:p>
              </table:table-cell>
              <table:table-cell office:value-type="float" office:value="0.0588597822545">
                <text:p>0.0588597822545</text:p>
              </table:table-cell>
              <table:table-cell office:value-type="float" office:value="0.0165889249102">
                <text:p>0.0165889249102</text:p>
              </table:table-cell>
              <table:table-cell office:value-type="float" office:value="0.0114091650988">
                <text:p>0.0114091650988</text:p>
              </table:table-cell>
              <table:table-cell office:value-type="float" office:value="0.0191871909753">
                <text:p>0.0191871909753</text:p>
              </table:table-cell>
              <table:table-cell office:value-type="float" office:value="0.0340976650276">
                <text:p>0.0340976650276</text:p>
              </table:table-cell>
              <table:table-cell office:value-type="float" office:value="0.044016417271">
                <text:p>0.044016417271</text:p>
              </table:table-cell>
              <table:table-cell office:value-type="float" office:value="0.0345462006527">
                <text:p>0.0345462006527</text:p>
              </table:table-cell>
            </table:table-row>
            <table:table-row>
              <table:table-cell office:value-type="string">
                <text:p>26</text:p>
                <draw:g>
                  <svg:desc>'1 à 20'.A27:'1 à 20'.A27</svg:desc>
                </draw:g>
              </table:table-cell>
              <table:table-cell office:value-type="float" office:value="0">
                <text:p>0</text:p>
                <draw:g>
                  <svg:desc>'1 à 20'.B27:'1 à 20'.K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554458764682">
                <text:p>0.0554458764682</text:p>
              </table:table-cell>
              <table:table-cell office:value-type="float" office:value="0.0605833015506">
                <text:p>0.0605833015506</text:p>
              </table:table-cell>
              <table:table-cell office:value-type="float" office:value="0.0160733741572">
                <text:p>0.0160733741572</text:p>
              </table:table-cell>
              <table:table-cell office:value-type="float" office:value="0.00753299832295">
                <text:p>0.00753299832295</text:p>
              </table:table-cell>
              <table:table-cell office:value-type="float" office:value="0.0136351628207">
                <text:p>0.0136351628207</text:p>
              </table:table-cell>
              <table:table-cell office:value-type="float" office:value="0.0272834104092">
                <text:p>0.0272834104092</text:p>
              </table:table-cell>
              <table:table-cell office:value-type="float" office:value="0.0394074119136">
                <text:p>0.0394074119136</text:p>
              </table:table-cell>
              <table:table-cell office:value-type="float" office:value="0.0322420034532">
                <text:p>0.0322420034532</text:p>
              </table:table-cell>
            </table:table-row>
            <table:table-row>
              <table:table-cell office:value-type="string">
                <text:p>27</text:p>
                <draw:g>
                  <svg:desc>'1 à 20'.A28:'1 à 20'.A28</svg:desc>
                </draw:g>
              </table:table-cell>
              <table:table-cell office:value-type="float" office:value="0">
                <text:p>0</text:p>
                <draw:g>
                  <svg:desc>'1 à 20'.B28:'1 à 20'.K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36204614626">
                <text:p>0.0436204614626</text:p>
              </table:table-cell>
              <table:table-cell office:value-type="float" office:value="0.0661295835719">
                <text:p>0.0661295835719</text:p>
              </table:table-cell>
              <table:table-cell office:value-type="float" office:value="0.0202357348694">
                <text:p>0.0202357348694</text:p>
              </table:table-cell>
              <table:table-cell office:value-type="float" office:value="0.0081355199592">
                <text:p>0.0081355199592</text:p>
              </table:table-cell>
              <table:table-cell office:value-type="float" office:value="0.0125580980317">
                <text:p>0.0125580980317</text:p>
              </table:table-cell>
              <table:table-cell office:value-type="float" office:value="0.0248585192467">
                <text:p>0.0248585192467</text:p>
              </table:table-cell>
              <table:table-cell office:value-type="float" office:value="0.0383804012821">
                <text:p>0.0383804012821</text:p>
              </table:table-cell>
              <table:table-cell office:value-type="float" office:value="0.0339353900052">
                <text:p>0.0339353900052</text:p>
              </table:table-cell>
            </table:table-row>
            <table:table-row>
              <table:table-cell office:value-type="string">
                <text:p>28</text:p>
                <draw:g>
                  <svg:desc>'1 à 20'.A29:'1 à 20'.A29</svg:desc>
                </draw:g>
              </table:table-cell>
              <table:table-cell office:value-type="float" office:value="0">
                <text:p>0</text:p>
                <draw:g>
                  <svg:desc>'1 à 20'.B29:'1 à 20'.K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330730171361">
                <text:p>0.0330730171361</text:p>
              </table:table-cell>
              <table:table-cell office:value-type="float" office:value="0.0691538140498">
                <text:p>0.0691538140498</text:p>
              </table:table-cell>
              <table:table-cell office:value-type="float" office:value="0.0249404345429">
                <text:p>0.0249404345429</text:p>
              </table:table-cell>
              <table:table-cell office:value-type="float" office:value="0.00872008151144">
                <text:p>0.00872008151144</text:p>
              </table:table-cell>
              <table:table-cell office:value-type="float" office:value="0.0113655204299">
                <text:p>0.0113655204299</text:p>
              </table:table-cell>
              <table:table-cell office:value-type="float" office:value="0.0224562472165">
                <text:p>0.0224562472165</text:p>
              </table:table-cell>
              <table:table-cell office:value-type="float" office:value="0.0367942958607">
                <text:p>0.0367942958607</text:p>
              </table:table-cell>
              <table:table-cell office:value-type="float" office:value="0.0351275861813">
                <text:p>0.0351275861813</text:p>
              </table:table-cell>
            </table:table-row>
            <table:table-row>
              <table:table-cell office:value-type="string">
                <text:p>29</text:p>
                <draw:g>
                  <svg:desc>'1 à 20'.A30:'1 à 20'.A30</svg:desc>
                </draw:g>
              </table:table-cell>
              <table:table-cell office:value-type="float" office:value="0">
                <text:p>0</text:p>
                <draw:g>
                  <svg:desc>'1 à 20'.B30:'1 à 20'.K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230828430427">
                <text:p>0.0230828430427</text:p>
              </table:table-cell>
              <table:table-cell office:value-type="float" office:value="0.069480227363">
                <text:p>0.069480227363</text:p>
              </table:table-cell>
              <table:table-cell office:value-type="float" office:value="0.0303613592295">
                <text:p>0.0303613592295</text:p>
              </table:table-cell>
              <table:table-cell office:value-type="float" office:value="0.00954531531457">
                <text:p>0.00954531531457</text:p>
              </table:table-cell>
              <table:table-cell office:value-type="float" office:value="0.010176199866">
                <text:p>0.010176199866</text:p>
              </table:table-cell>
              <table:table-cell office:value-type="float" office:value="0.0200520417628">
                <text:p>0.0200520417628</text:p>
              </table:table-cell>
              <table:table-cell office:value-type="float" office:value="0.0346926006891">
                <text:p>0.0346926006891</text:p>
              </table:table-cell>
              <table:table-cell office:value-type="float" office:value="0.0358484476214">
                <text:p>0.0358484476214</text:p>
              </table:table-cell>
            </table:table-row>
            <table:table-row>
              <table:table-cell office:value-type="string">
                <text:p>30</text:p>
                <draw:g>
                  <svg:desc>'1 à 20'.A31:'1 à 20'.A31</svg:desc>
                </draw:g>
              </table:table-cell>
              <table:table-cell office:value-type="float" office:value="0">
                <text:p>0</text:p>
                <draw:g>
                  <svg:desc>'1 à 20'.B31:'1 à 20'.K3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58495490934">
                <text:p>0.0158495490934</text:p>
              </table:table-cell>
              <table:table-cell office:value-type="float" office:value="0.0668580779541">
                <text:p>0.0668580779541</text:p>
              </table:table-cell>
              <table:table-cell office:value-type="float" office:value="0.0363754771093">
                <text:p>0.0363754771093</text:p>
              </table:table-cell>
              <table:table-cell office:value-type="float" office:value="0.0108408186501">
                <text:p>0.0108408186501</text:p>
              </table:table-cell>
              <table:table-cell office:value-type="float" office:value="0.00925386635208">
                <text:p>0.00925386635208</text:p>
              </table:table-cell>
              <table:table-cell office:value-type="float" office:value="0.0179913956343">
                <text:p>0.0179913956343</text:p>
              </table:table-cell>
              <table:table-cell office:value-type="float" office:value="0.0324430965378">
                <text:p>0.0324430965378</text:p>
              </table:table-cell>
              <table:table-cell office:value-type="float" office:value="0.0362525479181">
                <text:p>0.0362525479181</text:p>
              </table:table-cell>
            </table:table-row>
            <table:table-row>
              <table:table-cell office:value-type="string">
                <text:p>31</text:p>
                <draw:g>
                  <svg:desc>'1 à 20'.A32:'1 à 20'.A32</svg:desc>
                </draw:g>
              </table:table-cell>
              <table:table-cell office:value-type="float" office:value="0">
                <text:p>0</text:p>
                <draw:g>
                  <svg:desc>'1 à 20'.B32:'1 à 20'.K3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03309327846">
                <text:p>0.0103309327846</text:p>
              </table:table-cell>
              <table:table-cell office:value-type="float" office:value="0.063669911428">
                <text:p>0.063669911428</text:p>
              </table:table-cell>
              <table:table-cell office:value-type="float" office:value="0.043384260125">
                <text:p>0.043384260125</text:p>
              </table:table-cell>
              <table:table-cell office:value-type="float" office:value="0.0128629489976">
                <text:p>0.0128629489976</text:p>
              </table:table-cell>
              <table:table-cell office:value-type="float" office:value="0.00877822340111">
                <text:p>0.00877822340111</text:p>
              </table:table-cell>
              <table:table-cell office:value-type="float" office:value="0.0165064454705">
                <text:p>0.0165064454705</text:p>
              </table:table-cell>
              <table:table-cell office:value-type="float" office:value="0.0307881621539">
                <text:p>0.0307881621539</text:p>
              </table:table-cell>
              <table:table-cell office:value-type="float" office:value="0.0371490650796">
                <text:p>0.0371490650796</text:p>
              </table:table-cell>
            </table:table-row>
            <table:table-row>
              <table:table-cell office:value-type="string">
                <text:p>32</text:p>
                <draw:g>
                  <svg:desc>'1 à 20'.A33:'1 à 20'.A33</svg:desc>
                </draw:g>
              </table:table-cell>
              <table:table-cell office:value-type="float" office:value="0">
                <text:p>0</text:p>
                <draw:g>
                  <svg:desc>'1 à 20'.B33:'1 à 20'.K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670599708505">
                <text:p>0.00670599708505</text:p>
              </table:table-cell>
              <table:table-cell office:value-type="float" office:value="0.0579237633408">
                <text:p>0.0579237633408</text:p>
              </table:table-cell>
              <table:table-cell office:value-type="float" office:value="0.0499195613014">
                <text:p>0.0499195613014</text:p>
              </table:table-cell>
              <table:table-cell office:value-type="float" office:value="0.0154640034446">
                <text:p>0.0154640034446</text:p>
              </table:table-cell>
              <table:table-cell office:value-type="float" office:value="0.00863774063068">
                <text:p>0.00863774063068</text:p>
              </table:table-cell>
              <table:table-cell office:value-type="float" office:value="0.0152103849279">
                <text:p>0.0152103849279</text:p>
              </table:table-cell>
              <table:table-cell office:value-type="float" office:value="0.0288825926737">
                <text:p>0.0288825926737</text:p>
              </table:table-cell>
              <table:table-cell office:value-type="float" office:value="0.0374610551427">
                <text:p>0.0374610551427</text:p>
              </table:table-cell>
            </table:table-row>
            <table:table-row>
              <table:table-cell office:value-type="string">
                <text:p>33</text:p>
                <draw:g>
                  <svg:desc>'1 à 20'.A34:'1 à 20'.A34</svg:desc>
                </draw:g>
              </table:table-cell>
              <table:table-cell office:value-type="float" office:value="0">
                <text:p>0</text:p>
                <draw:g>
                  <svg:desc>'1 à 20'.B34:'1 à 20'.K3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375621570645">
                <text:p>0.00375621570645</text:p>
              </table:table-cell>
              <table:table-cell office:value-type="float" office:value="0.0505057859486">
                <text:p>0.0505057859486</text:p>
              </table:table-cell>
              <table:table-cell office:value-type="float" office:value="0.0536202124212">
                <text:p>0.0536202124212</text:p>
              </table:table-cell>
              <table:table-cell office:value-type="float" office:value="0.017394352016">
                <text:p>0.017394352016</text:p>
              </table:table-cell>
              <table:table-cell office:value-type="float" office:value="0.00829111565763">
                <text:p>0.00829111565763</text:p>
              </table:table-cell>
              <table:table-cell office:value-type="float" office:value="0.013596483541">
                <text:p>0.013596483541</text:p>
              </table:table-cell>
              <table:table-cell office:value-type="float" office:value="0.0262571855551">
                <text:p>0.0262571855551</text:p>
              </table:table-cell>
              <table:table-cell office:value-type="float" office:value="0.0363089690247">
                <text:p>0.0363089690247</text:p>
              </table:table-cell>
            </table:table-row>
            <table:table-row>
              <table:table-cell office:value-type="string">
                <text:p>34</text:p>
                <draw:g>
                  <svg:desc>'1 à 20'.A35:'1 à 20'.A35</svg:desc>
                </draw:g>
              </table:table-cell>
              <table:table-cell office:value-type="float" office:value="0">
                <text:p>0</text:p>
                <draw:g>
                  <svg:desc>'1 à 20'.B35:'1 à 20'.K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217013888889">
                <text:p>0.00217013888889</text:p>
              </table:table-cell>
              <table:table-cell office:value-type="float" office:value="0.0423140453867">
                <text:p>0.0423140453867</text:p>
              </table:table-cell>
              <table:table-cell office:value-type="float" office:value="0.0572899980475">
                <text:p>0.0572899980475</text:p>
              </table:table-cell>
              <table:table-cell office:value-type="float" office:value="0.0233055196303">
                <text:p>0.0233055196303</text:p>
              </table:table-cell>
              <table:table-cell office:value-type="float" office:value="0.0102040643937">
                <text:p>0.0102040643937</text:p>
              </table:table-cell>
              <table:table-cell office:value-type="float" office:value="0.0128804717377">
                <text:p>0.0128804717377</text:p>
              </table:table-cell>
              <table:table-cell office:value-type="float" office:value="0.0242988448497">
                <text:p>0.0242988448497</text:p>
              </table:table-cell>
              <table:table-cell office:value-type="float" office:value="0.0358466038349">
                <text:p>0.0358466038349</text:p>
              </table:table-cell>
            </table:table-row>
            <table:table-row>
              <table:table-cell office:value-type="string">
                <text:p>35</text:p>
                <draw:g>
                  <svg:desc>'1 à 20'.A36:'1 à 20'.A36</svg:desc>
                </draw:g>
              </table:table-cell>
              <table:table-cell office:value-type="float" office:value="0">
                <text:p>0</text:p>
                <draw:g>
                  <svg:desc>'1 à 20'.B36:'1 à 20'.K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117884087791">
                <text:p>0.00117884087791</text:p>
              </table:table-cell>
              <table:table-cell office:value-type="float" office:value="0.034226309252">
                <text:p>0.034226309252</text:p>
              </table:table-cell>
              <table:table-cell office:value-type="float" office:value="0.0570314903906">
                <text:p>0.0570314903906</text:p>
              </table:table-cell>
              <table:table-cell office:value-type="float" office:value="0.0233317692921">
                <text:p>0.0233317692921</text:p>
              </table:table-cell>
              <table:table-cell office:value-type="float" office:value="0.00871343755695">
                <text:p>0.00871343755695</text:p>
              </table:table-cell>
              <table:table-cell office:value-type="float" office:value="0.0110054316478">
                <text:p>0.0110054316478</text:p>
              </table:table-cell>
              <table:table-cell office:value-type="float" office:value="0.0213410239953">
                <text:p>0.0213410239953</text:p>
              </table:table-cell>
              <table:table-cell office:value-type="float" office:value="0.0330348459899">
                <text:p>0.0330348459899</text:p>
              </table:table-cell>
            </table:table-row>
            <table:table-row>
              <table:table-cell office:value-type="string">
                <text:p>36</text:p>
                <draw:g>
                  <svg:desc>'1 à 20'.A37:'1 à 20'.A37</svg:desc>
                </draw:g>
              </table:table-cell>
              <table:table-cell office:value-type="float" office:value="0">
                <text:p>0</text:p>
                <draw:g>
                  <svg:desc>'1 à 20'.B37:'1 à 20'.K3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707304526749">
                <text:p>0.000707304526749</text:p>
              </table:table-cell>
              <table:table-cell office:value-type="float" office:value="0.0266526973278">
                <text:p>0.0266526973278</text:p>
              </table:table-cell>
              <table:table-cell office:value-type="float" office:value="0.055797698845">
                <text:p>0.055797698845</text:p>
              </table:table-cell>
              <table:table-cell office:value-type="float" office:value="0.0266938353239">
                <text:p>0.0266938353239</text:p>
              </table:table-cell>
              <table:table-cell office:value-type="float" office:value="0.00938857028161">
                <text:p>0.00938857028161</text:p>
              </table:table-cell>
              <table:table-cell office:value-type="float" office:value="0.00996979203613">
                <text:p>0.00996979203613</text:p>
              </table:table-cell>
              <table:table-cell office:value-type="float" office:value="0.0190265804051">
                <text:p>0.0190265804051</text:p>
              </table:table-cell>
              <table:table-cell office:value-type="float" office:value="0.0308052681001">
                <text:p>0.0308052681001</text:p>
              </table:table-cell>
            </table:table-row>
            <table:table-row>
              <table:table-cell office:value-type="string">
                <text:p>37</text:p>
                <draw:g>
                  <svg:desc>'1 à 20'.A38:'1 à 20'.A38</svg:desc>
                </draw:g>
              </table:table-cell>
              <table:table-cell office:value-type="float" office:value="0">
                <text:p>0</text:p>
                <draw:g>
                  <svg:desc>'1 à 20'.B38:'1 à 20'.K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289351851852">
                <text:p>0.000289351851852</text:p>
              </table:table-cell>
              <table:table-cell office:value-type="float" office:value="0.0192174319904">
                <text:p>0.0192174319904</text:p>
              </table:table-cell>
              <table:table-cell office:value-type="float" office:value="0.0523455604598">
                <text:p>0.0523455604598</text:p>
              </table:table-cell>
              <table:table-cell office:value-type="float" office:value="0.0301831667074">
                <text:p>0.0301831667074</text:p>
              </table:table-cell>
              <table:table-cell office:value-type="float" office:value="0.0103438677144">
                <text:p>0.0103438677144</text:p>
              </table:table-cell>
              <table:table-cell office:value-type="float" office:value="0.00886346942081">
                <text:p>0.00886346942081</text:p>
              </table:table-cell>
              <table:table-cell office:value-type="float" office:value="0.016452793271">
                <text:p>0.016452793271</text:p>
              </table:table-cell>
              <table:table-cell office:value-type="float" office:value="0.0279140753502">
                <text:p>0.0279140753502</text:p>
              </table:table-cell>
            </table:table-row>
            <table:table-row>
              <table:table-cell office:value-type="string">
                <text:p>38</text:p>
                <draw:g>
                  <svg:desc>'1 à 20'.A39:'1 à 20'.A39</svg:desc>
                </draw:g>
              </table:table-cell>
              <table:table-cell office:value-type="float" office:value="0">
                <text:p>0</text:p>
                <draw:g>
                  <svg:desc>'1 à 20'.B39:'1 à 20'.K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9732033989">
                <text:p>0.0129732033989</text:p>
              </table:table-cell>
              <table:table-cell office:value-type="float" office:value="0.0470974332854">
                <text:p>0.0470974332854</text:p>
              </table:table-cell>
              <table:table-cell office:value-type="float" office:value="0.0334127573124">
                <text:p>0.0334127573124</text:p>
              </table:table-cell>
              <table:table-cell office:value-type="float" office:value="0.0115814925458">
                <text:p>0.0115814925458</text:p>
              </table:table-cell>
              <table:table-cell office:value-type="float" office:value="0.00796213912707">
                <text:p>0.00796213912707</text:p>
              </table:table-cell>
              <table:table-cell office:value-type="float" office:value="0.0140563173654">
                <text:p>0.0140563173654</text:p>
              </table:table-cell>
              <table:table-cell office:value-type="float" office:value="0.0248293305344">
                <text:p>0.0248293305344</text:p>
              </table:table-cell>
            </table:table-row>
            <table:table-row>
              <table:table-cell office:value-type="string">
                <text:p>39</text:p>
                <draw:g>
                  <svg:desc>'1 à 20'.A40:'1 à 20'.A40</svg:desc>
                </draw:g>
              </table:table-cell>
              <table:table-cell office:value-type="float" office:value="0">
                <text:p>0</text:p>
                <draw:g>
                  <svg:desc>'1 à 20'.B40:'1 à 20'.K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66429439824">
                <text:p>0.00866429439824</text:p>
              </table:table-cell>
              <table:table-cell office:value-type="float" office:value="0.043892254476">
                <text:p>0.043892254476</text:p>
              </table:table-cell>
              <table:table-cell office:value-type="float" office:value="0.0380316675149">
                <text:p>0.0380316675149</text:p>
              </table:table-cell>
              <table:table-cell office:value-type="float" office:value="0.0136638222919">
                <text:p>0.0136638222919</text:p>
              </table:table-cell>
              <table:table-cell office:value-type="float" office:value="0.00774312385797">
                <text:p>0.00774312385797</text:p>
              </table:table-cell>
              <table:table-cell office:value-type="float" office:value="0.0127528433677">
                <text:p>0.0127528433677</text:p>
              </table:table-cell>
              <table:table-cell office:value-type="float" office:value="0.0232753571894">
                <text:p>0.0232753571894</text:p>
              </table:table-cell>
            </table:table-row>
            <table:table-row>
              <table:table-cell office:value-type="string">
                <text:p>40</text:p>
                <draw:g>
                  <svg:desc>'1 à 20'.A41:'1 à 20'.A41</svg:desc>
                </draw:g>
              </table:table-cell>
              <table:table-cell office:value-type="float" office:value="0">
                <text:p>0</text:p>
                <draw:g>
                  <svg:desc>'1 à 20'.B41:'1 à 20'.K41</svg:desc>
                </draw:g>
              </table:table-cell>
              <table:table-cell office:value-type="float" office:value="0.0104166666667">
                <text:p>0.0104166666667</text:p>
              </table:table-cell>
              <table:table-cell office:value-type="float" office:value="0.00141059027778">
                <text:p>0.00141059027778</text:p>
              </table:table-cell>
              <table:table-cell office:value-type="float" office:value="0.010945447315">
                <text:p>0.010945447315</text:p>
              </table:table-cell>
              <table:table-cell office:value-type="float" office:value="0.0430934688466">
                <text:p>0.0430934688466</text:p>
              </table:table-cell>
              <table:table-cell office:value-type="float" office:value="0.0458803280164">
                <text:p>0.0458803280164</text:p>
              </table:table-cell>
              <table:table-cell office:value-type="float" office:value="0.020513111708">
                <text:p>0.020513111708</text:p>
              </table:table-cell>
              <table:table-cell office:value-type="float" office:value="0.0121716702697">
                <text:p>0.0121716702697</text:p>
              </table:table-cell>
              <table:table-cell office:value-type="float" office:value="0.015697341824">
                <text:p>0.015697341824</text:p>
              </table:table-cell>
              <table:table-cell office:value-type="float" office:value="0.0258076725082">
                <text:p>0.0258076725082</text:p>
              </table:table-cell>
            </table:table-row>
            <table:table-row>
              <table:table-cell office:value-type="string">
                <text:p>41</text:p>
                <draw:g>
                  <svg:desc>'1 à 20'.A42:'1 à 20'.A42</svg:desc>
                </draw:g>
              </table:table-cell>
              <table:table-cell office:value-type="float" office:value="0">
                <text:p>0</text:p>
                <draw:g>
                  <svg:desc>'1 à 20'.B42:'1 à 20'.K42</svg:desc>
                </draw:g>
              </table:table-cell>
              <table:table-cell office:value-type="float" office:value="0.0121527777778">
                <text:p>0.0121527777778</text:p>
              </table:table-cell>
              <table:table-cell office:value-type="float" office:value="0.0104186760545">
                <text:p>0.0104186760545</text:p>
              </table:table-cell>
              <table:table-cell office:value-type="float" office:value="0.0229006515663">
                <text:p>0.0229006515663</text:p>
              </table:table-cell>
              <table:table-cell office:value-type="float" office:value="0.0739696460339">
                <text:p>0.0739696460339</text:p>
              </table:table-cell>
              <table:table-cell office:value-type="float" office:value="0.0563561621425">
                <text:p>0.0563561621425</text:p>
              </table:table-cell>
              <table:table-cell office:value-type="float" office:value="0.0258238430977">
                <text:p>0.0258238430977</text:p>
              </table:table-cell>
              <table:table-cell office:value-type="float" office:value="0.0205898175041">
                <text:p>0.0205898175041</text:p>
              </table:table-cell>
              <table:table-cell office:value-type="float" office:value="0.0280831917881">
                <text:p>0.0280831917881</text:p>
              </table:table-cell>
              <table:table-cell office:value-type="float" office:value="0.0424240405798">
                <text:p>0.0424240405798</text:p>
              </table:table-cell>
            </table:table-row>
            <table:table-row>
              <table:table-cell office:value-type="string">
                <text:p>42</text:p>
                <draw:g>
                  <svg:desc>'1 à 20'.A43:'1 à 20'.A43</svg:desc>
                </draw:g>
              </table:table-cell>
              <table:table-cell office:value-type="float" office:value="0">
                <text:p>0</text:p>
                <draw:g>
                  <svg:desc>'1 à 20'.B43:'1 à 20'.K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  <draw:g>
                  <svg:desc>'1 à 20'.A44:'1 à 20'.A44</svg:desc>
                </draw:g>
              </table:table-cell>
              <table:table-cell office:value-type="float" office:value="0">
                <text:p>0</text:p>
                <draw:g>
                  <svg:desc>'1 à 20'.B44:'1 à 20'.K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eeeee" draw:fill-color="#eeeee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ff99" draw:fill-color="#ff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990000" draw:fill-color="#99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9999" draw:fill-color="#ff9999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ffff66" draw:fill-color="#ffff6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99ff" draw:fill-color="#ff99ff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ff99" draw:fill-color="#ffff99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27" style:family="chart">
      <style:chart-properties chart:solid-type="cuboid" chart:symbol-type="named-symbol" chart:symbol-name="arrow-up" chart:symbol-width="0.25cm" chart:symbol-height="0.25cm"/>
    </style:style>
    <style:style style:name="ch2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eeeeee" draw:fill-color="#eeeeee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dddddd" draw:fill-color="#dddddd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999" draw:fill-color="#ff9999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990000" draw:fill-color="#990000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48" style:family="chart">
      <style:graphic-properties draw:stroke="solid" svg:stroke-color="#b3b3b3" draw:fill="none" draw:fill-color="#e6e6e6"/>
    </style:style>
    <style:style style:name="ch49" style:family="chart">
      <style:graphic-properties svg:stroke-color="#b3b3b3" draw:fill-color="#cccccc"/>
    </style:style>
  </office:automatic-styles>
  <office:body>
    <office:chart>
      <chart:chart svg:width="59.875cm" svg:height="29.165cm" xlink:href=".." xlink:type="simple" chart:class="chart:line" chart:style-name="ch1">
        <chart:legend chart:legend-position="end" svg:x="58.155cm" svg:y="3.76cm" style:legend-expansion="high" chart:style-name="ch2"/>
        <chart:plot-area chart:style-name="ch3" table:cell-range-address="'1 à 20'.A1:'1 à 20'.U44" chart:data-source-has-labels="both" svg:x="2.249cm" svg:y="0.881cm" svg:width="51.884cm" svg:height="26.549cm">
          <chartooo:coordinate-region svg:x="3.159cm" svg:y="1.082cm" svg:width="50.785cm" svg:height="25.698cm"/>
          <chart:axis chart:dimension="x" chart:name="primary-x" chart:style-name="ch4" chartooo:axis-type="auto">
            <chartooo:date-scale/>
            <chart:title svg:x="26.958cm" svg:y="28.014cm" chart:style-name="ch5">
              <text:p>Nombre de tour</text:p>
            </chart:title>
            <chart:categories table:cell-range-address="'1 à 20'.B1:'1 à 20'.U1"/>
            <chart:grid chart:style-name="ch6" chart:class="major"/>
          </chart:axis>
          <chart:axis chart:dimension="y" chart:name="primary-y" chart:style-name="ch4">
            <chart:title svg:x="0.485cm" svg:y="15cm" chart:style-name="ch7">
              <text:p>Probabilité</text:p>
            </chart:title>
            <chart:grid chart:style-name="ch6" chart:class="major"/>
          </chart:axis>
          <chart:series chart:style-name="ch8" chart:values-cell-range-address="'1 à 20'.B2:'1 à 20'.U2" chart:label-cell-address="'1 à 20'.A2:'1 à 20'.A2" chart:class="chart:line">
            <chart:data-point chart:repeated="20"/>
          </chart:series>
          <chart:series chart:style-name="ch9" chart:values-cell-range-address="'1 à 20'.B3:'1 à 20'.U3" chart:label-cell-address="'1 à 20'.A3:'1 à 20'.A3" chart:class="chart:line">
            <chart:data-point chart:repeated="20"/>
          </chart:series>
          <chart:series chart:style-name="ch10" chart:values-cell-range-address="'1 à 20'.B4:'1 à 20'.U4" chart:label-cell-address="'1 à 20'.A4:'1 à 20'.A4" chart:class="chart:line">
            <chart:data-point chart:repeated="20"/>
          </chart:series>
          <chart:series chart:style-name="ch11" chart:values-cell-range-address="'1 à 20'.B5:'1 à 20'.U5" chart:label-cell-address="'1 à 20'.A5:'1 à 20'.A5" chart:class="chart:line">
            <chart:data-point chart:repeated="20"/>
          </chart:series>
          <chart:series chart:style-name="ch12" chart:values-cell-range-address="'1 à 20'.B6:'1 à 20'.U6" chart:label-cell-address="'1 à 20'.A6:'1 à 20'.A6" chart:class="chart:line">
            <chart:data-point chart:repeated="20"/>
          </chart:series>
          <chart:series chart:style-name="ch13" chart:values-cell-range-address="'1 à 20'.B7:'1 à 20'.U7" chart:label-cell-address="'1 à 20'.A7:'1 à 20'.A7" chart:class="chart:line">
            <chart:data-point chart:repeated="20"/>
          </chart:series>
          <chart:series chart:style-name="ch14" chart:values-cell-range-address="'1 à 20'.B8:'1 à 20'.U8" chart:label-cell-address="'1 à 20'.A8:'1 à 20'.A8" chart:class="chart:line">
            <chart:data-point chart:repeated="20"/>
          </chart:series>
          <chart:series chart:style-name="ch15" chart:values-cell-range-address="'1 à 20'.B9:'1 à 20'.U9" chart:label-cell-address="'1 à 20'.A9:'1 à 20'.A9" chart:class="chart:line">
            <chart:data-point chart:repeated="20"/>
          </chart:series>
          <chart:series chart:style-name="ch16" chart:values-cell-range-address="'1 à 20'.B10:'1 à 20'.U10" chart:label-cell-address="'1 à 20'.A10:'1 à 20'.A10" chart:class="chart:line">
            <chart:data-point chart:repeated="20"/>
          </chart:series>
          <chart:series chart:style-name="ch17" chart:values-cell-range-address="'1 à 20'.B11:'1 à 20'.U11" chart:label-cell-address="'1 à 20'.A11:'1 à 20'.A11" chart:class="chart:line">
            <chart:data-point chart:repeated="20"/>
          </chart:series>
          <chart:series chart:style-name="ch18" chart:values-cell-range-address="'1 à 20'.B12:'1 à 20'.U12" chart:label-cell-address="'1 à 20'.A12:'1 à 20'.A12" chart:class="chart:line">
            <chart:data-point chart:repeated="20"/>
          </chart:series>
          <chart:series chart:style-name="ch19" chart:values-cell-range-address="'1 à 20'.B13:'1 à 20'.U13" chart:label-cell-address="'1 à 20'.A13:'1 à 20'.A13" chart:class="chart:line">
            <chart:data-point chart:repeated="20"/>
          </chart:series>
          <chart:series chart:style-name="ch20" chart:values-cell-range-address="'1 à 20'.B14:'1 à 20'.U14" chart:label-cell-address="'1 à 20'.A14:'1 à 20'.A14" chart:class="chart:line">
            <chart:data-point chart:repeated="20"/>
          </chart:series>
          <chart:series chart:style-name="ch21" chart:values-cell-range-address="'1 à 20'.B15:'1 à 20'.U15" chart:label-cell-address="'1 à 20'.A15:'1 à 20'.A15" chart:class="chart:line">
            <chart:data-point chart:repeated="20"/>
          </chart:series>
          <chart:series chart:style-name="ch22" chart:values-cell-range-address="'1 à 20'.B16:'1 à 20'.U16" chart:label-cell-address="'1 à 20'.A16:'1 à 20'.A16" chart:class="chart:line">
            <chart:data-point chart:repeated="20"/>
          </chart:series>
          <chart:series chart:style-name="ch23" chart:values-cell-range-address="'1 à 20'.B17:'1 à 20'.U17" chart:label-cell-address="'1 à 20'.A17:'1 à 20'.A17" chart:class="chart:line">
            <chart:data-point chart:repeated="20"/>
          </chart:series>
          <chart:series chart:style-name="ch24" chart:values-cell-range-address="'1 à 20'.B18:'1 à 20'.U18" chart:label-cell-address="'1 à 20'.A18:'1 à 20'.A18" chart:class="chart:line">
            <chart:data-point chart:repeated="20"/>
          </chart:series>
          <chart:series chart:style-name="ch25" chart:values-cell-range-address="'1 à 20'.B19:'1 à 20'.U19" chart:label-cell-address="'1 à 20'.A19:'1 à 20'.A19" chart:class="chart:line">
            <chart:data-point chart:repeated="20"/>
          </chart:series>
          <chart:series chart:style-name="ch26" chart:values-cell-range-address="'1 à 20'.B20:'1 à 20'.U20" chart:label-cell-address="'1 à 20'.A20:'1 à 20'.A20" chart:class="chart:line">
            <chart:data-point chart:repeated="5"/>
            <chart:data-point chart:style-name="ch27"/>
            <chart:data-point chart:repeated="14"/>
          </chart:series>
          <chart:series chart:style-name="ch28" chart:values-cell-range-address="'1 à 20'.B21:'1 à 20'.U21" chart:label-cell-address="'1 à 20'.A21:'1 à 20'.A21" chart:class="chart:line">
            <chart:data-point chart:repeated="20"/>
          </chart:series>
          <chart:series chart:style-name="ch29" chart:values-cell-range-address="'1 à 20'.B22:'1 à 20'.U22" chart:label-cell-address="'1 à 20'.A22:'1 à 20'.A22" chart:class="chart:line">
            <chart:data-point chart:repeated="20"/>
          </chart:series>
          <chart:series chart:style-name="ch30" chart:values-cell-range-address="'1 à 20'.B23:'1 à 20'.U23" chart:label-cell-address="'1 à 20'.A23:'1 à 20'.A23" chart:class="chart:line">
            <chart:data-point chart:repeated="20"/>
          </chart:series>
          <chart:series chart:style-name="ch15" chart:values-cell-range-address="'1 à 20'.B24:'1 à 20'.U24" chart:label-cell-address="'1 à 20'.A24:'1 à 20'.A24" chart:class="chart:line">
            <chart:data-point chart:repeated="20"/>
          </chart:series>
          <chart:series chart:style-name="ch31" chart:values-cell-range-address="'1 à 20'.B25:'1 à 20'.U25" chart:label-cell-address="'1 à 20'.A25:'1 à 20'.A25" chart:class="chart:line">
            <chart:data-point chart:repeated="20"/>
          </chart:series>
          <chart:series chart:style-name="ch32" chart:values-cell-range-address="'1 à 20'.B26:'1 à 20'.U26" chart:label-cell-address="'1 à 20'.A26:'1 à 20'.A26" chart:class="chart:line">
            <chart:data-point chart:repeated="20"/>
          </chart:series>
          <chart:series chart:style-name="ch33" chart:values-cell-range-address="'1 à 20'.B27:'1 à 20'.U27" chart:label-cell-address="'1 à 20'.A27:'1 à 20'.A27" chart:class="chart:line">
            <chart:data-point chart:repeated="20"/>
          </chart:series>
          <chart:series chart:style-name="ch34" chart:values-cell-range-address="'1 à 20'.B28:'1 à 20'.U28" chart:label-cell-address="'1 à 20'.A28:'1 à 20'.A28" chart:class="chart:line">
            <chart:data-point chart:repeated="20"/>
          </chart:series>
          <chart:series chart:style-name="ch35" chart:values-cell-range-address="'1 à 20'.B29:'1 à 20'.U29" chart:label-cell-address="'1 à 20'.A29:'1 à 20'.A29" chart:class="chart:line">
            <chart:data-point chart:repeated="20"/>
          </chart:series>
          <chart:series chart:style-name="ch36" chart:values-cell-range-address="'1 à 20'.B30:'1 à 20'.U30" chart:label-cell-address="'1 à 20'.A30:'1 à 20'.A30" chart:class="chart:line">
            <chart:data-point chart:repeated="20"/>
          </chart:series>
          <chart:series chart:style-name="ch22" chart:values-cell-range-address="'1 à 20'.B31:'1 à 20'.U31" chart:label-cell-address="'1 à 20'.A31:'1 à 20'.A31" chart:class="chart:line">
            <chart:data-point chart:repeated="20"/>
          </chart:series>
          <chart:series chart:style-name="ch37" chart:values-cell-range-address="'1 à 20'.B32:'1 à 20'.U32" chart:label-cell-address="'1 à 20'.A32:'1 à 20'.A32" chart:class="chart:line">
            <chart:data-point chart:repeated="20"/>
          </chart:series>
          <chart:series chart:style-name="ch38" chart:values-cell-range-address="'1 à 20'.B33:'1 à 20'.U33" chart:label-cell-address="'1 à 20'.A33:'1 à 20'.A33" chart:class="chart:line">
            <chart:data-point chart:repeated="20"/>
          </chart:series>
          <chart:series chart:style-name="ch39" chart:values-cell-range-address="'1 à 20'.B34:'1 à 20'.U34" chart:label-cell-address="'1 à 20'.A34:'1 à 20'.A34" chart:class="chart:line">
            <chart:data-point chart:repeated="20"/>
          </chart:series>
          <chart:series chart:style-name="ch40" chart:values-cell-range-address="'1 à 20'.B35:'1 à 20'.U35" chart:label-cell-address="'1 à 20'.A35:'1 à 20'.A35" chart:class="chart:line">
            <chart:data-point chart:repeated="20"/>
          </chart:series>
          <chart:series chart:style-name="ch41" chart:values-cell-range-address="'1 à 20'.B36:'1 à 20'.U36" chart:label-cell-address="'1 à 20'.A36:'1 à 20'.A36" chart:class="chart:line">
            <chart:data-point chart:repeated="20"/>
          </chart:series>
          <chart:series chart:style-name="ch13" chart:values-cell-range-address="'1 à 20'.B37:'1 à 20'.U37" chart:label-cell-address="'1 à 20'.A37:'1 à 20'.A37" chart:class="chart:line">
            <chart:data-point chart:repeated="20"/>
          </chart:series>
          <chart:series chart:style-name="ch42" chart:values-cell-range-address="'1 à 20'.B38:'1 à 20'.U38" chart:label-cell-address="'1 à 20'.A38:'1 à 20'.A38" chart:class="chart:line">
            <chart:data-point chart:repeated="20"/>
          </chart:series>
          <chart:series chart:style-name="ch43" chart:values-cell-range-address="'1 à 20'.B39:'1 à 20'.U39" chart:label-cell-address="'1 à 20'.A39:'1 à 20'.A39" chart:class="chart:line">
            <chart:data-point chart:repeated="20"/>
          </chart:series>
          <chart:series chart:style-name="ch44" chart:values-cell-range-address="'1 à 20'.B40:'1 à 20'.U40" chart:label-cell-address="'1 à 20'.A40:'1 à 20'.A40" chart:class="chart:line">
            <chart:data-point chart:repeated="20"/>
          </chart:series>
          <chart:series chart:style-name="ch45" chart:values-cell-range-address="'1 à 20'.B41:'1 à 20'.U41" chart:label-cell-address="'1 à 20'.A41:'1 à 20'.A41" chart:class="chart:line">
            <chart:data-point chart:repeated="20"/>
          </chart:series>
          <chart:series chart:style-name="ch18" chart:values-cell-range-address="'1 à 20'.B42:'1 à 20'.U42" chart:label-cell-address="'1 à 20'.A42:'1 à 20'.A42" chart:class="chart:line">
            <chart:data-point chart:repeated="20"/>
          </chart:series>
          <chart:series chart:style-name="ch46" chart:values-cell-range-address="'1 à 20'.B43:'1 à 20'.U43" chart:label-cell-address="'1 à 20'.A43:'1 à 20'.A43" chart:class="chart:line">
            <chart:data-point chart:repeated="20"/>
          </chart:series>
          <chart:series chart:style-name="ch47" chart:values-cell-range-address="'1 à 20'.B44:'1 à 20'.U44" chart:label-cell-address="'1 à 20'.A44:'1 à 20'.A44" chart:class="chart:line">
            <chart:data-point chart:repeated="20"/>
          </chart:series>
          <chart:wall chart:style-name="ch48"/>
          <chart:floor chart:style-name="ch4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1 à 20'.B1:'1 à 20'.U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 à 20'.A2:'1 à 20'.A2</svg:desc>
                </draw:g>
              </table:table-cell>
              <table:table-cell office:value-type="float" office:value="0">
                <text:p>0</text:p>
                <draw:g>
                  <svg:desc>'1 à 20'.B2:'1 à 20'.U2</svg:desc>
                </draw:g>
              </table:table-cell>
              <table:table-cell office:value-type="float" office:value="0.0121527777778">
                <text:p>0.0121527777778</text:p>
              </table:table-cell>
              <table:table-cell office:value-type="float" office:value="0.00604624807099">
                <text:p>0.00604624807099</text:p>
              </table:table-cell>
              <table:table-cell office:value-type="float" office:value="0.0127000592137">
                <text:p>0.0127000592137</text:p>
              </table:table-cell>
              <table:table-cell office:value-type="float" office:value="0.0413679211252">
                <text:p>0.0413679211252</text:p>
              </table:table-cell>
              <table:table-cell office:value-type="float" office:value="0.0539211649176">
                <text:p>0.0539211649176</text:p>
              </table:table-cell>
              <table:table-cell office:value-type="float" office:value="0.0286336717754">
                <text:p>0.0286336717754</text:p>
              </table:table-cell>
              <table:table-cell office:value-type="float" office:value="0.0167006284225">
                <text:p>0.0167006284225</text:p>
              </table:table-cell>
              <table:table-cell office:value-type="float" office:value="0.0188681208805">
                <text:p>0.0188681208805</text:p>
              </table:table-cell>
              <table:table-cell office:value-type="float" office:value="0.0282609523525">
                <text:p>0.0282609523525</text:p>
              </table:table-cell>
              <table:table-cell office:value-type="float" office:value="0.0371631867253">
                <text:p>0.0371631867253</text:p>
              </table:table-cell>
              <table:table-cell office:value-type="float" office:value="0.034759852434">
                <text:p>0.034759852434</text:p>
              </table:table-cell>
              <table:table-cell office:value-type="float" office:value="0.0265629462604">
                <text:p>0.0265629462604</text:p>
              </table:table-cell>
              <table:table-cell office:value-type="float" office:value="0.0232537086226">
                <text:p>0.0232537086226</text:p>
              </table:table-cell>
              <table:table-cell office:value-type="float" office:value="0.0259974203018">
                <text:p>0.0259974203018</text:p>
              </table:table-cell>
              <table:table-cell office:value-type="float" office:value="0.0305129977743">
                <text:p>0.0305129977743</text:p>
              </table:table-cell>
              <table:table-cell office:value-type="float" office:value="0.032103357517">
                <text:p>0.032103357517</text:p>
              </table:table-cell>
              <table:table-cell office:value-type="float" office:value="0.0297795396023">
                <text:p>0.0297795396023</text:p>
              </table:table-cell>
              <table:table-cell office:value-type="float" office:value="0.0269882529647">
                <text:p>0.0269882529647</text:p>
              </table:table-cell>
              <table:table-cell office:value-type="float" office:value="0.0266670360211">
                <text:p>0.0266670360211</text:p>
              </table:table-cell>
            </table:table-row>
            <table:table-row>
              <table:table-cell office:value-type="string">
                <text:p>2</text:p>
                <draw:g>
                  <svg:desc>'1 à 20'.A3:'1 à 20'.A3</svg:desc>
                </draw:g>
              </table:table-cell>
              <table:table-cell office:value-type="float" office:value="0">
                <text:p>0</text:p>
                <draw:g>
                  <svg:desc>'1 à 20'.B3:'1 à 20'.U3</svg:desc>
                </draw:g>
              </table:table-cell>
              <table:table-cell office:value-type="float" office:value="0.00173611111111">
                <text:p>0.00173611111111</text:p>
              </table:table-cell>
              <table:table-cell office:value-type="float" office:value="0.00492500964506">
                <text:p>0.00492500964506</text:p>
              </table:table-cell>
              <table:table-cell office:value-type="float" office:value="0.00588465747156">
                <text:p>0.00588465747156</text:p>
              </table:table-cell>
              <table:table-cell office:value-type="float" office:value="0.0327845645836">
                <text:p>0.0327845645836</text:p>
              </table:table-cell>
              <table:table-cell office:value-type="float" office:value="0.0511224014343">
                <text:p>0.0511224014343</text:p>
              </table:table-cell>
              <table:table-cell office:value-type="float" office:value="0.0271285014281">
                <text:p>0.0271285014281</text:p>
              </table:table-cell>
              <table:table-cell office:value-type="float" office:value="0.0129487594454">
                <text:p>0.0129487594454</text:p>
              </table:table-cell>
              <table:table-cell office:value-type="float" office:value="0.0140695985754">
                <text:p>0.0140695985754</text:p>
              </table:table-cell>
              <table:table-cell office:value-type="float" office:value="0.0225811280888">
                <text:p>0.0225811280888</text:p>
              </table:table-cell>
              <table:table-cell office:value-type="float" office:value="0.0322527961371">
                <text:p>0.0322527961371</text:p>
              </table:table-cell>
              <table:table-cell office:value-type="float" office:value="0.0313099304278">
                <text:p>0.0313099304278</text:p>
              </table:table-cell>
              <table:table-cell office:value-type="float" office:value="0.023149168189">
                <text:p>0.023149168189</text:p>
              </table:table-cell>
              <table:table-cell office:value-type="float" office:value="0.0190575115598">
                <text:p>0.0190575115598</text:p>
              </table:table-cell>
              <table:table-cell office:value-type="float" office:value="0.0212313523809">
                <text:p>0.0212313523809</text:p>
              </table:table-cell>
              <table:table-cell office:value-type="float" office:value="0.0257602479476">
                <text:p>0.0257602479476</text:p>
              </table:table-cell>
              <table:table-cell office:value-type="float" office:value="0.0278553725687">
                <text:p>0.0278553725687</text:p>
              </table:table-cell>
              <table:table-cell office:value-type="float" office:value="0.0258900576455">
                <text:p>0.0258900576455</text:p>
              </table:table-cell>
              <table:table-cell office:value-type="float" office:value="0.0229630466523">
                <text:p>0.0229630466523</text:p>
              </table:table-cell>
              <table:table-cell office:value-type="float" office:value="0.02231118234">
                <text:p>0.02231118234</text:p>
              </table:table-cell>
            </table:table-row>
            <table:table-row>
              <table:table-cell office:value-type="string">
                <text:p>3</text:p>
                <draw:g>
                  <svg:desc>'1 à 20'.A4:'1 à 20'.A4</svg:desc>
                </draw:g>
              </table:table-cell>
              <table:table-cell office:value-type="float" office:value="0.0277777777778">
                <text:p>0.0277777777778</text:p>
                <draw:g>
                  <svg:desc>'1 à 20'.B4:'1 à 20'.U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916280864198">
                <text:p>0.000916280864198</text:p>
              </table:table-cell>
              <table:table-cell office:value-type="float" office:value="0.00142711191129">
                <text:p>0.00142711191129</text:p>
              </table:table-cell>
              <table:table-cell office:value-type="float" office:value="0.024997864725">
                <text:p>0.024997864725</text:p>
              </table:table-cell>
              <table:table-cell office:value-type="float" office:value="0.0460548823637">
                <text:p>0.0460548823637</text:p>
              </table:table-cell>
              <table:table-cell office:value-type="float" office:value="0.0253209991936">
                <text:p>0.0253209991936</text:p>
              </table:table-cell>
              <table:table-cell office:value-type="float" office:value="0.010002950262">
                <text:p>0.010002950262</text:p>
              </table:table-cell>
              <table:table-cell office:value-type="float" office:value="0.00966620461833">
                <text:p>0.00966620461833</text:p>
              </table:table-cell>
              <table:table-cell office:value-type="float" office:value="0.017381798178">
                <text:p>0.017381798178</text:p>
              </table:table-cell>
              <table:table-cell office:value-type="float" office:value="0.0270958084379">
                <text:p>0.0270958084379</text:p>
              </table:table-cell>
              <table:table-cell office:value-type="float" office:value="0.0273618008753">
                <text:p>0.0273618008753</text:p>
              </table:table-cell>
              <table:table-cell office:value-type="float" office:value="0.0197702409827">
                <text:p>0.0197702409827</text:p>
              </table:table-cell>
              <table:table-cell office:value-type="float" office:value="0.0151889827843">
                <text:p>0.0151889827843</text:p>
              </table:table-cell>
              <table:table-cell office:value-type="float" office:value="0.016738254428">
                <text:p>0.016738254428</text:p>
              </table:table-cell>
              <table:table-cell office:value-type="float" office:value="0.0210731552522">
                <text:p>0.0210731552522</text:p>
              </table:table-cell>
              <table:table-cell office:value-type="float" office:value="0.0234736780578">
                <text:p>0.0234736780578</text:p>
              </table:table-cell>
              <table:table-cell office:value-type="float" office:value="0.0219156304844">
                <text:p>0.0219156304844</text:p>
              </table:table-cell>
              <table:table-cell office:value-type="float" office:value="0.019036381108">
                <text:p>0.019036381108</text:p>
              </table:table-cell>
              <table:table-cell office:value-type="float" office:value="0.0181306675762">
                <text:p>0.0181306675762</text:p>
              </table:table-cell>
            </table:table-row>
            <table:table-row>
              <table:table-cell office:value-type="string">
                <text:p>4</text:p>
                <draw:g>
                  <svg:desc>'1 à 20'.A5:'1 à 20'.A5</svg:desc>
                </draw:g>
              </table:table-cell>
              <table:table-cell office:value-type="float" office:value="0.0555555555556">
                <text:p>0.0555555555556</text:p>
                <draw:g>
                  <svg:desc>'1 à 20'.B5:'1 à 20'.U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159143518519">
                <text:p>0.00159143518519</text:p>
              </table:table-cell>
              <table:table-cell office:value-type="float" office:value="0.00137309100711">
                <text:p>0.00137309100711</text:p>
              </table:table-cell>
              <table:table-cell office:value-type="float" office:value="0.0210276900683">
                <text:p>0.0210276900683</text:p>
              </table:table-cell>
              <table:table-cell office:value-type="float" office:value="0.0452754408512">
                <text:p>0.0452754408512</text:p>
              </table:table-cell>
              <table:table-cell office:value-type="float" office:value="0.0290740563335">
                <text:p>0.0290740563335</text:p>
              </table:table-cell>
              <table:table-cell office:value-type="float" office:value="0.0117529223149">
                <text:p>0.0117529223149</text:p>
              </table:table-cell>
              <table:table-cell office:value-type="float" office:value="0.0097089852299">
                <text:p>0.0097089852299</text:p>
              </table:table-cell>
              <table:table-cell office:value-type="float" office:value="0.0165013123364">
                <text:p>0.0165013123364</text:p>
              </table:table-cell>
              <table:table-cell office:value-type="float" office:value="0.0263171009251">
                <text:p>0.0263171009251</text:p>
              </table:table-cell>
              <table:table-cell office:value-type="float" office:value="0.0281334146521">
                <text:p>0.0281334146521</text:p>
              </table:table-cell>
              <table:table-cell office:value-type="float" office:value="0.0212116490647">
                <text:p>0.0212116490647</text:p>
              </table:table-cell>
              <table:table-cell office:value-type="float" office:value="0.0159401233761">
                <text:p>0.0159401233761</text:p>
              </table:table-cell>
              <table:table-cell office:value-type="float" office:value="0.0167220606908">
                <text:p>0.0167220606908</text:p>
              </table:table-cell>
              <table:table-cell office:value-type="float" office:value="0.0208535166962">
                <text:p>0.0208535166962</text:p>
              </table:table-cell>
              <table:table-cell office:value-type="float" office:value="0.0236596282532">
                <text:p>0.0236596282532</text:p>
              </table:table-cell>
              <table:table-cell office:value-type="float" office:value="0.0226073570672">
                <text:p>0.0226073570672</text:p>
              </table:table-cell>
              <table:table-cell office:value-type="float" office:value="0.0197611754703">
                <text:p>0.0197611754703</text:p>
              </table:table-cell>
              <table:table-cell office:value-type="float" office:value="0.0185226183987">
                <text:p>0.0185226183987</text:p>
              </table:table-cell>
            </table:table-row>
            <table:table-row>
              <table:table-cell office:value-type="string">
                <text:p>5</text:p>
                <draw:g>
                  <svg:desc>'1 à 20'.A6:'1 à 20'.A6</svg:desc>
                </draw:g>
              </table:table-cell>
              <table:table-cell office:value-type="float" office:value="0.0833333333333">
                <text:p>0.0833333333333</text:p>
                <draw:g>
                  <svg:desc>'1 à 20'.B6:'1 à 20'.U6</svg:desc>
                </draw:g>
              </table:table-cell>
              <table:table-cell office:value-type="float" office:value="0.011043595679">
                <text:p>0.011043595679</text:p>
              </table:table-cell>
              <table:table-cell office:value-type="float" office:value="0.00319492669753">
                <text:p>0.00319492669753</text:p>
              </table:table-cell>
              <table:table-cell office:value-type="float" office:value="0.00162698088432">
                <text:p>0.00162698088432</text:p>
              </table:table-cell>
              <table:table-cell office:value-type="float" office:value="0.0167051332928">
                <text:p>0.0167051332928</text:p>
              </table:table-cell>
              <table:table-cell office:value-type="float" office:value="0.0440825868227">
                <text:p>0.0440825868227</text:p>
              </table:table-cell>
              <table:table-cell office:value-type="float" office:value="0.0352021983101">
                <text:p>0.0352021983101</text:p>
              </table:table-cell>
              <table:table-cell office:value-type="float" office:value="0.0164539556238">
                <text:p>0.0164539556238</text:p>
              </table:table-cell>
              <table:table-cell office:value-type="float" office:value="0.0111140244259">
                <text:p>0.0111140244259</text:p>
              </table:table-cell>
              <table:table-cell office:value-type="float" office:value="0.0161063245243">
                <text:p>0.0161063245243</text:p>
              </table:table-cell>
              <table:table-cell office:value-type="float" office:value="0.0259886853373">
                <text:p>0.0259886853373</text:p>
              </table:table-cell>
              <table:table-cell office:value-type="float" office:value="0.0300484494953">
                <text:p>0.0300484494953</text:p>
              </table:table-cell>
              <table:table-cell office:value-type="float" office:value="0.0245076451382">
                <text:p>0.0245076451382</text:p>
              </table:table-cell>
              <table:table-cell office:value-type="float" office:value="0.018397752672">
                <text:p>0.018397752672</text:p>
              </table:table-cell>
              <table:table-cell office:value-type="float" office:value="0.0178405601017">
                <text:p>0.0178405601017</text:p>
              </table:table-cell>
              <table:table-cell office:value-type="float" office:value="0.0214928800903">
                <text:p>0.0214928800903</text:p>
              </table:table-cell>
              <table:table-cell office:value-type="float" office:value="0.0248638922346">
                <text:p>0.0248638922346</text:p>
              </table:table-cell>
              <table:table-cell office:value-type="float" office:value="0.0246540150925">
                <text:p>0.0246540150925</text:p>
              </table:table-cell>
              <table:table-cell office:value-type="float" office:value="0.0219809160504">
                <text:p>0.0219809160504</text:p>
              </table:table-cell>
              <table:table-cell office:value-type="float" office:value="0.0202549282499">
                <text:p>0.0202549282499</text:p>
              </table:table-cell>
            </table:table-row>
            <table:table-row>
              <table:table-cell office:value-type="string">
                <text:p>6</text:p>
                <draw:g>
                  <svg:desc>'1 à 20'.A7:'1 à 20'.A7</svg:desc>
                </draw:g>
              </table:table-cell>
              <table:table-cell office:value-type="float" office:value="0.111111111111">
                <text:p>0.111111111111</text:p>
                <draw:g>
                  <svg:desc>'1 à 20'.B7:'1 à 20'.U7</svg:desc>
                </draw:g>
              </table:table-cell>
              <table:table-cell office:value-type="float" office:value="0.00279706790123">
                <text:p>0.00279706790123</text:p>
              </table:table-cell>
              <table:table-cell office:value-type="float" office:value="0.00294174382716">
                <text:p>0.00294174382716</text:p>
              </table:table-cell>
              <table:table-cell office:value-type="float" office:value="0.00155014040412">
                <text:p>0.00155014040412</text:p>
              </table:table-cell>
              <table:table-cell office:value-type="float" office:value="0.0129784117965">
                <text:p>0.0129784117965</text:p>
              </table:table-cell>
              <table:table-cell office:value-type="float" office:value="0.0410979647924">
                <text:p>0.0410979647924</text:p>
              </table:table-cell>
              <table:table-cell office:value-type="float" office:value="0.0367203937526">
                <text:p>0.0367203937526</text:p>
              </table:table-cell>
              <table:table-cell office:value-type="float" office:value="0.0161946981212">
                <text:p>0.0161946981212</text:p>
              </table:table-cell>
              <table:table-cell office:value-type="float" office:value="0.010039894714">
                <text:p>0.010039894714</text:p>
              </table:table-cell>
              <table:table-cell office:value-type="float" office:value="0.0145151232862">
                <text:p>0.0145151232862</text:p>
              </table:table-cell>
              <table:table-cell office:value-type="float" office:value="0.0240282261052">
                <text:p>0.0240282261052</text:p>
              </table:table-cell>
              <table:table-cell office:value-type="float" office:value="0.0290713948832">
                <text:p>0.0290713948832</text:p>
              </table:table-cell>
              <table:table-cell office:value-type="float" office:value="0.024154046754">
                <text:p>0.024154046754</text:p>
              </table:table-cell>
              <table:table-cell office:value-type="float" office:value="0.0176597046295">
                <text:p>0.0176597046295</text:p>
              </table:table-cell>
              <table:table-cell office:value-type="float" office:value="0.0166379360231">
                <text:p>0.0166379360231</text:p>
              </table:table-cell>
              <table:table-cell office:value-type="float" office:value="0.0200836381416">
                <text:p>0.0200836381416</text:p>
              </table:table-cell>
              <table:table-cell office:value-type="float" office:value="0.0236248800478">
                <text:p>0.0236248800478</text:p>
              </table:table-cell>
              <table:table-cell office:value-type="float" office:value="0.0237625502707">
                <text:p>0.0237625502707</text:p>
              </table:table-cell>
              <table:table-cell office:value-type="float" office:value="0.0211732623037">
                <text:p>0.0211732623037</text:p>
              </table:table-cell>
              <table:table-cell office:value-type="float" office:value="0.0192622184062">
                <text:p>0.0192622184062</text:p>
              </table:table-cell>
            </table:table-row>
            <table:table-row>
              <table:table-cell office:value-type="string">
                <text:p>7</text:p>
                <draw:g>
                  <svg:desc>'1 à 20'.A8:'1 à 20'.A8</svg:desc>
                </draw:g>
              </table:table-cell>
              <table:table-cell office:value-type="float" office:value="0.138888888889">
                <text:p>0.138888888889</text:p>
                <draw:g>
                  <svg:desc>'1 à 20'.B8:'1 à 20'.U8</svg:desc>
                </draw:g>
              </table:table-cell>
              <table:table-cell office:value-type="float" office:value="0.00728202160494">
                <text:p>0.00728202160494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194621307787">
                <text:p>0.00194621307787</text:p>
              </table:table-cell>
              <table:table-cell office:value-type="float" office:value="0.0103917096289">
                <text:p>0.0103917096289</text:p>
              </table:table-cell>
              <table:table-cell office:value-type="float" office:value="0.0382623614103">
                <text:p>0.0382623614103</text:p>
              </table:table-cell>
              <table:table-cell office:value-type="float" office:value="0.0401187667477">
                <text:p>0.0401187667477</text:p>
              </table:table-cell>
              <table:table-cell office:value-type="float" office:value="0.0190968060654">
                <text:p>0.0190968060654</text:p>
              </table:table-cell>
              <table:table-cell office:value-type="float" office:value="0.0107777936742">
                <text:p>0.0107777936742</text:p>
              </table:table-cell>
              <table:table-cell office:value-type="float" office:value="0.0140161622239">
                <text:p>0.0140161622239</text:p>
              </table:table-cell>
              <table:table-cell office:value-type="float" office:value="0.0231408612167">
                <text:p>0.0231408612167</text:p>
              </table:table-cell>
              <table:table-cell office:value-type="float" office:value="0.0294936448268">
                <text:p>0.0294936448268</text:p>
              </table:table-cell>
              <table:table-cell office:value-type="float" office:value="0.0257933795691">
                <text:p>0.0257933795691</text:p>
              </table:table-cell>
              <table:table-cell office:value-type="float" office:value="0.0189403695103">
                <text:p>0.0189403695103</text:p>
              </table:table-cell>
              <table:table-cell office:value-type="float" office:value="0.0170258690101">
                <text:p>0.0170258690101</text:p>
              </table:table-cell>
              <table:table-cell office:value-type="float" office:value="0.0200223906651">
                <text:p>0.0200223906651</text:p>
              </table:table-cell>
              <table:table-cell office:value-type="float" office:value="0.0238056162895">
                <text:p>0.0238056162895</text:p>
              </table:table-cell>
              <table:table-cell office:value-type="float" office:value="0.024521439912">
                <text:p>0.024521439912</text:p>
              </table:table-cell>
              <table:table-cell office:value-type="float" office:value="0.0221582388593">
                <text:p>0.0221582388593</text:p>
              </table:table-cell>
              <table:table-cell office:value-type="float" office:value="0.0199807677861">
                <text:p>0.0199807677861</text:p>
              </table:table-cell>
            </table:table-row>
            <table:table-row>
              <table:table-cell office:value-type="string">
                <text:p>8</text:p>
                <draw:g>
                  <svg:desc>'1 à 20'.A9:'1 à 20'.A9</svg:desc>
                </draw:g>
              </table:table-cell>
              <table:table-cell office:value-type="float" office:value="0.166666666667">
                <text:p>0.166666666667</text:p>
                <draw:g>
                  <svg:desc>'1 à 20'.B9:'1 à 20'.U9</svg:desc>
                </draw:g>
              </table:table-cell>
              <table:table-cell office:value-type="float" office:value="0.0148533950617">
                <text:p>0.0148533950617</text:p>
              </table:table-cell>
              <table:table-cell office:value-type="float" office:value="0.0044045781893">
                <text:p>0.0044045781893</text:p>
              </table:table-cell>
              <table:table-cell office:value-type="float" office:value="0.00238970172349">
                <text:p>0.00238970172349</text:p>
              </table:table-cell>
              <table:table-cell office:value-type="float" office:value="0.0081679668109">
                <text:p>0.0081679668109</text:p>
              </table:table-cell>
              <table:table-cell office:value-type="float" office:value="0.0345679039941">
                <text:p>0.0345679039941</text:p>
              </table:table-cell>
              <table:table-cell office:value-type="float" office:value="0.042510027958">
                <text:p>0.042510027958</text:p>
              </table:table-cell>
              <table:table-cell office:value-type="float" office:value="0.0220462933144">
                <text:p>0.0220462933144</text:p>
              </table:table-cell>
              <table:table-cell office:value-type="float" office:value="0.0115457061607">
                <text:p>0.0115457061607</text:p>
              </table:table-cell>
              <table:table-cell office:value-type="float" office:value="0.0134292206028">
                <text:p>0.0134292206028</text:p>
              </table:table-cell>
              <table:table-cell office:value-type="float" office:value="0.0219604825766">
                <text:p>0.0219604825766</text:p>
              </table:table-cell>
              <table:table-cell office:value-type="float" office:value="0.029377681535">
                <text:p>0.029377681535</text:p>
              </table:table-cell>
              <table:table-cell office:value-type="float" office:value="0.0270494778921">
                <text:p>0.0270494778921</text:p>
              </table:table-cell>
              <table:table-cell office:value-type="float" office:value="0.0200699850418">
                <text:p>0.0200699850418</text:p>
              </table:table-cell>
              <table:table-cell office:value-type="float" office:value="0.0172821376234">
                <text:p>0.0172821376234</text:p>
              </table:table-cell>
              <table:table-cell office:value-type="float" office:value="0.019731580768">
                <text:p>0.019731580768</text:p>
              </table:table-cell>
              <table:table-cell office:value-type="float" office:value="0.0236474256062">
                <text:p>0.0236474256062</text:p>
              </table:table-cell>
              <table:table-cell office:value-type="float" office:value="0.0249240928495">
                <text:p>0.0249240928495</text:p>
              </table:table-cell>
              <table:table-cell office:value-type="float" office:value="0.0228693319157">
                <text:p>0.0228693319157</text:p>
              </table:table-cell>
              <table:table-cell office:value-type="float" office:value="0.0204896840479">
                <text:p>0.0204896840479</text:p>
              </table:table-cell>
            </table:table-row>
            <table:table-row>
              <table:table-cell office:value-type="string">
                <text:p>9</text:p>
                <draw:g>
                  <svg:desc>'1 à 20'.A10:'1 à 20'.A10</svg:desc>
                </draw:g>
              </table:table-cell>
              <table:table-cell office:value-type="float" office:value="0.138888888889">
                <text:p>0.138888888889</text:p>
                <draw:g>
                  <svg:desc>'1 à 20'.B10:'1 à 20'.U10</svg:desc>
                </draw:g>
              </table:table-cell>
              <table:table-cell office:value-type="float" office:value="0.0262827932099">
                <text:p>0.0262827932099</text:p>
              </table:table-cell>
              <table:table-cell office:value-type="float" office:value="0.00435635288066">
                <text:p>0.00435635288066</text:p>
              </table:table-cell>
              <table:table-cell office:value-type="float" office:value="0.00264025192365">
                <text:p>0.00264025192365</text:p>
              </table:table-cell>
              <table:table-cell office:value-type="float" office:value="0.00626703305063">
                <text:p>0.00626703305063</text:p>
              </table:table-cell>
              <table:table-cell office:value-type="float" office:value="0.0305675412996">
                <text:p>0.0305675412996</text:p>
              </table:table-cell>
              <table:table-cell office:value-type="float" office:value="0.0437488297978">
                <text:p>0.0437488297978</text:p>
              </table:table-cell>
              <table:table-cell office:value-type="float" office:value="0.024828823819">
                <text:p>0.024828823819</text:p>
              </table:table-cell>
              <table:table-cell office:value-type="float" office:value="0.0122559677018">
                <text:p>0.0122559677018</text:p>
              </table:table-cell>
              <table:table-cell office:value-type="float" office:value="0.0127281833841">
                <text:p>0.0127281833841</text:p>
              </table:table-cell>
              <table:table-cell office:value-type="float" office:value="0.0205887455985">
                <text:p>0.0205887455985</text:p>
              </table:table-cell>
              <table:table-cell office:value-type="float" office:value="0.0287965807688">
                <text:p>0.0287965807688</text:p>
              </table:table-cell>
              <table:table-cell office:value-type="float" office:value="0.0278561102487">
                <text:p>0.0278561102487</text:p>
              </table:table-cell>
              <table:table-cell office:value-type="float" office:value="0.0209579147074">
                <text:p>0.0209579147074</text:p>
              </table:table-cell>
              <table:table-cell office:value-type="float" office:value="0.0173660117427">
                <text:p>0.0173660117427</text:p>
              </table:table-cell>
              <table:table-cell office:value-type="float" office:value="0.0192241745171">
                <text:p>0.0192241745171</text:p>
              </table:table-cell>
              <table:table-cell office:value-type="float" office:value="0.0231815479103">
                <text:p>0.0231815479103</text:p>
              </table:table-cell>
              <table:table-cell office:value-type="float" office:value="0.0249657831444">
                <text:p>0.0249657831444</text:p>
              </table:table-cell>
              <table:table-cell office:value-type="float" office:value="0.0232635044748">
                <text:p>0.0232635044748</text:p>
              </table:table-cell>
              <table:table-cell office:value-type="float" office:value="0.0207474698073">
                <text:p>0.0207474698073</text:p>
              </table:table-cell>
            </table:table-row>
            <table:table-row>
              <table:table-cell office:value-type="string">
                <text:p>10</text:p>
                <draw:g>
                  <svg:desc>'1 à 20'.A11:'1 à 20'.A11</svg:desc>
                </draw:g>
              </table:table-cell>
              <table:table-cell office:value-type="float" office:value="0.111111111111">
                <text:p>0.111111111111</text:p>
                <draw:g>
                  <svg:desc>'1 à 20'.B11:'1 à 20'.U11</svg:desc>
                </draw:g>
              </table:table-cell>
              <table:table-cell office:value-type="float" office:value="0.0403163580247">
                <text:p>0.0403163580247</text:p>
              </table:table-cell>
              <table:table-cell office:value-type="float" office:value="0.00455628697274">
                <text:p>0.00455628697274</text:p>
              </table:table-cell>
              <table:table-cell office:value-type="float" office:value="0.00270379881473">
                <text:p>0.00270379881473</text:p>
              </table:table-cell>
              <table:table-cell office:value-type="float" office:value="0.00479462744774">
                <text:p>0.00479462744774</text:p>
              </table:table-cell>
              <table:table-cell office:value-type="float" office:value="0.0263168164983">
                <text:p>0.0263168164983</text:p>
              </table:table-cell>
              <table:table-cell office:value-type="float" office:value="0.0433114881965">
                <text:p>0.0433114881965</text:p>
              </table:table-cell>
              <table:table-cell office:value-type="float" office:value="0.0269696420182">
                <text:p>0.0269696420182</text:p>
              </table:table-cell>
              <table:table-cell office:value-type="float" office:value="0.0128384170069">
                <text:p>0.0128384170069</text:p>
              </table:table-cell>
              <table:table-cell office:value-type="float" office:value="0.0119167847587">
                <text:p>0.0119167847587</text:p>
              </table:table-cell>
              <table:table-cell office:value-type="float" office:value="0.0189637103071">
                <text:p>0.0189637103071</text:p>
              </table:table-cell>
              <table:table-cell office:value-type="float" office:value="0.0275404436424">
                <text:p>0.0275404436424</text:p>
              </table:table-cell>
              <table:table-cell office:value-type="float" office:value="0.0278995337861">
                <text:p>0.0278995337861</text:p>
              </table:table-cell>
              <table:table-cell office:value-type="float" office:value="0.0213738294082">
                <text:p>0.0213738294082</text:p>
              </table:table-cell>
              <table:table-cell office:value-type="float" office:value="0.0171621202929">
                <text:p>0.0171621202929</text:p>
              </table:table-cell>
              <table:table-cell office:value-type="float" office:value="0.0184019028464">
                <text:p>0.0184019028464</text:p>
              </table:table-cell>
              <table:table-cell office:value-type="float" office:value="0.0222540106689">
                <text:p>0.0222540106689</text:p>
              </table:table-cell>
              <table:table-cell office:value-type="float" office:value="0.024431676455">
                <text:p>0.024431676455</text:p>
              </table:table-cell>
              <table:table-cell office:value-type="float" office:value="0.0231203427514">
                <text:p>0.0231203427514</text:p>
              </table:table-cell>
              <table:table-cell office:value-type="float" office:value="0.0205776877459">
                <text:p>0.0205776877459</text:p>
              </table:table-cell>
            </table:table-row>
            <table:table-row>
              <table:table-cell office:value-type="string">
                <text:p>11</text:p>
                <draw:g>
                  <svg:desc>'1 à 20'.A12:'1 à 20'.A12</svg:desc>
                </draw:g>
              </table:table-cell>
              <table:table-cell office:value-type="float" office:value="0.0833333333333">
                <text:p>0.0833333333333</text:p>
                <draw:g>
                  <svg:desc>'1 à 20'.B12:'1 à 20'.U12</svg:desc>
                </draw:g>
              </table:table-cell>
              <table:table-cell office:value-type="float" office:value="0.0569540895062">
                <text:p>0.0569540895062</text:p>
              </table:table-cell>
              <table:table-cell office:value-type="float" office:value="0.00531349129801">
                <text:p>0.00531349129801</text:p>
              </table:table-cell>
              <table:table-cell office:value-type="float" office:value="0.00285166557416">
                <text:p>0.00285166557416</text:p>
              </table:table-cell>
              <table:table-cell office:value-type="float" office:value="0.00364099765591">
                <text:p>0.00364099765591</text:p>
              </table:table-cell>
              <table:table-cell office:value-type="float" office:value="0.022015862665">
                <text:p>0.022015862665</text:p>
              </table:table-cell>
              <table:table-cell office:value-type="float" office:value="0.0422196703945">
                <text:p>0.0422196703945</text:p>
              </table:table-cell>
              <table:table-cell office:value-type="float" office:value="0.0293929620143">
                <text:p>0.0293929620143</text:p>
              </table:table-cell>
              <table:table-cell office:value-type="float" office:value="0.0138171850712">
                <text:p>0.0138171850712</text:p>
              </table:table-cell>
              <table:table-cell office:value-type="float" office:value="0.011293235737">
                <text:p>0.011293235737</text:p>
              </table:table-cell>
              <table:table-cell office:value-type="float" office:value="0.0173940323574">
                <text:p>0.0173940323574</text:p>
              </table:table-cell>
              <table:table-cell office:value-type="float" office:value="0.0261733789762">
                <text:p>0.0261733789762</text:p>
              </table:table-cell>
              <table:table-cell office:value-type="float" office:value="0.0279099620915">
                <text:p>0.0279099620915</text:p>
              </table:table-cell>
              <table:table-cell office:value-type="float" office:value="0.0219595785579">
                <text:p>0.0219595785579</text:p>
              </table:table-cell>
              <table:table-cell office:value-type="float" office:value="0.0171527391281">
                <text:p>0.0171527391281</text:p>
              </table:table-cell>
              <table:table-cell office:value-type="float" office:value="0.0176866528574">
                <text:p>0.0176866528574</text:p>
              </table:table-cell>
              <table:table-cell office:value-type="float" office:value="0.0213509379073">
                <text:p>0.0213509379073</text:p>
              </table:table-cell>
              <table:table-cell office:value-type="float" office:value="0.0239067338423">
                <text:p>0.0239067338423</text:p>
              </table:table-cell>
              <table:table-cell office:value-type="float" office:value="0.0230479961845">
                <text:p>0.0230479961845</text:p>
              </table:table-cell>
              <table:table-cell office:value-type="float" office:value="0.020533064845">
                <text:p>0.020533064845</text:p>
              </table:table-cell>
            </table:table-row>
            <table:table-row>
              <table:table-cell office:value-type="string">
                <text:p>12</text:p>
                <draw:g>
                  <svg:desc>'1 à 20'.A13:'1 à 20'.A13</svg:desc>
                </draw:g>
              </table:table-cell>
              <table:table-cell office:value-type="float" office:value="0.0555555555556">
                <text:p>0.0555555555556</text:p>
                <draw:g>
                  <svg:desc>'1 à 20'.B13:'1 à 20'.U13</svg:desc>
                </draw:g>
              </table:table-cell>
              <table:table-cell office:value-type="float" office:value="0.0840084876543">
                <text:p>0.0840084876543</text:p>
              </table:table-cell>
              <table:table-cell office:value-type="float" office:value="0.00883427372685">
                <text:p>0.00883427372685</text:p>
              </table:table-cell>
              <table:table-cell office:value-type="float" office:value="0.00851600436499">
                <text:p>0.00851600436499</text:p>
              </table:table-cell>
              <table:table-cell office:value-type="float" office:value="0.00653027818719">
                <text:p>0.00653027818719</text:p>
              </table:table-cell>
              <table:table-cell office:value-type="float" office:value="0.0222960916119">
                <text:p>0.0222960916119</text:p>
              </table:table-cell>
              <table:table-cell office:value-type="float" office:value="0.0447434746811">
                <text:p>0.0447434746811</text:p>
              </table:table-cell>
              <table:table-cell office:value-type="float" office:value="0.0361106433213">
                <text:p>0.0361106433213</text:p>
              </table:table-cell>
              <table:table-cell office:value-type="float" office:value="0.0192284373561">
                <text:p>0.0192284373561</text:p>
              </table:table-cell>
              <table:table-cell office:value-type="float" office:value="0.0151212726268">
                <text:p>0.0151212726268</text:p>
              </table:table-cell>
              <table:table-cell office:value-type="float" office:value="0.0201537114198">
                <text:p>0.0201537114198</text:p>
              </table:table-cell>
              <table:table-cell office:value-type="float" office:value="0.0289770262573">
                <text:p>0.0289770262573</text:p>
              </table:table-cell>
              <table:table-cell office:value-type="float" office:value="0.0320725658879">
                <text:p>0.0320725658879</text:p>
              </table:table-cell>
              <table:table-cell office:value-type="float" office:value="0.0268376112001">
                <text:p>0.0268376112001</text:p>
              </table:table-cell>
              <table:table-cell office:value-type="float" office:value="0.0215080953192">
                <text:p>0.0215080953192</text:p>
              </table:table-cell>
              <table:table-cell office:value-type="float" office:value="0.0213082837625">
                <text:p>0.0213082837625</text:p>
              </table:table-cell>
              <table:table-cell office:value-type="float" office:value="0.0247146746757">
                <text:p>0.0247146746757</text:p>
              </table:table-cell>
              <table:table-cell office:value-type="float" office:value="0.027607101147">
                <text:p>0.027607101147</text:p>
              </table:table-cell>
              <table:table-cell office:value-type="float" office:value="0.0272269454253">
                <text:p>0.0272269454253</text:p>
              </table:table-cell>
              <table:table-cell office:value-type="float" office:value="0.0247889720071">
                <text:p>0.0247889720071</text:p>
              </table:table-cell>
            </table:table-row>
            <table:table-row>
              <table:table-cell office:value-type="string">
                <text:p>13</text:p>
                <draw:g>
                  <svg:desc>'1 à 20'.A14:'1 à 20'.A14</svg:desc>
                </draw:g>
              </table:table-cell>
              <table:table-cell office:value-type="float" office:value="0.0277777777778">
                <text:p>0.0277777777778</text:p>
                <draw:g>
                  <svg:desc>'1 à 20'.B14:'1 à 20'.U14</svg:desc>
                </draw:g>
              </table:table-cell>
              <table:table-cell office:value-type="float" office:value="0.0879147376543">
                <text:p>0.0879147376543</text:p>
              </table:table-cell>
              <table:table-cell office:value-type="float" office:value="0.0105251736111">
                <text:p>0.0105251736111</text:p>
              </table:table-cell>
              <table:table-cell office:value-type="float" office:value="0.00347948764777">
                <text:p>0.00347948764777</text:p>
              </table:table-cell>
              <table:table-cell office:value-type="float" office:value="0.00290830096301">
                <text:p>0.00290830096301</text:p>
              </table:table-cell>
              <table:table-cell office:value-type="float" office:value="0.0163300616941">
                <text:p>0.0163300616941</text:p>
              </table:table-cell>
              <table:table-cell office:value-type="float" office:value="0.0390154285732">
                <text:p>0.0390154285732</text:p>
              </table:table-cell>
              <table:table-cell office:value-type="float" office:value="0.0343270476396">
                <text:p>0.0343270476396</text:p>
              </table:table-cell>
              <table:table-cell office:value-type="float" office:value="0.0170775258625">
                <text:p>0.0170775258625</text:p>
              </table:table-cell>
              <table:table-cell office:value-type="float" office:value="0.0113356560656">
                <text:p>0.0113356560656</text:p>
              </table:table-cell>
              <table:table-cell office:value-type="float" office:value="0.0156601947167">
                <text:p>0.0156601947167</text:p>
              </table:table-cell>
              <table:table-cell office:value-type="float" office:value="0.0243293371735">
                <text:p>0.0243293371735</text:p>
              </table:table-cell>
              <table:table-cell office:value-type="float" office:value="0.0283194405098">
                <text:p>0.0283194405098</text:p>
              </table:table-cell>
              <table:table-cell office:value-type="float" office:value="0.0238479011992">
                <text:p>0.0238479011992</text:p>
              </table:table-cell>
              <table:table-cell office:value-type="float" office:value="0.018216256824">
                <text:p>0.018216256824</text:p>
              </table:table-cell>
              <table:table-cell office:value-type="float" office:value="0.0174091324491">
                <text:p>0.0174091324491</text:p>
              </table:table-cell>
              <table:table-cell office:value-type="float" office:value="0.0205602654408">
                <text:p>0.0205602654408</text:p>
              </table:table-cell>
              <table:table-cell office:value-type="float" office:value="0.0236489341093">
                <text:p>0.0236489341093</text:p>
              </table:table-cell>
              <table:table-cell office:value-type="float" office:value="0.0236496907564">
                <text:p>0.0236496907564</text:p>
              </table:table-cell>
              <table:table-cell office:value-type="float" office:value="0.0213353639833">
                <text:p>0.0213353639833</text:p>
              </table:table-cell>
            </table:table-row>
            <table:table-row>
              <table:table-cell office:value-type="string">
                <text:p>14</text:p>
                <draw:g>
                  <svg:desc>'1 à 20'.A15:'1 à 20'.A15</svg:desc>
                </draw:g>
              </table:table-cell>
              <table:table-cell office:value-type="float" office:value="0">
                <text:p>0</text:p>
                <draw:g>
                  <svg:desc>'1 à 20'.B15:'1 à 20'.U15</svg:desc>
                </draw:g>
              </table:table-cell>
              <table:table-cell office:value-type="float" office:value="0.0976080246914">
                <text:p>0.0976080246914</text:p>
              </table:table-cell>
              <table:table-cell office:value-type="float" office:value="0.0164907112697">
                <text:p>0.0164907112697</text:p>
              </table:table-cell>
              <table:table-cell office:value-type="float" office:value="0.00403998592535">
                <text:p>0.00403998592535</text:p>
              </table:table-cell>
              <table:table-cell office:value-type="float" office:value="0.00342716071105">
                <text:p>0.00342716071105</text:p>
              </table:table-cell>
              <table:table-cell office:value-type="float" office:value="0.0153469581406">
                <text:p>0.0153469581406</text:p>
              </table:table-cell>
              <table:table-cell office:value-type="float" office:value="0.0373827059266">
                <text:p>0.0373827059266</text:p>
              </table:table-cell>
              <table:table-cell office:value-type="float" office:value="0.0367056880285">
                <text:p>0.0367056880285</text:p>
              </table:table-cell>
              <table:table-cell office:value-type="float" office:value="0.0194875453551">
                <text:p>0.0194875453551</text:p>
              </table:table-cell>
              <table:table-cell office:value-type="float" office:value="0.0122124462404">
                <text:p>0.0122124462404</text:p>
              </table:table-cell>
              <table:table-cell office:value-type="float" office:value="0.0157318596071">
                <text:p>0.0157318596071</text:p>
              </table:table-cell>
              <table:table-cell office:value-type="float" office:value="0.0241422889044">
                <text:p>0.0241422889044</text:p>
              </table:table-cell>
              <table:table-cell office:value-type="float" office:value="0.0289068037147">
                <text:p>0.0289068037147</text:p>
              </table:table-cell>
              <table:table-cell office:value-type="float" office:value="0.025268211795">
                <text:p>0.025268211795</text:p>
              </table:table-cell>
              <table:table-cell office:value-type="float" office:value="0.0194535899636">
                <text:p>0.0194535899636</text:p>
              </table:table-cell>
              <table:table-cell office:value-type="float" office:value="0.0180575031026">
                <text:p>0.0180575031026</text:p>
              </table:table-cell>
              <table:table-cell office:value-type="float" office:value="0.0209017769476">
                <text:p>0.0209017769476</text:p>
              </table:table-cell>
              <table:table-cell office:value-type="float" office:value="0.0241292369613">
                <text:p>0.0241292369613</text:p>
              </table:table-cell>
              <table:table-cell office:value-type="float" office:value="0.0245008652436">
                <text:p>0.0245008652436</text:p>
              </table:table-cell>
              <table:table-cell office:value-type="float" office:value="0.0223509484721">
                <text:p>0.0223509484721</text:p>
              </table:table-cell>
            </table:table-row>
            <table:table-row>
              <table:table-cell office:value-type="string">
                <text:p>15</text:p>
                <draw:g>
                  <svg:desc>'1 à 20'.A16:'1 à 20'.A16</svg:desc>
                </draw:g>
              </table:table-cell>
              <table:table-cell office:value-type="float" office:value="0">
                <text:p>0</text:p>
                <draw:g>
                  <svg:desc>'1 à 20'.B16:'1 à 20'.U16</svg:desc>
                </draw:g>
              </table:table-cell>
              <table:table-cell office:value-type="float" office:value="0.100356867284">
                <text:p>0.100356867284</text:p>
              </table:table-cell>
              <table:table-cell office:value-type="float" office:value="0.0243316775977">
                <text:p>0.0243316775977</text:p>
              </table:table-cell>
              <table:table-cell office:value-type="float" office:value="0.00484646676681">
                <text:p>0.00484646676681</text:p>
              </table:table-cell>
              <table:table-cell office:value-type="float" office:value="0.00428531926908">
                <text:p>0.00428531926908</text:p>
              </table:table-cell>
              <table:table-cell office:value-type="float" office:value="0.0150546233587">
                <text:p>0.0150546233587</text:p>
              </table:table-cell>
              <table:table-cell office:value-type="float" office:value="0.0356481208575">
                <text:p>0.0356481208575</text:p>
              </table:table-cell>
              <table:table-cell office:value-type="float" office:value="0.0387743615068">
                <text:p>0.0387743615068</text:p>
              </table:table-cell>
              <table:table-cell office:value-type="float" office:value="0.0222636979798">
                <text:p>0.0222636979798</text:p>
              </table:table-cell>
              <table:table-cell office:value-type="float" office:value="0.0134989185116">
                <text:p>0.0134989185116</text:p>
              </table:table-cell>
              <table:table-cell office:value-type="float" office:value="0.0161495563419">
                <text:p>0.0161495563419</text:p>
              </table:table-cell>
              <table:table-cell office:value-type="float" office:value="0.0241778943788">
                <text:p>0.0241778943788</text:p>
              </table:table-cell>
              <table:table-cell office:value-type="float" office:value="0.0295384826199">
                <text:p>0.0295384826199</text:p>
              </table:table-cell>
              <table:table-cell office:value-type="float" office:value="0.0268081622755">
                <text:p>0.0268081622755</text:p>
              </table:table-cell>
              <table:table-cell office:value-type="float" office:value="0.0209668829193">
                <text:p>0.0209668829193</text:p>
              </table:table-cell>
              <table:table-cell office:value-type="float" office:value="0.0190109832263">
                <text:p>0.0190109832263</text:p>
              </table:table-cell>
              <table:table-cell office:value-type="float" office:value="0.0214926920669">
                <text:p>0.0214926920669</text:p>
              </table:table-cell>
              <table:table-cell office:value-type="float" office:value="0.0247845635133">
                <text:p>0.0247845635133</text:p>
              </table:table-cell>
              <table:table-cell office:value-type="float" office:value="0.0255057363819">
                <text:p>0.0255057363819</text:p>
              </table:table-cell>
              <table:table-cell office:value-type="float" office:value="0.0235688991175">
                <text:p>0.0235688991175</text:p>
              </table:table-cell>
            </table:table-row>
            <table:table-row>
              <table:table-cell office:value-type="string">
                <text:p>16</text:p>
                <draw:g>
                  <svg:desc>'1 à 20'.A17:'1 à 20'.A17</svg:desc>
                </draw:g>
              </table:table-cell>
              <table:table-cell office:value-type="float" office:value="0">
                <text:p>0</text:p>
                <draw:g>
                  <svg:desc>'1 à 20'.B17:'1 à 20'.U17</svg:desc>
                </draw:g>
              </table:table-cell>
              <table:table-cell office:value-type="float" office:value="0.10831404321">
                <text:p>0.10831404321</text:p>
              </table:table-cell>
              <table:table-cell office:value-type="float" office:value="0.0364814412937">
                <text:p>0.0364814412937</text:p>
              </table:table-cell>
              <table:table-cell office:value-type="float" office:value="0.0115819581306">
                <text:p>0.0115819581306</text:p>
              </table:table-cell>
              <table:table-cell office:value-type="float" office:value="0.00903412624246">
                <text:p>0.00903412624246</text:p>
              </table:table-cell>
              <table:table-cell office:value-type="float" office:value="0.0198562652682">
                <text:p>0.0198562652682</text:p>
              </table:table-cell>
              <table:table-cell office:value-type="float" office:value="0.0391805691504">
                <text:p>0.0391805691504</text:p>
              </table:table-cell>
              <table:table-cell office:value-type="float" office:value="0.0457042385433">
                <text:p>0.0457042385433</text:p>
              </table:table-cell>
              <table:table-cell office:value-type="float" office:value="0.0298557877149">
                <text:p>0.0298557877149</text:p>
              </table:table-cell>
              <table:table-cell office:value-type="float" office:value="0.0196141619138">
                <text:p>0.0196141619138</text:p>
              </table:table-cell>
              <table:table-cell office:value-type="float" office:value="0.0213593111209">
                <text:p>0.0213593111209</text:p>
              </table:table-cell>
              <table:table-cell office:value-type="float" office:value="0.0291858396632">
                <text:p>0.0291858396632</text:p>
              </table:table-cell>
              <table:table-cell office:value-type="float" office:value="0.0351512142364">
                <text:p>0.0351512142364</text:p>
              </table:table-cell>
              <table:table-cell office:value-type="float" office:value="0.0332329234936">
                <text:p>0.0332329234936</text:p>
              </table:table-cell>
              <table:table-cell office:value-type="float" office:value="0.0273288484985">
                <text:p>0.0273288484985</text:p>
              </table:table-cell>
              <table:table-cell office:value-type="float" office:value="0.0248158539145">
                <text:p>0.0248158539145</text:p>
              </table:table-cell>
              <table:table-cell office:value-type="float" office:value="0.0269735476533">
                <text:p>0.0269735476533</text:p>
              </table:table-cell>
              <table:table-cell office:value-type="float" office:value="0.0303668771527">
                <text:p>0.0303668771527</text:p>
              </table:table-cell>
              <table:table-cell office:value-type="float" office:value="0.0314241545368">
                <text:p>0.0314241545368</text:p>
              </table:table-cell>
              <table:table-cell office:value-type="float" office:value="0.0296687531528">
                <text:p>0.0296687531528</text:p>
              </table:table-cell>
            </table:table-row>
            <table:table-row>
              <table:table-cell office:value-type="string">
                <text:p>17</text:p>
                <draw:g>
                  <svg:desc>'1 à 20'.A18:'1 à 20'.A18</svg:desc>
                </draw:g>
              </table:table-cell>
              <table:table-cell office:value-type="float" office:value="0">
                <text:p>0</text:p>
                <draw:g>
                  <svg:desc>'1 à 20'.B18:'1 à 20'.U18</svg:desc>
                </draw:g>
              </table:table-cell>
              <table:table-cell office:value-type="float" office:value="0.0883487654321">
                <text:p>0.0883487654321</text:p>
              </table:table-cell>
              <table:table-cell office:value-type="float" office:value="0.0464101616084">
                <text:p>0.0464101616084</text:p>
              </table:table-cell>
              <table:table-cell office:value-type="float" office:value="0.0078186211908">
                <text:p>0.0078186211908</text:p>
              </table:table-cell>
              <table:table-cell office:value-type="float" office:value="0.00642002955038">
                <text:p>0.00642002955038</text:p>
              </table:table-cell>
              <table:table-cell office:value-type="float" office:value="0.0162597020724">
                <text:p>0.0162597020724</text:p>
              </table:table-cell>
              <table:table-cell office:value-type="float" office:value="0.0333965263713">
                <text:p>0.0333965263713</text:p>
              </table:table-cell>
              <table:table-cell office:value-type="float" office:value="0.042931217634">
                <text:p>0.042931217634</text:p>
              </table:table-cell>
              <table:table-cell office:value-type="float" office:value="0.0291067498796">
                <text:p>0.0291067498796</text:p>
              </table:table-cell>
              <table:table-cell office:value-type="float" office:value="0.0173544320459">
                <text:p>0.0173544320459</text:p>
              </table:table-cell>
              <table:table-cell office:value-type="float" office:value="0.0181082984058">
                <text:p>0.0181082984058</text:p>
              </table:table-cell>
              <table:table-cell office:value-type="float" office:value="0.0254135510926">
                <text:p>0.0254135510926</text:p>
              </table:table-cell>
              <table:table-cell office:value-type="float" office:value="0.0316918662744">
                <text:p>0.0316918662744</text:p>
              </table:table-cell>
              <table:table-cell office:value-type="float" office:value="0.030777847199">
                <text:p>0.030777847199</text:p>
              </table:table-cell>
              <table:table-cell office:value-type="float" office:value="0.0251007934677">
                <text:p>0.0251007934677</text:p>
              </table:table-cell>
              <table:table-cell office:value-type="float" office:value="0.0220658372388">
                <text:p>0.0220658372388</text:p>
              </table:table-cell>
              <table:table-cell office:value-type="float" office:value="0.0237762924986">
                <text:p>0.0237762924986</text:p>
              </table:table-cell>
              <table:table-cell office:value-type="float" office:value="0.0271266301807">
                <text:p>0.0271266301807</text:p>
              </table:table-cell>
              <table:table-cell office:value-type="float" office:value="0.0284975356471">
                <text:p>0.0284975356471</text:p>
              </table:table-cell>
              <table:table-cell office:value-type="float" office:value="0.0270276649908">
                <text:p>0.0270276649908</text:p>
              </table:table-cell>
            </table:table-row>
            <table:table-row>
              <table:table-cell office:value-type="string">
                <text:p>18</text:p>
                <draw:g>
                  <svg:desc>'1 à 20'.A19:'1 à 20'.A19</svg:desc>
                </draw:g>
              </table:table-cell>
              <table:table-cell office:value-type="float" office:value="0">
                <text:p>0</text:p>
                <draw:g>
                  <svg:desc>'1 à 20'.B19:'1 à 20'.U19</svg:desc>
                </draw:g>
              </table:table-cell>
              <table:table-cell office:value-type="float" office:value="0.0741705246914">
                <text:p>0.0741705246914</text:p>
              </table:table-cell>
              <table:table-cell office:value-type="float" office:value="0.0593703784079">
                <text:p>0.0593703784079</text:p>
              </table:table-cell>
              <table:table-cell office:value-type="float" office:value="0.0103245883285">
                <text:p>0.0103245883285</text:p>
              </table:table-cell>
              <table:table-cell office:value-type="float" office:value="0.00771064808691">
                <text:p>0.00771064808691</text:p>
              </table:table-cell>
              <table:table-cell office:value-type="float" office:value="0.0175979681103">
                <text:p>0.0175979681103</text:p>
              </table:table-cell>
              <table:table-cell office:value-type="float" office:value="0.0324888288805">
                <text:p>0.0324888288805</text:p>
              </table:table-cell>
              <table:table-cell office:value-type="float" office:value="0.0440650911832">
                <text:p>0.0440650911832</text:p>
              </table:table-cell>
              <table:table-cell office:value-type="float" office:value="0.0325936265636">
                <text:p>0.0325936265636</text:p>
              </table:table-cell>
              <table:table-cell office:value-type="float" office:value="0.0197498018415">
                <text:p>0.0197498018415</text:p>
              </table:table-cell>
              <table:table-cell office:value-type="float" office:value="0.0194596972102">
                <text:p>0.0194596972102</text:p>
              </table:table-cell>
              <table:table-cell office:value-type="float" office:value="0.0262585744362">
                <text:p>0.0262585744362</text:p>
              </table:table-cell>
              <table:table-cell office:value-type="float" office:value="0.0326739676081">
                <text:p>0.0326739676081</text:p>
              </table:table-cell>
              <table:table-cell office:value-type="float" office:value="0.032639473565">
                <text:p>0.032639473565</text:p>
              </table:table-cell>
              <table:table-cell office:value-type="float" office:value="0.0273106210579">
                <text:p>0.0273106210579</text:p>
              </table:table-cell>
              <table:table-cell office:value-type="float" office:value="0.0238628952499">
                <text:p>0.0238628952499</text:p>
              </table:table-cell>
              <table:table-cell office:value-type="float" office:value="0.0251324170292">
                <text:p>0.0251324170292</text:p>
              </table:table-cell>
              <table:table-cell office:value-type="float" office:value="0.0283869569764">
                <text:p>0.0283869569764</text:p>
              </table:table-cell>
              <table:table-cell office:value-type="float" office:value="0.0300061148681">
                <text:p>0.0300061148681</text:p>
              </table:table-cell>
              <table:table-cell office:value-type="float" office:value="0.0288186910493">
                <text:p>0.0288186910493</text:p>
              </table:table-cell>
            </table:table-row>
            <table:table-row>
              <table:table-cell office:value-type="string">
                <text:p>19</text:p>
                <draw:g>
                  <svg:desc>'1 à 20'.A20:'1 à 20'.A20</svg:desc>
                </draw:g>
              </table:table-cell>
              <table:table-cell office:value-type="float" office:value="0">
                <text:p>0</text:p>
                <draw:g>
                  <svg:desc>'1 à 20'.B20:'1 à 20'.U20</svg:desc>
                </draw:g>
              </table:table-cell>
              <table:table-cell office:value-type="float" office:value="0.0576774691358">
                <text:p>0.0576774691358</text:p>
              </table:table-cell>
              <table:table-cell office:value-type="float" office:value="0.0703104906121">
                <text:p>0.0703104906121</text:p>
              </table:table-cell>
              <table:table-cell office:value-type="float" office:value="0.013350986922">
                <text:p>0.013350986922</text:p>
              </table:table-cell>
              <table:table-cell office:value-type="float" office:value="0.00782292796327">
                <text:p>0.00782292796327</text:p>
              </table:table-cell>
              <table:table-cell office:value-type="float" office:value="0.015269622844">
                <text:p>0.015269622844</text:p>
              </table:table-cell>
              <table:table-cell office:value-type="float" office:value="0.0289272764781">
                <text:p>0.0289272764781</text:p>
              </table:table-cell>
              <table:table-cell office:value-type="float" office:value="0.0433307943359">
                <text:p>0.0433307943359</text:p>
              </table:table-cell>
              <table:table-cell office:value-type="float" office:value="0.0349424653702">
                <text:p>0.0349424653702</text:p>
              </table:table-cell>
              <table:table-cell office:value-type="float" office:value="0.0209249576974">
                <text:p>0.0209249576974</text:p>
              </table:table-cell>
              <table:table-cell office:value-type="float" office:value="0.0187550164905">
                <text:p>0.0187550164905</text:p>
              </table:table-cell>
              <table:table-cell office:value-type="float" office:value="0.0246417173308">
                <text:p>0.0246417173308</text:p>
              </table:table-cell>
              <table:table-cell office:value-type="float" office:value="0.0315294573289">
                <text:p>0.0315294573289</text:p>
              </table:table-cell>
              <table:table-cell office:value-type="float" office:value="0.0328076445675">
                <text:p>0.0328076445675</text:p>
              </table:table-cell>
              <table:table-cell office:value-type="float" office:value="0.0279780225119">
                <text:p>0.0279780225119</text:p>
              </table:table-cell>
              <table:table-cell office:value-type="float" office:value="0.0239036209697">
                <text:p>0.0239036209697</text:p>
              </table:table-cell>
              <table:table-cell office:value-type="float" office:value="0.0244442074508">
                <text:p>0.0244442074508</text:p>
              </table:table-cell>
              <table:table-cell office:value-type="float" office:value="0.0275660926048">
                <text:p>0.0275660926048</text:p>
              </table:table-cell>
              <table:table-cell office:value-type="float" office:value="0.0296089617901">
                <text:p>0.0296089617901</text:p>
              </table:table-cell>
              <table:table-cell office:value-type="float" office:value="0.0288541152833">
                <text:p>0.0288541152833</text:p>
              </table:table-cell>
            </table:table-row>
            <table:table-row>
              <table:table-cell office:value-type="string">
                <text:p>20</text:p>
                <draw:g>
                  <svg:desc>'1 à 20'.A21:'1 à 20'.A21</svg:desc>
                </draw:g>
              </table:table-cell>
              <table:table-cell office:value-type="float" office:value="0">
                <text:p>0</text:p>
                <draw:g>
                  <svg:desc>'1 à 20'.B21:'1 à 20'.U21</svg:desc>
                </draw:g>
              </table:table-cell>
              <table:table-cell office:value-type="float" office:value="0.0411844135802">
                <text:p>0.0411844135802</text:p>
              </table:table-cell>
              <table:table-cell office:value-type="float" office:value="0.079848887335">
                <text:p>0.079848887335</text:p>
              </table:table-cell>
              <table:table-cell office:value-type="float" office:value="0.0224753770681">
                <text:p>0.0224753770681</text:p>
              </table:table-cell>
              <table:table-cell office:value-type="float" office:value="0.0100868883443">
                <text:p>0.0100868883443</text:p>
              </table:table-cell>
              <table:table-cell office:value-type="float" office:value="0.0137039004474">
                <text:p>0.0137039004474</text:p>
              </table:table-cell>
              <table:table-cell office:value-type="float" office:value="0.0261666468383">
                <text:p>0.0261666468383</text:p>
              </table:table-cell>
              <table:table-cell office:value-type="float" office:value="0.0430007093212">
                <text:p>0.0430007093212</text:p>
              </table:table-cell>
              <table:table-cell office:value-type="float" office:value="0.0389537176746">
                <text:p>0.0389537176746</text:p>
              </table:table-cell>
              <table:table-cell office:value-type="float" office:value="0.024578215481">
                <text:p>0.024578215481</text:p>
              </table:table-cell>
              <table:table-cell office:value-type="float" office:value="0.019747206432">
                <text:p>0.019747206432</text:p>
              </table:table-cell>
              <table:table-cell office:value-type="float" office:value="0.0241165550763">
                <text:p>0.0241165550763</text:p>
              </table:table-cell>
              <table:table-cell office:value-type="float" office:value="0.0313778900117">
                <text:p>0.0313778900117</text:p>
              </table:table-cell>
              <table:table-cell office:value-type="float" office:value="0.0342507864249">
                <text:p>0.0342507864249</text:p>
              </table:table-cell>
              <table:table-cell office:value-type="float" office:value="0.0303555748084">
                <text:p>0.0303555748084</text:p>
              </table:table-cell>
              <table:table-cell office:value-type="float" office:value="0.0256914044803">
                <text:p>0.0256914044803</text:p>
              </table:table-cell>
              <table:table-cell office:value-type="float" office:value="0.0252058365931">
                <text:p>0.0252058365931</text:p>
              </table:table-cell>
              <table:table-cell office:value-type="float" office:value="0.027993045938">
                <text:p>0.027993045938</text:p>
              </table:table-cell>
              <table:table-cell office:value-type="float" office:value="0.0304978411812">
                <text:p>0.0304978411812</text:p>
              </table:table-cell>
              <table:table-cell office:value-type="float" office:value="0.0303507698713">
                <text:p>0.0303507698713</text:p>
              </table:table-cell>
            </table:table-row>
            <table:table-row>
              <table:table-cell office:value-type="string">
                <text:p>21</text:p>
                <draw:g>
                  <svg:desc>'1 à 20'.A22:'1 à 20'.A22</svg:desc>
                </draw:g>
              </table:table-cell>
              <table:table-cell office:value-type="float" office:value="0">
                <text:p>0</text:p>
                <draw:g>
                  <svg:desc>'1 à 20'.B22:'1 à 20'.U22</svg:desc>
                </draw:g>
              </table:table-cell>
              <table:table-cell office:value-type="float" office:value="0.0270061728395">
                <text:p>0.0270061728395</text:p>
              </table:table-cell>
              <table:table-cell office:value-type="float" office:value="0.0842646846065">
                <text:p>0.0842646846065</text:p>
              </table:table-cell>
              <table:table-cell office:value-type="float" office:value="0.0227187194033">
                <text:p>0.0227187194033</text:p>
              </table:table-cell>
              <table:table-cell office:value-type="float" office:value="0.00788943647912">
                <text:p>0.00788943647912</text:p>
              </table:table-cell>
              <table:table-cell office:value-type="float" office:value="0.0112926127057">
                <text:p>0.0112926127057</text:p>
              </table:table-cell>
              <table:table-cell office:value-type="float" office:value="0.0229593835037">
                <text:p>0.0229593835037</text:p>
              </table:table-cell>
              <table:table-cell office:value-type="float" office:value="0.0401465544836">
                <text:p>0.0401465544836</text:p>
              </table:table-cell>
              <table:table-cell office:value-type="float" office:value="0.0383564937898">
                <text:p>0.0383564937898</text:p>
              </table:table-cell>
              <table:table-cell office:value-type="float" office:value="0.0234957473942">
                <text:p>0.0234957473942</text:p>
              </table:table-cell>
              <table:table-cell office:value-type="float" office:value="0.0177019337705">
                <text:p>0.0177019337705</text:p>
              </table:table-cell>
              <table:table-cell office:value-type="float" office:value="0.0216673638804">
                <text:p>0.0216673638804</text:p>
              </table:table-cell>
              <table:table-cell office:value-type="float" office:value="0.0289669220268">
                <text:p>0.0289669220268</text:p>
              </table:table-cell>
              <table:table-cell office:value-type="float" office:value="0.0324176246672">
                <text:p>0.0324176246672</text:p>
              </table:table-cell>
              <table:table-cell office:value-type="float" office:value="0.028902043542">
                <text:p>0.028902043542</text:p>
              </table:table-cell>
              <table:table-cell office:value-type="float" office:value="0.0239914041931">
                <text:p>0.0239914041931</text:p>
              </table:table-cell>
              <table:table-cell office:value-type="float" office:value="0.0231430391277">
                <text:p>0.0231430391277</text:p>
              </table:table-cell>
              <table:table-cell office:value-type="float" office:value="0.0258192076658">
                <text:p>0.0258192076658</text:p>
              </table:table-cell>
              <table:table-cell office:value-type="float" office:value="0.0284799693986">
                <text:p>0.0284799693986</text:p>
              </table:table-cell>
              <table:table-cell office:value-type="float" office:value="0.028555309011">
                <text:p>0.028555309011</text:p>
              </table:table-cell>
            </table:table-row>
            <table:table-row>
              <table:table-cell office:value-type="string">
                <text:p>22</text:p>
                <draw:g>
                  <svg:desc>'1 à 20'.A23:'1 à 20'.A23</svg:desc>
                </draw:g>
              </table:table-cell>
              <table:table-cell office:value-type="float" office:value="0">
                <text:p>0</text:p>
                <draw:g>
                  <svg:desc>'1 à 20'.B23:'1 à 20'.U23</svg:desc>
                </draw:g>
              </table:table-cell>
              <table:table-cell office:value-type="float" office:value="0.0154320987654">
                <text:p>0.0154320987654</text:p>
              </table:table-cell>
              <table:table-cell office:value-type="float" office:value="0.0862414199138">
                <text:p>0.0862414199138</text:p>
              </table:table-cell>
              <table:table-cell office:value-type="float" office:value="0.0294960282449">
                <text:p>0.0294960282449</text:p>
              </table:table-cell>
              <table:table-cell office:value-type="float" office:value="0.00848334129017">
                <text:p>0.00848334129017</text:p>
              </table:table-cell>
              <table:table-cell office:value-type="float" office:value="0.00969320726461">
                <text:p>0.00969320726461</text:p>
              </table:table-cell>
              <table:table-cell office:value-type="float" office:value="0.0203281149858">
                <text:p>0.0203281149858</text:p>
              </table:table-cell>
              <table:table-cell office:value-type="float" office:value="0.0377570639441">
                <text:p>0.0377570639441</text:p>
              </table:table-cell>
              <table:table-cell office:value-type="float" office:value="0.0394981413244">
                <text:p>0.0394981413244</text:p>
              </table:table-cell>
              <table:table-cell office:value-type="float" office:value="0.0251364857855">
                <text:p>0.0251364857855</text:p>
              </table:table-cell>
              <table:table-cell office:value-type="float" office:value="0.0175666630776">
                <text:p>0.0175666630776</text:p>
              </table:table-cell>
              <table:table-cell office:value-type="float" office:value="0.0203484159152">
                <text:p>0.0203484159152</text:p>
              </table:table-cell>
              <table:table-cell office:value-type="float" office:value="0.027556552562">
                <text:p>0.027556552562</text:p>
              </table:table-cell>
              <table:table-cell office:value-type="float" office:value="0.0319334245759">
                <text:p>0.0319334245759</text:p>
              </table:table-cell>
              <table:table-cell office:value-type="float" office:value="0.0292955100756">
                <text:p>0.0292955100756</text:p>
              </table:table-cell>
              <table:table-cell office:value-type="float" office:value="0.0241974779422">
                <text:p>0.0241974779422</text:p>
              </table:table-cell>
              <table:table-cell office:value-type="float" office:value="0.0226454223727">
                <text:p>0.0226454223727</text:p>
              </table:table-cell>
              <table:table-cell office:value-type="float" office:value="0.0249609428776">
                <text:p>0.0249609428776</text:p>
              </table:table-cell>
              <table:table-cell office:value-type="float" office:value="0.0278184182752">
                <text:p>0.0278184182752</text:p>
              </table:table-cell>
              <table:table-cell office:value-type="float" office:value="0.028322866638">
                <text:p>0.028322866638</text:p>
              </table:table-cell>
            </table:table-row>
            <table:table-row>
              <table:table-cell office:value-type="string">
                <text:p>23</text:p>
                <draw:g>
                  <svg:desc>'1 à 20'.A24:'1 à 20'.A24</svg:desc>
                </draw:g>
              </table:table-cell>
              <table:table-cell office:value-type="float" office:value="0">
                <text:p>0</text:p>
                <draw:g>
                  <svg:desc>'1 à 20'.B24:'1 à 20'.U24</svg:desc>
                </draw:g>
              </table:table-cell>
              <table:table-cell office:value-type="float" office:value="0.00771604938272">
                <text:p>0.00771604938272</text:p>
              </table:table-cell>
              <table:table-cell office:value-type="float" office:value="0.082993746785">
                <text:p>0.082993746785</text:p>
              </table:table-cell>
              <table:table-cell office:value-type="float" office:value="0.0374110506323">
                <text:p>0.0374110506323</text:p>
              </table:table-cell>
              <table:table-cell office:value-type="float" office:value="0.00949100284492">
                <text:p>0.00949100284492</text:p>
              </table:table-cell>
              <table:table-cell office:value-type="float" office:value="0.00824526930093">
                <text:p>0.00824526930093</text:p>
              </table:table-cell>
              <table:table-cell office:value-type="float" office:value="0.0180307722461">
                <text:p>0.0180307722461</text:p>
              </table:table-cell>
              <table:table-cell office:value-type="float" office:value="0.0352170588314">
                <text:p>0.0352170588314</text:p>
              </table:table-cell>
              <table:table-cell office:value-type="float" office:value="0.0402511382844">
                <text:p>0.0402511382844</text:p>
              </table:table-cell>
              <table:table-cell office:value-type="float" office:value="0.0269147690144">
                <text:p>0.0269147690144</text:p>
              </table:table-cell>
              <table:table-cell office:value-type="float" office:value="0.0176707127025">
                <text:p>0.0176707127025</text:p>
              </table:table-cell>
              <table:table-cell office:value-type="float" office:value="0.019186090092">
                <text:p>0.019186090092</text:p>
              </table:table-cell>
              <table:table-cell office:value-type="float" office:value="0.0261901277086">
                <text:p>0.0261901277086</text:p>
              </table:table-cell>
              <table:table-cell office:value-type="float" office:value="0.0313616645198">
                <text:p>0.0313616645198</text:p>
              </table:table-cell>
              <table:table-cell office:value-type="float" office:value="0.029654429311">
                <text:p>0.029654429311</text:p>
              </table:table-cell>
              <table:table-cell office:value-type="float" office:value="0.0245011264662">
                <text:p>0.0245011264662</text:p>
              </table:table-cell>
              <table:table-cell office:value-type="float" office:value="0.0222747667808">
                <text:p>0.0222747667808</text:p>
              </table:table-cell>
              <table:table-cell office:value-type="float" office:value="0.0241788669165">
                <text:p>0.0241788669165</text:p>
              </table:table-cell>
              <table:table-cell office:value-type="float" office:value="0.0271705423326">
                <text:p>0.0271705423326</text:p>
              </table:table-cell>
              <table:table-cell office:value-type="float" office:value="0.0280874517075">
                <text:p>0.0280874517075</text:p>
              </table:table-cell>
            </table:table-row>
            <table:table-row>
              <table:table-cell office:value-type="string">
                <text:p>24</text:p>
                <draw:g>
                  <svg:desc>'1 à 20'.A25:'1 à 20'.A25</svg:desc>
                </draw:g>
              </table:table-cell>
              <table:table-cell office:value-type="float" office:value="0">
                <text:p>0</text:p>
                <draw:g>
                  <svg:desc>'1 à 20'.B25:'1 à 20'.U25</svg:desc>
                </draw:g>
              </table:table-cell>
              <table:table-cell office:value-type="float" office:value="0.00308641975309">
                <text:p>0.00308641975309</text:p>
              </table:table-cell>
              <table:table-cell office:value-type="float" office:value="0.0764104898084">
                <text:p>0.0764104898084</text:p>
              </table:table-cell>
              <table:table-cell office:value-type="float" office:value="0.0457887252717">
                <text:p>0.0457887252717</text:p>
              </table:table-cell>
              <table:table-cell office:value-type="float" office:value="0.0107697308317">
                <text:p>0.0107697308317</text:p>
              </table:table-cell>
              <table:table-cell office:value-type="float" office:value="0.00666838087671">
                <text:p>0.00666838087671</text:p>
              </table:table-cell>
              <table:table-cell office:value-type="float" office:value="0.0156282198645">
                <text:p>0.0156282198645</text:p>
              </table:table-cell>
              <table:table-cell office:value-type="float" office:value="0.0323025809683">
                <text:p>0.0323025809683</text:p>
              </table:table-cell>
              <table:table-cell office:value-type="float" office:value="0.0403116739831">
                <text:p>0.0403116739831</text:p>
              </table:table-cell>
              <table:table-cell office:value-type="float" office:value="0.0285244507431">
                <text:p>0.0285244507431</text:p>
              </table:table-cell>
              <table:table-cell office:value-type="float" office:value="0.0177341964392">
                <text:p>0.0177341964392</text:p>
              </table:table-cell>
              <table:table-cell office:value-type="float" office:value="0.01786604361">
                <text:p>0.01786604361</text:p>
              </table:table-cell>
              <table:table-cell office:value-type="float" office:value="0.0245541426146">
                <text:p>0.0245541426146</text:p>
              </table:table-cell>
              <table:table-cell office:value-type="float" office:value="0.030410450341">
                <text:p>0.030410450341</text:p>
              </table:table-cell>
              <table:table-cell office:value-type="float" office:value="0.0296822994899">
                <text:p>0.0296822994899</text:p>
              </table:table-cell>
              <table:table-cell office:value-type="float" office:value="0.0246048195836">
                <text:p>0.0246048195836</text:p>
              </table:table-cell>
              <table:table-cell office:value-type="float" office:value="0.0217308838395">
                <text:p>0.0217308838395</text:p>
              </table:table-cell>
              <table:table-cell office:value-type="float" office:value="0.023167818897">
                <text:p>0.023167818897</text:p>
              </table:table-cell>
              <table:table-cell office:value-type="float" office:value="0.0262344095914">
                <text:p>0.0262344095914</text:p>
              </table:table-cell>
              <table:table-cell office:value-type="float" office:value="0.0275511431526">
                <text:p>0.0275511431526</text:p>
              </table:table-cell>
            </table:table-row>
            <table:table-row>
              <table:table-cell office:value-type="string">
                <text:p>25</text:p>
                <draw:g>
                  <svg:desc>'1 à 20'.A26:'1 à 20'.A26</svg:desc>
                </draw:g>
              </table:table-cell>
              <table:table-cell office:value-type="float" office:value="0">
                <text:p>0</text:p>
                <draw:g>
                  <svg:desc>'1 à 20'.B26:'1 à 20'.U26</svg:desc>
                </draw:g>
              </table:table-cell>
              <table:table-cell office:value-type="float" office:value="0.0111882716049">
                <text:p>0.0111882716049</text:p>
              </table:table-cell>
              <table:table-cell office:value-type="float" office:value="0.0672940645362">
                <text:p>0.0672940645362</text:p>
              </table:table-cell>
              <table:table-cell office:value-type="float" office:value="0.0588597822545">
                <text:p>0.0588597822545</text:p>
              </table:table-cell>
              <table:table-cell office:value-type="float" office:value="0.0165889249102">
                <text:p>0.0165889249102</text:p>
              </table:table-cell>
              <table:table-cell office:value-type="float" office:value="0.0114091650988">
                <text:p>0.0114091650988</text:p>
              </table:table-cell>
              <table:table-cell office:value-type="float" office:value="0.0191871909753">
                <text:p>0.0191871909753</text:p>
              </table:table-cell>
              <table:table-cell office:value-type="float" office:value="0.0340976650276">
                <text:p>0.0340976650276</text:p>
              </table:table-cell>
              <table:table-cell office:value-type="float" office:value="0.044016417271">
                <text:p>0.044016417271</text:p>
              </table:table-cell>
              <table:table-cell office:value-type="float" office:value="0.0345462006527">
                <text:p>0.0345462006527</text:p>
              </table:table-cell>
              <table:table-cell office:value-type="float" office:value="0.0229950781309">
                <text:p>0.0229950781309</text:p>
              </table:table-cell>
              <table:table-cell office:value-type="float" office:value="0.0220079149313">
                <text:p>0.0220079149313</text:p>
              </table:table-cell>
              <table:table-cell office:value-type="float" office:value="0.0280140194661">
                <text:p>0.0280140194661</text:p>
              </table:table-cell>
              <table:table-cell office:value-type="float" office:value="0.0340110936807">
                <text:p>0.0340110936807</text:p>
              </table:table-cell>
              <table:table-cell office:value-type="float" office:value="0.0341726427838">
                <text:p>0.0341726427838</text:p>
              </table:table-cell>
              <table:table-cell office:value-type="float" office:value="0.0295064587802">
                <text:p>0.0295064587802</text:p>
              </table:table-cell>
              <table:table-cell office:value-type="float" office:value="0.0262661588377">
                <text:p>0.0262661588377</text:p>
              </table:table-cell>
              <table:table-cell office:value-type="float" office:value="0.0272205455872">
                <text:p>0.0272205455872</text:p>
              </table:table-cell>
              <table:table-cell office:value-type="float" office:value="0.0301458975398">
                <text:p>0.0301458975398</text:p>
              </table:table-cell>
              <table:table-cell office:value-type="float" office:value="0.0317073560845">
                <text:p>0.0317073560845</text:p>
              </table:table-cell>
            </table:table-row>
            <table:table-row>
              <table:table-cell office:value-type="string">
                <text:p>26</text:p>
                <draw:g>
                  <svg:desc>'1 à 20'.A27:'1 à 20'.A27</svg:desc>
                </draw:g>
              </table:table-cell>
              <table:table-cell office:value-type="float" office:value="0">
                <text:p>0</text:p>
                <draw:g>
                  <svg:desc>'1 à 20'.B27:'1 à 20'.U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554458764682">
                <text:p>0.0554458764682</text:p>
              </table:table-cell>
              <table:table-cell office:value-type="float" office:value="0.0605833015506">
                <text:p>0.0605833015506</text:p>
              </table:table-cell>
              <table:table-cell office:value-type="float" office:value="0.0160733741572">
                <text:p>0.0160733741572</text:p>
              </table:table-cell>
              <table:table-cell office:value-type="float" office:value="0.00753299832295">
                <text:p>0.00753299832295</text:p>
              </table:table-cell>
              <table:table-cell office:value-type="float" office:value="0.0136351628207">
                <text:p>0.0136351628207</text:p>
              </table:table-cell>
              <table:table-cell office:value-type="float" office:value="0.0272834104092">
                <text:p>0.0272834104092</text:p>
              </table:table-cell>
              <table:table-cell office:value-type="float" office:value="0.0394074119136">
                <text:p>0.0394074119136</text:p>
              </table:table-cell>
              <table:table-cell office:value-type="float" office:value="0.0322420034532">
                <text:p>0.0322420034532</text:p>
              </table:table-cell>
              <table:table-cell office:value-type="float" office:value="0.0200559634647">
                <text:p>0.0200559634647</text:p>
              </table:table-cell>
              <table:table-cell office:value-type="float" office:value="0.0176160471421">
                <text:p>0.0176160471421</text:p>
              </table:table-cell>
              <table:table-cell office:value-type="float" office:value="0.0228250984328">
                <text:p>0.0228250984328</text:p>
              </table:table-cell>
              <table:table-cell office:value-type="float" office:value="0.0291254279304">
                <text:p>0.0291254279304</text:p>
              </table:table-cell>
              <table:table-cell office:value-type="float" office:value="0.0302852905613">
                <text:p>0.0302852905613</text:p>
              </table:table-cell>
              <table:table-cell office:value-type="float" office:value="0.0260565991194">
                <text:p>0.0260565991194</text:p>
              </table:table-cell>
              <table:table-cell office:value-type="float" office:value="0.0223866858179">
                <text:p>0.0223866858179</text:p>
              </table:table-cell>
              <table:table-cell office:value-type="float" office:value="0.0227673888447">
                <text:p>0.0227673888447</text:p>
              </table:table-cell>
              <table:table-cell office:value-type="float" office:value="0.025551250684">
                <text:p>0.025551250684</text:p>
              </table:table-cell>
              <table:table-cell office:value-type="float" office:value="0.0274186843371">
                <text:p>0.0274186843371</text:p>
              </table:table-cell>
            </table:table-row>
            <table:table-row>
              <table:table-cell office:value-type="string">
                <text:p>27</text:p>
                <draw:g>
                  <svg:desc>'1 à 20'.A28:'1 à 20'.A28</svg:desc>
                </draw:g>
              </table:table-cell>
              <table:table-cell office:value-type="float" office:value="0">
                <text:p>0</text:p>
                <draw:g>
                  <svg:desc>'1 à 20'.B28:'1 à 20'.U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36204614626">
                <text:p>0.0436204614626</text:p>
              </table:table-cell>
              <table:table-cell office:value-type="float" office:value="0.0661295835719">
                <text:p>0.0661295835719</text:p>
              </table:table-cell>
              <table:table-cell office:value-type="float" office:value="0.0202357348694">
                <text:p>0.0202357348694</text:p>
              </table:table-cell>
              <table:table-cell office:value-type="float" office:value="0.0081355199592">
                <text:p>0.0081355199592</text:p>
              </table:table-cell>
              <table:table-cell office:value-type="float" office:value="0.0125580980317">
                <text:p>0.0125580980317</text:p>
              </table:table-cell>
              <table:table-cell office:value-type="float" office:value="0.0248585192467">
                <text:p>0.0248585192467</text:p>
              </table:table-cell>
              <table:table-cell office:value-type="float" office:value="0.0383804012821">
                <text:p>0.0383804012821</text:p>
              </table:table-cell>
              <table:table-cell office:value-type="float" office:value="0.0339353900052">
                <text:p>0.0339353900052</text:p>
              </table:table-cell>
              <table:table-cell office:value-type="float" office:value="0.0214810118703">
                <text:p>0.0214810118703</text:p>
              </table:table-cell>
              <table:table-cell office:value-type="float" office:value="0.0175991904794">
                <text:p>0.0175991904794</text:p>
              </table:table-cell>
              <table:table-cell office:value-type="float" office:value="0.0219196728534">
                <text:p>0.0219196728534</text:p>
              </table:table-cell>
              <table:table-cell office:value-type="float" office:value="0.0283247467266">
                <text:p>0.0283247467266</text:p>
              </table:table-cell>
              <table:table-cell office:value-type="float" office:value="0.0304126699055">
                <text:p>0.0304126699055</text:p>
              </table:table-cell>
              <table:table-cell office:value-type="float" office:value="0.0267649401208">
                <text:p>0.0267649401208</text:p>
              </table:table-cell>
              <table:table-cell office:value-type="float" office:value="0.0227765977143">
                <text:p>0.0227765977143</text:p>
              </table:table-cell>
              <table:table-cell office:value-type="float" office:value="0.0225732678">
                <text:p>0.0225732678</text:p>
              </table:table-cell>
              <table:table-cell office:value-type="float" office:value="0.0251389869794">
                <text:p>0.0251389869794</text:p>
              </table:table-cell>
              <table:table-cell office:value-type="float" office:value="0.0272502152658">
                <text:p>0.0272502152658</text:p>
              </table:table-cell>
            </table:table-row>
            <table:table-row>
              <table:table-cell office:value-type="string">
                <text:p>28</text:p>
                <draw:g>
                  <svg:desc>'1 à 20'.A29:'1 à 20'.A29</svg:desc>
                </draw:g>
              </table:table-cell>
              <table:table-cell office:value-type="float" office:value="0">
                <text:p>0</text:p>
                <draw:g>
                  <svg:desc>'1 à 20'.B29:'1 à 20'.U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330730171361">
                <text:p>0.0330730171361</text:p>
              </table:table-cell>
              <table:table-cell office:value-type="float" office:value="0.0691538140498">
                <text:p>0.0691538140498</text:p>
              </table:table-cell>
              <table:table-cell office:value-type="float" office:value="0.0249404345429">
                <text:p>0.0249404345429</text:p>
              </table:table-cell>
              <table:table-cell office:value-type="float" office:value="0.00872008151144">
                <text:p>0.00872008151144</text:p>
              </table:table-cell>
              <table:table-cell office:value-type="float" office:value="0.0113655204299">
                <text:p>0.0113655204299</text:p>
              </table:table-cell>
              <table:table-cell office:value-type="float" office:value="0.0224562472165">
                <text:p>0.0224562472165</text:p>
              </table:table-cell>
              <table:table-cell office:value-type="float" office:value="0.0367942958607">
                <text:p>0.0367942958607</text:p>
              </table:table-cell>
              <table:table-cell office:value-type="float" office:value="0.0351275861813">
                <text:p>0.0351275861813</text:p>
              </table:table-cell>
              <table:table-cell office:value-type="float" office:value="0.0227895335216">
                <text:p>0.0227895335216</text:p>
              </table:table-cell>
              <table:table-cell office:value-type="float" office:value="0.0174973809377">
                <text:p>0.0174973809377</text:p>
              </table:table-cell>
              <table:table-cell office:value-type="float" office:value="0.0208664456589">
                <text:p>0.0208664456589</text:p>
              </table:table-cell>
              <table:table-cell office:value-type="float" office:value="0.0272589532605">
                <text:p>0.0272589532605</text:p>
              </table:table-cell>
              <table:table-cell office:value-type="float" office:value="0.0301834130626">
                <text:p>0.0301834130626</text:p>
              </table:table-cell>
              <table:table-cell office:value-type="float" office:value="0.0271941853837">
                <text:p>0.0271941853837</text:p>
              </table:table-cell>
              <table:table-cell office:value-type="float" office:value="0.0229874910355">
                <text:p>0.0229874910355</text:p>
              </table:table-cell>
              <table:table-cell office:value-type="float" office:value="0.0222084811206">
                <text:p>0.0222084811206</text:p>
              </table:table-cell>
              <table:table-cell office:value-type="float" office:value="0.0245069983952">
                <text:p>0.0245069983952</text:p>
              </table:table-cell>
              <table:table-cell office:value-type="float" office:value="0.0268114696614">
                <text:p>0.0268114696614</text:p>
              </table:table-cell>
            </table:table-row>
            <table:table-row>
              <table:table-cell office:value-type="string">
                <text:p>29</text:p>
                <draw:g>
                  <svg:desc>'1 à 20'.A30:'1 à 20'.A30</svg:desc>
                </draw:g>
              </table:table-cell>
              <table:table-cell office:value-type="float" office:value="0">
                <text:p>0</text:p>
                <draw:g>
                  <svg:desc>'1 à 20'.B30:'1 à 20'.U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230828430427">
                <text:p>0.0230828430427</text:p>
              </table:table-cell>
              <table:table-cell office:value-type="float" office:value="0.069480227363">
                <text:p>0.069480227363</text:p>
              </table:table-cell>
              <table:table-cell office:value-type="float" office:value="0.0303613592295">
                <text:p>0.0303613592295</text:p>
              </table:table-cell>
              <table:table-cell office:value-type="float" office:value="0.00954531531457">
                <text:p>0.00954531531457</text:p>
              </table:table-cell>
              <table:table-cell office:value-type="float" office:value="0.010176199866">
                <text:p>0.010176199866</text:p>
              </table:table-cell>
              <table:table-cell office:value-type="float" office:value="0.0200520417628">
                <text:p>0.0200520417628</text:p>
              </table:table-cell>
              <table:table-cell office:value-type="float" office:value="0.0346926006891">
                <text:p>0.0346926006891</text:p>
              </table:table-cell>
              <table:table-cell office:value-type="float" office:value="0.0358484476214">
                <text:p>0.0358484476214</text:p>
              </table:table-cell>
              <table:table-cell office:value-type="float" office:value="0.0240962936433">
                <text:p>0.0240962936433</text:p>
              </table:table-cell>
              <table:table-cell office:value-type="float" office:value="0.0174374452205">
                <text:p>0.0174374452205</text:p>
              </table:table-cell>
              <table:table-cell office:value-type="float" office:value="0.0197349039393">
                <text:p>0.0197349039393</text:p>
              </table:table-cell>
              <table:table-cell office:value-type="float" office:value="0.0259699763996">
                <text:p>0.0259699763996</text:p>
              </table:table-cell>
              <table:table-cell office:value-type="float" office:value="0.0296489062388">
                <text:p>0.0296489062388</text:p>
              </table:table-cell>
              <table:table-cell office:value-type="float" office:value="0.0274191169359">
                <text:p>0.0274191169359</text:p>
              </table:table-cell>
              <table:table-cell office:value-type="float" office:value="0.0231131395645">
                <text:p>0.0231131395645</text:p>
              </table:table-cell>
              <table:table-cell office:value-type="float" office:value="0.0217586065974">
                <text:p>0.0217586065974</text:p>
              </table:table-cell>
              <table:table-cell office:value-type="float" office:value="0.02372142219">
                <text:p>0.02372142219</text:p>
              </table:table-cell>
              <table:table-cell office:value-type="float" office:value="0.0261622519042">
                <text:p>0.0261622519042</text:p>
              </table:table-cell>
            </table:table-row>
            <table:table-row>
              <table:table-cell office:value-type="string">
                <text:p>30</text:p>
                <draw:g>
                  <svg:desc>'1 à 20'.A31:'1 à 20'.A31</svg:desc>
                </draw:g>
              </table:table-cell>
              <table:table-cell office:value-type="float" office:value="0">
                <text:p>0</text:p>
                <draw:g>
                  <svg:desc>'1 à 20'.B31:'1 à 20'.U3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58495490934">
                <text:p>0.0158495490934</text:p>
              </table:table-cell>
              <table:table-cell office:value-type="float" office:value="0.0668580779541">
                <text:p>0.0668580779541</text:p>
              </table:table-cell>
              <table:table-cell office:value-type="float" office:value="0.0363754771093">
                <text:p>0.0363754771093</text:p>
              </table:table-cell>
              <table:table-cell office:value-type="float" office:value="0.0108408186501">
                <text:p>0.0108408186501</text:p>
              </table:table-cell>
              <table:table-cell office:value-type="float" office:value="0.00925386635208">
                <text:p>0.00925386635208</text:p>
              </table:table-cell>
              <table:table-cell office:value-type="float" office:value="0.0179913956343">
                <text:p>0.0179913956343</text:p>
              </table:table-cell>
              <table:table-cell office:value-type="float" office:value="0.0324430965378">
                <text:p>0.0324430965378</text:p>
              </table:table-cell>
              <table:table-cell office:value-type="float" office:value="0.0362525479181">
                <text:p>0.0362525479181</text:p>
              </table:table-cell>
              <table:table-cell office:value-type="float" office:value="0.0255398919822">
                <text:p>0.0255398919822</text:p>
              </table:table-cell>
              <table:table-cell office:value-type="float" office:value="0.0176466490921">
                <text:p>0.0176466490921</text:p>
              </table:table-cell>
              <table:table-cell office:value-type="float" office:value="0.0188052739041">
                <text:p>0.0188052739041</text:p>
              </table:table-cell>
              <table:table-cell office:value-type="float" office:value="0.0247513448814">
                <text:p>0.0247513448814</text:p>
              </table:table-cell>
              <table:table-cell office:value-type="float" office:value="0.0290579143614">
                <text:p>0.0290579143614</text:p>
              </table:table-cell>
              <table:table-cell office:value-type="float" office:value="0.0276402426245">
                <text:p>0.0276402426245</text:p>
              </table:table-cell>
              <table:table-cell office:value-type="float" office:value="0.0233628229692">
                <text:p>0.0233628229692</text:p>
              </table:table-cell>
              <table:table-cell office:value-type="float" office:value="0.0214676164402">
                <text:p>0.0214676164402</text:p>
              </table:table-cell>
              <table:table-cell office:value-type="float" office:value="0.0230450931539">
                <text:p>0.0230450931539</text:p>
              </table:table-cell>
              <table:table-cell office:value-type="float" office:value="0.0255573761701">
                <text:p>0.0255573761701</text:p>
              </table:table-cell>
            </table:table-row>
            <table:table-row>
              <table:table-cell office:value-type="string">
                <text:p>31</text:p>
                <draw:g>
                  <svg:desc>'1 à 20'.A32:'1 à 20'.A32</svg:desc>
                </draw:g>
              </table:table-cell>
              <table:table-cell office:value-type="float" office:value="0">
                <text:p>0</text:p>
                <draw:g>
                  <svg:desc>'1 à 20'.B32:'1 à 20'.U3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03309327846">
                <text:p>0.0103309327846</text:p>
              </table:table-cell>
              <table:table-cell office:value-type="float" office:value="0.063669911428">
                <text:p>0.063669911428</text:p>
              </table:table-cell>
              <table:table-cell office:value-type="float" office:value="0.043384260125">
                <text:p>0.043384260125</text:p>
              </table:table-cell>
              <table:table-cell office:value-type="float" office:value="0.0128629489976">
                <text:p>0.0128629489976</text:p>
              </table:table-cell>
              <table:table-cell office:value-type="float" office:value="0.00877822340111">
                <text:p>0.00877822340111</text:p>
              </table:table-cell>
              <table:table-cell office:value-type="float" office:value="0.0165064454705">
                <text:p>0.0165064454705</text:p>
              </table:table-cell>
              <table:table-cell office:value-type="float" office:value="0.0307881621539">
                <text:p>0.0307881621539</text:p>
              </table:table-cell>
              <table:table-cell office:value-type="float" office:value="0.0371490650796">
                <text:p>0.0371490650796</text:p>
              </table:table-cell>
              <table:table-cell office:value-type="float" office:value="0.0276097658404">
                <text:p>0.0276097658404</text:p>
              </table:table-cell>
              <table:table-cell office:value-type="float" office:value="0.0184575630417">
                <text:p>0.0184575630417</text:p>
              </table:table-cell>
              <table:table-cell office:value-type="float" office:value="0.0184305476706">
                <text:p>0.0184305476706</text:p>
              </table:table-cell>
              <table:table-cell office:value-type="float" office:value="0.024098219362">
                <text:p>0.024098219362</text:p>
              </table:table-cell>
              <table:table-cell office:value-type="float" office:value="0.0290279661574">
                <text:p>0.0290279661574</text:p>
              </table:table-cell>
              <table:table-cell office:value-type="float" office:value="0.0284315289801">
                <text:p>0.0284315289801</text:p>
              </table:table-cell>
              <table:table-cell office:value-type="float" office:value="0.0241991342119">
                <text:p>0.0241991342119</text:p>
              </table:table-cell>
              <table:table-cell office:value-type="float" office:value="0.021754525009">
                <text:p>0.021754525009</text:p>
              </table:table-cell>
              <table:table-cell office:value-type="float" office:value="0.0229362846287">
                <text:p>0.0229362846287</text:p>
              </table:table-cell>
              <table:table-cell office:value-type="float" office:value="0.0255190477441">
                <text:p>0.0255190477441</text:p>
              </table:table-cell>
            </table:table-row>
            <table:table-row>
              <table:table-cell office:value-type="string">
                <text:p>32</text:p>
                <draw:g>
                  <svg:desc>'1 à 20'.A33:'1 à 20'.A33</svg:desc>
                </draw:g>
              </table:table-cell>
              <table:table-cell office:value-type="float" office:value="0">
                <text:p>0</text:p>
                <draw:g>
                  <svg:desc>'1 à 20'.B33:'1 à 20'.U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670599708505">
                <text:p>0.00670599708505</text:p>
              </table:table-cell>
              <table:table-cell office:value-type="float" office:value="0.0579237633408">
                <text:p>0.0579237633408</text:p>
              </table:table-cell>
              <table:table-cell office:value-type="float" office:value="0.0499195613014">
                <text:p>0.0499195613014</text:p>
              </table:table-cell>
              <table:table-cell office:value-type="float" office:value="0.0154640034446">
                <text:p>0.0154640034446</text:p>
              </table:table-cell>
              <table:table-cell office:value-type="float" office:value="0.00863774063068">
                <text:p>0.00863774063068</text:p>
              </table:table-cell>
              <table:table-cell office:value-type="float" office:value="0.0152103849279">
                <text:p>0.0152103849279</text:p>
              </table:table-cell>
              <table:table-cell office:value-type="float" office:value="0.0288825926737">
                <text:p>0.0288825926737</text:p>
              </table:table-cell>
              <table:table-cell office:value-type="float" office:value="0.0374610551427">
                <text:p>0.0374610551427</text:p>
              </table:table-cell>
              <table:table-cell office:value-type="float" office:value="0.0295539942353">
                <text:p>0.0295539942353</text:p>
              </table:table-cell>
              <table:table-cell office:value-type="float" office:value="0.0194454951752">
                <text:p>0.0194454951752</text:p>
              </table:table-cell>
              <table:table-cell office:value-type="float" office:value="0.0181772097214">
                <text:p>0.0181772097214</text:p>
              </table:table-cell>
              <table:table-cell office:value-type="float" office:value="0.0233808328505">
                <text:p>0.0233808328505</text:p>
              </table:table-cell>
              <table:table-cell office:value-type="float" office:value="0.0287636413213">
                <text:p>0.0287636413213</text:p>
              </table:table-cell>
              <table:table-cell office:value-type="float" office:value="0.0290170437865">
                <text:p>0.0290170437865</text:p>
              </table:table-cell>
              <table:table-cell office:value-type="float" office:value="0.0249926978693">
                <text:p>0.0249926978693</text:p>
              </table:table-cell>
              <table:table-cell office:value-type="float" office:value="0.0220742522817">
                <text:p>0.0220742522817</text:p>
              </table:table-cell>
              <table:table-cell office:value-type="float" office:value="0.0228076354575">
                <text:p>0.0228076354575</text:p>
              </table:table-cell>
              <table:table-cell office:value-type="float" office:value="0.0253710671566">
                <text:p>0.0253710671566</text:p>
              </table:table-cell>
            </table:table-row>
            <table:table-row>
              <table:table-cell office:value-type="string">
                <text:p>33</text:p>
                <draw:g>
                  <svg:desc>'1 à 20'.A34:'1 à 20'.A34</svg:desc>
                </draw:g>
              </table:table-cell>
              <table:table-cell office:value-type="float" office:value="0">
                <text:p>0</text:p>
                <draw:g>
                  <svg:desc>'1 à 20'.B34:'1 à 20'.U3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375621570645">
                <text:p>0.00375621570645</text:p>
              </table:table-cell>
              <table:table-cell office:value-type="float" office:value="0.0505057859486">
                <text:p>0.0505057859486</text:p>
              </table:table-cell>
              <table:table-cell office:value-type="float" office:value="0.0536202124212">
                <text:p>0.0536202124212</text:p>
              </table:table-cell>
              <table:table-cell office:value-type="float" office:value="0.017394352016">
                <text:p>0.017394352016</text:p>
              </table:table-cell>
              <table:table-cell office:value-type="float" office:value="0.00829111565763">
                <text:p>0.00829111565763</text:p>
              </table:table-cell>
              <table:table-cell office:value-type="float" office:value="0.013596483541">
                <text:p>0.013596483541</text:p>
              </table:table-cell>
              <table:table-cell office:value-type="float" office:value="0.0262571855551">
                <text:p>0.0262571855551</text:p>
              </table:table-cell>
              <table:table-cell office:value-type="float" office:value="0.0363089690247">
                <text:p>0.0363089690247</text:p>
              </table:table-cell>
              <table:table-cell office:value-type="float" office:value="0.0301820913032">
                <text:p>0.0301820913032</text:p>
              </table:table-cell>
              <table:table-cell office:value-type="float" office:value="0.0196841323314">
                <text:p>0.0196841323314</text:p>
              </table:table-cell>
              <table:table-cell office:value-type="float" office:value="0.0173712826323">
                <text:p>0.0173712826323</text:p>
              </table:table-cell>
              <table:table-cell office:value-type="float" office:value="0.0219615838158">
                <text:p>0.0219615838158</text:p>
              </table:table-cell>
              <table:table-cell office:value-type="float" office:value="0.0275132561881">
                <text:p>0.0275132561881</text:p>
              </table:table-cell>
              <table:table-cell office:value-type="float" office:value="0.028486502188">
                <text:p>0.028486502188</text:p>
              </table:table-cell>
              <table:table-cell office:value-type="float" office:value="0.0248163504869">
                <text:p>0.0248163504869</text:p>
              </table:table-cell>
              <table:table-cell office:value-type="float" office:value="0.0216103047029">
                <text:p>0.0216103047029</text:p>
              </table:table-cell>
              <table:table-cell office:value-type="float" office:value="0.021921979993">
                <text:p>0.021921979993</text:p>
              </table:table-cell>
              <table:table-cell office:value-type="float" office:value="0.0243615622151">
                <text:p>0.0243615622151</text:p>
              </table:table-cell>
            </table:table-row>
            <table:table-row>
              <table:table-cell office:value-type="string">
                <text:p>34</text:p>
                <draw:g>
                  <svg:desc>'1 à 20'.A35:'1 à 20'.A35</svg:desc>
                </draw:g>
              </table:table-cell>
              <table:table-cell office:value-type="float" office:value="0">
                <text:p>0</text:p>
                <draw:g>
                  <svg:desc>'1 à 20'.B35:'1 à 20'.U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217013888889">
                <text:p>0.00217013888889</text:p>
              </table:table-cell>
              <table:table-cell office:value-type="float" office:value="0.0423140453867">
                <text:p>0.0423140453867</text:p>
              </table:table-cell>
              <table:table-cell office:value-type="float" office:value="0.0572899980475">
                <text:p>0.0572899980475</text:p>
              </table:table-cell>
              <table:table-cell office:value-type="float" office:value="0.0233055196303">
                <text:p>0.0233055196303</text:p>
              </table:table-cell>
              <table:table-cell office:value-type="float" office:value="0.0102040643937">
                <text:p>0.0102040643937</text:p>
              </table:table-cell>
              <table:table-cell office:value-type="float" office:value="0.0128804717377">
                <text:p>0.0128804717377</text:p>
              </table:table-cell>
              <table:table-cell office:value-type="float" office:value="0.0242988448497">
                <text:p>0.0242988448497</text:p>
              </table:table-cell>
              <table:table-cell office:value-type="float" office:value="0.0358466038349">
                <text:p>0.0358466038349</text:p>
              </table:table-cell>
              <table:table-cell office:value-type="float" office:value="0.0324391090473">
                <text:p>0.0324391090473</text:p>
              </table:table-cell>
              <table:table-cell office:value-type="float" office:value="0.0220317723781">
                <text:p>0.0220317723781</text:p>
              </table:table-cell>
              <table:table-cell office:value-type="float" office:value="0.0181514937431">
                <text:p>0.0181514937431</text:p>
              </table:table-cell>
              <table:table-cell office:value-type="float" office:value="0.0216341537258">
                <text:p>0.0216341537258</text:p>
              </table:table-cell>
              <table:table-cell office:value-type="float" office:value="0.0272796638957">
                <text:p>0.0272796638957</text:p>
              </table:table-cell>
              <table:table-cell office:value-type="float" office:value="0.0292347639009">
                <text:p>0.0292347639009</text:p>
              </table:table-cell>
              <table:table-cell office:value-type="float" office:value="0.0262349403708">
                <text:p>0.0262349403708</text:p>
              </table:table-cell>
              <table:table-cell office:value-type="float" office:value="0.0227505168461">
                <text:p>0.0227505168461</text:p>
              </table:table-cell>
              <table:table-cell office:value-type="float" office:value="0.0224139808798">
                <text:p>0.0224139808798</text:p>
              </table:table-cell>
              <table:table-cell office:value-type="float" office:value="0.0245755039137">
                <text:p>0.0245755039137</text:p>
              </table:table-cell>
            </table:table-row>
            <table:table-row>
              <table:table-cell office:value-type="string">
                <text:p>35</text:p>
                <draw:g>
                  <svg:desc>'1 à 20'.A36:'1 à 20'.A36</svg:desc>
                </draw:g>
              </table:table-cell>
              <table:table-cell office:value-type="float" office:value="0">
                <text:p>0</text:p>
                <draw:g>
                  <svg:desc>'1 à 20'.B36:'1 à 20'.U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117884087791">
                <text:p>0.00117884087791</text:p>
              </table:table-cell>
              <table:table-cell office:value-type="float" office:value="0.034226309252">
                <text:p>0.034226309252</text:p>
              </table:table-cell>
              <table:table-cell office:value-type="float" office:value="0.0570314903906">
                <text:p>0.0570314903906</text:p>
              </table:table-cell>
              <table:table-cell office:value-type="float" office:value="0.0233317692921">
                <text:p>0.0233317692921</text:p>
              </table:table-cell>
              <table:table-cell office:value-type="float" office:value="0.00871343755695">
                <text:p>0.00871343755695</text:p>
              </table:table-cell>
              <table:table-cell office:value-type="float" office:value="0.0110054316478">
                <text:p>0.0110054316478</text:p>
              </table:table-cell>
              <table:table-cell office:value-type="float" office:value="0.0213410239953">
                <text:p>0.0213410239953</text:p>
              </table:table-cell>
              <table:table-cell office:value-type="float" office:value="0.0330348459899">
                <text:p>0.0330348459899</text:p>
              </table:table-cell>
              <table:table-cell office:value-type="float" office:value="0.0310408786621">
                <text:p>0.0310408786621</text:p>
              </table:table-cell>
              <table:table-cell office:value-type="float" office:value="0.0207875043386">
                <text:p>0.0207875043386</text:p>
              </table:table-cell>
              <table:table-cell office:value-type="float" office:value="0.0163969463466">
                <text:p>0.0163969463466</text:p>
              </table:table-cell>
              <table:table-cell office:value-type="float" office:value="0.0194208616547">
                <text:p>0.0194208616547</text:p>
              </table:table-cell>
              <table:table-cell office:value-type="float" office:value="0.024911745467">
                <text:p>0.024911745467</text:p>
              </table:table-cell>
              <table:table-cell office:value-type="float" office:value="0.0272042065102">
                <text:p>0.0272042065102</text:p>
              </table:table-cell>
              <table:table-cell office:value-type="float" office:value="0.0245600172008">
                <text:p>0.0245600172008</text:p>
              </table:table-cell>
              <table:table-cell office:value-type="float" office:value="0.021041925182">
                <text:p>0.021041925182</text:p>
              </table:table-cell>
              <table:table-cell office:value-type="float" office:value="0.0204651998386">
                <text:p>0.0204651998386</text:p>
              </table:table-cell>
              <table:table-cell office:value-type="float" office:value="0.0224663852755">
                <text:p>0.0224663852755</text:p>
              </table:table-cell>
            </table:table-row>
            <table:table-row>
              <table:table-cell office:value-type="string">
                <text:p>36</text:p>
                <draw:g>
                  <svg:desc>'1 à 20'.A37:'1 à 20'.A37</svg:desc>
                </draw:g>
              </table:table-cell>
              <table:table-cell office:value-type="float" office:value="0">
                <text:p>0</text:p>
                <draw:g>
                  <svg:desc>'1 à 20'.B37:'1 à 20'.U3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707304526749">
                <text:p>0.000707304526749</text:p>
              </table:table-cell>
              <table:table-cell office:value-type="float" office:value="0.0266526973278">
                <text:p>0.0266526973278</text:p>
              </table:table-cell>
              <table:table-cell office:value-type="float" office:value="0.055797698845">
                <text:p>0.055797698845</text:p>
              </table:table-cell>
              <table:table-cell office:value-type="float" office:value="0.0266938353239">
                <text:p>0.0266938353239</text:p>
              </table:table-cell>
              <table:table-cell office:value-type="float" office:value="0.00938857028161">
                <text:p>0.00938857028161</text:p>
              </table:table-cell>
              <table:table-cell office:value-type="float" office:value="0.00996979203613">
                <text:p>0.00996979203613</text:p>
              </table:table-cell>
              <table:table-cell office:value-type="float" office:value="0.0190265804051">
                <text:p>0.0190265804051</text:p>
              </table:table-cell>
              <table:table-cell office:value-type="float" office:value="0.0308052681001">
                <text:p>0.0308052681001</text:p>
              </table:table-cell>
              <table:table-cell office:value-type="float" office:value="0.0308822694943">
                <text:p>0.0308822694943</text:p>
              </table:table-cell>
              <table:table-cell office:value-type="float" office:value="0.0213377739076">
                <text:p>0.0213377739076</text:p>
              </table:table-cell>
              <table:table-cell office:value-type="float" office:value="0.0160743010553">
                <text:p>0.0160743010553</text:p>
              </table:table-cell>
              <table:table-cell office:value-type="float" office:value="0.0181932843857">
                <text:p>0.0181932843857</text:p>
              </table:table-cell>
              <table:table-cell office:value-type="float" office:value="0.0234250231067">
                <text:p>0.0234250231067</text:p>
              </table:table-cell>
              <table:table-cell office:value-type="float" office:value="0.0262318815807">
                <text:p>0.0262318815807</text:p>
              </table:table-cell>
              <table:table-cell office:value-type="float" office:value="0.0242158365853">
                <text:p>0.0242158365853</text:p>
              </table:table-cell>
              <table:table-cell office:value-type="float" office:value="0.0207175513854">
                <text:p>0.0207175513854</text:p>
              </table:table-cell>
              <table:table-cell office:value-type="float" office:value="0.0197277797574">
                <text:p>0.0197277797574</text:p>
              </table:table-cell>
              <table:table-cell office:value-type="float" office:value="0.021423107923">
                <text:p>0.021423107923</text:p>
              </table:table-cell>
            </table:table-row>
            <table:table-row>
              <table:table-cell office:value-type="string">
                <text:p>37</text:p>
                <draw:g>
                  <svg:desc>'1 à 20'.A38:'1 à 20'.A38</svg:desc>
                </draw:g>
              </table:table-cell>
              <table:table-cell office:value-type="float" office:value="0">
                <text:p>0</text:p>
                <draw:g>
                  <svg:desc>'1 à 20'.B38:'1 à 20'.U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289351851852">
                <text:p>0.000289351851852</text:p>
              </table:table-cell>
              <table:table-cell office:value-type="float" office:value="0.0192174319904">
                <text:p>0.0192174319904</text:p>
              </table:table-cell>
              <table:table-cell office:value-type="float" office:value="0.0523455604598">
                <text:p>0.0523455604598</text:p>
              </table:table-cell>
              <table:table-cell office:value-type="float" office:value="0.0301831667074">
                <text:p>0.0301831667074</text:p>
              </table:table-cell>
              <table:table-cell office:value-type="float" office:value="0.0103438677144">
                <text:p>0.0103438677144</text:p>
              </table:table-cell>
              <table:table-cell office:value-type="float" office:value="0.00886346942081">
                <text:p>0.00886346942081</text:p>
              </table:table-cell>
              <table:table-cell office:value-type="float" office:value="0.016452793271">
                <text:p>0.016452793271</text:p>
              </table:table-cell>
              <table:table-cell office:value-type="float" office:value="0.0279140753502">
                <text:p>0.0279140753502</text:p>
              </table:table-cell>
              <table:table-cell office:value-type="float" office:value="0.0301302605406">
                <text:p>0.0301302605406</text:p>
              </table:table-cell>
              <table:table-cell office:value-type="float" office:value="0.0217309749955">
                <text:p>0.0217309749955</text:p>
              </table:table-cell>
              <table:table-cell office:value-type="float" office:value="0.0156768722988">
                <text:p>0.0156768722988</text:p>
              </table:table-cell>
              <table:table-cell office:value-type="float" office:value="0.0167425529527">
                <text:p>0.0167425529527</text:p>
              </table:table-cell>
              <table:table-cell office:value-type="float" office:value="0.0215488819085">
                <text:p>0.0215488819085</text:p>
              </table:table-cell>
              <table:table-cell office:value-type="float" office:value="0.0248072516732">
                <text:p>0.0248072516732</text:p>
              </table:table-cell>
              <table:table-cell office:value-type="float" office:value="0.0235271186702">
                <text:p>0.0235271186702</text:p>
              </table:table-cell>
              <table:table-cell office:value-type="float" office:value="0.0201692964032">
                <text:p>0.0201692964032</text:p>
              </table:table-cell>
              <table:table-cell office:value-type="float" office:value="0.0187652173086">
                <text:p>0.0187652173086</text:p>
              </table:table-cell>
              <table:table-cell office:value-type="float" office:value="0.0200776439241">
                <text:p>0.0200776439241</text:p>
              </table:table-cell>
            </table:table-row>
            <table:table-row>
              <table:table-cell office:value-type="string">
                <text:p>38</text:p>
                <draw:g>
                  <svg:desc>'1 à 20'.A39:'1 à 20'.A39</svg:desc>
                </draw:g>
              </table:table-cell>
              <table:table-cell office:value-type="float" office:value="0">
                <text:p>0</text:p>
                <draw:g>
                  <svg:desc>'1 à 20'.B39:'1 à 20'.U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9732033989">
                <text:p>0.0129732033989</text:p>
              </table:table-cell>
              <table:table-cell office:value-type="float" office:value="0.0470974332854">
                <text:p>0.0470974332854</text:p>
              </table:table-cell>
              <table:table-cell office:value-type="float" office:value="0.0334127573124">
                <text:p>0.0334127573124</text:p>
              </table:table-cell>
              <table:table-cell office:value-type="float" office:value="0.0115814925458">
                <text:p>0.0115814925458</text:p>
              </table:table-cell>
              <table:table-cell office:value-type="float" office:value="0.00796213912707">
                <text:p>0.00796213912707</text:p>
              </table:table-cell>
              <table:table-cell office:value-type="float" office:value="0.0140563173654">
                <text:p>0.0140563173654</text:p>
              </table:table-cell>
              <table:table-cell office:value-type="float" office:value="0.0248293305344">
                <text:p>0.0248293305344</text:p>
              </table:table-cell>
              <table:table-cell office:value-type="float" office:value="0.0289533257742">
                <text:p>0.0289533257742</text:p>
              </table:table-cell>
              <table:table-cell office:value-type="float" office:value="0.0220087995049">
                <text:p>0.0220087995049</text:p>
              </table:table-cell>
              <table:table-cell office:value-type="float" office:value="0.0153673024517">
                <text:p>0.0153673024517</text:p>
              </table:table-cell>
              <table:table-cell office:value-type="float" office:value="0.0153656504321">
                <text:p>0.0153656504321</text:p>
              </table:table-cell>
              <table:table-cell office:value-type="float" office:value="0.0196247845398">
                <text:p>0.0196247845398</text:p>
              </table:table-cell>
              <table:table-cell office:value-type="float" office:value="0.0232048376976">
                <text:p>0.0232048376976</text:p>
              </table:table-cell>
              <table:table-cell office:value-type="float" office:value="0.0226737003681">
                <text:p>0.0226737003681</text:p>
              </table:table-cell>
              <table:table-cell office:value-type="float" office:value="0.0195671874994">
                <text:p>0.0195671874994</text:p>
              </table:table-cell>
              <table:table-cell office:value-type="float" office:value="0.0178057949058">
                <text:p>0.0178057949058</text:p>
              </table:table-cell>
              <table:table-cell office:value-type="float" office:value="0.0187052856053">
                <text:p>0.0187052856053</text:p>
              </table:table-cell>
            </table:table-row>
            <table:table-row>
              <table:table-cell office:value-type="string">
                <text:p>39</text:p>
                <draw:g>
                  <svg:desc>'1 à 20'.A40:'1 à 20'.A40</svg:desc>
                </draw:g>
              </table:table-cell>
              <table:table-cell office:value-type="float" office:value="0">
                <text:p>0</text:p>
                <draw:g>
                  <svg:desc>'1 à 20'.B40:'1 à 20'.U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66429439824">
                <text:p>0.00866429439824</text:p>
              </table:table-cell>
              <table:table-cell office:value-type="float" office:value="0.043892254476">
                <text:p>0.043892254476</text:p>
              </table:table-cell>
              <table:table-cell office:value-type="float" office:value="0.0380316675149">
                <text:p>0.0380316675149</text:p>
              </table:table-cell>
              <table:table-cell office:value-type="float" office:value="0.0136638222919">
                <text:p>0.0136638222919</text:p>
              </table:table-cell>
              <table:table-cell office:value-type="float" office:value="0.00774312385797">
                <text:p>0.00774312385797</text:p>
              </table:table-cell>
              <table:table-cell office:value-type="float" office:value="0.0127528433677">
                <text:p>0.0127528433677</text:p>
              </table:table-cell>
              <table:table-cell office:value-type="float" office:value="0.0232753571894">
                <text:p>0.0232753571894</text:p>
              </table:table-cell>
              <table:table-cell office:value-type="float" office:value="0.0292464577663">
                <text:p>0.0292464577663</text:p>
              </table:table-cell>
              <table:table-cell office:value-type="float" office:value="0.023458878677">
                <text:p>0.023458878677</text:p>
              </table:table-cell>
              <table:table-cell office:value-type="float" office:value="0.0160428864258">
                <text:p>0.0160428864258</text:p>
              </table:table-cell>
              <table:table-cell office:value-type="float" office:value="0.0150339328653">
                <text:p>0.0150339328653</text:p>
              </table:table-cell>
              <table:table-cell office:value-type="float" office:value="0.0189421479151">
                <text:p>0.0189421479151</text:p>
              </table:table-cell>
              <table:table-cell office:value-type="float" office:value="0.0229404053729">
                <text:p>0.0229404053729</text:p>
              </table:table-cell>
              <table:table-cell office:value-type="float" office:value="0.02308313151">
                <text:p>0.02308313151</text:p>
              </table:table-cell>
              <table:table-cell office:value-type="float" office:value="0.0201085422996">
                <text:p>0.0201085422996</text:p>
              </table:table-cell>
              <table:table-cell office:value-type="float" office:value="0.0179540344421">
                <text:p>0.0179540344421</text:p>
              </table:table-cell>
              <table:table-cell office:value-type="float" office:value="0.0184996020772">
                <text:p>0.0184996020772</text:p>
              </table:table-cell>
            </table:table-row>
            <table:table-row>
              <table:table-cell office:value-type="string">
                <text:p>40</text:p>
                <draw:g>
                  <svg:desc>'1 à 20'.A41:'1 à 20'.A41</svg:desc>
                </draw:g>
              </table:table-cell>
              <table:table-cell office:value-type="float" office:value="0">
                <text:p>0</text:p>
                <draw:g>
                  <svg:desc>'1 à 20'.B41:'1 à 20'.U41</svg:desc>
                </draw:g>
              </table:table-cell>
              <table:table-cell office:value-type="float" office:value="0.0104166666667">
                <text:p>0.0104166666667</text:p>
              </table:table-cell>
              <table:table-cell office:value-type="float" office:value="0.00141059027778">
                <text:p>0.00141059027778</text:p>
              </table:table-cell>
              <table:table-cell office:value-type="float" office:value="0.010945447315">
                <text:p>0.010945447315</text:p>
              </table:table-cell>
              <table:table-cell office:value-type="float" office:value="0.0430934688466">
                <text:p>0.0430934688466</text:p>
              </table:table-cell>
              <table:table-cell office:value-type="float" office:value="0.0458803280164">
                <text:p>0.0458803280164</text:p>
              </table:table-cell>
              <table:table-cell office:value-type="float" office:value="0.020513111708">
                <text:p>0.020513111708</text:p>
              </table:table-cell>
              <table:table-cell office:value-type="float" office:value="0.0121716702697">
                <text:p>0.0121716702697</text:p>
              </table:table-cell>
              <table:table-cell office:value-type="float" office:value="0.015697341824">
                <text:p>0.015697341824</text:p>
              </table:table-cell>
              <table:table-cell office:value-type="float" office:value="0.0258076725082">
                <text:p>0.0258076725082</text:p>
              </table:table-cell>
              <table:table-cell office:value-type="float" office:value="0.0332249740049">
                <text:p>0.0332249740049</text:p>
              </table:table-cell>
              <table:table-cell office:value-type="float" office:value="0.028911645374">
                <text:p>0.028911645374</text:p>
              </table:table-cell>
              <table:table-cell office:value-type="float" office:value="0.0210833449421">
                <text:p>0.0210833449421</text:p>
              </table:table-cell>
              <table:table-cell office:value-type="float" office:value="0.0190253864089">
                <text:p>0.0190253864089</text:p>
              </table:table-cell>
              <table:table-cell office:value-type="float" office:value="0.0224107999938">
                <text:p>0.0224107999938</text:p>
              </table:table-cell>
              <table:table-cell office:value-type="float" office:value="0.0266815004493">
                <text:p>0.0266815004493</text:p>
              </table:table-cell>
              <table:table-cell office:value-type="float" office:value="0.0274958854231">
                <text:p>0.0274958854231</text:p>
              </table:table-cell>
              <table:table-cell office:value-type="float" office:value="0.0247940624344">
                <text:p>0.0247940624344</text:p>
              </table:table-cell>
              <table:table-cell office:value-type="float" office:value="0.0223318023835">
                <text:p>0.0223318023835</text:p>
              </table:table-cell>
              <table:table-cell office:value-type="float" office:value="0.0224830032206">
                <text:p>0.0224830032206</text:p>
              </table:table-cell>
            </table:table-row>
            <table:table-row>
              <table:table-cell office:value-type="string">
                <text:p>41</text:p>
                <draw:g>
                  <svg:desc>'1 à 20'.A42:'1 à 20'.A42</svg:desc>
                </draw:g>
              </table:table-cell>
              <table:table-cell office:value-type="float" office:value="0">
                <text:p>0</text:p>
                <draw:g>
                  <svg:desc>'1 à 20'.B42:'1 à 20'.U42</svg:desc>
                </draw:g>
              </table:table-cell>
              <table:table-cell office:value-type="float" office:value="0.0121527777778">
                <text:p>0.0121527777778</text:p>
              </table:table-cell>
              <table:table-cell office:value-type="float" office:value="0.0104186760545">
                <text:p>0.0104186760545</text:p>
              </table:table-cell>
              <table:table-cell office:value-type="float" office:value="0.0229006515663">
                <text:p>0.0229006515663</text:p>
              </table:table-cell>
              <table:table-cell office:value-type="float" office:value="0.0739696460339">
                <text:p>0.0739696460339</text:p>
              </table:table-cell>
              <table:table-cell office:value-type="float" office:value="0.0563561621425">
                <text:p>0.0563561621425</text:p>
              </table:table-cell>
              <table:table-cell office:value-type="float" office:value="0.0258238430977">
                <text:p>0.0258238430977</text:p>
              </table:table-cell>
              <table:table-cell office:value-type="float" office:value="0.0205898175041">
                <text:p>0.0205898175041</text:p>
              </table:table-cell>
              <table:table-cell office:value-type="float" office:value="0.0280831917881">
                <text:p>0.0280831917881</text:p>
              </table:table-cell>
              <table:table-cell office:value-type="float" office:value="0.0424240405798">
                <text:p>0.0424240405798</text:p>
              </table:table-cell>
              <table:table-cell office:value-type="float" office:value="0.0490871072594">
                <text:p>0.0490871072594</text:p>
              </table:table-cell>
              <table:table-cell office:value-type="float" office:value="0.0399635621452">
                <text:p>0.0399635621452</text:p>
              </table:table-cell>
              <table:table-cell office:value-type="float" office:value="0.0306688053771">
                <text:p>0.0306688053771</text:p>
              </table:table-cell>
              <table:table-cell office:value-type="float" office:value="0.0303088119738">
                <text:p>0.0303088119738</text:p>
              </table:table-cell>
              <table:table-cell office:value-type="float" office:value="0.0358818230808">
                <text:p>0.0358818230808</text:p>
              </table:table-cell>
              <table:table-cell office:value-type="float" office:value="0.040915054761">
                <text:p>0.040915054761</text:p>
              </table:table-cell>
              <table:table-cell office:value-type="float" office:value="0.0404921218266">
                <text:p>0.0404921218266</text:p>
              </table:table-cell>
              <table:table-cell office:value-type="float" office:value="0.0363207782601">
                <text:p>0.0363207782601</text:p>
              </table:table-cell>
              <table:table-cell office:value-type="float" office:value="0.0337770072994">
                <text:p>0.0337770072994</text:p>
              </table:table-cell>
              <table:table-cell office:value-type="float" office:value="0.0348521638604">
                <text:p>0.0348521638604</text:p>
              </table:table-cell>
            </table:table-row>
            <table:table-row>
              <table:table-cell office:value-type="string">
                <text:p>42</text:p>
                <draw:g>
                  <svg:desc>'1 à 20'.A43:'1 à 20'.A43</svg:desc>
                </draw:g>
              </table:table-cell>
              <table:table-cell office:value-type="float" office:value="0">
                <text:p>0</text:p>
                <draw:g>
                  <svg:desc>'1 à 20'.B43:'1 à 20'.U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  <draw:g>
                  <svg:desc>'1 à 20'.A44:'1 à 20'.A44</svg:desc>
                </draw:g>
              </table:table-cell>
              <table:table-cell office:value-type="float" office:value="0">
                <text:p>0</text:p>
                <draw:g>
                  <svg:desc>'1 à 20'.B44:'1 à 20'.U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